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0cm" svg:y="4.143cm">
            <draw:object draw:notify-on-update-of-ranges="Feuille1.A1:Feuille1.GA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997cm" svg:y="4.21cm">
            <draw:object draw:notify-on-update-of-ranges="Feuille1.A2:Feuille1.GA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2.211cm" svg:y="4.435cm">
            <draw:object draw:notify-on-update-of-ranges="Feuille1.A3:Feuille1.GA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cm" svg:y="13.309cm">
            <draw:object draw:notify-on-update-of-ranges="Feuille1.A4:Feuille1.GA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cm" svg:height="9.008cm" svg:x="16.147cm" svg:y="13.164cm">
            <draw:object draw:notify-on-update-of-ranges="Feuille1.A5:Feuille1.GA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1.892cm" svg:y="13.353cm">
            <draw:object draw:notify-on-update-of-ranges="Feuille1.A6:Feuille1.GA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0cm" svg:y="22.452cm">
            <draw:object draw:notify-on-update-of-ranges="Feuille1.A7:Feuille1.GA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15.791cm" svg:y="22.34cm">
            <draw:object draw:notify-on-update-of-ranges="Feuille1.A8:Feuille1.GA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31.618cm" svg:y="22.363cm">
            <draw:object draw:notify-on-update-of-ranges="Feuille1.A9:Feuille1.GA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64" table:default-cell-style-name="Default"/>
        <table:table-row table:style-name="ro1">
          <table:table-cell office:value-type="float" office:value="0.342199" calcext:value-type="float">
            <text:p>0,342199</text:p>
          </table:table-cell>
          <table:table-cell office:value-type="float" office:value="0.682794" calcext:value-type="float">
            <text:p>0,682794</text:p>
          </table:table-cell>
          <table:table-cell office:value-type="float" office:value="1.020186" calcext:value-type="float">
            <text:p>1,020186</text:p>
          </table:table-cell>
          <table:table-cell office:value-type="float" office:value="1.352795" calcext:value-type="float">
            <text:p>1,352795</text:p>
          </table:table-cell>
          <table:table-cell office:value-type="float" office:value="1.679059" calcext:value-type="float">
            <text:p>1,679059</text:p>
          </table:table-cell>
          <table:table-cell office:value-type="float" office:value="1.99745" calcext:value-type="float">
            <text:p>1,99745</text:p>
          </table:table-cell>
          <table:table-cell office:value-type="float" office:value="2.306473" calcext:value-type="float">
            <text:p>2,306473</text:p>
          </table:table-cell>
          <table:table-cell office:value-type="float" office:value="2.60468" calcext:value-type="float">
            <text:p>2,60468</text:p>
          </table:table-cell>
          <table:table-cell office:value-type="float" office:value="2.890673" calcext:value-type="float">
            <text:p>2,890673</text:p>
          </table:table-cell>
          <table:table-cell office:value-type="float" office:value="3.163109" calcext:value-type="float">
            <text:p>3,163109</text:p>
          </table:table-cell>
          <table:table-cell office:value-type="float" office:value="3.420713" calcext:value-type="float">
            <text:p>3,420713</text:p>
          </table:table-cell>
          <table:table-cell office:value-type="float" office:value="3.662274" calcext:value-type="float">
            <text:p>3,662274</text:p>
          </table:table-cell>
          <table:table-cell office:value-type="float" office:value="3.886662" calcext:value-type="float">
            <text:p>3,886662</text:p>
          </table:table-cell>
          <table:table-cell office:value-type="float" office:value="4.092823" calcext:value-type="float">
            <text:p>4,092823</text:p>
          </table:table-cell>
          <table:table-cell office:value-type="float" office:value="4.27979" calcext:value-type="float">
            <text:p>4,27979</text:p>
          </table:table-cell>
          <table:table-cell office:value-type="float" office:value="4.446688" calcext:value-type="float">
            <text:p>4,446688</text:p>
          </table:table-cell>
          <table:table-cell office:value-type="float" office:value="4.592732" calcext:value-type="float">
            <text:p>4,592732</text:p>
          </table:table-cell>
          <table:table-cell office:value-type="float" office:value="4.717239" calcext:value-type="float">
            <text:p>4,717239</text:p>
          </table:table-cell>
          <table:table-cell office:value-type="float" office:value="4.819625" calcext:value-type="float">
            <text:p>4,819625</text:p>
          </table:table-cell>
          <table:table-cell office:value-type="float" office:value="4.899408" calcext:value-type="float">
            <text:p>4,899408</text:p>
          </table:table-cell>
          <table:table-cell office:value-type="float" office:value="4.956216" calcext:value-type="float">
            <text:p>4,956216</text:p>
          </table:table-cell>
          <table:table-cell office:value-type="float" office:value="4.989782" calcext:value-type="float">
            <text:p>4,989782</text:p>
          </table:table-cell>
          <table:table-cell office:value-type="float" office:value="4.999948" calcext:value-type="float">
            <text:p>4,999948</text:p>
          </table:table-cell>
          <table:table-cell office:value-type="float" office:value="4.986667" calcext:value-type="float">
            <text:p>4,986667</text:p>
          </table:table-cell>
          <table:table-cell office:value-type="float" office:value="4.950001" calcext:value-type="float">
            <text:p>4,950001</text:p>
          </table:table-cell>
          <table:table-cell office:value-type="float" office:value="4.890121" calcext:value-type="float">
            <text:p>4,890121</text:p>
          </table:table-cell>
          <table:table-cell office:value-type="float" office:value="4.80731" calcext:value-type="float">
            <text:p>4,80731</text:p>
          </table:table-cell>
          <table:table-cell office:value-type="float" office:value="4.701954" calcext:value-type="float">
            <text:p>4,701954</text:p>
          </table:table-cell>
          <table:table-cell office:value-type="float" office:value="4.574549" calcext:value-type="float">
            <text:p>4,574549</text:p>
          </table:table-cell>
          <table:table-cell office:value-type="float" office:value="4.425691" calcext:value-type="float">
            <text:p>4,425691</text:p>
          </table:table-cell>
          <table:table-cell office:value-type="float" office:value="4.256078" calcext:value-type="float">
            <text:p>4,256078</text:p>
          </table:table-cell>
          <table:table-cell office:value-type="float" office:value="4.066507" calcext:value-type="float">
            <text:p>4,066507</text:p>
          </table:table-cell>
          <table:table-cell office:value-type="float" office:value="3.857866" calcext:value-type="float">
            <text:p>3,857866</text:p>
          </table:table-cell>
          <table:table-cell office:value-type="float" office:value="3.631134" calcext:value-type="float">
            <text:p>3,631134</text:p>
          </table:table-cell>
          <table:table-cell office:value-type="float" office:value="3.387373" calcext:value-type="float">
            <text:p>3,387373</text:p>
          </table:table-cell>
          <table:table-cell office:value-type="float" office:value="3.127727" calcext:value-type="float">
            <text:p>3,127727</text:p>
          </table:table-cell>
          <table:table-cell office:value-type="float" office:value="2.853413" calcext:value-type="float">
            <text:p>2,853413</text:p>
          </table:table-cell>
          <table:table-cell office:value-type="float" office:value="2.565719" calcext:value-type="float">
            <text:p>2,565719</text:p>
          </table:table-cell>
          <table:table-cell office:value-type="float" office:value="2.265992" calcext:value-type="float">
            <text:p>2,265992</text:p>
          </table:table-cell>
          <table:table-cell office:value-type="float" office:value="1.955639" calcext:value-type="float">
            <text:p>1,955639</text:p>
          </table:table-cell>
          <table:table-cell office:value-type="float" office:value="1.636115" calcext:value-type="float">
            <text:p>1,636115</text:p>
          </table:table-cell>
          <table:table-cell office:value-type="float" office:value="1.308919" calcext:value-type="float">
            <text:p>1,308919</text:p>
          </table:table-cell>
          <table:table-cell office:value-type="float" office:value="0.975584" calcext:value-type="float">
            <text:p>0,975584</text:p>
          </table:table-cell>
          <table:table-cell office:value-type="float" office:value="0.637674" calcext:value-type="float">
            <text:p>0,637674</text:p>
          </table:table-cell>
          <table:table-cell office:value-type="float" office:value="0.296774" calcext:value-type="float">
            <text:p>0,296774</text:p>
          </table:table-cell>
          <table:table-cell office:value-type="float" office:value="-0.045517" calcext:value-type="float">
            <text:p>-0,045517</text:p>
          </table:table-cell>
          <table:table-cell office:value-type="float" office:value="-0.387594" calcext:value-type="float">
            <text:p>-0,387594</text:p>
          </table:table-cell>
          <table:table-cell office:value-type="float" office:value="-0.727854" calcext:value-type="float">
            <text:p>-0,727854</text:p>
          </table:table-cell>
          <table:table-cell office:value-type="float" office:value="-1.064701" calcext:value-type="float">
            <text:p>-1,064701</text:p>
          </table:table-cell>
          <table:table-cell office:value-type="float" office:value="-1.396555" calcext:value-type="float">
            <text:p>-1,396555</text:p>
          </table:table-cell>
          <table:table-cell office:value-type="float" office:value="-1.721859" calcext:value-type="float">
            <text:p>-1,721859</text:p>
          </table:table-cell>
          <table:table-cell office:value-type="float" office:value="-2.039089" calcext:value-type="float">
            <text:p>-2,039089</text:p>
          </table:table-cell>
          <table:table-cell office:value-type="float" office:value="-2.346757" calcext:value-type="float">
            <text:p>-2,346757</text:p>
          </table:table-cell>
          <table:table-cell office:value-type="float" office:value="-2.643419" calcext:value-type="float">
            <text:p>-2,643419</text:p>
          </table:table-cell>
          <table:table-cell office:value-type="float" office:value="-2.927685" calcext:value-type="float">
            <text:p>-2,927685</text:p>
          </table:table-cell>
          <table:table-cell office:value-type="float" office:value="-3.198223" calcext:value-type="float">
            <text:p>-3,198223</text:p>
          </table:table-cell>
          <table:table-cell office:value-type="float" office:value="-3.453761" calcext:value-type="float">
            <text:p>-3,453761</text:p>
          </table:table-cell>
          <table:table-cell office:value-type="float" office:value="-3.693104" calcext:value-type="float">
            <text:p>-3,693104</text:p>
          </table:table-cell>
          <table:table-cell office:value-type="float" office:value="-3.915128" calcext:value-type="float">
            <text:p>-3,915128</text:p>
          </table:table-cell>
          <table:table-cell office:value-type="float" office:value="-4.118792" calcext:value-type="float">
            <text:p>-4,118792</text:p>
          </table:table-cell>
          <table:table-cell office:value-type="float" office:value="-4.30314" calcext:value-type="float">
            <text:p>-4,30314</text:p>
          </table:table-cell>
          <table:table-cell office:value-type="float" office:value="-4.46731" calcext:value-type="float">
            <text:p>-4,46731</text:p>
          </table:table-cell>
          <table:table-cell office:value-type="float" office:value="-4.610529" calcext:value-type="float">
            <text:p>-4,610529</text:p>
          </table:table-cell>
          <table:table-cell office:value-type="float" office:value="-4.732128" calcext:value-type="float">
            <text:p>-4,732128</text:p>
          </table:table-cell>
          <table:table-cell office:value-type="float" office:value="-4.831536" calcext:value-type="float">
            <text:p>-4,831536</text:p>
          </table:table-cell>
          <table:table-cell office:value-type="float" office:value="-4.908286" calcext:value-type="float">
            <text:p>-4,908286</text:p>
          </table:table-cell>
          <table:table-cell office:value-type="float" office:value="-4.962019" calcext:value-type="float">
            <text:p>-4,962019</text:p>
          </table:table-cell>
          <table:table-cell office:value-type="float" office:value="-4.992483" calcext:value-type="float">
            <text:p>-4,992483</text:p>
          </table:table-cell>
          <table:table-cell office:value-type="float" office:value="-4.999534" calcext:value-type="float">
            <text:p>-4,999534</text:p>
          </table:table-cell>
          <table:table-cell office:value-type="float" office:value="-4.98314" calcext:value-type="float">
            <text:p>-4,98314</text:p>
          </table:table-cell>
          <table:table-cell office:value-type="float" office:value="-4.943378" calcext:value-type="float">
            <text:p>-4,943378</text:p>
          </table:table-cell>
          <table:table-cell office:value-type="float" office:value="-4.880434" calcext:value-type="float">
            <text:p>-4,880434</text:p>
          </table:table-cell>
          <table:table-cell office:value-type="float" office:value="-4.794603" calcext:value-type="float">
            <text:p>-4,794603</text:p>
          </table:table-cell>
          <table:table-cell office:value-type="float" office:value="-4.686288" calcext:value-type="float">
            <text:p>-4,686288</text:p>
          </table:table-cell>
          <table:table-cell office:value-type="float" office:value="-4.555996" calcext:value-type="float">
            <text:p>-4,555996</text:p>
          </table:table-cell>
          <table:table-cell office:value-type="float" office:value="-4.40434" calcext:value-type="float">
            <text:p>-4,40434</text:p>
          </table:table-cell>
          <table:table-cell office:value-type="float" office:value="-4.232029" calcext:value-type="float">
            <text:p>-4,232029</text:p>
          </table:table-cell>
          <table:table-cell office:value-type="float" office:value="-4.039872" calcext:value-type="float">
            <text:p>-4,039872</text:p>
          </table:table-cell>
          <table:table-cell office:value-type="float" office:value="-3.82877" calcext:value-type="float">
            <text:p>-3,82877</text:p>
          </table:table-cell>
          <table:table-cell office:value-type="float" office:value="-3.599714" calcext:value-type="float">
            <text:p>-3,599714</text:p>
          </table:table-cell>
          <table:table-cell office:value-type="float" office:value="-3.353776" calcext:value-type="float">
            <text:p>-3,353776</text:p>
          </table:table-cell>
          <table:table-cell office:value-type="float" office:value="-3.092111" calcext:value-type="float">
            <text:p>-3,092111</text:p>
          </table:table-cell>
          <table:table-cell office:value-type="float" office:value="-2.815946" calcext:value-type="float">
            <text:p>-2,815946</text:p>
          </table:table-cell>
          <table:table-cell office:value-type="float" office:value="-2.526575" calcext:value-type="float">
            <text:p>-2,526575</text:p>
          </table:table-cell>
          <table:table-cell office:value-type="float" office:value="-2.225356" calcext:value-type="float">
            <text:p>-2,225356</text:p>
          </table:table-cell>
          <table:table-cell office:value-type="float" office:value="-1.913701" calcext:value-type="float">
            <text:p>-1,913701</text:p>
          </table:table-cell>
          <table:table-cell office:value-type="float" office:value="-1.593072" calcext:value-type="float">
            <text:p>-1,593072</text:p>
          </table:table-cell>
          <table:table-cell office:value-type="float" office:value="-1.264972" calcext:value-type="float">
            <text:p>-1,264972</text:p>
          </table:table-cell>
          <table:table-cell office:value-type="float" office:value="-0.93094" calcext:value-type="float">
            <text:p>-0,93094</text:p>
          </table:table-cell>
          <table:table-cell office:value-type="float" office:value="-0.592542" calcext:value-type="float">
            <text:p>-0,592542</text:p>
          </table:table-cell>
          <table:table-cell office:value-type="float" office:value="-0.251366" calcext:value-type="float">
            <text:p>-0,251366</text:p>
          </table:table-cell>
          <table:table-cell office:value-type="float" office:value="0.090989" calcext:value-type="float">
            <text:p>0,090989</text:p>
          </table:table-cell>
          <table:table-cell office:value-type="float" office:value="0.432918" calcext:value-type="float">
            <text:p>0,432918</text:p>
          </table:table-cell>
          <table:table-cell office:value-type="float" office:value="0.772817" calcext:value-type="float">
            <text:p>0,772817</text:p>
          </table:table-cell>
          <table:table-cell office:value-type="float" office:value="1.109092" calcext:value-type="float">
            <text:p>1,109092</text:p>
          </table:table-cell>
          <table:table-cell office:value-type="float" office:value="1.440166" calcext:value-type="float">
            <text:p>1,440166</text:p>
          </table:table-cell>
          <table:table-cell office:value-type="float" office:value="1.764486" calcext:value-type="float">
            <text:p>1,764486</text:p>
          </table:table-cell>
          <table:table-cell office:value-type="float" office:value="2.080532" calcext:value-type="float">
            <text:p>2,080532</text:p>
          </table:table-cell>
          <table:table-cell office:value-type="float" office:value="2.386821" calcext:value-type="float">
            <text:p>2,386821</text:p>
          </table:table-cell>
          <table:table-cell office:value-type="float" office:value="2.681917" calcext:value-type="float">
            <text:p>2,681917</text:p>
          </table:table-cell>
          <table:table-cell office:value-type="float" office:value="2.964436" calcext:value-type="float">
            <text:p>2,964436</text:p>
          </table:table-cell>
          <table:table-cell office:value-type="float" office:value="3.233053" calcext:value-type="float">
            <text:p>3,233053</text:p>
          </table:table-cell>
          <table:table-cell office:value-type="float" office:value="3.486509" calcext:value-type="float">
            <text:p>3,486509</text:p>
          </table:table-cell>
          <table:table-cell office:value-type="float" office:value="3.723614" calcext:value-type="float">
            <text:p>3,723614</text:p>
          </table:table-cell>
          <table:table-cell office:value-type="float" office:value="3.943259" calcext:value-type="float">
            <text:p>3,943259</text:p>
          </table:table-cell>
          <table:table-cell office:value-type="float" office:value="4.14441" calcext:value-type="float">
            <text:p>4,14441</text:p>
          </table:table-cell>
          <table:table-cell office:value-type="float" office:value="4.326127" calcext:value-type="float">
            <text:p>4,326127</text:p>
          </table:table-cell>
          <table:table-cell office:value-type="float" office:value="4.487556" calcext:value-type="float">
            <text:p>4,487556</text:p>
          </table:table-cell>
          <table:table-cell office:value-type="float" office:value="4.627941" calcext:value-type="float">
            <text:p>4,627941</text:p>
          </table:table-cell>
          <table:table-cell office:value-type="float" office:value="4.746623" calcext:value-type="float">
            <text:p>4,746623</text:p>
          </table:table-cell>
          <table:table-cell office:value-type="float" office:value="4.843046" calcext:value-type="float">
            <text:p>4,843046</text:p>
          </table:table-cell>
          <table:table-cell office:value-type="float" office:value="4.916757" calcext:value-type="float">
            <text:p>4,916757</text:p>
          </table:table-cell>
          <table:table-cell office:value-type="float" office:value="4.967411" calcext:value-type="float">
            <text:p>4,967411</text:p>
          </table:table-cell>
          <table:table-cell office:value-type="float" office:value="4.99477" calcext:value-type="float">
            <text:p>4,99477</text:p>
          </table:table-cell>
          <table:table-cell office:value-type="float" office:value="4.998706" calcext:value-type="float">
            <text:p>4,998706</text:p>
          </table:table-cell>
          <table:table-cell office:value-type="float" office:value="4.979201" calcext:value-type="float">
            <text:p>4,979201</text:p>
          </table:table-cell>
          <table:table-cell office:value-type="float" office:value="4.936346" calcext:value-type="float">
            <text:p>4,936346</text:p>
          </table:table-cell>
          <table:table-cell office:value-type="float" office:value="4.870341" calcext:value-type="float">
            <text:p>4,870341</text:p>
          </table:table-cell>
          <table:table-cell office:value-type="float" office:value="4.781497" calcext:value-type="float">
            <text:p>4,781497</text:p>
          </table:table-cell>
          <table:table-cell office:value-type="float" office:value="4.67023" calcext:value-type="float">
            <text:p>4,67023</text:p>
          </table:table-cell>
          <table:table-cell office:value-type="float" office:value="4.537062" calcext:value-type="float">
            <text:p>4,537062</text:p>
          </table:table-cell>
          <table:table-cell office:value-type="float" office:value="4.382618" calcext:value-type="float">
            <text:p>4,382618</text:p>
          </table:table-cell>
          <table:table-cell office:value-type="float" office:value="4.207621" calcext:value-type="float">
            <text:p>4,207621</text:p>
          </table:table-cell>
          <table:table-cell office:value-type="float" office:value="4.012893" calcext:value-type="float">
            <text:p>4,012893</text:p>
          </table:table-cell>
          <table:table-cell office:value-type="float" office:value="3.799345" calcext:value-type="float">
            <text:p>3,799345</text:p>
          </table:table-cell>
          <table:table-cell office:value-type="float" office:value="3.567981" calcext:value-type="float">
            <text:p>3,567981</text:p>
          </table:table-cell>
          <table:table-cell office:value-type="float" office:value="3.319885" calcext:value-type="float">
            <text:p>3,319885</text:p>
          </table:table-cell>
          <table:table-cell office:value-type="float" office:value="3.056221" calcext:value-type="float">
            <text:p>3,056221</text:p>
          </table:table-cell>
          <table:table-cell office:value-type="float" office:value="2.778223" calcext:value-type="float">
            <text:p>2,778223</text:p>
          </table:table-cell>
          <table:table-cell office:value-type="float" office:value="2.487198" calcext:value-type="float">
            <text:p>2,487198</text:p>
          </table:table-cell>
          <table:table-cell office:value-type="float" office:value="2.184508" calcext:value-type="float">
            <text:p>2,184508</text:p>
          </table:table-cell>
          <table:table-cell office:value-type="float" office:value="1.871575" calcext:value-type="float">
            <text:p>1,871575</text:p>
          </table:table-cell>
          <table:table-cell office:value-type="float" office:value="1.549864" calcext:value-type="float">
            <text:p>1,549864</text:p>
          </table:table-cell>
          <table:table-cell office:value-type="float" office:value="1.220886" calcext:value-type="float">
            <text:p>1,220886</text:p>
          </table:table-cell>
          <table:table-cell office:value-type="float" office:value="0.886182" calcext:value-type="float">
            <text:p>0,886182</text:p>
          </table:table-cell>
          <table:table-cell office:value-type="float" office:value="0.547323" calcext:value-type="float">
            <text:p>0,547323</text:p>
          </table:table-cell>
          <table:table-cell office:value-type="float" office:value="0.205896" calcext:value-type="float">
            <text:p>0,205896</text:p>
          </table:table-cell>
          <table:table-cell office:value-type="float" office:value="-0.136495" calcext:value-type="float">
            <text:p>-0,136495</text:p>
          </table:table-cell>
          <table:table-cell office:value-type="float" office:value="-0.478245" calcext:value-type="float">
            <text:p>-0,478245</text:p>
          </table:table-cell>
          <table:table-cell office:value-type="float" office:value="-0.817753" calcext:value-type="float">
            <text:p>-0,817753</text:p>
          </table:table-cell>
          <table:table-cell office:value-type="float" office:value="-1.153427" calcext:value-type="float">
            <text:p>-1,153427</text:p>
          </table:table-cell>
          <table:table-cell office:value-type="float" office:value="-1.483691" calcext:value-type="float">
            <text:p>-1,483691</text:p>
          </table:table-cell>
          <table:table-cell office:value-type="float" office:value="-1.806998" calcext:value-type="float">
            <text:p>-1,806998</text:p>
          </table:table-cell>
          <table:table-cell office:value-type="float" office:value="-2.12183" calcext:value-type="float">
            <text:p>-2,12183</text:p>
          </table:table-cell>
          <table:table-cell office:value-type="float" office:value="-2.426712" calcext:value-type="float">
            <text:p>-2,426712</text:p>
          </table:table-cell>
          <table:table-cell office:value-type="float" office:value="-2.720215" calcext:value-type="float">
            <text:p>-2,720215</text:p>
          </table:table-cell>
          <table:table-cell office:value-type="float" office:value="-3.00096" calcext:value-type="float">
            <text:p>-3,00096</text:p>
          </table:table-cell>
          <table:table-cell office:value-type="float" office:value="-3.267633" calcext:value-type="float">
            <text:p>-3,267633</text:p>
          </table:table-cell>
          <table:table-cell office:value-type="float" office:value="-3.518983" calcext:value-type="float">
            <text:p>-3,518983</text:p>
          </table:table-cell>
          <table:table-cell office:value-type="float" office:value="-3.75383" calcext:value-type="float">
            <text:p>-3,75383</text:p>
          </table:table-cell>
          <table:table-cell office:value-type="float" office:value="-3.971074" calcext:value-type="float">
            <text:p>-3,971074</text:p>
          </table:table-cell>
          <table:table-cell office:value-type="float" office:value="-4.169695" calcext:value-type="float">
            <text:p>-4,169695</text:p>
          </table:table-cell>
          <table:table-cell office:value-type="float" office:value="-4.348763" calcext:value-type="float">
            <text:p>-4,348763</text:p>
          </table:table-cell>
          <table:table-cell office:value-type="float" office:value="-4.507436" calcext:value-type="float">
            <text:p>-4,507436</text:p>
          </table:table-cell>
          <table:table-cell office:value-type="float" office:value="-4.644973" calcext:value-type="float">
            <text:p>-4,644973</text:p>
          </table:table-cell>
          <table:table-cell office:value-type="float" office:value="-4.760727" calcext:value-type="float">
            <text:p>-4,760727</text:p>
          </table:table-cell>
          <table:table-cell office:value-type="float" office:value="-4.854156" calcext:value-type="float">
            <text:p>-4,854156</text:p>
          </table:table-cell>
          <table:table-cell office:value-type="float" office:value="-4.924821" calcext:value-type="float">
            <text:p>-4,924821</text:p>
          </table:table-cell>
          <table:table-cell office:value-type="float" office:value="-4.972391" calcext:value-type="float">
            <text:p>-4,972391</text:p>
          </table:table-cell>
          <table:table-cell office:value-type="float" office:value="-4.996644" calcext:value-type="float">
            <text:p>-4,996644</text:p>
          </table:table-cell>
          <table:table-cell office:value-type="float" office:value="-4.997464" calcext:value-type="float">
            <text:p>-4,997464</text:p>
          </table:table-cell>
          <table:table-cell office:value-type="float" office:value="-4.974849" calcext:value-type="float">
            <text:p>-4,974849</text:p>
          </table:table-cell>
          <table:table-cell office:value-type="float" office:value="-4.928905" calcext:value-type="float">
            <text:p>-4,928905</text:p>
          </table:table-cell>
          <table:table-cell office:value-type="float" office:value="-4.859846" calcext:value-type="float">
            <text:p>-4,859846</text:p>
          </table:table-cell>
          <table:table-cell office:value-type="float" office:value="-4.767998" calcext:value-type="float">
            <text:p>-4,767998</text:p>
          </table:table-cell>
          <table:table-cell office:value-type="float" office:value="-4.65379" calcext:value-type="float">
            <text:p>-4,65379</text:p>
          </table:table-cell>
          <table:table-cell office:value-type="float" office:value="-4.517757" calcext:value-type="float">
            <text:p>-4,517757</text:p>
          </table:table-cell>
          <table:table-cell office:value-type="float" office:value="-4.360539" calcext:value-type="float">
            <text:p>-4,360539</text:p>
          </table:table-cell>
          <table:table-cell office:value-type="float" office:value="-4.182873" calcext:value-type="float">
            <text:p>-4,182873</text:p>
          </table:table-cell>
          <table:table-cell office:value-type="float" office:value="-3.985591" calcext:value-type="float">
            <text:p>-3,985591</text:p>
          </table:table-cell>
          <table:table-cell office:value-type="float" office:value="-3.769618" calcext:value-type="float">
            <text:p>-3,769618</text:p>
          </table:table-cell>
          <table:table-cell office:value-type="float" office:value="-3.535968" calcext:value-type="float">
            <text:p>-3,535968</text:p>
          </table:table-cell>
          <table:table-cell office:value-type="float" office:value="-3.285736" calcext:value-type="float">
            <text:p>-3,285736</text:p>
          </table:table-cell>
          <table:table-cell office:value-type="float" office:value="-3.020096" calcext:value-type="float">
            <text:p>-3,020096</text:p>
          </table:table-cell>
          <table:table-cell office:value-type="float" office:value="-2.740293" calcext:value-type="float">
            <text:p>-2,740293</text:p>
          </table:table-cell>
          <table:table-cell office:value-type="float" office:value="-2.447639" calcext:value-type="float">
            <text:p>-2,447639</text:p>
          </table:table-cell>
          <table:table-cell office:value-type="float" office:value="-2.143507" calcext:value-type="float">
            <text:p>-2,143507</text:p>
          </table:table-cell>
          <table:table-cell office:value-type="float" office:value="-1.829323" calcext:value-type="float">
            <text:p>-1,829323</text:p>
          </table:table-cell>
          <table:table-cell office:value-type="float" office:value="-1.506561" calcext:value-type="float">
            <text:p>-1,506561</text:p>
          </table:table-cell>
          <table:table-cell office:value-type="float" office:value="-1.176733" calcext:value-type="float">
            <text:p>-1,176733</text:p>
          </table:table-cell>
          <table:table-cell office:value-type="float" office:value="-0.841388" calcext:value-type="float">
            <text:p>-0,841388</text:p>
          </table:table-cell>
          <table:table-cell office:value-type="float" office:value="-0.502096" calcext:value-type="float">
            <text:p>-0,502096</text:p>
          </table:table-cell>
          <table:table-cell office:value-type="float" office:value="-0.160451" calcext:value-type="float">
            <text:p>-0,160451</text:p>
          </table:table-cell>
          <table:table-cell table:number-columns-repeated="183"/>
        </table:table-row>
        <table:table-row table:style-name="ro1">
          <table:table-cell office:value-type="float" office:value="0.28011" calcext:value-type="float">
            <text:p>0,28011</text:p>
          </table:table-cell>
          <table:table-cell office:value-type="float" office:value="0.559418" calcext:value-type="float">
            <text:p>0,559418</text:p>
          </table:table-cell>
          <table:table-cell office:value-type="float" office:value="0.837125" calcext:value-type="float">
            <text:p>0,837125</text:p>
          </table:table-cell>
          <table:table-cell office:value-type="float" office:value="1.11244" calcext:value-type="float">
            <text:p>1,11244</text:p>
          </table:table-cell>
          <table:table-cell office:value-type="float" office:value="1.384583" calcext:value-type="float">
            <text:p>1,384583</text:p>
          </table:table-cell>
          <table:table-cell office:value-type="float" office:value="1.652789" calcext:value-type="float">
            <text:p>1,652789</text:p>
          </table:table-cell>
          <table:table-cell office:value-type="float" office:value="1.916311" calcext:value-type="float">
            <text:p>1,916311</text:p>
          </table:table-cell>
          <table:table-cell office:value-type="float" office:value="2.174425" calcext:value-type="float">
            <text:p>2,174425</text:p>
          </table:table-cell>
          <table:table-cell office:value-type="float" office:value="2.426432" calcext:value-type="float">
            <text:p>2,426432</text:p>
          </table:table-cell>
          <table:table-cell office:value-type="float" office:value="2.671661" calcext:value-type="float">
            <text:p>2,671661</text:p>
          </table:table-cell>
          <table:table-cell office:value-type="float" office:value="2.909473" calcext:value-type="float">
            <text:p>2,909473</text:p>
          </table:table-cell>
          <table:table-cell office:value-type="float" office:value="3.139265" calcext:value-type="float">
            <text:p>3,139265</text:p>
          </table:table-cell>
          <table:table-cell office:value-type="float" office:value="3.360469" calcext:value-type="float">
            <text:p>3,360469</text:p>
          </table:table-cell>
          <table:table-cell office:value-type="float" office:value="3.57256" calcext:value-type="float">
            <text:p>3,57256</text:p>
          </table:table-cell>
          <table:table-cell office:value-type="float" office:value="3.775054" calcext:value-type="float">
            <text:p>3,775054</text:p>
          </table:table-cell>
          <table:table-cell office:value-type="float" office:value="3.967514" calcext:value-type="float">
            <text:p>3,967514</text:p>
          </table:table-cell>
          <table:table-cell office:value-type="float" office:value="4.149547" calcext:value-type="float">
            <text:p>4,149547</text:p>
          </table:table-cell>
          <table:table-cell office:value-type="float" office:value="4.320811" calcext:value-type="float">
            <text:p>4,320811</text:p>
          </table:table-cell>
          <table:table-cell office:value-type="float" office:value="4.481014" calcext:value-type="float">
            <text:p>4,481014</text:p>
          </table:table-cell>
          <table:table-cell office:value-type="float" office:value="4.629917" calcext:value-type="float">
            <text:p>4,629917</text:p>
          </table:table-cell>
          <table:table-cell office:value-type="float" office:value="4.767332" calcext:value-type="float">
            <text:p>4,767332</text:p>
          </table:table-cell>
          <table:table-cell office:value-type="float" office:value="4.893125" calcext:value-type="float">
            <text:p>4,893125</text:p>
          </table:table-cell>
          <table:table-cell office:value-type="float" office:value="4.99273" calcext:value-type="float">
            <text:p>4,99273</text:p>
          </table:table-cell>
          <table:table-cell office:value-type="float" office:value="4.877079" calcext:value-type="float">
            <text:p>4,877079</text:p>
          </table:table-cell>
          <table:table-cell office:value-type="float" office:value="4.749735" calcext:value-type="float">
            <text:p>4,749735</text:p>
          </table:table-cell>
          <table:table-cell office:value-type="float" office:value="4.610785" calcext:value-type="float">
            <text:p>4,610785</text:p>
          </table:table-cell>
          <table:table-cell office:value-type="float" office:value="4.460368" calcext:value-type="float">
            <text:p>4,460368</text:p>
          </table:table-cell>
          <table:table-cell office:value-type="float" office:value="4.298679" calcext:value-type="float">
            <text:p>4,298679</text:p>
          </table:table-cell>
          <table:table-cell office:value-type="float" office:value="4.125966" calcext:value-type="float">
            <text:p>4,125966</text:p>
          </table:table-cell>
          <table:table-cell office:value-type="float" office:value="3.942527" calcext:value-type="float">
            <text:p>3,942527</text:p>
          </table:table-cell>
          <table:table-cell office:value-type="float" office:value="3.74871" calcext:value-type="float">
            <text:p>3,74871</text:p>
          </table:table-cell>
          <table:table-cell office:value-type="float" office:value="3.544914" calcext:value-type="float">
            <text:p>3,544914</text:p>
          </table:table-cell>
          <table:table-cell office:value-type="float" office:value="3.331583" calcext:value-type="float">
            <text:p>3,331583</text:p>
          </table:table-cell>
          <table:table-cell office:value-type="float" office:value="3.109205" calcext:value-type="float">
            <text:p>3,109205</text:p>
          </table:table-cell>
          <table:table-cell office:value-type="float" office:value="2.878314" calcext:value-type="float">
            <text:p>2,878314</text:p>
          </table:table-cell>
          <table:table-cell office:value-type="float" office:value="2.639481" calcext:value-type="float">
            <text:p>2,639481</text:p>
          </table:table-cell>
          <table:table-cell office:value-type="float" office:value="2.393313" calcext:value-type="float">
            <text:p>2,393313</text:p>
          </table:table-cell>
          <table:table-cell office:value-type="float" office:value="2.140455" calcext:value-type="float">
            <text:p>2,140455</text:p>
          </table:table-cell>
          <table:table-cell office:value-type="float" office:value="1.881582" calcext:value-type="float">
            <text:p>1,881582</text:p>
          </table:table-cell>
          <table:table-cell office:value-type="float" office:value="1.617394" calcext:value-type="float">
            <text:p>1,617394</text:p>
          </table:table-cell>
          <table:table-cell office:value-type="float" office:value="1.348622" calcext:value-type="float">
            <text:p>1,348622</text:p>
          </table:table-cell>
          <table:table-cell office:value-type="float" office:value="1.076013" calcext:value-type="float">
            <text:p>1,076013</text:p>
          </table:table-cell>
          <table:table-cell office:value-type="float" office:value="0.800335" calcext:value-type="float">
            <text:p>0,800335</text:p>
          </table:table-cell>
          <table:table-cell office:value-type="float" office:value="0.522369" calcext:value-type="float">
            <text:p>0,522369</text:p>
          </table:table-cell>
          <table:table-cell office:value-type="float" office:value="0.242909" calcext:value-type="float">
            <text:p>0,242909</text:p>
          </table:table-cell>
          <table:table-cell office:value-type="float" office:value="-0.037247" calcext:value-type="float">
            <text:p>-0,037247</text:p>
          </table:table-cell>
          <table:table-cell office:value-type="float" office:value="-0.317296" calcext:value-type="float">
            <text:p>-0,317296</text:p>
          </table:table-cell>
          <table:table-cell office:value-type="float" office:value="-0.596437" calcext:value-type="float">
            <text:p>-0,596437</text:p>
          </table:table-cell>
          <table:table-cell office:value-type="float" office:value="-0.87387" calcext:value-type="float">
            <text:p>-0,87387</text:p>
          </table:table-cell>
          <table:table-cell office:value-type="float" office:value="-1.148807" calcext:value-type="float">
            <text:p>-1,148807</text:p>
          </table:table-cell>
          <table:table-cell office:value-type="float" office:value="-1.42047" calcext:value-type="float">
            <text:p>-1,42047</text:p>
          </table:table-cell>
          <table:table-cell office:value-type="float" office:value="-1.688095" calcext:value-type="float">
            <text:p>-1,688095</text:p>
          </table:table-cell>
          <table:table-cell office:value-type="float" office:value="-1.950939" calcext:value-type="float">
            <text:p>-1,950939</text:p>
          </table:table-cell>
          <table:table-cell office:value-type="float" office:value="-2.208281" calcext:value-type="float">
            <text:p>-2,208281</text:p>
          </table:table-cell>
          <table:table-cell office:value-type="float" office:value="-2.459424" calcext:value-type="float">
            <text:p>-2,459424</text:p>
          </table:table-cell>
          <table:table-cell office:value-type="float" office:value="-2.703703" calcext:value-type="float">
            <text:p>-2,703703</text:p>
          </table:table-cell>
          <table:table-cell office:value-type="float" office:value="-2.940483" calcext:value-type="float">
            <text:p>-2,940483</text:p>
          </table:table-cell>
          <table:table-cell office:value-type="float" office:value="-3.169165" calcext:value-type="float">
            <text:p>-3,169165</text:p>
          </table:table-cell>
          <table:table-cell office:value-type="float" office:value="-3.389187" calcext:value-type="float">
            <text:p>-3,389187</text:p>
          </table:table-cell>
          <table:table-cell office:value-type="float" office:value="-3.600029" calcext:value-type="float">
            <text:p>-3,600029</text:p>
          </table:table-cell>
          <table:table-cell office:value-type="float" office:value="-3.801214" calcext:value-type="float">
            <text:p>-3,801214</text:p>
          </table:table-cell>
          <table:table-cell office:value-type="float" office:value="-3.992309" calcext:value-type="float">
            <text:p>-3,992309</text:p>
          </table:table-cell>
          <table:table-cell office:value-type="float" office:value="-4.172929" calcext:value-type="float">
            <text:p>-4,172929</text:p>
          </table:table-cell>
          <table:table-cell office:value-type="float" office:value="-4.342739" calcext:value-type="float">
            <text:p>-4,342739</text:p>
          </table:table-cell>
          <table:table-cell office:value-type="float" office:value="-4.501453" calcext:value-type="float">
            <text:p>-4,501453</text:p>
          </table:table-cell>
          <table:table-cell office:value-type="float" office:value="-4.648839" calcext:value-type="float">
            <text:p>-4,648839</text:p>
          </table:table-cell>
          <table:table-cell office:value-type="float" office:value="-4.784716" calcext:value-type="float">
            <text:p>-4,784716</text:p>
          </table:table-cell>
          <table:table-cell office:value-type="float" office:value="-4.908957" calcext:value-type="float">
            <text:p>-4,908957</text:p>
          </table:table-cell>
          <table:table-cell office:value-type="float" office:value="-4.978041" calcext:value-type="float">
            <text:p>-4,978041</text:p>
          </table:table-cell>
          <table:table-cell office:value-type="float" office:value="-4.860833" calcext:value-type="float">
            <text:p>-4,860833</text:p>
          </table:table-cell>
          <table:table-cell office:value-type="float" office:value="-4.731942" calcext:value-type="float">
            <text:p>-4,731942</text:p>
          </table:table-cell>
          <table:table-cell office:value-type="float" office:value="-4.591459" calcext:value-type="float">
            <text:p>-4,591459</text:p>
          </table:table-cell>
          <table:table-cell office:value-type="float" office:value="-4.439534" calcext:value-type="float">
            <text:p>-4,439534</text:p>
          </table:table-cell>
          <table:table-cell office:value-type="float" office:value="-4.276366" calcext:value-type="float">
            <text:p>-4,276366</text:p>
          </table:table-cell>
          <table:table-cell office:value-type="float" office:value="-4.10221" calcext:value-type="float">
            <text:p>-4,10221</text:p>
          </table:table-cell>
          <table:table-cell office:value-type="float" office:value="-3.917371" calcext:value-type="float">
            <text:p>-3,917371</text:p>
          </table:table-cell>
          <table:table-cell office:value-type="float" office:value="-3.722205" calcext:value-type="float">
            <text:p>-3,722205</text:p>
          </table:table-cell>
          <table:table-cell office:value-type="float" office:value="-3.517116" calcext:value-type="float">
            <text:p>-3,517116</text:p>
          </table:table-cell>
          <table:table-cell office:value-type="float" office:value="-3.302555" calcext:value-type="float">
            <text:p>-3,302555</text:p>
          </table:table-cell>
          <table:table-cell office:value-type="float" office:value="-3.079017" calcext:value-type="float">
            <text:p>-3,079017</text:p>
          </table:table-cell>
          <table:table-cell office:value-type="float" office:value="-2.847037" calcext:value-type="float">
            <text:p>-2,847037</text:p>
          </table:table-cell>
          <table:table-cell office:value-type="float" office:value="-2.607195" calcext:value-type="float">
            <text:p>-2,607195</text:p>
          </table:table-cell>
          <table:table-cell office:value-type="float" office:value="-2.360102" calcext:value-type="float">
            <text:p>-2,360102</text:p>
          </table:table-cell>
          <table:table-cell office:value-type="float" office:value="-2.106406" calcext:value-type="float">
            <text:p>-2,106406</text:p>
          </table:table-cell>
          <table:table-cell office:value-type="float" office:value="-1.846786" calcext:value-type="float">
            <text:p>-1,846786</text:p>
          </table:table-cell>
          <table:table-cell office:value-type="float" office:value="-1.581948" calcext:value-type="float">
            <text:p>-1,581948</text:p>
          </table:table-cell>
          <table:table-cell office:value-type="float" office:value="-1.312623" calcext:value-type="float">
            <text:p>-1,312623</text:p>
          </table:table-cell>
          <table:table-cell office:value-type="float" office:value="-1.039563" calcext:value-type="float">
            <text:p>-1,039563</text:p>
          </table:table-cell>
          <table:table-cell office:value-type="float" office:value="-0.763537" calcext:value-type="float">
            <text:p>-0,763537</text:p>
          </table:table-cell>
          <table:table-cell office:value-type="float" office:value="-0.485328" calcext:value-type="float">
            <text:p>-0,485328</text:p>
          </table:table-cell>
          <table:table-cell office:value-type="float" office:value="-0.205729" calcext:value-type="float">
            <text:p>-0,205729</text:p>
          </table:table-cell>
          <table:table-cell office:value-type="float" office:value="0.074459" calcext:value-type="float">
            <text:p>0,074459</text:p>
          </table:table-cell>
          <table:table-cell office:value-type="float" office:value="0.354434" calcext:value-type="float">
            <text:p>0,354434</text:p>
          </table:table-cell>
          <table:table-cell office:value-type="float" office:value="0.633394" calcext:value-type="float">
            <text:p>0,633394</text:p>
          </table:table-cell>
          <table:table-cell office:value-type="float" office:value="0.910542" calcext:value-type="float">
            <text:p>0,910542</text:p>
          </table:table-cell>
          <table:table-cell office:value-type="float" office:value="1.18509" calcext:value-type="float">
            <text:p>1,18509</text:p>
          </table:table-cell>
          <table:table-cell office:value-type="float" office:value="1.45626" calcext:value-type="float">
            <text:p>1,45626</text:p>
          </table:table-cell>
          <table:table-cell office:value-type="float" office:value="1.723294" calcext:value-type="float">
            <text:p>1,723294</text:p>
          </table:table-cell>
          <table:table-cell office:value-type="float" office:value="1.985449" calcext:value-type="float">
            <text:p>1,985449</text:p>
          </table:table-cell>
          <table:table-cell office:value-type="float" office:value="2.242007" calcext:value-type="float">
            <text:p>2,242007</text:p>
          </table:table-cell>
          <table:table-cell office:value-type="float" office:value="2.492278" calcext:value-type="float">
            <text:p>2,492278</text:p>
          </table:table-cell>
          <table:table-cell office:value-type="float" office:value="2.735597" calcext:value-type="float">
            <text:p>2,735597</text:p>
          </table:table-cell>
          <table:table-cell office:value-type="float" office:value="2.971336" calcext:value-type="float">
            <text:p>2,971336</text:p>
          </table:table-cell>
          <table:table-cell office:value-type="float" office:value="3.198899" calcext:value-type="float">
            <text:p>3,198899</text:p>
          </table:table-cell>
          <table:table-cell office:value-type="float" office:value="3.417732" calcext:value-type="float">
            <text:p>3,417732</text:p>
          </table:table-cell>
          <table:table-cell office:value-type="float" office:value="3.627318" calcext:value-type="float">
            <text:p>3,627318</text:p>
          </table:table-cell>
          <table:table-cell office:value-type="float" office:value="3.827187" calcext:value-type="float">
            <text:p>3,827187</text:p>
          </table:table-cell>
          <table:table-cell office:value-type="float" office:value="4.016912" calcext:value-type="float">
            <text:p>4,016912</text:p>
          </table:table-cell>
          <table:table-cell office:value-type="float" office:value="4.196115" calcext:value-type="float">
            <text:p>4,196115</text:p>
          </table:table-cell>
          <table:table-cell office:value-type="float" office:value="4.364467" calcext:value-type="float">
            <text:p>4,364467</text:p>
          </table:table-cell>
          <table:table-cell office:value-type="float" office:value="4.521689" calcext:value-type="float">
            <text:p>4,521689</text:p>
          </table:table-cell>
          <table:table-cell office:value-type="float" office:value="4.667555" calcext:value-type="float">
            <text:p>4,667555</text:p>
          </table:table-cell>
          <table:table-cell office:value-type="float" office:value="4.801893" calcext:value-type="float">
            <text:p>4,801893</text:p>
          </table:table-cell>
          <table:table-cell office:value-type="float" office:value="4.924583" calcext:value-type="float">
            <text:p>4,924583</text:p>
          </table:table-cell>
          <table:table-cell office:value-type="float" office:value="4.963144" calcext:value-type="float">
            <text:p>4,963144</text:p>
          </table:table-cell>
          <table:table-cell office:value-type="float" office:value="4.844381" calcext:value-type="float">
            <text:p>4,844381</text:p>
          </table:table-cell>
          <table:table-cell office:value-type="float" office:value="4.713943" calcext:value-type="float">
            <text:p>4,713943</text:p>
          </table:table-cell>
          <table:table-cell office:value-type="float" office:value="4.57193" calcext:value-type="float">
            <text:p>4,57193</text:p>
          </table:table-cell>
          <table:table-cell office:value-type="float" office:value="4.418498" calcext:value-type="float">
            <text:p>4,418498</text:p>
          </table:table-cell>
          <table:table-cell office:value-type="float" office:value="4.253854" calcext:value-type="float">
            <text:p>4,253854</text:p>
          </table:table-cell>
          <table:table-cell office:value-type="float" office:value="4.078259" calcext:value-type="float">
            <text:p>4,078259</text:p>
          </table:table-cell>
          <table:table-cell office:value-type="float" office:value="3.892026" calcext:value-type="float">
            <text:p>3,892026</text:p>
          </table:table-cell>
          <table:table-cell office:value-type="float" office:value="3.695517" calcext:value-type="float">
            <text:p>3,695517</text:p>
          </table:table-cell>
          <table:table-cell office:value-type="float" office:value="3.489142" calcext:value-type="float">
            <text:p>3,489142</text:p>
          </table:table-cell>
          <table:table-cell office:value-type="float" office:value="3.273358" calcext:value-type="float">
            <text:p>3,273358</text:p>
          </table:table-cell>
          <table:table-cell office:value-type="float" office:value="3.048665" calcext:value-type="float">
            <text:p>3,048665</text:p>
          </table:table-cell>
          <table:table-cell office:value-type="float" office:value="2.815606" calcext:value-type="float">
            <text:p>2,815606</text:p>
          </table:table-cell>
          <table:table-cell office:value-type="float" office:value="2.574763" calcext:value-type="float">
            <text:p>2,574763</text:p>
          </table:table-cell>
          <table:table-cell office:value-type="float" office:value="2.326754" calcext:value-type="float">
            <text:p>2,326754</text:p>
          </table:table-cell>
          <table:table-cell office:value-type="float" office:value="2.072231" calcext:value-type="float">
            <text:p>2,072231</text:p>
          </table:table-cell>
          <table:table-cell office:value-type="float" office:value="1.811875" calcext:value-type="float">
            <text:p>1,811875</text:p>
          </table:table-cell>
          <table:table-cell office:value-type="float" office:value="1.546398" calcext:value-type="float">
            <text:p>1,546398</text:p>
          </table:table-cell>
          <table:table-cell office:value-type="float" office:value="1.276532" calcext:value-type="float">
            <text:p>1,276532</text:p>
          </table:table-cell>
          <table:table-cell office:value-type="float" office:value="1.003032" calcext:value-type="float">
            <text:p>1,003032</text:p>
          </table:table-cell>
          <table:table-cell office:value-type="float" office:value="0.72667" calcext:value-type="float">
            <text:p>0,72667</text:p>
          </table:table-cell>
          <table:table-cell office:value-type="float" office:value="0.448229" calcext:value-type="float">
            <text:p>0,448229</text:p>
          </table:table-cell>
          <table:table-cell office:value-type="float" office:value="0.168505" calcext:value-type="float">
            <text:p>0,168505</text:p>
          </table:table-cell>
          <table:table-cell office:value-type="float" office:value="-0.1117" calcext:value-type="float">
            <text:p>-0,1117</text:p>
          </table:table-cell>
          <table:table-cell office:value-type="float" office:value="-0.391586" calcext:value-type="float">
            <text:p>-0,391586</text:p>
          </table:table-cell>
          <table:table-cell office:value-type="float" office:value="-0.67035" calcext:value-type="float">
            <text:p>-0,67035</text:p>
          </table:table-cell>
          <table:table-cell office:value-type="float" office:value="-0.947197" calcext:value-type="float">
            <text:p>-0,947197</text:p>
          </table:table-cell>
          <table:table-cell office:value-type="float" office:value="-1.22134" calcext:value-type="float">
            <text:p>-1,22134</text:p>
          </table:table-cell>
          <table:table-cell office:value-type="float" office:value="-1.492003" calcext:value-type="float">
            <text:p>-1,492003</text:p>
          </table:table-cell>
          <table:table-cell office:value-type="float" office:value="-1.75843" calcext:value-type="float">
            <text:p>-1,75843</text:p>
          </table:table-cell>
          <table:table-cell office:value-type="float" office:value="-2.019882" calcext:value-type="float">
            <text:p>-2,019882</text:p>
          </table:table-cell>
          <table:table-cell office:value-type="float" office:value="-2.275643" calcext:value-type="float">
            <text:p>-2,275643</text:p>
          </table:table-cell>
          <table:table-cell office:value-type="float" office:value="-2.525026" calcext:value-type="float">
            <text:p>-2,525026</text:p>
          </table:table-cell>
          <table:table-cell office:value-type="float" office:value="-2.767373" calcext:value-type="float">
            <text:p>-2,767373</text:p>
          </table:table-cell>
          <table:table-cell office:value-type="float" office:value="-3.002058" calcext:value-type="float">
            <text:p>-3,002058</text:p>
          </table:table-cell>
          <table:table-cell office:value-type="float" office:value="-3.228492" calcext:value-type="float">
            <text:p>-3,228492</text:p>
          </table:table-cell>
          <table:table-cell office:value-type="float" office:value="-3.446124" calcext:value-type="float">
            <text:p>-3,446124</text:p>
          </table:table-cell>
          <table:table-cell office:value-type="float" office:value="-3.654445" calcext:value-type="float">
            <text:p>-3,654445</text:p>
          </table:table-cell>
          <table:table-cell office:value-type="float" office:value="-3.852989" calcext:value-type="float">
            <text:p>-3,852989</text:p>
          </table:table-cell>
          <table:table-cell office:value-type="float" office:value="-4.041337" calcext:value-type="float">
            <text:p>-4,041337</text:p>
          </table:table-cell>
          <table:table-cell office:value-type="float" office:value="-4.219115" calcext:value-type="float">
            <text:p>-4,219115</text:p>
          </table:table-cell>
          <table:table-cell office:value-type="float" office:value="-4.386003" calcext:value-type="float">
            <text:p>-4,386003</text:p>
          </table:table-cell>
          <table:table-cell office:value-type="float" office:value="-4.541727" calcext:value-type="float">
            <text:p>-4,541727</text:p>
          </table:table-cell>
          <table:table-cell office:value-type="float" office:value="-4.68607" calcext:value-type="float">
            <text:p>-4,68607</text:p>
          </table:table-cell>
          <table:table-cell office:value-type="float" office:value="-4.818866" calcext:value-type="float">
            <text:p>-4,818866</text:p>
          </table:table-cell>
          <table:table-cell office:value-type="float" office:value="-4.940002" calcext:value-type="float">
            <text:p>-4,940002</text:p>
          </table:table-cell>
          <table:table-cell office:value-type="float" office:value="-4.948041" calcext:value-type="float">
            <text:p>-4,948041</text:p>
          </table:table-cell>
          <table:table-cell office:value-type="float" office:value="-4.827724" calcext:value-type="float">
            <text:p>-4,827724</text:p>
          </table:table-cell>
          <table:table-cell office:value-type="float" office:value="-4.695741" calcext:value-type="float">
            <text:p>-4,695741</text:p>
          </table:table-cell>
          <table:table-cell office:value-type="float" office:value="-4.552201" calcext:value-type="float">
            <text:p>-4,552201</text:p>
          </table:table-cell>
          <table:table-cell office:value-type="float" office:value="-4.397267" calcext:value-type="float">
            <text:p>-4,397267</text:p>
          </table:table-cell>
          <table:table-cell office:value-type="float" office:value="-4.231153" calcext:value-type="float">
            <text:p>-4,231153</text:p>
          </table:table-cell>
          <table:table-cell office:value-type="float" office:value="-4.054126" calcext:value-type="float">
            <text:p>-4,054126</text:p>
          </table:table-cell>
          <table:table-cell office:value-type="float" office:value="-3.866507" calcext:value-type="float">
            <text:p>-3,866507</text:p>
          </table:table-cell>
          <table:table-cell office:value-type="float" office:value="-3.668663" calcext:value-type="float">
            <text:p>-3,668663</text:p>
          </table:table-cell>
          <table:table-cell office:value-type="float" office:value="-3.461012" calcext:value-type="float">
            <text:p>-3,461012</text:p>
          </table:table-cell>
          <table:table-cell office:value-type="float" office:value="-3.244015" calcext:value-type="float">
            <text:p>-3,244015</text:p>
          </table:table-cell>
          <table:table-cell office:value-type="float" office:value="-3.018179" calcext:value-type="float">
            <text:p>-3,018179</text:p>
          </table:table-cell>
          <table:table-cell office:value-type="float" office:value="-2.784053" calcext:value-type="float">
            <text:p>-2,784053</text:p>
          </table:table-cell>
          <table:table-cell office:value-type="float" office:value="-2.542223" calcext:value-type="float">
            <text:p>-2,542223</text:p>
          </table:table-cell>
          <table:table-cell office:value-type="float" office:value="-2.293311" calcext:value-type="float">
            <text:p>-2,293311</text:p>
          </table:table-cell>
          <table:table-cell office:value-type="float" office:value="-2.037974" calcext:value-type="float">
            <text:p>-2,037974</text:p>
          </table:table-cell>
          <table:table-cell office:value-type="float" office:value="-1.776897" calcext:value-type="float">
            <text:p>-1,776897</text:p>
          </table:table-cell>
          <table:table-cell office:value-type="float" office:value="-1.510795" calcext:value-type="float">
            <text:p>-1,510795</text:p>
          </table:table-cell>
          <table:table-cell office:value-type="float" office:value="-1.240404" calcext:value-type="float">
            <text:p>-1,240404</text:p>
          </table:table-cell>
          <table:table-cell office:value-type="float" office:value="-0.96648" calcext:value-type="float">
            <text:p>-0,96648</text:p>
          </table:table-cell>
          <table:table-cell office:value-type="float" office:value="-0.689796" calcext:value-type="float">
            <text:p>-0,689796</text:p>
          </table:table-cell>
          <table:table-cell office:value-type="float" office:value="-0.41114" calcext:value-type="float">
            <text:p>-0,41114</text:p>
          </table:table-cell>
          <table:table-cell office:value-type="float" office:value="-0.131307" calcext:value-type="float">
            <text:p>-0,131307</text:p>
          </table:table-cell>
          <table:table-cell table:number-columns-repeated="183"/>
        </table:table-row>
        <table:table-row table:style-name="ro1">
          <table:table-cell office:value-type="float" office:value="0.218021" calcext:value-type="float">
            <text:p>0,218021</text:p>
          </table:table-cell>
          <table:table-cell office:value-type="float" office:value="0.436042" calcext:value-type="float">
            <text:p>0,436042</text:p>
          </table:table-cell>
          <table:table-cell office:value-type="float" office:value="0.654064" calcext:value-type="float">
            <text:p>0,654064</text:p>
          </table:table-cell>
          <table:table-cell office:value-type="float" office:value="0.872085" calcext:value-type="float">
            <text:p>0,872085</text:p>
          </table:table-cell>
          <table:table-cell office:value-type="float" office:value="1.090106" calcext:value-type="float">
            <text:p>1,090106</text:p>
          </table:table-cell>
          <table:table-cell office:value-type="float" office:value="1.308128" calcext:value-type="float">
            <text:p>1,308128</text:p>
          </table:table-cell>
          <table:table-cell office:value-type="float" office:value="1.526149" calcext:value-type="float">
            <text:p>1,526149</text:p>
          </table:table-cell>
          <table:table-cell office:value-type="float" office:value="1.74417" calcext:value-type="float">
            <text:p>1,74417</text:p>
          </table:table-cell>
          <table:table-cell office:value-type="float" office:value="1.962191" calcext:value-type="float">
            <text:p>1,962191</text:p>
          </table:table-cell>
          <table:table-cell office:value-type="float" office:value="2.180212" calcext:value-type="float">
            <text:p>2,180212</text:p>
          </table:table-cell>
          <table:table-cell office:value-type="float" office:value="2.398234" calcext:value-type="float">
            <text:p>2,398234</text:p>
          </table:table-cell>
          <table:table-cell office:value-type="float" office:value="2.616255" calcext:value-type="float">
            <text:p>2,616255</text:p>
          </table:table-cell>
          <table:table-cell office:value-type="float" office:value="2.834276" calcext:value-type="float">
            <text:p>2,834276</text:p>
          </table:table-cell>
          <table:table-cell office:value-type="float" office:value="3.052298" calcext:value-type="float">
            <text:p>3,052298</text:p>
          </table:table-cell>
          <table:table-cell office:value-type="float" office:value="3.270319" calcext:value-type="float">
            <text:p>3,270319</text:p>
          </table:table-cell>
          <table:table-cell office:value-type="float" office:value="3.48834" calcext:value-type="float">
            <text:p>3,48834</text:p>
          </table:table-cell>
          <table:table-cell office:value-type="float" office:value="3.706361" calcext:value-type="float">
            <text:p>3,706361</text:p>
          </table:table-cell>
          <table:table-cell office:value-type="float" office:value="3.924383" calcext:value-type="float">
            <text:p>3,924383</text:p>
          </table:table-cell>
          <table:table-cell office:value-type="float" office:value="4.142404" calcext:value-type="float">
            <text:p>4,142404</text:p>
          </table:table-cell>
          <table:table-cell office:value-type="float" office:value="4.360425" calcext:value-type="float">
            <text:p>4,360425</text:p>
          </table:table-cell>
          <table:table-cell office:value-type="float" office:value="4.578446" calcext:value-type="float">
            <text:p>4,578446</text:p>
          </table:table-cell>
          <table:table-cell office:value-type="float" office:value="4.796468" calcext:value-type="float">
            <text:p>4,796468</text:p>
          </table:table-cell>
          <table:table-cell office:value-type="float" office:value="4.985511" calcext:value-type="float">
            <text:p>4,985511</text:p>
          </table:table-cell>
          <table:table-cell office:value-type="float" office:value="4.76749" calcext:value-type="float">
            <text:p>4,76749</text:p>
          </table:table-cell>
          <table:table-cell office:value-type="float" office:value="4.549469" calcext:value-type="float">
            <text:p>4,549469</text:p>
          </table:table-cell>
          <table:table-cell office:value-type="float" office:value="4.331448" calcext:value-type="float">
            <text:p>4,331448</text:p>
          </table:table-cell>
          <table:table-cell office:value-type="float" office:value="4.113426" calcext:value-type="float">
            <text:p>4,113426</text:p>
          </table:table-cell>
          <table:table-cell office:value-type="float" office:value="3.895405" calcext:value-type="float">
            <text:p>3,895405</text:p>
          </table:table-cell>
          <table:table-cell office:value-type="float" office:value="3.677384" calcext:value-type="float">
            <text:p>3,677384</text:p>
          </table:table-cell>
          <table:table-cell office:value-type="float" office:value="3.459363" calcext:value-type="float">
            <text:p>3,459363</text:p>
          </table:table-cell>
          <table:table-cell office:value-type="float" office:value="3.241341" calcext:value-type="float">
            <text:p>3,241341</text:p>
          </table:table-cell>
          <table:table-cell office:value-type="float" office:value="3.02332" calcext:value-type="float">
            <text:p>3,02332</text:p>
          </table:table-cell>
          <table:table-cell office:value-type="float" office:value="2.805299" calcext:value-type="float">
            <text:p>2,805299</text:p>
          </table:table-cell>
          <table:table-cell office:value-type="float" office:value="2.587277" calcext:value-type="float">
            <text:p>2,587277</text:p>
          </table:table-cell>
          <table:table-cell office:value-type="float" office:value="2.369256" calcext:value-type="float">
            <text:p>2,369256</text:p>
          </table:table-cell>
          <table:table-cell office:value-type="float" office:value="2.151235" calcext:value-type="float">
            <text:p>2,151235</text:p>
          </table:table-cell>
          <table:table-cell office:value-type="float" office:value="1.933213" calcext:value-type="float">
            <text:p>1,933213</text:p>
          </table:table-cell>
          <table:table-cell office:value-type="float" office:value="1.715192" calcext:value-type="float">
            <text:p>1,715192</text:p>
          </table:table-cell>
          <table:table-cell office:value-type="float" office:value="1.497171" calcext:value-type="float">
            <text:p>1,497171</text:p>
          </table:table-cell>
          <table:table-cell office:value-type="float" office:value="1.27915" calcext:value-type="float">
            <text:p>1,27915</text:p>
          </table:table-cell>
          <table:table-cell office:value-type="float" office:value="1.061128" calcext:value-type="float">
            <text:p>1,061128</text:p>
          </table:table-cell>
          <table:table-cell office:value-type="float" office:value="0.843107" calcext:value-type="float">
            <text:p>0,843107</text:p>
          </table:table-cell>
          <table:table-cell office:value-type="float" office:value="0.625086" calcext:value-type="float">
            <text:p>0,625086</text:p>
          </table:table-cell>
          <table:table-cell office:value-type="float" office:value="0.407065" calcext:value-type="float">
            <text:p>0,407065</text:p>
          </table:table-cell>
          <table:table-cell office:value-type="float" office:value="0.189043" calcext:value-type="float">
            <text:p>0,189043</text:p>
          </table:table-cell>
          <table:table-cell office:value-type="float" office:value="-0.028977" calcext:value-type="float">
            <text:p>-0,028977</text:p>
          </table:table-cell>
          <table:table-cell office:value-type="float" office:value="-0.246998" calcext:value-type="float">
            <text:p>-0,246998</text:p>
          </table:table-cell>
          <table:table-cell office:value-type="float" office:value="-0.465019" calcext:value-type="float">
            <text:p>-0,465019</text:p>
          </table:table-cell>
          <table:table-cell office:value-type="float" office:value="-0.683039" calcext:value-type="float">
            <text:p>-0,683039</text:p>
          </table:table-cell>
          <table:table-cell office:value-type="float" office:value="-0.90106" calcext:value-type="float">
            <text:p>-0,90106</text:p>
          </table:table-cell>
          <table:table-cell office:value-type="float" office:value="-1.119081" calcext:value-type="float">
            <text:p>-1,119081</text:p>
          </table:table-cell>
          <table:table-cell office:value-type="float" office:value="-1.337101" calcext:value-type="float">
            <text:p>-1,337101</text:p>
          </table:table-cell>
          <table:table-cell office:value-type="float" office:value="-1.555122" calcext:value-type="float">
            <text:p>-1,555122</text:p>
          </table:table-cell>
          <table:table-cell office:value-type="float" office:value="-1.773143" calcext:value-type="float">
            <text:p>-1,773143</text:p>
          </table:table-cell>
          <table:table-cell office:value-type="float" office:value="-1.991163" calcext:value-type="float">
            <text:p>-1,991163</text:p>
          </table:table-cell>
          <table:table-cell office:value-type="float" office:value="-2.209184" calcext:value-type="float">
            <text:p>-2,209184</text:p>
          </table:table-cell>
          <table:table-cell office:value-type="float" office:value="-2.427205" calcext:value-type="float">
            <text:p>-2,427205</text:p>
          </table:table-cell>
          <table:table-cell office:value-type="float" office:value="-2.645226" calcext:value-type="float">
            <text:p>-2,645226</text:p>
          </table:table-cell>
          <table:table-cell office:value-type="float" office:value="-2.863246" calcext:value-type="float">
            <text:p>-2,863246</text:p>
          </table:table-cell>
          <table:table-cell office:value-type="float" office:value="-3.081267" calcext:value-type="float">
            <text:p>-3,081267</text:p>
          </table:table-cell>
          <table:table-cell office:value-type="float" office:value="-3.299288" calcext:value-type="float">
            <text:p>-3,299288</text:p>
          </table:table-cell>
          <table:table-cell office:value-type="float" office:value="-3.517308" calcext:value-type="float">
            <text:p>-3,517308</text:p>
          </table:table-cell>
          <table:table-cell office:value-type="float" office:value="-3.735329" calcext:value-type="float">
            <text:p>-3,735329</text:p>
          </table:table-cell>
          <table:table-cell office:value-type="float" office:value="-3.95335" calcext:value-type="float">
            <text:p>-3,95335</text:p>
          </table:table-cell>
          <table:table-cell office:value-type="float" office:value="-4.171371" calcext:value-type="float">
            <text:p>-4,171371</text:p>
          </table:table-cell>
          <table:table-cell office:value-type="float" office:value="-4.389391" calcext:value-type="float">
            <text:p>-4,389391</text:p>
          </table:table-cell>
          <table:table-cell office:value-type="float" office:value="-4.607411" calcext:value-type="float">
            <text:p>-4,607411</text:p>
          </table:table-cell>
          <table:table-cell office:value-type="float" office:value="-4.825432" calcext:value-type="float">
            <text:p>-4,825432</text:p>
          </table:table-cell>
          <table:table-cell office:value-type="float" office:value="-4.956547" calcext:value-type="float">
            <text:p>-4,956547</text:p>
          </table:table-cell>
          <table:table-cell office:value-type="float" office:value="-4.738526" calcext:value-type="float">
            <text:p>-4,738526</text:p>
          </table:table-cell>
          <table:table-cell office:value-type="float" office:value="-4.520506" calcext:value-type="float">
            <text:p>-4,520506</text:p>
          </table:table-cell>
          <table:table-cell office:value-type="float" office:value="-4.302485" calcext:value-type="float">
            <text:p>-4,302485</text:p>
          </table:table-cell>
          <table:table-cell office:value-type="float" office:value="-4.084464" calcext:value-type="float">
            <text:p>-4,084464</text:p>
          </table:table-cell>
          <table:table-cell office:value-type="float" office:value="-3.866444" calcext:value-type="float">
            <text:p>-3,866444</text:p>
          </table:table-cell>
          <table:table-cell office:value-type="float" office:value="-3.648423" calcext:value-type="float">
            <text:p>-3,648423</text:p>
          </table:table-cell>
          <table:table-cell office:value-type="float" office:value="-3.430402" calcext:value-type="float">
            <text:p>-3,430402</text:p>
          </table:table-cell>
          <table:table-cell office:value-type="float" office:value="-3.212382" calcext:value-type="float">
            <text:p>-3,212382</text:p>
          </table:table-cell>
          <table:table-cell office:value-type="float" office:value="-2.994361" calcext:value-type="float">
            <text:p>-2,994361</text:p>
          </table:table-cell>
          <table:table-cell office:value-type="float" office:value="-2.77634" calcext:value-type="float">
            <text:p>-2,77634</text:p>
          </table:table-cell>
          <table:table-cell office:value-type="float" office:value="-2.55832" calcext:value-type="float">
            <text:p>-2,55832</text:p>
          </table:table-cell>
          <table:table-cell office:value-type="float" office:value="-2.340299" calcext:value-type="float">
            <text:p>-2,340299</text:p>
          </table:table-cell>
          <table:table-cell office:value-type="float" office:value="-2.122278" calcext:value-type="float">
            <text:p>-2,122278</text:p>
          </table:table-cell>
          <table:table-cell office:value-type="float" office:value="-1.904258" calcext:value-type="float">
            <text:p>-1,904258</text:p>
          </table:table-cell>
          <table:table-cell office:value-type="float" office:value="-1.686237" calcext:value-type="float">
            <text:p>-1,686237</text:p>
          </table:table-cell>
          <table:table-cell office:value-type="float" office:value="-1.468216" calcext:value-type="float">
            <text:p>-1,468216</text:p>
          </table:table-cell>
          <table:table-cell office:value-type="float" office:value="-1.250196" calcext:value-type="float">
            <text:p>-1,250196</text:p>
          </table:table-cell>
          <table:table-cell office:value-type="float" office:value="-1.032175" calcext:value-type="float">
            <text:p>-1,032175</text:p>
          </table:table-cell>
          <table:table-cell office:value-type="float" office:value="-0.814154" calcext:value-type="float">
            <text:p>-0,814154</text:p>
          </table:table-cell>
          <table:table-cell office:value-type="float" office:value="-0.596133" calcext:value-type="float">
            <text:p>-0,596133</text:p>
          </table:table-cell>
          <table:table-cell office:value-type="float" office:value="-0.378113" calcext:value-type="float">
            <text:p>-0,378113</text:p>
          </table:table-cell>
          <table:table-cell office:value-type="float" office:value="-0.160092" calcext:value-type="float">
            <text:p>-0,160092</text:p>
          </table:table-cell>
          <table:table-cell office:value-type="float" office:value="0.057929" calcext:value-type="float">
            <text:p>0,057929</text:p>
          </table:table-cell>
          <table:table-cell office:value-type="float" office:value="0.27595" calcext:value-type="float">
            <text:p>0,27595</text:p>
          </table:table-cell>
          <table:table-cell office:value-type="float" office:value="0.493971" calcext:value-type="float">
            <text:p>0,493971</text:p>
          </table:table-cell>
          <table:table-cell office:value-type="float" office:value="0.711992" calcext:value-type="float">
            <text:p>0,711992</text:p>
          </table:table-cell>
          <table:table-cell office:value-type="float" office:value="0.930014" calcext:value-type="float">
            <text:p>0,930014</text:p>
          </table:table-cell>
          <table:table-cell office:value-type="float" office:value="1.148035" calcext:value-type="float">
            <text:p>1,148035</text:p>
          </table:table-cell>
          <table:table-cell office:value-type="float" office:value="1.366056" calcext:value-type="float">
            <text:p>1,366056</text:p>
          </table:table-cell>
          <table:table-cell office:value-type="float" office:value="1.584077" calcext:value-type="float">
            <text:p>1,584077</text:p>
          </table:table-cell>
          <table:table-cell office:value-type="float" office:value="1.802099" calcext:value-type="float">
            <text:p>1,802099</text:p>
          </table:table-cell>
          <table:table-cell office:value-type="float" office:value="2.02012" calcext:value-type="float">
            <text:p>2,02012</text:p>
          </table:table-cell>
          <table:table-cell office:value-type="float" office:value="2.238141" calcext:value-type="float">
            <text:p>2,238141</text:p>
          </table:table-cell>
          <table:table-cell office:value-type="float" office:value="2.456162" calcext:value-type="float">
            <text:p>2,456162</text:p>
          </table:table-cell>
          <table:table-cell office:value-type="float" office:value="2.674184" calcext:value-type="float">
            <text:p>2,674184</text:p>
          </table:table-cell>
          <table:table-cell office:value-type="float" office:value="2.892205" calcext:value-type="float">
            <text:p>2,892205</text:p>
          </table:table-cell>
          <table:table-cell office:value-type="float" office:value="3.110226" calcext:value-type="float">
            <text:p>3,110226</text:p>
          </table:table-cell>
          <table:table-cell office:value-type="float" office:value="3.328247" calcext:value-type="float">
            <text:p>3,328247</text:p>
          </table:table-cell>
          <table:table-cell office:value-type="float" office:value="3.546269" calcext:value-type="float">
            <text:p>3,546269</text:p>
          </table:table-cell>
          <table:table-cell office:value-type="float" office:value="3.76429" calcext:value-type="float">
            <text:p>3,76429</text:p>
          </table:table-cell>
          <table:table-cell office:value-type="float" office:value="3.982311" calcext:value-type="float">
            <text:p>3,982311</text:p>
          </table:table-cell>
          <table:table-cell office:value-type="float" office:value="4.200333" calcext:value-type="float">
            <text:p>4,200333</text:p>
          </table:table-cell>
          <table:table-cell office:value-type="float" office:value="4.418354" calcext:value-type="float">
            <text:p>4,418354</text:p>
          </table:table-cell>
          <table:table-cell office:value-type="float" office:value="4.636375" calcext:value-type="float">
            <text:p>4,636375</text:p>
          </table:table-cell>
          <table:table-cell office:value-type="float" office:value="4.854396" calcext:value-type="float">
            <text:p>4,854396</text:p>
          </table:table-cell>
          <table:table-cell office:value-type="float" office:value="4.927583" calcext:value-type="float">
            <text:p>4,927583</text:p>
          </table:table-cell>
          <table:table-cell office:value-type="float" office:value="4.709561" calcext:value-type="float">
            <text:p>4,709561</text:p>
          </table:table-cell>
          <table:table-cell office:value-type="float" office:value="4.49154" calcext:value-type="float">
            <text:p>4,49154</text:p>
          </table:table-cell>
          <table:table-cell office:value-type="float" office:value="4.273519" calcext:value-type="float">
            <text:p>4,273519</text:p>
          </table:table-cell>
          <table:table-cell office:value-type="float" office:value="4.055498" calcext:value-type="float">
            <text:p>4,055498</text:p>
          </table:table-cell>
          <table:table-cell office:value-type="float" office:value="3.837476" calcext:value-type="float">
            <text:p>3,837476</text:p>
          </table:table-cell>
          <table:table-cell office:value-type="float" office:value="3.619455" calcext:value-type="float">
            <text:p>3,619455</text:p>
          </table:table-cell>
          <table:table-cell office:value-type="float" office:value="3.401434" calcext:value-type="float">
            <text:p>3,401434</text:p>
          </table:table-cell>
          <table:table-cell office:value-type="float" office:value="3.183413" calcext:value-type="float">
            <text:p>3,183413</text:p>
          </table:table-cell>
          <table:table-cell office:value-type="float" office:value="2.965391" calcext:value-type="float">
            <text:p>2,965391</text:p>
          </table:table-cell>
          <table:table-cell office:value-type="float" office:value="2.74737" calcext:value-type="float">
            <text:p>2,74737</text:p>
          </table:table-cell>
          <table:table-cell office:value-type="float" office:value="2.529349" calcext:value-type="float">
            <text:p>2,529349</text:p>
          </table:table-cell>
          <table:table-cell office:value-type="float" office:value="2.311327" calcext:value-type="float">
            <text:p>2,311327</text:p>
          </table:table-cell>
          <table:table-cell office:value-type="float" office:value="2.093306" calcext:value-type="float">
            <text:p>2,093306</text:p>
          </table:table-cell>
          <table:table-cell office:value-type="float" office:value="1.875285" calcext:value-type="float">
            <text:p>1,875285</text:p>
          </table:table-cell>
          <table:table-cell office:value-type="float" office:value="1.657264" calcext:value-type="float">
            <text:p>1,657264</text:p>
          </table:table-cell>
          <table:table-cell office:value-type="float" office:value="1.439242" calcext:value-type="float">
            <text:p>1,439242</text:p>
          </table:table-cell>
          <table:table-cell office:value-type="float" office:value="1.221221" calcext:value-type="float">
            <text:p>1,221221</text:p>
          </table:table-cell>
          <table:table-cell office:value-type="float" office:value="1.0032" calcext:value-type="float">
            <text:p>1,0032</text:p>
          </table:table-cell>
          <table:table-cell office:value-type="float" office:value="0.785179" calcext:value-type="float">
            <text:p>0,785179</text:p>
          </table:table-cell>
          <table:table-cell office:value-type="float" office:value="0.567157" calcext:value-type="float">
            <text:p>0,567157</text:p>
          </table:table-cell>
          <table:table-cell office:value-type="float" office:value="0.349136" calcext:value-type="float">
            <text:p>0,349136</text:p>
          </table:table-cell>
          <table:table-cell office:value-type="float" office:value="0.131115" calcext:value-type="float">
            <text:p>0,131115</text:p>
          </table:table-cell>
          <table:table-cell office:value-type="float" office:value="-0.086906" calcext:value-type="float">
            <text:p>-0,086906</text:p>
          </table:table-cell>
          <table:table-cell office:value-type="float" office:value="-0.304927" calcext:value-type="float">
            <text:p>-0,304927</text:p>
          </table:table-cell>
          <table:table-cell office:value-type="float" office:value="-0.522947" calcext:value-type="float">
            <text:p>-0,522947</text:p>
          </table:table-cell>
          <table:table-cell office:value-type="float" office:value="-0.740968" calcext:value-type="float">
            <text:p>-0,740968</text:p>
          </table:table-cell>
          <table:table-cell office:value-type="float" office:value="-0.958989" calcext:value-type="float">
            <text:p>-0,958989</text:p>
          </table:table-cell>
          <table:table-cell office:value-type="float" office:value="-1.177009" calcext:value-type="float">
            <text:p>-1,177009</text:p>
          </table:table-cell>
          <table:table-cell office:value-type="float" office:value="-1.39503" calcext:value-type="float">
            <text:p>-1,39503</text:p>
          </table:table-cell>
          <table:table-cell office:value-type="float" office:value="-1.613051" calcext:value-type="float">
            <text:p>-1,613051</text:p>
          </table:table-cell>
          <table:table-cell office:value-type="float" office:value="-1.831071" calcext:value-type="float">
            <text:p>-1,831071</text:p>
          </table:table-cell>
          <table:table-cell office:value-type="float" office:value="-2.049092" calcext:value-type="float">
            <text:p>-2,049092</text:p>
          </table:table-cell>
          <table:table-cell office:value-type="float" office:value="-2.267113" calcext:value-type="float">
            <text:p>-2,267113</text:p>
          </table:table-cell>
          <table:table-cell office:value-type="float" office:value="-2.485133" calcext:value-type="float">
            <text:p>-2,485133</text:p>
          </table:table-cell>
          <table:table-cell office:value-type="float" office:value="-2.703154" calcext:value-type="float">
            <text:p>-2,703154</text:p>
          </table:table-cell>
          <table:table-cell office:value-type="float" office:value="-2.921175" calcext:value-type="float">
            <text:p>-2,921175</text:p>
          </table:table-cell>
          <table:table-cell office:value-type="float" office:value="-3.139195" calcext:value-type="float">
            <text:p>-3,139195</text:p>
          </table:table-cell>
          <table:table-cell office:value-type="float" office:value="-3.357216" calcext:value-type="float">
            <text:p>-3,357216</text:p>
          </table:table-cell>
          <table:table-cell office:value-type="float" office:value="-3.575237" calcext:value-type="float">
            <text:p>-3,575237</text:p>
          </table:table-cell>
          <table:table-cell office:value-type="float" office:value="-3.793257" calcext:value-type="float">
            <text:p>-3,793257</text:p>
          </table:table-cell>
          <table:table-cell office:value-type="float" office:value="-4.011278" calcext:value-type="float">
            <text:p>-4,011278</text:p>
          </table:table-cell>
          <table:table-cell office:value-type="float" office:value="-4.229299" calcext:value-type="float">
            <text:p>-4,229299</text:p>
          </table:table-cell>
          <table:table-cell office:value-type="float" office:value="-4.44732" calcext:value-type="float">
            <text:p>-4,44732</text:p>
          </table:table-cell>
          <table:table-cell office:value-type="float" office:value="-4.66534" calcext:value-type="float">
            <text:p>-4,66534</text:p>
          </table:table-cell>
          <table:table-cell office:value-type="float" office:value="-4.883361" calcext:value-type="float">
            <text:p>-4,883361</text:p>
          </table:table-cell>
          <table:table-cell office:value-type="float" office:value="-4.898619" calcext:value-type="float">
            <text:p>-4,898619</text:p>
          </table:table-cell>
          <table:table-cell office:value-type="float" office:value="-4.680598" calcext:value-type="float">
            <text:p>-4,680598</text:p>
          </table:table-cell>
          <table:table-cell office:value-type="float" office:value="-4.462577" calcext:value-type="float">
            <text:p>-4,462577</text:p>
          </table:table-cell>
          <table:table-cell office:value-type="float" office:value="-4.244556" calcext:value-type="float">
            <text:p>-4,244556</text:p>
          </table:table-cell>
          <table:table-cell office:value-type="float" office:value="-4.026536" calcext:value-type="float">
            <text:p>-4,026536</text:p>
          </table:table-cell>
          <table:table-cell office:value-type="float" office:value="-3.808515" calcext:value-type="float">
            <text:p>-3,808515</text:p>
          </table:table-cell>
          <table:table-cell office:value-type="float" office:value="-3.590494" calcext:value-type="float">
            <text:p>-3,590494</text:p>
          </table:table-cell>
          <table:table-cell office:value-type="float" office:value="-3.372474" calcext:value-type="float">
            <text:p>-3,372474</text:p>
          </table:table-cell>
          <table:table-cell office:value-type="float" office:value="-3.154453" calcext:value-type="float">
            <text:p>-3,154453</text:p>
          </table:table-cell>
          <table:table-cell office:value-type="float" office:value="-2.936432" calcext:value-type="float">
            <text:p>-2,936432</text:p>
          </table:table-cell>
          <table:table-cell office:value-type="float" office:value="-2.718412" calcext:value-type="float">
            <text:p>-2,718412</text:p>
          </table:table-cell>
          <table:table-cell office:value-type="float" office:value="-2.500391" calcext:value-type="float">
            <text:p>-2,500391</text:p>
          </table:table-cell>
          <table:table-cell office:value-type="float" office:value="-2.28237" calcext:value-type="float">
            <text:p>-2,28237</text:p>
          </table:table-cell>
          <table:table-cell office:value-type="float" office:value="-2.06435" calcext:value-type="float">
            <text:p>-2,06435</text:p>
          </table:table-cell>
          <table:table-cell office:value-type="float" office:value="-1.846329" calcext:value-type="float">
            <text:p>-1,846329</text:p>
          </table:table-cell>
          <table:table-cell office:value-type="float" office:value="-1.628308" calcext:value-type="float">
            <text:p>-1,628308</text:p>
          </table:table-cell>
          <table:table-cell office:value-type="float" office:value="-1.410288" calcext:value-type="float">
            <text:p>-1,410288</text:p>
          </table:table-cell>
          <table:table-cell office:value-type="float" office:value="-1.192267" calcext:value-type="float">
            <text:p>-1,192267</text:p>
          </table:table-cell>
          <table:table-cell office:value-type="float" office:value="-0.974246" calcext:value-type="float">
            <text:p>-0,974246</text:p>
          </table:table-cell>
          <table:table-cell office:value-type="float" office:value="-0.756226" calcext:value-type="float">
            <text:p>-0,756226</text:p>
          </table:table-cell>
          <table:table-cell office:value-type="float" office:value="-0.538205" calcext:value-type="float">
            <text:p>-0,538205</text:p>
          </table:table-cell>
          <table:table-cell office:value-type="float" office:value="-0.320184" calcext:value-type="float">
            <text:p>-0,320184</text:p>
          </table:table-cell>
          <table:table-cell office:value-type="float" office:value="-0.102164" calcext:value-type="float">
            <text:p>-0,102164</text:p>
          </table:table-cell>
          <table:table-cell table:number-columns-repeated="183"/>
        </table:table-row>
        <table:table-row table:style-name="ro1">
          <table:table-cell office:value-type="float" office:value="2.6711" calcext:value-type="float">
            <text:p>2,6711</text:p>
          </table:table-cell>
          <table:table-cell office:value-type="float" office:value="2.841397" calcext:value-type="float">
            <text:p>2,841397</text:p>
          </table:table-cell>
          <table:table-cell office:value-type="float" office:value="3.010093" calcext:value-type="float">
            <text:p>3,010093</text:p>
          </table:table-cell>
          <table:table-cell office:value-type="float" office:value="3.176397" calcext:value-type="float">
            <text:p>3,176397</text:p>
          </table:table-cell>
          <table:table-cell office:value-type="float" office:value="3.33953" calcext:value-type="float">
            <text:p>3,33953</text:p>
          </table:table-cell>
          <table:table-cell office:value-type="float" office:value="3.498725" calcext:value-type="float">
            <text:p>3,498725</text:p>
          </table:table-cell>
          <table:table-cell office:value-type="float" office:value="3.653237" calcext:value-type="float">
            <text:p>3,653237</text:p>
          </table:table-cell>
          <table:table-cell office:value-type="float" office:value="3.80234" calcext:value-type="float">
            <text:p>3,80234</text:p>
          </table:table-cell>
          <table:table-cell office:value-type="float" office:value="3.945336" calcext:value-type="float">
            <text:p>3,945336</text:p>
          </table:table-cell>
          <table:table-cell office:value-type="float" office:value="4.081555" calcext:value-type="float">
            <text:p>4,081555</text:p>
          </table:table-cell>
          <table:table-cell office:value-type="float" office:value="4.210357" calcext:value-type="float">
            <text:p>4,210357</text:p>
          </table:table-cell>
          <table:table-cell office:value-type="float" office:value="4.331137" calcext:value-type="float">
            <text:p>4,331137</text:p>
          </table:table-cell>
          <table:table-cell office:value-type="float" office:value="4.443331" calcext:value-type="float">
            <text:p>4,443331</text:p>
          </table:table-cell>
          <table:table-cell office:value-type="float" office:value="4.546412" calcext:value-type="float">
            <text:p>4,546412</text:p>
          </table:table-cell>
          <table:table-cell office:value-type="float" office:value="4.639895" calcext:value-type="float">
            <text:p>4,639895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4.796366" calcext:value-type="float">
            <text:p>4,796366</text:p>
          </table:table-cell>
          <table:table-cell office:value-type="float" office:value="4.85862" calcext:value-type="float">
            <text:p>4,85862</text:p>
          </table:table-cell>
          <table:table-cell office:value-type="float" office:value="4.909812" calcext:value-type="float">
            <text:p>4,909812</text:p>
          </table:table-cell>
          <table:table-cell office:value-type="float" office:value="4.949704" calcext:value-type="float">
            <text:p>4,949704</text:p>
          </table:table-cell>
          <table:table-cell office:value-type="float" office:value="4.978108" calcext:value-type="float">
            <text:p>4,978108</text:p>
          </table:table-cell>
          <table:table-cell office:value-type="float" office:value="4.994891" calcext:value-type="float">
            <text:p>4,994891</text:p>
          </table:table-cell>
          <table:table-cell office:value-type="float" office:value="4.999974" calcext:value-type="float">
            <text:p>4,999974</text:p>
          </table:table-cell>
          <table:table-cell office:value-type="float" office:value="4.993333" calcext:value-type="float">
            <text:p>4,993333</text:p>
          </table:table-cell>
          <table:table-cell office:value-type="float" office:value="4.975" calcext:value-type="float">
            <text:p>4,975</text:p>
          </table:table-cell>
          <table:table-cell office:value-type="float" office:value="4.945061" calcext:value-type="float">
            <text:p>4,945061</text:p>
          </table:table-cell>
          <table:table-cell office:value-type="float" office:value="4.903655" calcext:value-type="float">
            <text:p>4,903655</text:p>
          </table:table-cell>
          <table:table-cell office:value-type="float" office:value="4.850977" calcext:value-type="float">
            <text:p>4,850977</text:p>
          </table:table-cell>
          <table:table-cell office:value-type="float" office:value="4.787274" calcext:value-type="float">
            <text:p>4,787274</text:p>
          </table:table-cell>
          <table:table-cell office:value-type="float" office:value="4.712845" calcext:value-type="float">
            <text:p>4,712845</text:p>
          </table:table-cell>
          <table:table-cell office:value-type="float" office:value="4.628039" calcext:value-type="float">
            <text:p>4,628039</text:p>
          </table:table-cell>
          <table:table-cell office:value-type="float" office:value="4.533254" calcext:value-type="float">
            <text:p>4,533254</text:p>
          </table:table-cell>
          <table:table-cell office:value-type="float" office:value="4.428933" calcext:value-type="float">
            <text:p>4,428933</text:p>
          </table:table-cell>
          <table:table-cell office:value-type="float" office:value="4.315567" calcext:value-type="float">
            <text:p>4,315567</text:p>
          </table:table-cell>
          <table:table-cell office:value-type="float" office:value="4.193686" calcext:value-type="float">
            <text:p>4,193686</text:p>
          </table:table-cell>
          <table:table-cell office:value-type="float" office:value="4.063863" calcext:value-type="float">
            <text:p>4,063863</text:p>
          </table:table-cell>
          <table:table-cell office:value-type="float" office:value="3.926707" calcext:value-type="float">
            <text:p>3,926707</text:p>
          </table:table-cell>
          <table:table-cell office:value-type="float" office:value="3.782859" calcext:value-type="float">
            <text:p>3,782859</text:p>
          </table:table-cell>
          <table:table-cell office:value-type="float" office:value="3.632996" calcext:value-type="float">
            <text:p>3,632996</text:p>
          </table:table-cell>
          <table:table-cell office:value-type="float" office:value="3.477819" calcext:value-type="float">
            <text:p>3,477819</text:p>
          </table:table-cell>
          <table:table-cell office:value-type="float" office:value="3.318058" calcext:value-type="float">
            <text:p>3,318058</text:p>
          </table:table-cell>
          <table:table-cell office:value-type="float" office:value="3.154459" calcext:value-type="float">
            <text:p>3,154459</text:p>
          </table:table-cell>
          <table:table-cell office:value-type="float" office:value="2.987792" calcext:value-type="float">
            <text:p>2,987792</text:p>
          </table:table-cell>
          <table:table-cell office:value-type="float" office:value="2.818837" calcext:value-type="float">
            <text:p>2,818837</text:p>
          </table:table-cell>
          <table:table-cell office:value-type="float" office:value="2.648387" calcext:value-type="float">
            <text:p>2,648387</text:p>
          </table:table-cell>
          <table:table-cell office:value-type="float" office:value="-2.522758" calcext:value-type="float">
            <text:p>-2,522758</text:p>
          </table:table-cell>
          <table:table-cell office:value-type="float" office:value="-2.693797" calcext:value-type="float">
            <text:p>-2,693797</text:p>
          </table:table-cell>
          <table:table-cell office:value-type="float" office:value="-2.863927" calcext:value-type="float">
            <text:p>-2,863927</text:p>
          </table:table-cell>
          <table:table-cell office:value-type="float" office:value="-3.032351" calcext:value-type="float">
            <text:p>-3,032351</text:p>
          </table:table-cell>
          <table:table-cell office:value-type="float" office:value="-3.198277" calcext:value-type="float">
            <text:p>-3,198277</text:p>
          </table:table-cell>
          <table:table-cell office:value-type="float" office:value="-3.360929" calcext:value-type="float">
            <text:p>-3,360929</text:p>
          </table:table-cell>
          <table:table-cell office:value-type="float" office:value="-3.519545" calcext:value-type="float">
            <text:p>-3,519545</text:p>
          </table:table-cell>
          <table:table-cell office:value-type="float" office:value="-3.673378" calcext:value-type="float">
            <text:p>-3,673378</text:p>
          </table:table-cell>
          <table:table-cell office:value-type="float" office:value="-3.82171" calcext:value-type="float">
            <text:p>-3,82171</text:p>
          </table:table-cell>
          <table:table-cell office:value-type="float" office:value="-3.963843" calcext:value-type="float">
            <text:p>-3,963843</text:p>
          </table:table-cell>
          <table:table-cell office:value-type="float" office:value="-4.099111" calcext:value-type="float">
            <text:p>-4,099111</text:p>
          </table:table-cell>
          <table:table-cell office:value-type="float" office:value="-4.226881" calcext:value-type="float">
            <text:p>-4,226881</text:p>
          </table:table-cell>
          <table:table-cell office:value-type="float" office:value="-4.346552" calcext:value-type="float">
            <text:p>-4,346552</text:p>
          </table:table-cell>
          <table:table-cell office:value-type="float" office:value="-4.457564" calcext:value-type="float">
            <text:p>-4,457564</text:p>
          </table:table-cell>
          <table:table-cell office:value-type="float" office:value="-4.559396" calcext:value-type="float">
            <text:p>-4,559396</text:p>
          </table:table-cell>
          <table:table-cell office:value-type="float" office:value="-4.65157" calcext:value-type="float">
            <text:p>-4,65157</text:p>
          </table:table-cell>
          <table:table-cell office:value-type="float" office:value="-4.733655" calcext:value-type="float">
            <text:p>-4,733655</text:p>
          </table:table-cell>
          <table:table-cell office:value-type="float" office:value="-4.805265" calcext:value-type="float">
            <text:p>-4,805265</text:p>
          </table:table-cell>
          <table:table-cell office:value-type="float" office:value="-4.866064" calcext:value-type="float">
            <text:p>-4,866064</text:p>
          </table:table-cell>
          <table:table-cell office:value-type="float" office:value="-4.915768" calcext:value-type="float">
            <text:p>-4,915768</text:p>
          </table:table-cell>
          <table:table-cell office:value-type="float" office:value="-4.954143" calcext:value-type="float">
            <text:p>-4,954143</text:p>
          </table:table-cell>
          <table:table-cell office:value-type="float" office:value="-4.981009" calcext:value-type="float">
            <text:p>-4,981009</text:p>
          </table:table-cell>
          <table:table-cell office:value-type="float" office:value="-4.996242" calcext:value-type="float">
            <text:p>-4,996242</text:p>
          </table:table-cell>
          <table:table-cell office:value-type="float" office:value="-4.999767" calcext:value-type="float">
            <text:p>-4,999767</text:p>
          </table:table-cell>
          <table:table-cell office:value-type="float" office:value="-4.99157" calcext:value-type="float">
            <text:p>-4,99157</text:p>
          </table:table-cell>
          <table:table-cell office:value-type="float" office:value="-4.971689" calcext:value-type="float">
            <text:p>-4,971689</text:p>
          </table:table-cell>
          <table:table-cell office:value-type="float" office:value="-4.940217" calcext:value-type="float">
            <text:p>-4,940217</text:p>
          </table:table-cell>
          <table:table-cell office:value-type="float" office:value="-4.897302" calcext:value-type="float">
            <text:p>-4,897302</text:p>
          </table:table-cell>
          <table:table-cell office:value-type="float" office:value="-4.843144" calcext:value-type="float">
            <text:p>-4,843144</text:p>
          </table:table-cell>
          <table:table-cell office:value-type="float" office:value="-4.777998" calcext:value-type="float">
            <text:p>-4,777998</text:p>
          </table:table-cell>
          <table:table-cell office:value-type="float" office:value="-4.70217" calcext:value-type="float">
            <text:p>-4,70217</text:p>
          </table:table-cell>
          <table:table-cell office:value-type="float" office:value="-4.616014" calcext:value-type="float">
            <text:p>-4,616014</text:p>
          </table:table-cell>
          <table:table-cell office:value-type="float" office:value="-4.519936" calcext:value-type="float">
            <text:p>-4,519936</text:p>
          </table:table-cell>
          <table:table-cell office:value-type="float" office:value="-4.414385" calcext:value-type="float">
            <text:p>-4,414385</text:p>
          </table:table-cell>
          <table:table-cell office:value-type="float" office:value="-4.299857" calcext:value-type="float">
            <text:p>-4,299857</text:p>
          </table:table-cell>
          <table:table-cell office:value-type="float" office:value="-4.176888" calcext:value-type="float">
            <text:p>-4,176888</text:p>
          </table:table-cell>
          <table:table-cell office:value-type="float" office:value="-4.046056" calcext:value-type="float">
            <text:p>-4,046056</text:p>
          </table:table-cell>
          <table:table-cell office:value-type="float" office:value="-3.907973" calcext:value-type="float">
            <text:p>-3,907973</text:p>
          </table:table-cell>
          <table:table-cell office:value-type="float" office:value="-3.763288" calcext:value-type="float">
            <text:p>-3,763288</text:p>
          </table:table-cell>
          <table:table-cell office:value-type="float" office:value="-3.612678" calcext:value-type="float">
            <text:p>-3,612678</text:p>
          </table:table-cell>
          <table:table-cell office:value-type="float" office:value="-3.45685" calcext:value-type="float">
            <text:p>-3,45685</text:p>
          </table:table-cell>
          <table:table-cell office:value-type="float" office:value="-3.296536" calcext:value-type="float">
            <text:p>-3,296536</text:p>
          </table:table-cell>
          <table:table-cell office:value-type="float" office:value="-3.132486" calcext:value-type="float">
            <text:p>-3,132486</text:p>
          </table:table-cell>
          <table:table-cell office:value-type="float" office:value="-2.96547" calcext:value-type="float">
            <text:p>-2,96547</text:p>
          </table:table-cell>
          <table:table-cell office:value-type="float" office:value="-2.796271" calcext:value-type="float">
            <text:p>-2,796271</text:p>
          </table:table-cell>
          <table:table-cell office:value-type="float" office:value="-2.625683" calcext:value-type="float">
            <text:p>-2,625683</text:p>
          </table:table-cell>
          <table:table-cell office:value-type="float" office:value="2.545495" calcext:value-type="float">
            <text:p>2,545495</text:p>
          </table:table-cell>
          <table:table-cell office:value-type="float" office:value="2.716459" calcext:value-type="float">
            <text:p>2,716459</text:p>
          </table:table-cell>
          <table:table-cell office:value-type="float" office:value="2.886409" calcext:value-type="float">
            <text:p>2,886409</text:p>
          </table:table-cell>
          <table:table-cell office:value-type="float" office:value="3.054546" calcext:value-type="float">
            <text:p>3,054546</text:p>
          </table:table-cell>
          <table:table-cell office:value-type="float" office:value="3.220083" calcext:value-type="float">
            <text:p>3,220083</text:p>
          </table:table-cell>
          <table:table-cell office:value-type="float" office:value="3.382243" calcext:value-type="float">
            <text:p>3,382243</text:p>
          </table:table-cell>
          <table:table-cell office:value-type="float" office:value="3.540266" calcext:value-type="float">
            <text:p>3,540266</text:p>
          </table:table-cell>
          <table:table-cell office:value-type="float" office:value="3.69341" calcext:value-type="float">
            <text:p>3,69341</text:p>
          </table:table-cell>
          <table:table-cell office:value-type="float" office:value="3.840959" calcext:value-type="float">
            <text:p>3,840959</text:p>
          </table:table-cell>
          <table:table-cell office:value-type="float" office:value="3.982218" calcext:value-type="float">
            <text:p>3,982218</text:p>
          </table:table-cell>
          <table:table-cell office:value-type="float" office:value="4.116527" calcext:value-type="float">
            <text:p>4,116527</text:p>
          </table:table-cell>
          <table:table-cell office:value-type="float" office:value="4.243254" calcext:value-type="float">
            <text:p>4,243254</text:p>
          </table:table-cell>
          <table:table-cell office:value-type="float" office:value="4.361807" calcext:value-type="float">
            <text:p>4,361807</text:p>
          </table:table-cell>
          <table:table-cell office:value-type="float" office:value="4.471629" calcext:value-type="float">
            <text:p>4,471629</text:p>
          </table:table-cell>
          <table:table-cell office:value-type="float" office:value="4.572205" calcext:value-type="float">
            <text:p>4,572205</text:p>
          </table:table-cell>
          <table:table-cell office:value-type="float" office:value="4.663063" calcext:value-type="float">
            <text:p>4,663063</text:p>
          </table:table-cell>
          <table:table-cell office:value-type="float" office:value="4.743778" calcext:value-type="float">
            <text:p>4,743778</text:p>
          </table:table-cell>
          <table:table-cell office:value-type="float" office:value="4.813971" calcext:value-type="float">
            <text:p>4,813971</text:p>
          </table:table-cell>
          <table:table-cell office:value-type="float" office:value="4.873312" calcext:value-type="float">
            <text:p>4,873312</text:p>
          </table:table-cell>
          <table:table-cell office:value-type="float" office:value="4.921523" calcext:value-type="float">
            <text:p>4,921523</text:p>
          </table:table-cell>
          <table:table-cell office:value-type="float" office:value="4.958378" calcext:value-type="float">
            <text:p>4,958378</text:p>
          </table:table-cell>
          <table:table-cell office:value-type="float" office:value="4.983706" calcext:value-type="float">
            <text:p>4,983706</text:p>
          </table:table-cell>
          <table:table-cell office:value-type="float" office:value="4.997385" calcext:value-type="float">
            <text:p>4,997385</text:p>
          </table:table-cell>
          <table:table-cell office:value-type="float" office:value="4.999353" calcext:value-type="float">
            <text:p>4,999353</text:p>
          </table:table-cell>
          <table:table-cell office:value-type="float" office:value="4.9896" calcext:value-type="float">
            <text:p>4,9896</text:p>
          </table:table-cell>
          <table:table-cell office:value-type="float" office:value="4.968173" calcext:value-type="float">
            <text:p>4,968173</text:p>
          </table:table-cell>
          <table:table-cell office:value-type="float" office:value="4.93517" calcext:value-type="float">
            <text:p>4,93517</text:p>
          </table:table-cell>
          <table:table-cell office:value-type="float" office:value="4.890749" calcext:value-type="float">
            <text:p>4,890749</text:p>
          </table:table-cell>
          <table:table-cell office:value-type="float" office:value="4.835115" calcext:value-type="float">
            <text:p>4,835115</text:p>
          </table:table-cell>
          <table:table-cell office:value-type="float" office:value="4.768531" calcext:value-type="float">
            <text:p>4,768531</text:p>
          </table:table-cell>
          <table:table-cell office:value-type="float" office:value="4.691309" calcext:value-type="float">
            <text:p>4,691309</text:p>
          </table:table-cell>
          <table:table-cell office:value-type="float" office:value="4.603811" calcext:value-type="float">
            <text:p>4,603811</text:p>
          </table:table-cell>
          <table:table-cell office:value-type="float" office:value="4.506446" calcext:value-type="float">
            <text:p>4,506446</text:p>
          </table:table-cell>
          <table:table-cell office:value-type="float" office:value="4.399673" calcext:value-type="float">
            <text:p>4,399673</text:p>
          </table:table-cell>
          <table:table-cell office:value-type="float" office:value="4.283991" calcext:value-type="float">
            <text:p>4,283991</text:p>
          </table:table-cell>
          <table:table-cell office:value-type="float" office:value="4.159943" calcext:value-type="float">
            <text:p>4,159943</text:p>
          </table:table-cell>
          <table:table-cell office:value-type="float" office:value="4.02811" calcext:value-type="float">
            <text:p>4,02811</text:p>
          </table:table-cell>
          <table:table-cell office:value-type="float" office:value="3.889112" calcext:value-type="float">
            <text:p>3,889112</text:p>
          </table:table-cell>
          <table:table-cell office:value-type="float" office:value="3.743599" calcext:value-type="float">
            <text:p>3,743599</text:p>
          </table:table-cell>
          <table:table-cell office:value-type="float" office:value="3.592254" calcext:value-type="float">
            <text:p>3,592254</text:p>
          </table:table-cell>
          <table:table-cell office:value-type="float" office:value="3.435788" calcext:value-type="float">
            <text:p>3,435788</text:p>
          </table:table-cell>
          <table:table-cell office:value-type="float" office:value="3.274932" calcext:value-type="float">
            <text:p>3,274932</text:p>
          </table:table-cell>
          <table:table-cell office:value-type="float" office:value="3.110443" calcext:value-type="float">
            <text:p>3,110443</text:p>
          </table:table-cell>
          <table:table-cell office:value-type="float" office:value="2.943091" calcext:value-type="float">
            <text:p>2,943091</text:p>
          </table:table-cell>
          <table:table-cell office:value-type="float" office:value="2.773661" calcext:value-type="float">
            <text:p>2,773661</text:p>
          </table:table-cell>
          <table:table-cell office:value-type="float" office:value="2.602948" calcext:value-type="float">
            <text:p>2,602948</text:p>
          </table:table-cell>
          <table:table-cell office:value-type="float" office:value="-2.568247" calcext:value-type="float">
            <text:p>-2,568247</text:p>
          </table:table-cell>
          <table:table-cell office:value-type="float" office:value="-2.739123" calcext:value-type="float">
            <text:p>-2,739123</text:p>
          </table:table-cell>
          <table:table-cell office:value-type="float" office:value="-2.908877" calcext:value-type="float">
            <text:p>-2,908877</text:p>
          </table:table-cell>
          <table:table-cell office:value-type="float" office:value="-3.076713" calcext:value-type="float">
            <text:p>-3,076713</text:p>
          </table:table-cell>
          <table:table-cell office:value-type="float" office:value="-3.241845" calcext:value-type="float">
            <text:p>-3,241845</text:p>
          </table:table-cell>
          <table:table-cell office:value-type="float" office:value="-3.403499" calcext:value-type="float">
            <text:p>-3,403499</text:p>
          </table:table-cell>
          <table:table-cell office:value-type="float" office:value="-3.560915" calcext:value-type="float">
            <text:p>-3,560915</text:p>
          </table:table-cell>
          <table:table-cell office:value-type="float" office:value="-3.713356" calcext:value-type="float">
            <text:p>-3,713356</text:p>
          </table:table-cell>
          <table:table-cell office:value-type="float" office:value="-3.860107" calcext:value-type="float">
            <text:p>-3,860107</text:p>
          </table:table-cell>
          <table:table-cell office:value-type="float" office:value="-4.00048" calcext:value-type="float">
            <text:p>-4,00048</text:p>
          </table:table-cell>
          <table:table-cell office:value-type="float" office:value="-4.133817" calcext:value-type="float">
            <text:p>-4,133817</text:p>
          </table:table-cell>
          <table:table-cell office:value-type="float" office:value="-4.259491" calcext:value-type="float">
            <text:p>-4,259491</text:p>
          </table:table-cell>
          <table:table-cell office:value-type="float" office:value="-4.376915" calcext:value-type="float">
            <text:p>-4,376915</text:p>
          </table:table-cell>
          <table:table-cell office:value-type="float" office:value="-4.485537" calcext:value-type="float">
            <text:p>-4,485537</text:p>
          </table:table-cell>
          <table:table-cell office:value-type="float" office:value="-4.584847" calcext:value-type="float">
            <text:p>-4,584847</text:p>
          </table:table-cell>
          <table:table-cell office:value-type="float" office:value="-4.674381" calcext:value-type="float">
            <text:p>-4,674381</text:p>
          </table:table-cell>
          <table:table-cell office:value-type="float" office:value="-4.753718" calcext:value-type="float">
            <text:p>-4,753718</text:p>
          </table:table-cell>
          <table:table-cell office:value-type="float" office:value="-4.822487" calcext:value-type="float">
            <text:p>-4,822487</text:p>
          </table:table-cell>
          <table:table-cell office:value-type="float" office:value="-4.880363" calcext:value-type="float">
            <text:p>-4,880363</text:p>
          </table:table-cell>
          <table:table-cell office:value-type="float" office:value="-4.927078" calcext:value-type="float">
            <text:p>-4,927078</text:p>
          </table:table-cell>
          <table:table-cell office:value-type="float" office:value="-4.96241" calcext:value-type="float">
            <text:p>-4,96241</text:p>
          </table:table-cell>
          <table:table-cell office:value-type="float" office:value="-4.986196" calcext:value-type="float">
            <text:p>-4,986196</text:p>
          </table:table-cell>
          <table:table-cell office:value-type="float" office:value="-4.998322" calcext:value-type="float">
            <text:p>-4,998322</text:p>
          </table:table-cell>
          <table:table-cell office:value-type="float" office:value="-4.998732" calcext:value-type="float">
            <text:p>-4,998732</text:p>
          </table:table-cell>
          <table:table-cell office:value-type="float" office:value="-4.987425" calcext:value-type="float">
            <text:p>-4,987425</text:p>
          </table:table-cell>
          <table:table-cell office:value-type="float" office:value="-4.964452" calcext:value-type="float">
            <text:p>-4,964452</text:p>
          </table:table-cell>
          <table:table-cell office:value-type="float" office:value="-4.929923" calcext:value-type="float">
            <text:p>-4,929923</text:p>
          </table:table-cell>
          <table:table-cell office:value-type="float" office:value="-4.883999" calcext:value-type="float">
            <text:p>-4,883999</text:p>
          </table:table-cell>
          <table:table-cell office:value-type="float" office:value="-4.826895" calcext:value-type="float">
            <text:p>-4,826895</text:p>
          </table:table-cell>
          <table:table-cell office:value-type="float" office:value="-4.758879" calcext:value-type="float">
            <text:p>-4,758879</text:p>
          </table:table-cell>
          <table:table-cell office:value-type="float" office:value="-4.68027" calcext:value-type="float">
            <text:p>-4,68027</text:p>
          </table:table-cell>
          <table:table-cell office:value-type="float" office:value="-4.591436" calcext:value-type="float">
            <text:p>-4,591436</text:p>
          </table:table-cell>
          <table:table-cell office:value-type="float" office:value="-4.492795" calcext:value-type="float">
            <text:p>-4,492795</text:p>
          </table:table-cell>
          <table:table-cell office:value-type="float" office:value="-4.384809" calcext:value-type="float">
            <text:p>-4,384809</text:p>
          </table:table-cell>
          <table:table-cell office:value-type="float" office:value="-4.267984" calcext:value-type="float">
            <text:p>-4,267984</text:p>
          </table:table-cell>
          <table:table-cell office:value-type="float" office:value="-4.142868" calcext:value-type="float">
            <text:p>-4,142868</text:p>
          </table:table-cell>
          <table:table-cell office:value-type="float" office:value="-4.010048" calcext:value-type="float">
            <text:p>-4,010048</text:p>
          </table:table-cell>
          <table:table-cell office:value-type="float" office:value="-3.870146" calcext:value-type="float">
            <text:p>-3,870146</text:p>
          </table:table-cell>
          <table:table-cell office:value-type="float" office:value="-3.723819" calcext:value-type="float">
            <text:p>-3,723819</text:p>
          </table:table-cell>
          <table:table-cell office:value-type="float" office:value="-3.571754" calcext:value-type="float">
            <text:p>-3,571754</text:p>
          </table:table-cell>
          <table:table-cell office:value-type="float" office:value="-3.414662" calcext:value-type="float">
            <text:p>-3,414662</text:p>
          </table:table-cell>
          <table:table-cell office:value-type="float" office:value="-3.253281" calcext:value-type="float">
            <text:p>-3,253281</text:p>
          </table:table-cell>
          <table:table-cell office:value-type="float" office:value="-3.088367" calcext:value-type="float">
            <text:p>-3,088367</text:p>
          </table:table-cell>
          <table:table-cell office:value-type="float" office:value="-2.920694" calcext:value-type="float">
            <text:p>-2,920694</text:p>
          </table:table-cell>
          <table:table-cell office:value-type="float" office:value="-2.751048" calcext:value-type="float">
            <text:p>-2,751048</text:p>
          </table:table-cell>
          <table:table-cell office:value-type="float" office:value="-2.580225" calcext:value-type="float">
            <text:p>-2,580225</text:p>
          </table:table-cell>
          <table:table-cell table:number-columns-repeated="183"/>
        </table:table-row>
        <table:table-row table:style-name="ro1">
          <table:table-cell office:value-type="float" office:value="1.417308" calcext:value-type="float">
            <text:p>1,417308</text:p>
          </table:table-cell>
          <table:table-cell office:value-type="float" office:value="1.584214" calcext:value-type="float">
            <text:p>1,584214</text:p>
          </table:table-cell>
          <table:table-cell office:value-type="float" office:value="1.75032" calcext:value-type="float">
            <text:p>1,75032</text:p>
          </table:table-cell>
          <table:table-cell office:value-type="float" office:value="1.915231" calcext:value-type="float">
            <text:p>1,915231</text:p>
          </table:table-cell>
          <table:table-cell office:value-type="float" office:value="2.078554" calcext:value-type="float">
            <text:p>2,078554</text:p>
          </table:table-cell>
          <table:table-cell office:value-type="float" office:value="2.23991" calcext:value-type="float">
            <text:p>2,23991</text:p>
          </table:table-cell>
          <table:table-cell office:value-type="float" office:value="2.398924" calcext:value-type="float">
            <text:p>2,398924</text:p>
          </table:table-cell>
          <table:table-cell office:value-type="float" office:value="2.555234" calcext:value-type="float">
            <text:p>2,555234</text:p>
          </table:table-cell>
          <table:table-cell office:value-type="float" office:value="2.70849" calcext:value-type="float">
            <text:p>2,70849</text:p>
          </table:table-cell>
          <table:table-cell office:value-type="float" office:value="2.858357" calcext:value-type="float">
            <text:p>2,858357</text:p>
          </table:table-cell>
          <table:table-cell office:value-type="float" office:value="3.004516" calcext:value-type="float">
            <text:p>3,004516</text:p>
          </table:table-cell>
          <table:table-cell office:value-type="float" office:value="3.146664" calcext:value-type="float">
            <text:p>3,146664</text:p>
          </table:table-cell>
          <table:table-cell office:value-type="float" office:value="3.284519" calcext:value-type="float">
            <text:p>3,284519</text:p>
          </table:table-cell>
          <table:table-cell office:value-type="float" office:value="3.417817" calcext:value-type="float">
            <text:p>3,417817</text:p>
          </table:table-cell>
          <table:table-cell office:value-type="float" office:value="3.546317" calcext:value-type="float">
            <text:p>3,546317</text:p>
          </table:table-cell>
          <table:table-cell office:value-type="float" office:value="3.6698" calcext:value-type="float">
            <text:p>3,6698</text:p>
          </table:table-cell>
          <table:table-cell office:value-type="float" office:value="3.788069" calcext:value-type="float">
            <text:p>3,788069</text:p>
          </table:table-cell>
          <table:table-cell office:value-type="float" office:value="3.900953" calcext:value-type="float">
            <text:p>3,900953</text:p>
          </table:table-cell>
          <table:table-cell office:value-type="float" office:value="4.008307" calcext:value-type="float">
            <text:p>4,008307</text:p>
          </table:table-cell>
          <table:table-cell office:value-type="float" office:value="4.110012" calcext:value-type="float">
            <text:p>4,110012</text:p>
          </table:table-cell>
          <table:table-cell office:value-type="float" office:value="4.205972" calcext:value-type="float">
            <text:p>4,205972</text:p>
          </table:table-cell>
          <table:table-cell office:value-type="float" office:value="4.296121" calcext:value-type="float">
            <text:p>4,296121</text:p>
          </table:table-cell>
          <table:table-cell office:value-type="float" office:value="4.373176" calcext:value-type="float">
            <text:p>4,373176</text:p>
          </table:table-cell>
          <table:table-cell office:value-type="float" office:value="4.342603" calcext:value-type="float">
            <text:p>4,342603</text:p>
          </table:table-cell>
          <table:table-cell office:value-type="float" office:value="4.306183" calcext:value-type="float">
            <text:p>4,306183</text:p>
          </table:table-cell>
          <table:table-cell office:value-type="float" office:value="4.263961" calcext:value-type="float">
            <text:p>4,263961</text:p>
          </table:table-cell>
          <table:table-cell office:value-type="float" office:value="4.216006" calcext:value-type="float">
            <text:p>4,216006</text:p>
          </table:table-cell>
          <table:table-cell office:value-type="float" office:value="4.162414" calcext:value-type="float">
            <text:p>4,162414</text:p>
          </table:table-cell>
          <table:table-cell office:value-type="float" office:value="4.10331" calcext:value-type="float">
            <text:p>4,10331</text:p>
          </table:table-cell>
          <table:table-cell office:value-type="float" office:value="4.038843" calcext:value-type="float">
            <text:p>4,038843</text:p>
          </table:table-cell>
          <table:table-cell office:value-type="float" office:value="3.969187" calcext:value-type="float">
            <text:p>3,969187</text:p>
          </table:table-cell>
          <table:table-cell office:value-type="float" office:value="3.894542" calcext:value-type="float">
            <text:p>3,894542</text:p>
          </table:table-cell>
          <table:table-cell office:value-type="float" office:value="3.815129" calcext:value-type="float">
            <text:p>3,815129</text:p>
          </table:table-cell>
          <table:table-cell office:value-type="float" office:value="3.731193" calcext:value-type="float">
            <text:p>3,731193</text:p>
          </table:table-cell>
          <table:table-cell office:value-type="float" office:value="3.643" calcext:value-type="float">
            <text:p>3,643</text:p>
          </table:table-cell>
          <table:table-cell office:value-type="float" office:value="3.550836" calcext:value-type="float">
            <text:p>3,550836</text:p>
          </table:table-cell>
          <table:table-cell office:value-type="float" office:value="3.455005" calcext:value-type="float">
            <text:p>3,455005</text:p>
          </table:table-cell>
          <table:table-cell office:value-type="float" office:value="3.355829" calcext:value-type="float">
            <text:p>3,355829</text:p>
          </table:table-cell>
          <table:table-cell office:value-type="float" office:value="3.253644" calcext:value-type="float">
            <text:p>3,253644</text:p>
          </table:table-cell>
          <table:table-cell office:value-type="float" office:value="3.148803" calcext:value-type="float">
            <text:p>3,148803</text:p>
          </table:table-cell>
          <table:table-cell office:value-type="float" office:value="3.04167" calcext:value-type="float">
            <text:p>3,04167</text:p>
          </table:table-cell>
          <table:table-cell office:value-type="float" office:value="2.932618" calcext:value-type="float">
            <text:p>2,932618</text:p>
          </table:table-cell>
          <table:table-cell office:value-type="float" office:value="2.822032" calcext:value-type="float">
            <text:p>2,822032</text:p>
          </table:table-cell>
          <table:table-cell office:value-type="float" office:value="2.710302" calcext:value-type="float">
            <text:p>2,710302</text:p>
          </table:table-cell>
          <table:table-cell office:value-type="float" office:value="2.597824" calcext:value-type="float">
            <text:p>2,597824</text:p>
          </table:table-cell>
          <table:table-cell office:value-type="float" office:value="-2.515001" calcext:value-type="float">
            <text:p>-2,515001</text:p>
          </table:table-cell>
          <table:table-cell office:value-type="float" office:value="-2.627773" calcext:value-type="float">
            <text:p>-2,627773</text:p>
          </table:table-cell>
          <table:table-cell office:value-type="float" office:value="-2.740091" calcext:value-type="float">
            <text:p>-2,740091</text:p>
          </table:table-cell>
          <table:table-cell office:value-type="float" office:value="-2.851555" calcext:value-type="float">
            <text:p>-2,851555</text:p>
          </table:table-cell>
          <table:table-cell office:value-type="float" office:value="-2.961771" calcext:value-type="float">
            <text:p>-2,961771</text:p>
          </table:table-cell>
          <table:table-cell office:value-type="float" office:value="-3.07035" calcext:value-type="float">
            <text:p>-3,07035</text:p>
          </table:table-cell>
          <table:table-cell office:value-type="float" office:value="-3.17691" calcext:value-type="float">
            <text:p>-3,17691</text:p>
          </table:table-cell>
          <table:table-cell office:value-type="float" office:value="-3.28108" calcext:value-type="float">
            <text:p>-3,28108</text:p>
          </table:table-cell>
          <table:table-cell office:value-type="float" office:value="-3.382498" calcext:value-type="float">
            <text:p>-3,382498</text:p>
          </table:table-cell>
          <table:table-cell office:value-type="float" office:value="-3.480817" calcext:value-type="float">
            <text:p>-3,480817</text:p>
          </table:table-cell>
          <table:table-cell office:value-type="float" office:value="-3.575704" calcext:value-type="float">
            <text:p>-3,575704</text:p>
          </table:table-cell>
          <table:table-cell office:value-type="float" office:value="-3.666841" calcext:value-type="float">
            <text:p>-3,666841</text:p>
          </table:table-cell>
          <table:table-cell office:value-type="float" office:value="-3.753929" calcext:value-type="float">
            <text:p>-3,753929</text:p>
          </table:table-cell>
          <table:table-cell office:value-type="float" office:value="-3.836688" calcext:value-type="float">
            <text:p>-3,836688</text:p>
          </table:table-cell>
          <table:table-cell office:value-type="float" office:value="-3.914856" calcext:value-type="float">
            <text:p>-3,914856</text:p>
          </table:table-cell>
          <table:table-cell office:value-type="float" office:value="-3.988196" calcext:value-type="float">
            <text:p>-3,988196</text:p>
          </table:table-cell>
          <table:table-cell office:value-type="float" office:value="-4.056491" calcext:value-type="float">
            <text:p>-4,056491</text:p>
          </table:table-cell>
          <table:table-cell office:value-type="float" office:value="-4.119549" calcext:value-type="float">
            <text:p>-4,119549</text:p>
          </table:table-cell>
          <table:table-cell office:value-type="float" office:value="-4.177201" calcext:value-type="float">
            <text:p>-4,177201</text:p>
          </table:table-cell>
          <table:table-cell office:value-type="float" office:value="-4.229305" calcext:value-type="float">
            <text:p>-4,229305</text:p>
          </table:table-cell>
          <table:table-cell office:value-type="float" office:value="-4.275745" calcext:value-type="float">
            <text:p>-4,275745</text:p>
          </table:table-cell>
          <table:table-cell office:value-type="float" office:value="-4.316431" calcext:value-type="float">
            <text:p>-4,316431</text:p>
          </table:table-cell>
          <table:table-cell office:value-type="float" office:value="-4.3513" calcext:value-type="float">
            <text:p>-4,3513</text:p>
          </table:table-cell>
          <table:table-cell office:value-type="float" office:value="-4.358588" calcext:value-type="float">
            <text:p>-4,358588</text:p>
          </table:table-cell>
          <table:table-cell office:value-type="float" office:value="-4.272732" calcext:value-type="float">
            <text:p>-4,272732</text:p>
          </table:table-cell>
          <table:table-cell office:value-type="float" office:value="-4.181034" calcext:value-type="float">
            <text:p>-4,181034</text:p>
          </table:table-cell>
          <table:table-cell office:value-type="float" office:value="-4.08354" calcext:value-type="float">
            <text:p>-4,08354</text:p>
          </table:table-cell>
          <table:table-cell office:value-type="float" office:value="-3.980325" calcext:value-type="float">
            <text:p>-3,980325</text:p>
          </table:table-cell>
          <table:table-cell office:value-type="float" office:value="-3.871488" calcext:value-type="float">
            <text:p>-3,871488</text:p>
          </table:table-cell>
          <table:table-cell office:value-type="float" office:value="-3.757158" calcext:value-type="float">
            <text:p>-3,757158</text:p>
          </table:table-cell>
          <table:table-cell office:value-type="float" office:value="-3.637486" calcext:value-type="float">
            <text:p>-3,637486</text:p>
          </table:table-cell>
          <table:table-cell office:value-type="float" office:value="-3.51265" calcext:value-type="float">
            <text:p>-3,51265</text:p>
          </table:table-cell>
          <table:table-cell office:value-type="float" office:value="-3.382853" calcext:value-type="float">
            <text:p>-3,382853</text:p>
          </table:table-cell>
          <table:table-cell office:value-type="float" office:value="-3.24832" calcext:value-type="float">
            <text:p>-3,24832</text:p>
          </table:table-cell>
          <table:table-cell office:value-type="float" office:value="-3.109298" calcext:value-type="float">
            <text:p>-3,109298</text:p>
          </table:table-cell>
          <table:table-cell office:value-type="float" office:value="-2.966056" calcext:value-type="float">
            <text:p>-2,966056</text:p>
          </table:table-cell>
          <table:table-cell office:value-type="float" office:value="-2.818882" calcext:value-type="float">
            <text:p>-2,818882</text:p>
          </table:table-cell>
          <table:table-cell office:value-type="float" office:value="-2.668083" calcext:value-type="float">
            <text:p>-2,668083</text:p>
          </table:table-cell>
          <table:table-cell office:value-type="float" office:value="-2.513983" calcext:value-type="float">
            <text:p>-2,513983</text:p>
          </table:table-cell>
          <table:table-cell office:value-type="float" office:value="-2.35692" calcext:value-type="float">
            <text:p>-2,35692</text:p>
          </table:table-cell>
          <table:table-cell office:value-type="float" office:value="-2.197248" calcext:value-type="float">
            <text:p>-2,197248</text:p>
          </table:table-cell>
          <table:table-cell office:value-type="float" office:value="-2.035334" calcext:value-type="float">
            <text:p>-2,035334</text:p>
          </table:table-cell>
          <table:table-cell office:value-type="float" office:value="-1.871551" calcext:value-type="float">
            <text:p>-1,871551</text:p>
          </table:table-cell>
          <table:table-cell office:value-type="float" office:value="-1.706285" calcext:value-type="float">
            <text:p>-1,706285</text:p>
          </table:table-cell>
          <table:table-cell office:value-type="float" office:value="-1.539928" calcext:value-type="float">
            <text:p>-1,539928</text:p>
          </table:table-cell>
          <table:table-cell office:value-type="float" office:value="-1.372876" calcext:value-type="float">
            <text:p>-1,372876</text:p>
          </table:table-cell>
          <table:table-cell office:value-type="float" office:value="1.29447" calcext:value-type="float">
            <text:p>1,29447</text:p>
          </table:table-cell>
          <table:table-cell office:value-type="float" office:value="1.461711" calcext:value-type="float">
            <text:p>1,461711</text:p>
          </table:table-cell>
          <table:table-cell office:value-type="float" office:value="1.628443" calcext:value-type="float">
            <text:p>1,628443</text:p>
          </table:table-cell>
          <table:table-cell office:value-type="float" office:value="1.79427" calcext:value-type="float">
            <text:p>1,79427</text:p>
          </table:table-cell>
          <table:table-cell office:value-type="float" office:value="1.958797" calcext:value-type="float">
            <text:p>1,958797</text:p>
          </table:table-cell>
          <table:table-cell office:value-type="float" office:value="2.121634" calcext:value-type="float">
            <text:p>2,121634</text:p>
          </table:table-cell>
          <table:table-cell office:value-type="float" office:value="2.282404" calcext:value-type="float">
            <text:p>2,282404</text:p>
          </table:table-cell>
          <table:table-cell office:value-type="float" office:value="2.440734" calcext:value-type="float">
            <text:p>2,440734</text:p>
          </table:table-cell>
          <table:table-cell office:value-type="float" office:value="2.596266" calcext:value-type="float">
            <text:p>2,596266</text:p>
          </table:table-cell>
          <table:table-cell office:value-type="float" office:value="2.748654" calcext:value-type="float">
            <text:p>2,748654</text:p>
          </table:table-cell>
          <table:table-cell office:value-type="float" office:value="2.897566" calcext:value-type="float">
            <text:p>2,897566</text:p>
          </table:table-cell>
          <table:table-cell office:value-type="float" office:value="3.042688" calcext:value-type="float">
            <text:p>3,042688</text:p>
          </table:table-cell>
          <table:table-cell office:value-type="float" office:value="3.183722" calcext:value-type="float">
            <text:p>3,183722</text:p>
          </table:table-cell>
          <table:table-cell office:value-type="float" office:value="3.320391" calcext:value-type="float">
            <text:p>3,320391</text:p>
          </table:table-cell>
          <table:table-cell office:value-type="float" office:value="3.452437" calcext:value-type="float">
            <text:p>3,452437</text:p>
          </table:table-cell>
          <table:table-cell office:value-type="float" office:value="3.579624" calcext:value-type="float">
            <text:p>3,579624</text:p>
          </table:table-cell>
          <table:table-cell office:value-type="float" office:value="3.70174" calcext:value-type="float">
            <text:p>3,70174</text:p>
          </table:table-cell>
          <table:table-cell office:value-type="float" office:value="3.818594" calcext:value-type="float">
            <text:p>3,818594</text:p>
          </table:table-cell>
          <table:table-cell office:value-type="float" office:value="3.930022" calcext:value-type="float">
            <text:p>3,930022</text:p>
          </table:table-cell>
          <table:table-cell office:value-type="float" office:value="4.035886" calcext:value-type="float">
            <text:p>4,035886</text:p>
          </table:table-cell>
          <table:table-cell office:value-type="float" office:value="4.136072" calcext:value-type="float">
            <text:p>4,136072</text:p>
          </table:table-cell>
          <table:table-cell office:value-type="float" office:value="4.230494" calcext:value-type="float">
            <text:p>4,230494</text:p>
          </table:table-cell>
          <table:table-cell office:value-type="float" office:value="4.319091" calcext:value-type="float">
            <text:p>4,319091</text:p>
          </table:table-cell>
          <table:table-cell office:value-type="float" office:value="4.365624" calcext:value-type="float">
            <text:p>4,365624</text:p>
          </table:table-cell>
          <table:table-cell office:value-type="float" office:value="4.333496" calcext:value-type="float">
            <text:p>4,333496</text:p>
          </table:table-cell>
          <table:table-cell office:value-type="float" office:value="4.295529" calcext:value-type="float">
            <text:p>4,295529</text:p>
          </table:table-cell>
          <table:table-cell office:value-type="float" office:value="4.251775" calcext:value-type="float">
            <text:p>4,251775</text:p>
          </table:table-cell>
          <table:table-cell office:value-type="float" office:value="4.202312" calcext:value-type="float">
            <text:p>4,202312</text:p>
          </table:table-cell>
          <table:table-cell office:value-type="float" office:value="4.147243" calcext:value-type="float">
            <text:p>4,147243</text:p>
          </table:table-cell>
          <table:table-cell office:value-type="float" office:value="4.086698" calcext:value-type="float">
            <text:p>4,086698</text:p>
          </table:table-cell>
          <table:table-cell office:value-type="float" office:value="4.020833" calcext:value-type="float">
            <text:p>4,020833</text:p>
          </table:table-cell>
          <table:table-cell office:value-type="float" office:value="3.949832" calcext:value-type="float">
            <text:p>3,949832</text:p>
          </table:table-cell>
          <table:table-cell office:value-type="float" office:value="3.873897" calcext:value-type="float">
            <text:p>3,873897</text:p>
          </table:table-cell>
          <table:table-cell office:value-type="float" office:value="3.793257" calcext:value-type="float">
            <text:p>3,793257</text:p>
          </table:table-cell>
          <table:table-cell office:value-type="float" office:value="3.708164" calcext:value-type="float">
            <text:p>3,708164</text:p>
          </table:table-cell>
          <table:table-cell office:value-type="float" office:value="3.618887" calcext:value-type="float">
            <text:p>3,618887</text:p>
          </table:table-cell>
          <table:table-cell office:value-type="float" office:value="3.525718" calcext:value-type="float">
            <text:p>3,525718</text:p>
          </table:table-cell>
          <table:table-cell office:value-type="float" office:value="3.428967" calcext:value-type="float">
            <text:p>3,428967</text:p>
          </table:table-cell>
          <table:table-cell office:value-type="float" office:value="3.328957" calcext:value-type="float">
            <text:p>3,328957</text:p>
          </table:table-cell>
          <table:table-cell office:value-type="float" office:value="3.226032" calcext:value-type="float">
            <text:p>3,226032</text:p>
          </table:table-cell>
          <table:table-cell office:value-type="float" office:value="3.120546" calcext:value-type="float">
            <text:p>3,120546</text:p>
          </table:table-cell>
          <table:table-cell office:value-type="float" office:value="3.012866" calcext:value-type="float">
            <text:p>3,012866</text:p>
          </table:table-cell>
          <table:table-cell office:value-type="float" office:value="2.903369" calcext:value-type="float">
            <text:p>2,903369</text:p>
          </table:table-cell>
          <table:table-cell office:value-type="float" office:value="2.79244" calcext:value-type="float">
            <text:p>2,79244</text:p>
          </table:table-cell>
          <table:table-cell office:value-type="float" office:value="2.680473" calcext:value-type="float">
            <text:p>2,680473</text:p>
          </table:table-cell>
          <table:table-cell office:value-type="float" office:value="2.567863" calcext:value-type="float">
            <text:p>2,567863</text:p>
          </table:table-cell>
          <table:table-cell office:value-type="float" office:value="-2.544987" calcext:value-type="float">
            <text:p>-2,544987</text:p>
          </table:table-cell>
          <table:table-cell office:value-type="float" office:value="-2.657677" calcext:value-type="float">
            <text:p>-2,657677</text:p>
          </table:table-cell>
          <table:table-cell office:value-type="float" office:value="-2.769807" calcext:value-type="float">
            <text:p>-2,769807</text:p>
          </table:table-cell>
          <table:table-cell office:value-type="float" office:value="-2.880978" calcext:value-type="float">
            <text:p>-2,880978</text:p>
          </table:table-cell>
          <table:table-cell office:value-type="float" office:value="-2.990796" calcext:value-type="float">
            <text:p>-2,990796</text:p>
          </table:table-cell>
          <table:table-cell office:value-type="float" office:value="-3.098876" calcext:value-type="float">
            <text:p>-3,098876</text:p>
          </table:table-cell>
          <table:table-cell office:value-type="float" office:value="-3.204836" calcext:value-type="float">
            <text:p>-3,204836</text:p>
          </table:table-cell>
          <table:table-cell office:value-type="float" office:value="-3.308309" calcext:value-type="float">
            <text:p>-3,308309</text:p>
          </table:table-cell>
          <table:table-cell office:value-type="float" office:value="-3.408937" calcext:value-type="float">
            <text:p>-3,408937</text:p>
          </table:table-cell>
          <table:table-cell office:value-type="float" office:value="-3.506377" calcext:value-type="float">
            <text:p>-3,506377</text:p>
          </table:table-cell>
          <table:table-cell office:value-type="float" office:value="-3.600297" calcext:value-type="float">
            <text:p>-3,600297</text:p>
          </table:table-cell>
          <table:table-cell office:value-type="float" office:value="-3.690388" calcext:value-type="float">
            <text:p>-3,690388</text:p>
          </table:table-cell>
          <table:table-cell office:value-type="float" office:value="-3.776352" calcext:value-type="float">
            <text:p>-3,776352</text:p>
          </table:table-cell>
          <table:table-cell office:value-type="float" office:value="-3.857915" calcext:value-type="float">
            <text:p>-3,857915</text:p>
          </table:table-cell>
          <table:table-cell office:value-type="float" office:value="-3.934823" calcext:value-type="float">
            <text:p>-3,934823</text:p>
          </table:table-cell>
          <table:table-cell office:value-type="float" office:value="-4.006843" calcext:value-type="float">
            <text:p>-4,006843</text:p>
          </table:table-cell>
          <table:table-cell office:value-type="float" office:value="-4.073764" calcext:value-type="float">
            <text:p>-4,073764</text:p>
          </table:table-cell>
          <table:table-cell office:value-type="float" office:value="-4.135401" calcext:value-type="float">
            <text:p>-4,135401</text:p>
          </table:table-cell>
          <table:table-cell office:value-type="float" office:value="-4.191592" calcext:value-type="float">
            <text:p>-4,191592</text:p>
          </table:table-cell>
          <table:table-cell office:value-type="float" office:value="-4.242201" calcext:value-type="float">
            <text:p>-4,242201</text:p>
          </table:table-cell>
          <table:table-cell office:value-type="float" office:value="-4.28712" calcext:value-type="float">
            <text:p>-4,28712</text:p>
          </table:table-cell>
          <table:table-cell office:value-type="float" office:value="-4.326265" calcext:value-type="float">
            <text:p>-4,326265</text:p>
          </table:table-cell>
          <table:table-cell office:value-type="float" office:value="-4.359581" calcext:value-type="float">
            <text:p>-4,359581</text:p>
          </table:table-cell>
          <table:table-cell office:value-type="float" office:value="-4.336348" calcext:value-type="float">
            <text:p>-4,336348</text:p>
          </table:table-cell>
          <table:table-cell office:value-type="float" office:value="-4.248937" calcext:value-type="float">
            <text:p>-4,248937</text:p>
          </table:table-cell>
          <table:table-cell office:value-type="float" office:value="-4.155693" calcext:value-type="float">
            <text:p>-4,155693</text:p>
          </table:table-cell>
          <table:table-cell office:value-type="float" office:value="-4.05667" calcext:value-type="float">
            <text:p>-4,05667</text:p>
          </table:table-cell>
          <table:table-cell office:value-type="float" office:value="-3.951951" calcext:value-type="float">
            <text:p>-3,951951</text:p>
          </table:table-cell>
          <table:table-cell office:value-type="float" office:value="-3.841641" calcext:value-type="float">
            <text:p>-3,841641</text:p>
          </table:table-cell>
          <table:table-cell office:value-type="float" office:value="-3.725875" calcext:value-type="float">
            <text:p>-3,725875</text:p>
          </table:table-cell>
          <table:table-cell office:value-type="float" office:value="-3.604813" calcext:value-type="float">
            <text:p>-3,604813</text:p>
          </table:table-cell>
          <table:table-cell office:value-type="float" office:value="-3.478638" calcext:value-type="float">
            <text:p>-3,478638</text:p>
          </table:table-cell>
          <table:table-cell office:value-type="float" office:value="-3.34756" calcext:value-type="float">
            <text:p>-3,34756</text:p>
          </table:table-cell>
          <table:table-cell office:value-type="float" office:value="-3.211809" calcext:value-type="float">
            <text:p>-3,211809</text:p>
          </table:table-cell>
          <table:table-cell office:value-type="float" office:value="-3.071639" calcext:value-type="float">
            <text:p>-3,071639</text:p>
          </table:table-cell>
          <table:table-cell office:value-type="float" office:value="-2.927323" calcext:value-type="float">
            <text:p>-2,927323</text:p>
          </table:table-cell>
          <table:table-cell office:value-type="float" office:value="-2.779155" calcext:value-type="float">
            <text:p>-2,779155</text:p>
          </table:table-cell>
          <table:table-cell office:value-type="float" office:value="-2.627447" calcext:value-type="float">
            <text:p>-2,627447</text:p>
          </table:table-cell>
          <table:table-cell office:value-type="float" office:value="-2.472525" calcext:value-type="float">
            <text:p>-2,472525</text:p>
          </table:table-cell>
          <table:table-cell office:value-type="float" office:value="-2.314735" calcext:value-type="float">
            <text:p>-2,314735</text:p>
          </table:table-cell>
          <table:table-cell office:value-type="float" office:value="-2.154431" calcext:value-type="float">
            <text:p>-2,154431</text:p>
          </table:table-cell>
          <table:table-cell office:value-type="float" office:value="-1.991983" calcext:value-type="float">
            <text:p>-1,991983</text:p>
          </table:table-cell>
          <table:table-cell office:value-type="float" office:value="-1.827768" calcext:value-type="float">
            <text:p>-1,827768</text:p>
          </table:table-cell>
          <table:table-cell office:value-type="float" office:value="-1.662174" calcext:value-type="float">
            <text:p>-1,662174</text:p>
          </table:table-cell>
          <table:table-cell office:value-type="float" office:value="-1.495593" calcext:value-type="float">
            <text:p>-1,495593</text:p>
          </table:table-cell>
          <table:table-cell office:value-type="float" office:value="-1.328424" calcext:value-type="float">
            <text:p>-1,328424</text:p>
          </table:table-cell>
          <table:table-cell table:number-columns-repeated="183"/>
        </table:table-row>
        <table:table-row table:style-name="ro1">
          <table:table-cell office:value-type="float" office:value="0.163516" calcext:value-type="float">
            <text:p>0,163516</text:p>
          </table:table-cell>
          <table:table-cell office:value-type="float" office:value="0.327032" calcext:value-type="float">
            <text:p>0,327032</text:p>
          </table:table-cell>
          <table:table-cell office:value-type="float" office:value="0.490548" calcext:value-type="float">
            <text:p>0,490548</text:p>
          </table:table-cell>
          <table:table-cell office:value-type="float" office:value="0.654064" calcext:value-type="float">
            <text:p>0,654064</text:p>
          </table:table-cell>
          <table:table-cell office:value-type="float" office:value="0.81758" calcext:value-type="float">
            <text:p>0,81758</text:p>
          </table:table-cell>
          <table:table-cell office:value-type="float" office:value="0.981096" calcext:value-type="float">
            <text:p>0,981096</text:p>
          </table:table-cell>
          <table:table-cell office:value-type="float" office:value="1.144612" calcext:value-type="float">
            <text:p>1,144612</text:p>
          </table:table-cell>
          <table:table-cell office:value-type="float" office:value="1.308128" calcext:value-type="float">
            <text:p>1,308128</text:p>
          </table:table-cell>
          <table:table-cell office:value-type="float" office:value="1.471643" calcext:value-type="float">
            <text:p>1,471643</text:p>
          </table:table-cell>
          <table:table-cell office:value-type="float" office:value="1.635159" calcext:value-type="float">
            <text:p>1,635159</text:p>
          </table:table-cell>
          <table:table-cell office:value-type="float" office:value="1.798675" calcext:value-type="float">
            <text:p>1,798675</text:p>
          </table:table-cell>
          <table:table-cell office:value-type="float" office:value="1.962191" calcext:value-type="float">
            <text:p>1,962191</text:p>
          </table:table-cell>
          <table:table-cell office:value-type="float" office:value="2.125707" calcext:value-type="float">
            <text:p>2,125707</text:p>
          </table:table-cell>
          <table:table-cell office:value-type="float" office:value="2.289223" calcext:value-type="float">
            <text:p>2,289223</text:p>
          </table:table-cell>
          <table:table-cell office:value-type="float" office:value="2.452739" calcext:value-type="float">
            <text:p>2,452739</text:p>
          </table:table-cell>
          <table:table-cell office:value-type="float" office:value="2.616255" calcext:value-type="float">
            <text:p>2,616255</text:p>
          </table:table-cell>
          <table:table-cell office:value-type="float" office:value="2.779771" calcext:value-type="float">
            <text:p>2,779771</text:p>
          </table:table-cell>
          <table:table-cell office:value-type="float" office:value="2.943287" calcext:value-type="float">
            <text:p>2,943287</text:p>
          </table:table-cell>
          <table:table-cell office:value-type="float" office:value="3.106803" calcext:value-type="float">
            <text:p>3,106803</text:p>
          </table:table-cell>
          <table:table-cell office:value-type="float" office:value="3.270319" calcext:value-type="float">
            <text:p>3,270319</text:p>
          </table:table-cell>
          <table:table-cell office:value-type="float" office:value="3.433835" calcext:value-type="float">
            <text:p>3,433835</text:p>
          </table:table-cell>
          <table:table-cell office:value-type="float" office:value="3.597351" calcext:value-type="float">
            <text:p>3,597351</text:p>
          </table:table-cell>
          <table:table-cell office:value-type="float" office:value="3.746378" calcext:value-type="float">
            <text:p>3,746378</text:p>
          </table:table-cell>
          <table:table-cell office:value-type="float" office:value="3.691872" calcext:value-type="float">
            <text:p>3,691872</text:p>
          </table:table-cell>
          <table:table-cell office:value-type="float" office:value="3.637367" calcext:value-type="float">
            <text:p>3,637367</text:p>
          </table:table-cell>
          <table:table-cell office:value-type="float" office:value="3.582862" calcext:value-type="float">
            <text:p>3,582862</text:p>
          </table:table-cell>
          <table:table-cell office:value-type="float" office:value="3.528357" calcext:value-type="float">
            <text:p>3,528357</text:p>
          </table:table-cell>
          <table:table-cell office:value-type="float" office:value="3.473851" calcext:value-type="float">
            <text:p>3,473851</text:p>
          </table:table-cell>
          <table:table-cell office:value-type="float" office:value="3.419346" calcext:value-type="float">
            <text:p>3,419346</text:p>
          </table:table-cell>
          <table:table-cell office:value-type="float" office:value="3.364841" calcext:value-type="float">
            <text:p>3,364841</text:p>
          </table:table-cell>
          <table:table-cell office:value-type="float" office:value="3.310335" calcext:value-type="float">
            <text:p>3,310335</text:p>
          </table:table-cell>
          <table:table-cell office:value-type="float" office:value="3.25583" calcext:value-type="float">
            <text:p>3,25583</text:p>
          </table:table-cell>
          <table:table-cell office:value-type="float" office:value="3.201325" calcext:value-type="float">
            <text:p>3,201325</text:p>
          </table:table-cell>
          <table:table-cell office:value-type="float" office:value="3.14682" calcext:value-type="float">
            <text:p>3,14682</text:p>
          </table:table-cell>
          <table:table-cell office:value-type="float" office:value="3.092314" calcext:value-type="float">
            <text:p>3,092314</text:p>
          </table:table-cell>
          <table:table-cell office:value-type="float" office:value="3.037808" calcext:value-type="float">
            <text:p>3,037808</text:p>
          </table:table-cell>
          <table:table-cell office:value-type="float" office:value="2.983303" calcext:value-type="float">
            <text:p>2,983303</text:p>
          </table:table-cell>
          <table:table-cell office:value-type="float" office:value="2.928798" calcext:value-type="float">
            <text:p>2,928798</text:p>
          </table:table-cell>
          <table:table-cell office:value-type="float" office:value="2.874293" calcext:value-type="float">
            <text:p>2,874293</text:p>
          </table:table-cell>
          <table:table-cell office:value-type="float" office:value="2.819787" calcext:value-type="float">
            <text:p>2,819787</text:p>
          </table:table-cell>
          <table:table-cell office:value-type="float" office:value="2.765282" calcext:value-type="float">
            <text:p>2,765282</text:p>
          </table:table-cell>
          <table:table-cell office:value-type="float" office:value="2.710777" calcext:value-type="float">
            <text:p>2,710777</text:p>
          </table:table-cell>
          <table:table-cell office:value-type="float" office:value="2.656271" calcext:value-type="float">
            <text:p>2,656271</text:p>
          </table:table-cell>
          <table:table-cell office:value-type="float" office:value="2.601766" calcext:value-type="float">
            <text:p>2,601766</text:p>
          </table:table-cell>
          <table:table-cell office:value-type="float" office:value="2.547261" calcext:value-type="float">
            <text:p>2,547261</text:p>
          </table:table-cell>
          <table:table-cell office:value-type="float" office:value="-2.507244" calcext:value-type="float">
            <text:p>-2,507244</text:p>
          </table:table-cell>
          <table:table-cell office:value-type="float" office:value="-2.561749" calcext:value-type="float">
            <text:p>-2,561749</text:p>
          </table:table-cell>
          <table:table-cell office:value-type="float" office:value="-2.616255" calcext:value-type="float">
            <text:p>-2,616255</text:p>
          </table:table-cell>
          <table:table-cell office:value-type="float" office:value="-2.67076" calcext:value-type="float">
            <text:p>-2,67076</text:p>
          </table:table-cell>
          <table:table-cell office:value-type="float" office:value="-2.725265" calcext:value-type="float">
            <text:p>-2,725265</text:p>
          </table:table-cell>
          <table:table-cell office:value-type="float" office:value="-2.77977" calcext:value-type="float">
            <text:p>-2,77977</text:p>
          </table:table-cell>
          <table:table-cell office:value-type="float" office:value="-2.834275" calcext:value-type="float">
            <text:p>-2,834275</text:p>
          </table:table-cell>
          <table:table-cell office:value-type="float" office:value="-2.888781" calcext:value-type="float">
            <text:p>-2,888781</text:p>
          </table:table-cell>
          <table:table-cell office:value-type="float" office:value="-2.943286" calcext:value-type="float">
            <text:p>-2,943286</text:p>
          </table:table-cell>
          <table:table-cell office:value-type="float" office:value="-2.997791" calcext:value-type="float">
            <text:p>-2,997791</text:p>
          </table:table-cell>
          <table:table-cell office:value-type="float" office:value="-3.052296" calcext:value-type="float">
            <text:p>-3,052296</text:p>
          </table:table-cell>
          <table:table-cell office:value-type="float" office:value="-3.106801" calcext:value-type="float">
            <text:p>-3,106801</text:p>
          </table:table-cell>
          <table:table-cell office:value-type="float" office:value="-3.161306" calcext:value-type="float">
            <text:p>-3,161306</text:p>
          </table:table-cell>
          <table:table-cell office:value-type="float" office:value="-3.215811" calcext:value-type="float">
            <text:p>-3,215811</text:p>
          </table:table-cell>
          <table:table-cell office:value-type="float" office:value="-3.270317" calcext:value-type="float">
            <text:p>-3,270317</text:p>
          </table:table-cell>
          <table:table-cell office:value-type="float" office:value="-3.324822" calcext:value-type="float">
            <text:p>-3,324822</text:p>
          </table:table-cell>
          <table:table-cell office:value-type="float" office:value="-3.379327" calcext:value-type="float">
            <text:p>-3,379327</text:p>
          </table:table-cell>
          <table:table-cell office:value-type="float" office:value="-3.433832" calcext:value-type="float">
            <text:p>-3,433832</text:p>
          </table:table-cell>
          <table:table-cell office:value-type="float" office:value="-3.488338" calcext:value-type="float">
            <text:p>-3,488338</text:p>
          </table:table-cell>
          <table:table-cell office:value-type="float" office:value="-3.542843" calcext:value-type="float">
            <text:p>-3,542843</text:p>
          </table:table-cell>
          <table:table-cell office:value-type="float" office:value="-3.597348" calcext:value-type="float">
            <text:p>-3,597348</text:p>
          </table:table-cell>
          <table:table-cell office:value-type="float" office:value="-3.651853" calcext:value-type="float">
            <text:p>-3,651853</text:p>
          </table:table-cell>
          <table:table-cell office:value-type="float" office:value="-3.706358" calcext:value-type="float">
            <text:p>-3,706358</text:p>
          </table:table-cell>
          <table:table-cell office:value-type="float" office:value="-3.71741" calcext:value-type="float">
            <text:p>-3,71741</text:p>
          </table:table-cell>
          <table:table-cell office:value-type="float" office:value="-3.553895" calcext:value-type="float">
            <text:p>-3,553895</text:p>
          </table:table-cell>
          <table:table-cell office:value-type="float" office:value="-3.390379" calcext:value-type="float">
            <text:p>-3,390379</text:p>
          </table:table-cell>
          <table:table-cell office:value-type="float" office:value="-3.226864" calcext:value-type="float">
            <text:p>-3,226864</text:p>
          </table:table-cell>
          <table:table-cell office:value-type="float" office:value="-3.063348" calcext:value-type="float">
            <text:p>-3,063348</text:p>
          </table:table-cell>
          <table:table-cell office:value-type="float" office:value="-2.899833" calcext:value-type="float">
            <text:p>-2,899833</text:p>
          </table:table-cell>
          <table:table-cell office:value-type="float" office:value="-2.736317" calcext:value-type="float">
            <text:p>-2,736317</text:p>
          </table:table-cell>
          <table:table-cell office:value-type="float" office:value="-2.572802" calcext:value-type="float">
            <text:p>-2,572802</text:p>
          </table:table-cell>
          <table:table-cell office:value-type="float" office:value="-2.409286" calcext:value-type="float">
            <text:p>-2,409286</text:p>
          </table:table-cell>
          <table:table-cell office:value-type="float" office:value="-2.245771" calcext:value-type="float">
            <text:p>-2,245771</text:p>
          </table:table-cell>
          <table:table-cell office:value-type="float" office:value="-2.082255" calcext:value-type="float">
            <text:p>-2,082255</text:p>
          </table:table-cell>
          <table:table-cell office:value-type="float" office:value="-1.91874" calcext:value-type="float">
            <text:p>-1,91874</text:p>
          </table:table-cell>
          <table:table-cell office:value-type="float" office:value="-1.755224" calcext:value-type="float">
            <text:p>-1,755224</text:p>
          </table:table-cell>
          <table:table-cell office:value-type="float" office:value="-1.591709" calcext:value-type="float">
            <text:p>-1,591709</text:p>
          </table:table-cell>
          <table:table-cell office:value-type="float" office:value="-1.428193" calcext:value-type="float">
            <text:p>-1,428193</text:p>
          </table:table-cell>
          <table:table-cell office:value-type="float" office:value="-1.264678" calcext:value-type="float">
            <text:p>-1,264678</text:p>
          </table:table-cell>
          <table:table-cell office:value-type="float" office:value="-1.101162" calcext:value-type="float">
            <text:p>-1,101162</text:p>
          </table:table-cell>
          <table:table-cell office:value-type="float" office:value="-0.937647" calcext:value-type="float">
            <text:p>-0,937647</text:p>
          </table:table-cell>
          <table:table-cell office:value-type="float" office:value="-0.774131" calcext:value-type="float">
            <text:p>-0,774131</text:p>
          </table:table-cell>
          <table:table-cell office:value-type="float" office:value="-0.610616" calcext:value-type="float">
            <text:p>-0,610616</text:p>
          </table:table-cell>
          <table:table-cell office:value-type="float" office:value="-0.4471" calcext:value-type="float">
            <text:p>-0,4471</text:p>
          </table:table-cell>
          <table:table-cell office:value-type="float" office:value="-0.283585" calcext:value-type="float">
            <text:p>-0,283585</text:p>
          </table:table-cell>
          <table:table-cell office:value-type="float" office:value="-0.120069" calcext:value-type="float">
            <text:p>-0,120069</text:p>
          </table:table-cell>
          <table:table-cell office:value-type="float" office:value="0.043446" calcext:value-type="float">
            <text:p>0,043446</text:p>
          </table:table-cell>
          <table:table-cell office:value-type="float" office:value="0.206962" calcext:value-type="float">
            <text:p>0,206962</text:p>
          </table:table-cell>
          <table:table-cell office:value-type="float" office:value="0.370478" calcext:value-type="float">
            <text:p>0,370478</text:p>
          </table:table-cell>
          <table:table-cell office:value-type="float" office:value="0.533994" calcext:value-type="float">
            <text:p>0,533994</text:p>
          </table:table-cell>
          <table:table-cell office:value-type="float" office:value="0.69751" calcext:value-type="float">
            <text:p>0,69751</text:p>
          </table:table-cell>
          <table:table-cell office:value-type="float" office:value="0.861026" calcext:value-type="float">
            <text:p>0,861026</text:p>
          </table:table-cell>
          <table:table-cell office:value-type="float" office:value="1.024542" calcext:value-type="float">
            <text:p>1,024542</text:p>
          </table:table-cell>
          <table:table-cell office:value-type="float" office:value="1.188058" calcext:value-type="float">
            <text:p>1,188058</text:p>
          </table:table-cell>
          <table:table-cell office:value-type="float" office:value="1.351574" calcext:value-type="float">
            <text:p>1,351574</text:p>
          </table:table-cell>
          <table:table-cell office:value-type="float" office:value="1.51509" calcext:value-type="float">
            <text:p>1,51509</text:p>
          </table:table-cell>
          <table:table-cell office:value-type="float" office:value="1.678606" calcext:value-type="float">
            <text:p>1,678606</text:p>
          </table:table-cell>
          <table:table-cell office:value-type="float" office:value="1.842122" calcext:value-type="float">
            <text:p>1,842122</text:p>
          </table:table-cell>
          <table:table-cell office:value-type="float" office:value="2.005638" calcext:value-type="float">
            <text:p>2,005638</text:p>
          </table:table-cell>
          <table:table-cell office:value-type="float" office:value="2.169154" calcext:value-type="float">
            <text:p>2,169154</text:p>
          </table:table-cell>
          <table:table-cell office:value-type="float" office:value="2.332669" calcext:value-type="float">
            <text:p>2,332669</text:p>
          </table:table-cell>
          <table:table-cell office:value-type="float" office:value="2.496186" calcext:value-type="float">
            <text:p>2,496186</text:p>
          </table:table-cell>
          <table:table-cell office:value-type="float" office:value="2.659701" calcext:value-type="float">
            <text:p>2,659701</text:p>
          </table:table-cell>
          <table:table-cell office:value-type="float" office:value="2.823217" calcext:value-type="float">
            <text:p>2,823217</text:p>
          </table:table-cell>
          <table:table-cell office:value-type="float" office:value="2.986733" calcext:value-type="float">
            <text:p>2,986733</text:p>
          </table:table-cell>
          <table:table-cell office:value-type="float" office:value="3.150249" calcext:value-type="float">
            <text:p>3,150249</text:p>
          </table:table-cell>
          <table:table-cell office:value-type="float" office:value="3.313765" calcext:value-type="float">
            <text:p>3,313765</text:p>
          </table:table-cell>
          <table:table-cell office:value-type="float" office:value="3.477281" calcext:value-type="float">
            <text:p>3,477281</text:p>
          </table:table-cell>
          <table:table-cell office:value-type="float" office:value="3.640797" calcext:value-type="float">
            <text:p>3,640797</text:p>
          </table:table-cell>
          <table:table-cell office:value-type="float" office:value="3.731896" calcext:value-type="float">
            <text:p>3,731896</text:p>
          </table:table-cell>
          <table:table-cell office:value-type="float" office:value="3.67739" calcext:value-type="float">
            <text:p>3,67739</text:p>
          </table:table-cell>
          <table:table-cell office:value-type="float" office:value="3.622885" calcext:value-type="float">
            <text:p>3,622885</text:p>
          </table:table-cell>
          <table:table-cell office:value-type="float" office:value="3.56838" calcext:value-type="float">
            <text:p>3,56838</text:p>
          </table:table-cell>
          <table:table-cell office:value-type="float" office:value="3.513875" calcext:value-type="float">
            <text:p>3,513875</text:p>
          </table:table-cell>
          <table:table-cell office:value-type="float" office:value="3.459369" calcext:value-type="float">
            <text:p>3,459369</text:p>
          </table:table-cell>
          <table:table-cell office:value-type="float" office:value="3.404864" calcext:value-type="float">
            <text:p>3,404864</text:p>
          </table:table-cell>
          <table:table-cell office:value-type="float" office:value="3.350358" calcext:value-type="float">
            <text:p>3,350358</text:p>
          </table:table-cell>
          <table:table-cell office:value-type="float" office:value="3.295853" calcext:value-type="float">
            <text:p>3,295853</text:p>
          </table:table-cell>
          <table:table-cell office:value-type="float" office:value="3.241348" calcext:value-type="float">
            <text:p>3,241348</text:p>
          </table:table-cell>
          <table:table-cell office:value-type="float" office:value="3.186842" calcext:value-type="float">
            <text:p>3,186842</text:p>
          </table:table-cell>
          <table:table-cell office:value-type="float" office:value="3.132337" calcext:value-type="float">
            <text:p>3,132337</text:p>
          </table:table-cell>
          <table:table-cell office:value-type="float" office:value="3.077832" calcext:value-type="float">
            <text:p>3,077832</text:p>
          </table:table-cell>
          <table:table-cell office:value-type="float" office:value="3.023326" calcext:value-type="float">
            <text:p>3,023326</text:p>
          </table:table-cell>
          <table:table-cell office:value-type="float" office:value="2.968821" calcext:value-type="float">
            <text:p>2,968821</text:p>
          </table:table-cell>
          <table:table-cell office:value-type="float" office:value="2.914316" calcext:value-type="float">
            <text:p>2,914316</text:p>
          </table:table-cell>
          <table:table-cell office:value-type="float" office:value="2.859811" calcext:value-type="float">
            <text:p>2,859811</text:p>
          </table:table-cell>
          <table:table-cell office:value-type="float" office:value="2.805305" calcext:value-type="float">
            <text:p>2,805305</text:p>
          </table:table-cell>
          <table:table-cell office:value-type="float" office:value="2.7508" calcext:value-type="float">
            <text:p>2,7508</text:p>
          </table:table-cell>
          <table:table-cell office:value-type="float" office:value="2.696295" calcext:value-type="float">
            <text:p>2,696295</text:p>
          </table:table-cell>
          <table:table-cell office:value-type="float" office:value="2.641789" calcext:value-type="float">
            <text:p>2,641789</text:p>
          </table:table-cell>
          <table:table-cell office:value-type="float" office:value="2.587284" calcext:value-type="float">
            <text:p>2,587284</text:p>
          </table:table-cell>
          <table:table-cell office:value-type="float" office:value="2.532779" calcext:value-type="float">
            <text:p>2,532779</text:p>
          </table:table-cell>
          <table:table-cell office:value-type="float" office:value="-2.521727" calcext:value-type="float">
            <text:p>-2,521727</text:p>
          </table:table-cell>
          <table:table-cell office:value-type="float" office:value="-2.576232" calcext:value-type="float">
            <text:p>-2,576232</text:p>
          </table:table-cell>
          <table:table-cell office:value-type="float" office:value="-2.630737" calcext:value-type="float">
            <text:p>-2,630737</text:p>
          </table:table-cell>
          <table:table-cell office:value-type="float" office:value="-2.685242" calcext:value-type="float">
            <text:p>-2,685242</text:p>
          </table:table-cell>
          <table:table-cell office:value-type="float" office:value="-2.739747" calcext:value-type="float">
            <text:p>-2,739747</text:p>
          </table:table-cell>
          <table:table-cell office:value-type="float" office:value="-2.794252" calcext:value-type="float">
            <text:p>-2,794252</text:p>
          </table:table-cell>
          <table:table-cell office:value-type="float" office:value="-2.848758" calcext:value-type="float">
            <text:p>-2,848758</text:p>
          </table:table-cell>
          <table:table-cell office:value-type="float" office:value="-2.903263" calcext:value-type="float">
            <text:p>-2,903263</text:p>
          </table:table-cell>
          <table:table-cell office:value-type="float" office:value="-2.957768" calcext:value-type="float">
            <text:p>-2,957768</text:p>
          </table:table-cell>
          <table:table-cell office:value-type="float" office:value="-3.012273" calcext:value-type="float">
            <text:p>-3,012273</text:p>
          </table:table-cell>
          <table:table-cell office:value-type="float" office:value="-3.066778" calcext:value-type="float">
            <text:p>-3,066778</text:p>
          </table:table-cell>
          <table:table-cell office:value-type="float" office:value="-3.121283" calcext:value-type="float">
            <text:p>-3,121283</text:p>
          </table:table-cell>
          <table:table-cell office:value-type="float" office:value="-3.175788" calcext:value-type="float">
            <text:p>-3,175788</text:p>
          </table:table-cell>
          <table:table-cell office:value-type="float" office:value="-3.230294" calcext:value-type="float">
            <text:p>-3,230294</text:p>
          </table:table-cell>
          <table:table-cell office:value-type="float" office:value="-3.284799" calcext:value-type="float">
            <text:p>-3,284799</text:p>
          </table:table-cell>
          <table:table-cell office:value-type="float" office:value="-3.339304" calcext:value-type="float">
            <text:p>-3,339304</text:p>
          </table:table-cell>
          <table:table-cell office:value-type="float" office:value="-3.393809" calcext:value-type="float">
            <text:p>-3,393809</text:p>
          </table:table-cell>
          <table:table-cell office:value-type="float" office:value="-3.448314" calcext:value-type="float">
            <text:p>-3,448314</text:p>
          </table:table-cell>
          <table:table-cell office:value-type="float" office:value="-3.50282" calcext:value-type="float">
            <text:p>-3,50282</text:p>
          </table:table-cell>
          <table:table-cell office:value-type="float" office:value="-3.557325" calcext:value-type="float">
            <text:p>-3,557325</text:p>
          </table:table-cell>
          <table:table-cell office:value-type="float" office:value="-3.61183" calcext:value-type="float">
            <text:p>-3,61183</text:p>
          </table:table-cell>
          <table:table-cell office:value-type="float" office:value="-3.666335" calcext:value-type="float">
            <text:p>-3,666335</text:p>
          </table:table-cell>
          <table:table-cell office:value-type="float" office:value="-3.72084" calcext:value-type="float">
            <text:p>-3,72084</text:p>
          </table:table-cell>
          <table:table-cell office:value-type="float" office:value="-3.673964" calcext:value-type="float">
            <text:p>-3,673964</text:p>
          </table:table-cell>
          <table:table-cell office:value-type="float" office:value="-3.510448" calcext:value-type="float">
            <text:p>-3,510448</text:p>
          </table:table-cell>
          <table:table-cell office:value-type="float" office:value="-3.346933" calcext:value-type="float">
            <text:p>-3,346933</text:p>
          </table:table-cell>
          <table:table-cell office:value-type="float" office:value="-3.183417" calcext:value-type="float">
            <text:p>-3,183417</text:p>
          </table:table-cell>
          <table:table-cell office:value-type="float" office:value="-3.019902" calcext:value-type="float">
            <text:p>-3,019902</text:p>
          </table:table-cell>
          <table:table-cell office:value-type="float" office:value="-2.856386" calcext:value-type="float">
            <text:p>-2,856386</text:p>
          </table:table-cell>
          <table:table-cell office:value-type="float" office:value="-2.692871" calcext:value-type="float">
            <text:p>-2,692871</text:p>
          </table:table-cell>
          <table:table-cell office:value-type="float" office:value="-2.529355" calcext:value-type="float">
            <text:p>-2,529355</text:p>
          </table:table-cell>
          <table:table-cell office:value-type="float" office:value="-2.36584" calcext:value-type="float">
            <text:p>-2,36584</text:p>
          </table:table-cell>
          <table:table-cell office:value-type="float" office:value="-2.202324" calcext:value-type="float">
            <text:p>-2,202324</text:p>
          </table:table-cell>
          <table:table-cell office:value-type="float" office:value="-2.038809" calcext:value-type="float">
            <text:p>-2,038809</text:p>
          </table:table-cell>
          <table:table-cell office:value-type="float" office:value="-1.875293" calcext:value-type="float">
            <text:p>-1,875293</text:p>
          </table:table-cell>
          <table:table-cell office:value-type="float" office:value="-1.711778" calcext:value-type="float">
            <text:p>-1,711778</text:p>
          </table:table-cell>
          <table:table-cell office:value-type="float" office:value="-1.548262" calcext:value-type="float">
            <text:p>-1,548262</text:p>
          </table:table-cell>
          <table:table-cell office:value-type="float" office:value="-1.384747" calcext:value-type="float">
            <text:p>-1,384747</text:p>
          </table:table-cell>
          <table:table-cell office:value-type="float" office:value="-1.221231" calcext:value-type="float">
            <text:p>-1,221231</text:p>
          </table:table-cell>
          <table:table-cell office:value-type="float" office:value="-1.057716" calcext:value-type="float">
            <text:p>-1,057716</text:p>
          </table:table-cell>
          <table:table-cell office:value-type="float" office:value="-0.8942" calcext:value-type="float">
            <text:p>-0,8942</text:p>
          </table:table-cell>
          <table:table-cell office:value-type="float" office:value="-0.730685" calcext:value-type="float">
            <text:p>-0,730685</text:p>
          </table:table-cell>
          <table:table-cell office:value-type="float" office:value="-0.567169" calcext:value-type="float">
            <text:p>-0,567169</text:p>
          </table:table-cell>
          <table:table-cell office:value-type="float" office:value="-0.403654" calcext:value-type="float">
            <text:p>-0,403654</text:p>
          </table:table-cell>
          <table:table-cell office:value-type="float" office:value="-0.240138" calcext:value-type="float">
            <text:p>-0,240138</text:p>
          </table:table-cell>
          <table:table-cell office:value-type="float" office:value="-0.076623" calcext:value-type="float">
            <text:p>-0,076623</text:p>
          </table:table-cell>
          <table:table-cell table:number-columns-repeated="183"/>
        </table:table-row>
        <table:table-row table:style-name="ro1">
          <table:table-cell table:number-columns-repeated="45" office:value-type="float" office:value="5" calcext:value-type="float">
            <text:p>5</text:p>
          </table:table-cell>
          <table:table-cell table:number-columns-repeated="46" office:value-type="float" office:value="-5" calcext:value-type="float">
            <text:p>-5</text:p>
          </table:table-cell>
          <table:table-cell table:number-columns-repeated="46" office:value-type="float" office:value="5" calcext:value-type="float">
            <text:p>5</text:p>
          </table:table-cell>
          <table:table-cell table:number-columns-repeated="46" office:value-type="float" office:value="-5" calcext:value-type="float">
            <text:p>-5</text:p>
          </table:table-cell>
          <table:table-cell table:number-columns-repeated="18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505" calcext:value-type="float">
            <text:p>2,554505</text:p>
          </table:table-cell>
          <table:table-cell office:value-type="float" office:value="2.609011" calcext:value-type="float">
            <text:p>2,609011</text:p>
          </table:table-cell>
          <table:table-cell office:value-type="float" office:value="2.663516" calcext:value-type="float">
            <text:p>2,663516</text:p>
          </table:table-cell>
          <table:table-cell office:value-type="float" office:value="2.718021" calcext:value-type="float">
            <text:p>2,718021</text:p>
          </table:table-cell>
          <table:table-cell office:value-type="float" office:value="2.772527" calcext:value-type="float">
            <text:p>2,772527</text:p>
          </table:table-cell>
          <table:table-cell office:value-type="float" office:value="2.827032" calcext:value-type="float">
            <text:p>2,827032</text:p>
          </table:table-cell>
          <table:table-cell office:value-type="float" office:value="2.881537" calcext:value-type="float">
            <text:p>2,881537</text:p>
          </table:table-cell>
          <table:table-cell office:value-type="float" office:value="2.936043" calcext:value-type="float">
            <text:p>2,936043</text:p>
          </table:table-cell>
          <table:table-cell office:value-type="float" office:value="2.990548" calcext:value-type="float">
            <text:p>2,990548</text:p>
          </table:table-cell>
          <table:table-cell office:value-type="float" office:value="3.045053" calcext:value-type="float">
            <text:p>3,045053</text:p>
          </table:table-cell>
          <table:table-cell office:value-type="float" office:value="3.099558" calcext:value-type="float">
            <text:p>3,099558</text:p>
          </table:table-cell>
          <table:table-cell office:value-type="float" office:value="3.154064" calcext:value-type="float">
            <text:p>3,154064</text:p>
          </table:table-cell>
          <table:table-cell office:value-type="float" office:value="3.208569" calcext:value-type="float">
            <text:p>3,208569</text:p>
          </table:table-cell>
          <table:table-cell office:value-type="float" office:value="3.263074" calcext:value-type="float">
            <text:p>3,263074</text:p>
          </table:table-cell>
          <table:table-cell office:value-type="float" office:value="3.31758" calcext:value-type="float">
            <text:p>3,31758</text:p>
          </table:table-cell>
          <table:table-cell office:value-type="float" office:value="3.372085" calcext:value-type="float">
            <text:p>3,372085</text:p>
          </table:table-cell>
          <table:table-cell office:value-type="float" office:value="3.42659" calcext:value-type="float">
            <text:p>3,42659</text:p>
          </table:table-cell>
          <table:table-cell office:value-type="float" office:value="3.481096" calcext:value-type="float">
            <text:p>3,481096</text:p>
          </table:table-cell>
          <table:table-cell office:value-type="float" office:value="3.535601" calcext:value-type="float">
            <text:p>3,535601</text:p>
          </table:table-cell>
          <table:table-cell office:value-type="float" office:value="3.590106" calcext:value-type="float">
            <text:p>3,590106</text:p>
          </table:table-cell>
          <table:table-cell office:value-type="float" office:value="3.644612" calcext:value-type="float">
            <text:p>3,644612</text:p>
          </table:table-cell>
          <table:table-cell office:value-type="float" office:value="3.699117" calcext:value-type="float">
            <text:p>3,699117</text:p>
          </table:table-cell>
          <table:table-cell office:value-type="float" office:value="3.753622" calcext:value-type="float">
            <text:p>3,753622</text:p>
          </table:table-cell>
          <table:table-cell office:value-type="float" office:value="3.808128" calcext:value-type="float">
            <text:p>3,808128</text:p>
          </table:table-cell>
          <table:table-cell office:value-type="float" office:value="3.862633" calcext:value-type="float">
            <text:p>3,862633</text:p>
          </table:table-cell>
          <table:table-cell office:value-type="float" office:value="3.917138" calcext:value-type="float">
            <text:p>3,917138</text:p>
          </table:table-cell>
          <table:table-cell office:value-type="float" office:value="3.971643" calcext:value-type="float">
            <text:p>3,971643</text:p>
          </table:table-cell>
          <table:table-cell office:value-type="float" office:value="4.026149" calcext:value-type="float">
            <text:p>4,026149</text:p>
          </table:table-cell>
          <table:table-cell office:value-type="float" office:value="4.080654" calcext:value-type="float">
            <text:p>4,080654</text:p>
          </table:table-cell>
          <table:table-cell office:value-type="float" office:value="4.135159" calcext:value-type="float">
            <text:p>4,135159</text:p>
          </table:table-cell>
          <table:table-cell office:value-type="float" office:value="4.189665" calcext:value-type="float">
            <text:p>4,189665</text:p>
          </table:table-cell>
          <table:table-cell office:value-type="float" office:value="4.24417" calcext:value-type="float">
            <text:p>4,24417</text:p>
          </table:table-cell>
          <table:table-cell office:value-type="float" office:value="4.298676" calcext:value-type="float">
            <text:p>4,298676</text:p>
          </table:table-cell>
          <table:table-cell office:value-type="float" office:value="4.35318" calcext:value-type="float">
            <text:p>4,35318</text:p>
          </table:table-cell>
          <table:table-cell office:value-type="float" office:value="4.407686" calcext:value-type="float">
            <text:p>4,407686</text:p>
          </table:table-cell>
          <table:table-cell office:value-type="float" office:value="4.462192" calcext:value-type="float">
            <text:p>4,462192</text:p>
          </table:table-cell>
          <table:table-cell office:value-type="float" office:value="4.516696" calcext:value-type="float">
            <text:p>4,516696</text:p>
          </table:table-cell>
          <table:table-cell office:value-type="float" office:value="4.571202" calcext:value-type="float">
            <text:p>4,571202</text:p>
          </table:table-cell>
          <table:table-cell office:value-type="float" office:value="4.625707" calcext:value-type="float">
            <text:p>4,625707</text:p>
          </table:table-cell>
          <table:table-cell office:value-type="float" office:value="4.680213" calcext:value-type="float">
            <text:p>4,680213</text:p>
          </table:table-cell>
          <table:table-cell office:value-type="float" office:value="4.734718" calcext:value-type="float">
            <text:p>4,734718</text:p>
          </table:table-cell>
          <table:table-cell office:value-type="float" office:value="4.789223" calcext:value-type="float">
            <text:p>4,789223</text:p>
          </table:table-cell>
          <table:table-cell office:value-type="float" office:value="4.843729" calcext:value-type="float">
            <text:p>4,843729</text:p>
          </table:table-cell>
          <table:table-cell office:value-type="float" office:value="4.898234" calcext:value-type="float">
            <text:p>4,898234</text:p>
          </table:table-cell>
          <table:table-cell office:value-type="float" office:value="4.952739" calcext:value-type="float">
            <text:p>4,952739</text:p>
          </table:table-cell>
          <table:table-cell office:value-type="float" office:value="-4.992756" calcext:value-type="float">
            <text:p>-4,992756</text:p>
          </table:table-cell>
          <table:table-cell office:value-type="float" office:value="-4.938251" calcext:value-type="float">
            <text:p>-4,938251</text:p>
          </table:table-cell>
          <table:table-cell office:value-type="float" office:value="-4.883745" calcext:value-type="float">
            <text:p>-4,883745</text:p>
          </table:table-cell>
          <table:table-cell office:value-type="float" office:value="-4.82924" calcext:value-type="float">
            <text:p>-4,82924</text:p>
          </table:table-cell>
          <table:table-cell office:value-type="float" office:value="-4.774735" calcext:value-type="float">
            <text:p>-4,774735</text:p>
          </table:table-cell>
          <table:table-cell office:value-type="float" office:value="-4.72023" calcext:value-type="float">
            <text:p>-4,72023</text:p>
          </table:table-cell>
          <table:table-cell office:value-type="float" office:value="-4.665725" calcext:value-type="float">
            <text:p>-4,665725</text:p>
          </table:table-cell>
          <table:table-cell office:value-type="float" office:value="-4.611219" calcext:value-type="float">
            <text:p>-4,611219</text:p>
          </table:table-cell>
          <table:table-cell office:value-type="float" office:value="-4.556714" calcext:value-type="float">
            <text:p>-4,556714</text:p>
          </table:table-cell>
          <table:table-cell office:value-type="float" office:value="-4.502209" calcext:value-type="float">
            <text:p>-4,502209</text:p>
          </table:table-cell>
          <table:table-cell office:value-type="float" office:value="-4.447704" calcext:value-type="float">
            <text:p>-4,447704</text:p>
          </table:table-cell>
          <table:table-cell office:value-type="float" office:value="-4.393199" calcext:value-type="float">
            <text:p>-4,393199</text:p>
          </table:table-cell>
          <table:table-cell office:value-type="float" office:value="-4.338694" calcext:value-type="float">
            <text:p>-4,338694</text:p>
          </table:table-cell>
          <table:table-cell office:value-type="float" office:value="-4.284188" calcext:value-type="float">
            <text:p>-4,284188</text:p>
          </table:table-cell>
          <table:table-cell office:value-type="float" office:value="-4.229683" calcext:value-type="float">
            <text:p>-4,229683</text:p>
          </table:table-cell>
          <table:table-cell office:value-type="float" office:value="-4.175178" calcext:value-type="float">
            <text:p>-4,175178</text:p>
          </table:table-cell>
          <table:table-cell office:value-type="float" office:value="-4.120673" calcext:value-type="float">
            <text:p>-4,120673</text:p>
          </table:table-cell>
          <table:table-cell office:value-type="float" office:value="-4.066168" calcext:value-type="float">
            <text:p>-4,066168</text:p>
          </table:table-cell>
          <table:table-cell office:value-type="float" office:value="-4.011662" calcext:value-type="float">
            <text:p>-4,011662</text:p>
          </table:table-cell>
          <table:table-cell office:value-type="float" office:value="-3.957157" calcext:value-type="float">
            <text:p>-3,957157</text:p>
          </table:table-cell>
          <table:table-cell office:value-type="float" office:value="-3.902652" calcext:value-type="float">
            <text:p>-3,902652</text:p>
          </table:table-cell>
          <table:table-cell office:value-type="float" office:value="-3.848147" calcext:value-type="float">
            <text:p>-3,848147</text:p>
          </table:table-cell>
          <table:table-cell office:value-type="float" office:value="-3.793642" calcext:value-type="float">
            <text:p>-3,793642</text:p>
          </table:table-cell>
          <table:table-cell office:value-type="float" office:value="-3.739137" calcext:value-type="float">
            <text:p>-3,739137</text:p>
          </table:table-cell>
          <table:table-cell office:value-type="float" office:value="-3.684632" calcext:value-type="float">
            <text:p>-3,684632</text:p>
          </table:table-cell>
          <table:table-cell office:value-type="float" office:value="-3.630126" calcext:value-type="float">
            <text:p>-3,630126</text:p>
          </table:table-cell>
          <table:table-cell office:value-type="float" office:value="-3.575621" calcext:value-type="float">
            <text:p>-3,575621</text:p>
          </table:table-cell>
          <table:table-cell office:value-type="float" office:value="-3.521116" calcext:value-type="float">
            <text:p>-3,521116</text:p>
          </table:table-cell>
          <table:table-cell office:value-type="float" office:value="-3.466611" calcext:value-type="float">
            <text:p>-3,466611</text:p>
          </table:table-cell>
          <table:table-cell office:value-type="float" office:value="-3.412106" calcext:value-type="float">
            <text:p>-3,412106</text:p>
          </table:table-cell>
          <table:table-cell office:value-type="float" office:value="-3.357601" calcext:value-type="float">
            <text:p>-3,357601</text:p>
          </table:table-cell>
          <table:table-cell office:value-type="float" office:value="-3.303095" calcext:value-type="float">
            <text:p>-3,303095</text:p>
          </table:table-cell>
          <table:table-cell office:value-type="float" office:value="-3.24859" calcext:value-type="float">
            <text:p>-3,24859</text:p>
          </table:table-cell>
          <table:table-cell office:value-type="float" office:value="-3.194085" calcext:value-type="float">
            <text:p>-3,194085</text:p>
          </table:table-cell>
          <table:table-cell office:value-type="float" office:value="-3.13958" calcext:value-type="float">
            <text:p>-3,13958</text:p>
          </table:table-cell>
          <table:table-cell office:value-type="float" office:value="-3.085075" calcext:value-type="float">
            <text:p>-3,085075</text:p>
          </table:table-cell>
          <table:table-cell office:value-type="float" office:value="-3.03057" calcext:value-type="float">
            <text:p>-3,03057</text:p>
          </table:table-cell>
          <table:table-cell office:value-type="float" office:value="-2.976064" calcext:value-type="float">
            <text:p>-2,976064</text:p>
          </table:table-cell>
          <table:table-cell office:value-type="float" office:value="-2.921559" calcext:value-type="float">
            <text:p>-2,921559</text:p>
          </table:table-cell>
          <table:table-cell office:value-type="float" office:value="-2.867054" calcext:value-type="float">
            <text:p>-2,867054</text:p>
          </table:table-cell>
          <table:table-cell office:value-type="float" office:value="-2.812549" calcext:value-type="float">
            <text:p>-2,812549</text:p>
          </table:table-cell>
          <table:table-cell office:value-type="float" office:value="-2.758044" calcext:value-type="float">
            <text:p>-2,758044</text:p>
          </table:table-cell>
          <table:table-cell office:value-type="float" office:value="-2.703538" calcext:value-type="float">
            <text:p>-2,703538</text:p>
          </table:table-cell>
          <table:table-cell office:value-type="float" office:value="-2.649033" calcext:value-type="float">
            <text:p>-2,649033</text:p>
          </table:table-cell>
          <table:table-cell office:value-type="float" office:value="-2.594528" calcext:value-type="float">
            <text:p>-2,594528</text:p>
          </table:table-cell>
          <table:table-cell office:value-type="float" office:value="-2.540023" calcext:value-type="float">
            <text:p>-2,540023</text:p>
          </table:table-cell>
          <table:table-cell office:value-type="float" office:value="2.514482" calcext:value-type="float">
            <text:p>2,514482</text:p>
          </table:table-cell>
          <table:table-cell office:value-type="float" office:value="2.568987" calcext:value-type="float">
            <text:p>2,568987</text:p>
          </table:table-cell>
          <table:table-cell office:value-type="float" office:value="2.623493" calcext:value-type="float">
            <text:p>2,623493</text:p>
          </table:table-cell>
          <table:table-cell office:value-type="float" office:value="2.677998" calcext:value-type="float">
            <text:p>2,677998</text:p>
          </table:table-cell>
          <table:table-cell office:value-type="float" office:value="2.732503" calcext:value-type="float">
            <text:p>2,732503</text:p>
          </table:table-cell>
          <table:table-cell office:value-type="float" office:value="2.787009" calcext:value-type="float">
            <text:p>2,787009</text:p>
          </table:table-cell>
          <table:table-cell office:value-type="float" office:value="2.841514" calcext:value-type="float">
            <text:p>2,841514</text:p>
          </table:table-cell>
          <table:table-cell office:value-type="float" office:value="2.896019" calcext:value-type="float">
            <text:p>2,896019</text:p>
          </table:table-cell>
          <table:table-cell office:value-type="float" office:value="2.950525" calcext:value-type="float">
            <text:p>2,950525</text:p>
          </table:table-cell>
          <table:table-cell office:value-type="float" office:value="3.00503" calcext:value-type="float">
            <text:p>3,00503</text:p>
          </table:table-cell>
          <table:table-cell office:value-type="float" office:value="3.059535" calcext:value-type="float">
            <text:p>3,059535</text:p>
          </table:table-cell>
          <table:table-cell office:value-type="float" office:value="3.11404" calcext:value-type="float">
            <text:p>3,11404</text:p>
          </table:table-cell>
          <table:table-cell office:value-type="float" office:value="3.168546" calcext:value-type="float">
            <text:p>3,168546</text:p>
          </table:table-cell>
          <table:table-cell office:value-type="float" office:value="3.223051" calcext:value-type="float">
            <text:p>3,223051</text:p>
          </table:table-cell>
          <table:table-cell office:value-type="float" office:value="3.277557" calcext:value-type="float">
            <text:p>3,277557</text:p>
          </table:table-cell>
          <table:table-cell office:value-type="float" office:value="3.332062" calcext:value-type="float">
            <text:p>3,332062</text:p>
          </table:table-cell>
          <table:table-cell office:value-type="float" office:value="3.386567" calcext:value-type="float">
            <text:p>3,386567</text:p>
          </table:table-cell>
          <table:table-cell office:value-type="float" office:value="3.441072" calcext:value-type="float">
            <text:p>3,441072</text:p>
          </table:table-cell>
          <table:table-cell office:value-type="float" office:value="3.495578" calcext:value-type="float">
            <text:p>3,495578</text:p>
          </table:table-cell>
          <table:table-cell office:value-type="float" office:value="3.550083" calcext:value-type="float">
            <text:p>3,550083</text:p>
          </table:table-cell>
          <table:table-cell office:value-type="float" office:value="3.604589" calcext:value-type="float">
            <text:p>3,604589</text:p>
          </table:table-cell>
          <table:table-cell office:value-type="float" office:value="3.659094" calcext:value-type="float">
            <text:p>3,659094</text:p>
          </table:table-cell>
          <table:table-cell office:value-type="float" office:value="3.713599" calcext:value-type="float">
            <text:p>3,713599</text:p>
          </table:table-cell>
          <table:table-cell office:value-type="float" office:value="3.768104" calcext:value-type="float">
            <text:p>3,768104</text:p>
          </table:table-cell>
          <table:table-cell office:value-type="float" office:value="3.82261" calcext:value-type="float">
            <text:p>3,82261</text:p>
          </table:table-cell>
          <table:table-cell office:value-type="float" office:value="3.877115" calcext:value-type="float">
            <text:p>3,877115</text:p>
          </table:table-cell>
          <table:table-cell office:value-type="float" office:value="3.93162" calcext:value-type="float">
            <text:p>3,93162</text:p>
          </table:table-cell>
          <table:table-cell office:value-type="float" office:value="3.986125" calcext:value-type="float">
            <text:p>3,986125</text:p>
          </table:table-cell>
          <table:table-cell office:value-type="float" office:value="4.040631" calcext:value-type="float">
            <text:p>4,040631</text:p>
          </table:table-cell>
          <table:table-cell office:value-type="float" office:value="4.095136" calcext:value-type="float">
            <text:p>4,095136</text:p>
          </table:table-cell>
          <table:table-cell office:value-type="float" office:value="4.149642" calcext:value-type="float">
            <text:p>4,149642</text:p>
          </table:table-cell>
          <table:table-cell office:value-type="float" office:value="4.204147" calcext:value-type="float">
            <text:p>4,204147</text:p>
          </table:table-cell>
          <table:table-cell office:value-type="float" office:value="4.258652" calcext:value-type="float">
            <text:p>4,258652</text:p>
          </table:table-cell>
          <table:table-cell office:value-type="float" office:value="4.313158" calcext:value-type="float">
            <text:p>4,313158</text:p>
          </table:table-cell>
          <table:table-cell office:value-type="float" office:value="4.367662" calcext:value-type="float">
            <text:p>4,367662</text:p>
          </table:table-cell>
          <table:table-cell office:value-type="float" office:value="4.422168" calcext:value-type="float">
            <text:p>4,422168</text:p>
          </table:table-cell>
          <table:table-cell office:value-type="float" office:value="4.476674" calcext:value-type="float">
            <text:p>4,476674</text:p>
          </table:table-cell>
          <table:table-cell office:value-type="float" office:value="4.531179" calcext:value-type="float">
            <text:p>4,531179</text:p>
          </table:table-cell>
          <table:table-cell office:value-type="float" office:value="4.585684" calcext:value-type="float">
            <text:p>4,585684</text:p>
          </table:table-cell>
          <table:table-cell office:value-type="float" office:value="4.640189" calcext:value-type="float">
            <text:p>4,640189</text:p>
          </table:table-cell>
          <table:table-cell office:value-type="float" office:value="4.694695" calcext:value-type="float">
            <text:p>4,694695</text:p>
          </table:table-cell>
          <table:table-cell office:value-type="float" office:value="4.7492" calcext:value-type="float">
            <text:p>4,7492</text:p>
          </table:table-cell>
          <table:table-cell office:value-type="float" office:value="4.803705" calcext:value-type="float">
            <text:p>4,803705</text:p>
          </table:table-cell>
          <table:table-cell office:value-type="float" office:value="4.858211" calcext:value-type="float">
            <text:p>4,858211</text:p>
          </table:table-cell>
          <table:table-cell office:value-type="float" office:value="4.912716" calcext:value-type="float">
            <text:p>4,912716</text:p>
          </table:table-cell>
          <table:table-cell office:value-type="float" office:value="4.967221" calcext:value-type="float">
            <text:p>4,967221</text:p>
          </table:table-cell>
          <table:table-cell office:value-type="float" office:value="-4.978273" calcext:value-type="float">
            <text:p>-4,978273</text:p>
          </table:table-cell>
          <table:table-cell office:value-type="float" office:value="-4.923769" calcext:value-type="float">
            <text:p>-4,923769</text:p>
          </table:table-cell>
          <table:table-cell office:value-type="float" office:value="-4.869263" calcext:value-type="float">
            <text:p>-4,869263</text:p>
          </table:table-cell>
          <table:table-cell office:value-type="float" office:value="-4.814758" calcext:value-type="float">
            <text:p>-4,814758</text:p>
          </table:table-cell>
          <table:table-cell office:value-type="float" office:value="-4.760253" calcext:value-type="float">
            <text:p>-4,760253</text:p>
          </table:table-cell>
          <table:table-cell office:value-type="float" office:value="-4.705748" calcext:value-type="float">
            <text:p>-4,705748</text:p>
          </table:table-cell>
          <table:table-cell office:value-type="float" office:value="-4.651242" calcext:value-type="float">
            <text:p>-4,651242</text:p>
          </table:table-cell>
          <table:table-cell office:value-type="float" office:value="-4.596737" calcext:value-type="float">
            <text:p>-4,596737</text:p>
          </table:table-cell>
          <table:table-cell office:value-type="float" office:value="-4.542232" calcext:value-type="float">
            <text:p>-4,542232</text:p>
          </table:table-cell>
          <table:table-cell office:value-type="float" office:value="-4.487727" calcext:value-type="float">
            <text:p>-4,487727</text:p>
          </table:table-cell>
          <table:table-cell office:value-type="float" office:value="-4.433222" calcext:value-type="float">
            <text:p>-4,433222</text:p>
          </table:table-cell>
          <table:table-cell office:value-type="float" office:value="-4.378716" calcext:value-type="float">
            <text:p>-4,378716</text:p>
          </table:table-cell>
          <table:table-cell office:value-type="float" office:value="-4.324212" calcext:value-type="float">
            <text:p>-4,324212</text:p>
          </table:table-cell>
          <table:table-cell office:value-type="float" office:value="-4.269706" calcext:value-type="float">
            <text:p>-4,269706</text:p>
          </table:table-cell>
          <table:table-cell office:value-type="float" office:value="-4.215201" calcext:value-type="float">
            <text:p>-4,215201</text:p>
          </table:table-cell>
          <table:table-cell office:value-type="float" office:value="-4.160696" calcext:value-type="float">
            <text:p>-4,160696</text:p>
          </table:table-cell>
          <table:table-cell office:value-type="float" office:value="-4.106191" calcext:value-type="float">
            <text:p>-4,106191</text:p>
          </table:table-cell>
          <table:table-cell office:value-type="float" office:value="-4.051686" calcext:value-type="float">
            <text:p>-4,051686</text:p>
          </table:table-cell>
          <table:table-cell office:value-type="float" office:value="-3.99718" calcext:value-type="float">
            <text:p>-3,99718</text:p>
          </table:table-cell>
          <table:table-cell office:value-type="float" office:value="-3.942675" calcext:value-type="float">
            <text:p>-3,942675</text:p>
          </table:table-cell>
          <table:table-cell office:value-type="float" office:value="-3.88817" calcext:value-type="float">
            <text:p>-3,88817</text:p>
          </table:table-cell>
          <table:table-cell office:value-type="float" office:value="-3.833665" calcext:value-type="float">
            <text:p>-3,833665</text:p>
          </table:table-cell>
          <table:table-cell office:value-type="float" office:value="-3.77916" calcext:value-type="float">
            <text:p>-3,77916</text:p>
          </table:table-cell>
          <table:table-cell office:value-type="float" office:value="-3.724655" calcext:value-type="float">
            <text:p>-3,724655</text:p>
          </table:table-cell>
          <table:table-cell office:value-type="float" office:value="-3.670149" calcext:value-type="float">
            <text:p>-3,670149</text:p>
          </table:table-cell>
          <table:table-cell office:value-type="float" office:value="-3.615644" calcext:value-type="float">
            <text:p>-3,615644</text:p>
          </table:table-cell>
          <table:table-cell office:value-type="float" office:value="-3.561139" calcext:value-type="float">
            <text:p>-3,561139</text:p>
          </table:table-cell>
          <table:table-cell office:value-type="float" office:value="-3.506634" calcext:value-type="float">
            <text:p>-3,506634</text:p>
          </table:table-cell>
          <table:table-cell office:value-type="float" office:value="-3.452129" calcext:value-type="float">
            <text:p>-3,452129</text:p>
          </table:table-cell>
          <table:table-cell office:value-type="float" office:value="-3.397624" calcext:value-type="float">
            <text:p>-3,397624</text:p>
          </table:table-cell>
          <table:table-cell office:value-type="float" office:value="-3.343118" calcext:value-type="float">
            <text:p>-3,343118</text:p>
          </table:table-cell>
          <table:table-cell office:value-type="float" office:value="-3.288613" calcext:value-type="float">
            <text:p>-3,288613</text:p>
          </table:table-cell>
          <table:table-cell office:value-type="float" office:value="-3.234108" calcext:value-type="float">
            <text:p>-3,234108</text:p>
          </table:table-cell>
          <table:table-cell office:value-type="float" office:value="-3.179603" calcext:value-type="float">
            <text:p>-3,179603</text:p>
          </table:table-cell>
          <table:table-cell office:value-type="float" office:value="-3.125098" calcext:value-type="float">
            <text:p>-3,125098</text:p>
          </table:table-cell>
          <table:table-cell office:value-type="float" office:value="-3.070593" calcext:value-type="float">
            <text:p>-3,070593</text:p>
          </table:table-cell>
          <table:table-cell office:value-type="float" office:value="-3.016088" calcext:value-type="float">
            <text:p>-3,016088</text:p>
          </table:table-cell>
          <table:table-cell office:value-type="float" office:value="-2.961582" calcext:value-type="float">
            <text:p>-2,961582</text:p>
          </table:table-cell>
          <table:table-cell office:value-type="float" office:value="-2.907077" calcext:value-type="float">
            <text:p>-2,907077</text:p>
          </table:table-cell>
          <table:table-cell office:value-type="float" office:value="-2.852572" calcext:value-type="float">
            <text:p>-2,852572</text:p>
          </table:table-cell>
          <table:table-cell office:value-type="float" office:value="-2.798067" calcext:value-type="float">
            <text:p>-2,798067</text:p>
          </table:table-cell>
          <table:table-cell office:value-type="float" office:value="-2.743562" calcext:value-type="float">
            <text:p>-2,743562</text:p>
          </table:table-cell>
          <table:table-cell office:value-type="float" office:value="-2.689056" calcext:value-type="float">
            <text:p>-2,689056</text:p>
          </table:table-cell>
          <table:table-cell office:value-type="float" office:value="-2.634551" calcext:value-type="float">
            <text:p>-2,634551</text:p>
          </table:table-cell>
          <table:table-cell office:value-type="float" office:value="-2.580046" calcext:value-type="float">
            <text:p>-2,580046</text:p>
          </table:table-cell>
          <table:table-cell office:value-type="float" office:value="-2.525541" calcext:value-type="float">
            <text:p>-2,525541</text:p>
          </table:table-cell>
          <table:table-cell table:number-columns-repeated="183"/>
        </table:table-row>
        <table:table-row table:style-name="ro1">
          <table:table-cell office:value-type="float" office:value="0.109011" calcext:value-type="float">
            <text:p>0,109011</text:p>
          </table:table-cell>
          <table:table-cell office:value-type="float" office:value="0.218021" calcext:value-type="float">
            <text:p>0,218021</text:p>
          </table:table-cell>
          <table:table-cell office:value-type="float" office:value="0.327032" calcext:value-type="float">
            <text:p>0,327032</text:p>
          </table:table-cell>
          <table:table-cell office:value-type="float" office:value="0.436042" calcext:value-type="float">
            <text:p>0,436042</text:p>
          </table:table-cell>
          <table:table-cell office:value-type="float" office:value="0.545053" calcext:value-type="float">
            <text:p>0,545053</text:p>
          </table:table-cell>
          <table:table-cell office:value-type="float" office:value="0.654064" calcext:value-type="float">
            <text:p>0,654064</text:p>
          </table:table-cell>
          <table:table-cell office:value-type="float" office:value="0.763074" calcext:value-type="float">
            <text:p>0,763074</text:p>
          </table:table-cell>
          <table:table-cell office:value-type="float" office:value="0.872085" calcext:value-type="float">
            <text:p>0,872085</text:p>
          </table:table-cell>
          <table:table-cell office:value-type="float" office:value="0.981096" calcext:value-type="float">
            <text:p>0,981096</text:p>
          </table:table-cell>
          <table:table-cell office:value-type="float" office:value="1.090106" calcext:value-type="float">
            <text:p>1,090106</text:p>
          </table:table-cell>
          <table:table-cell office:value-type="float" office:value="1.199117" calcext:value-type="float">
            <text:p>1,199117</text:p>
          </table:table-cell>
          <table:table-cell office:value-type="float" office:value="1.308128" calcext:value-type="float">
            <text:p>1,308128</text:p>
          </table:table-cell>
          <table:table-cell office:value-type="float" office:value="1.417138" calcext:value-type="float">
            <text:p>1,417138</text:p>
          </table:table-cell>
          <table:table-cell office:value-type="float" office:value="1.526149" calcext:value-type="float">
            <text:p>1,526149</text:p>
          </table:table-cell>
          <table:table-cell office:value-type="float" office:value="1.635159" calcext:value-type="float">
            <text:p>1,635159</text:p>
          </table:table-cell>
          <table:table-cell office:value-type="float" office:value="1.74417" calcext:value-type="float">
            <text:p>1,74417</text:p>
          </table:table-cell>
          <table:table-cell office:value-type="float" office:value="1.853181" calcext:value-type="float">
            <text:p>1,853181</text:p>
          </table:table-cell>
          <table:table-cell office:value-type="float" office:value="1.962191" calcext:value-type="float">
            <text:p>1,962191</text:p>
          </table:table-cell>
          <table:table-cell office:value-type="float" office:value="2.071202" calcext:value-type="float">
            <text:p>2,071202</text:p>
          </table:table-cell>
          <table:table-cell office:value-type="float" office:value="2.180212" calcext:value-type="float">
            <text:p>2,180212</text:p>
          </table:table-cell>
          <table:table-cell office:value-type="float" office:value="2.289223" calcext:value-type="float">
            <text:p>2,289223</text:p>
          </table:table-cell>
          <table:table-cell office:value-type="float" office:value="2.398234" calcext:value-type="float">
            <text:p>2,398234</text:p>
          </table:table-cell>
          <table:table-cell office:value-type="float" office:value="2.507244" calcext:value-type="float">
            <text:p>2,507244</text:p>
          </table:table-cell>
          <table:table-cell office:value-type="float" office:value="2.616255" calcext:value-type="float">
            <text:p>2,616255</text:p>
          </table:table-cell>
          <table:table-cell office:value-type="float" office:value="2.725266" calcext:value-type="float">
            <text:p>2,725266</text:p>
          </table:table-cell>
          <table:table-cell office:value-type="float" office:value="2.834276" calcext:value-type="float">
            <text:p>2,834276</text:p>
          </table:table-cell>
          <table:table-cell office:value-type="float" office:value="2.943287" calcext:value-type="float">
            <text:p>2,943287</text:p>
          </table:table-cell>
          <table:table-cell office:value-type="float" office:value="3.052298" calcext:value-type="float">
            <text:p>3,052298</text:p>
          </table:table-cell>
          <table:table-cell office:value-type="float" office:value="3.161308" calcext:value-type="float">
            <text:p>3,161308</text:p>
          </table:table-cell>
          <table:table-cell office:value-type="float" office:value="3.270319" calcext:value-type="float">
            <text:p>3,270319</text:p>
          </table:table-cell>
          <table:table-cell office:value-type="float" office:value="3.379329" calcext:value-type="float">
            <text:p>3,379329</text:p>
          </table:table-cell>
          <table:table-cell office:value-type="float" office:value="3.48834" calcext:value-type="float">
            <text:p>3,48834</text:p>
          </table:table-cell>
          <table:table-cell office:value-type="float" office:value="3.597351" calcext:value-type="float">
            <text:p>3,597351</text:p>
          </table:table-cell>
          <table:table-cell office:value-type="float" office:value="3.706361" calcext:value-type="float">
            <text:p>3,706361</text:p>
          </table:table-cell>
          <table:table-cell office:value-type="float" office:value="3.815372" calcext:value-type="float">
            <text:p>3,815372</text:p>
          </table:table-cell>
          <table:table-cell office:value-type="float" office:value="3.924383" calcext:value-type="float">
            <text:p>3,924383</text:p>
          </table:table-cell>
          <table:table-cell office:value-type="float" office:value="4.033393" calcext:value-type="float">
            <text:p>4,033393</text:p>
          </table:table-cell>
          <table:table-cell office:value-type="float" office:value="4.142404" calcext:value-type="float">
            <text:p>4,142404</text:p>
          </table:table-cell>
          <table:table-cell office:value-type="float" office:value="4.251414" calcext:value-type="float">
            <text:p>4,251414</text:p>
          </table:table-cell>
          <table:table-cell office:value-type="float" office:value="4.360425" calcext:value-type="float">
            <text:p>4,360425</text:p>
          </table:table-cell>
          <table:table-cell office:value-type="float" office:value="4.469436" calcext:value-type="float">
            <text:p>4,469436</text:p>
          </table:table-cell>
          <table:table-cell office:value-type="float" office:value="4.578446" calcext:value-type="float">
            <text:p>4,578446</text:p>
          </table:table-cell>
          <table:table-cell office:value-type="float" office:value="4.687457" calcext:value-type="float">
            <text:p>4,687457</text:p>
          </table:table-cell>
          <table:table-cell office:value-type="float" office:value="4.796468" calcext:value-type="float">
            <text:p>4,796468</text:p>
          </table:table-cell>
          <table:table-cell office:value-type="float" office:value="4.905478" calcext:value-type="float">
            <text:p>4,905478</text:p>
          </table:table-cell>
          <table:table-cell office:value-type="float" office:value="-4.985511" calcext:value-type="float">
            <text:p>-4,985511</text:p>
          </table:table-cell>
          <table:table-cell office:value-type="float" office:value="-4.876501" calcext:value-type="float">
            <text:p>-4,876501</text:p>
          </table:table-cell>
          <table:table-cell office:value-type="float" office:value="-4.76749" calcext:value-type="float">
            <text:p>-4,76749</text:p>
          </table:table-cell>
          <table:table-cell office:value-type="float" office:value="-4.65848" calcext:value-type="float">
            <text:p>-4,65848</text:p>
          </table:table-cell>
          <table:table-cell office:value-type="float" office:value="-4.54947" calcext:value-type="float">
            <text:p>-4,54947</text:p>
          </table:table-cell>
          <table:table-cell office:value-type="float" office:value="-4.44046" calcext:value-type="float">
            <text:p>-4,44046</text:p>
          </table:table-cell>
          <table:table-cell office:value-type="float" office:value="-4.33145" calcext:value-type="float">
            <text:p>-4,33145</text:p>
          </table:table-cell>
          <table:table-cell office:value-type="float" office:value="-4.222439" calcext:value-type="float">
            <text:p>-4,222439</text:p>
          </table:table-cell>
          <table:table-cell office:value-type="float" office:value="-4.113429" calcext:value-type="float">
            <text:p>-4,113429</text:p>
          </table:table-cell>
          <table:table-cell office:value-type="float" office:value="-4.004418" calcext:value-type="float">
            <text:p>-4,004418</text:p>
          </table:table-cell>
          <table:table-cell office:value-type="float" office:value="-3.895408" calcext:value-type="float">
            <text:p>-3,895408</text:p>
          </table:table-cell>
          <table:table-cell office:value-type="float" office:value="-3.786397" calcext:value-type="float">
            <text:p>-3,786397</text:p>
          </table:table-cell>
          <table:table-cell office:value-type="float" office:value="-3.677387" calcext:value-type="float">
            <text:p>-3,677387</text:p>
          </table:table-cell>
          <table:table-cell office:value-type="float" office:value="-3.568377" calcext:value-type="float">
            <text:p>-3,568377</text:p>
          </table:table-cell>
          <table:table-cell office:value-type="float" office:value="-3.459367" calcext:value-type="float">
            <text:p>-3,459367</text:p>
          </table:table-cell>
          <table:table-cell office:value-type="float" office:value="-3.350356" calcext:value-type="float">
            <text:p>-3,350356</text:p>
          </table:table-cell>
          <table:table-cell office:value-type="float" office:value="-3.241346" calcext:value-type="float">
            <text:p>-3,241346</text:p>
          </table:table-cell>
          <table:table-cell office:value-type="float" office:value="-3.132336" calcext:value-type="float">
            <text:p>-3,132336</text:p>
          </table:table-cell>
          <table:table-cell office:value-type="float" office:value="-3.023325" calcext:value-type="float">
            <text:p>-3,023325</text:p>
          </table:table-cell>
          <table:table-cell office:value-type="float" office:value="-2.914315" calcext:value-type="float">
            <text:p>-2,914315</text:p>
          </table:table-cell>
          <table:table-cell office:value-type="float" office:value="-2.805305" calcext:value-type="float">
            <text:p>-2,805305</text:p>
          </table:table-cell>
          <table:table-cell office:value-type="float" office:value="-2.696294" calcext:value-type="float">
            <text:p>-2,696294</text:p>
          </table:table-cell>
          <table:table-cell office:value-type="float" office:value="-2.587284" calcext:value-type="float">
            <text:p>-2,587284</text:p>
          </table:table-cell>
          <table:table-cell office:value-type="float" office:value="-2.478273" calcext:value-type="float">
            <text:p>-2,478273</text:p>
          </table:table-cell>
          <table:table-cell office:value-type="float" office:value="-2.369263" calcext:value-type="float">
            <text:p>-2,369263</text:p>
          </table:table-cell>
          <table:table-cell office:value-type="float" office:value="-2.260253" calcext:value-type="float">
            <text:p>-2,260253</text:p>
          </table:table-cell>
          <table:table-cell office:value-type="float" office:value="-2.151242" calcext:value-type="float">
            <text:p>-2,151242</text:p>
          </table:table-cell>
          <table:table-cell office:value-type="float" office:value="-2.042232" calcext:value-type="float">
            <text:p>-2,042232</text:p>
          </table:table-cell>
          <table:table-cell office:value-type="float" office:value="-1.933222" calcext:value-type="float">
            <text:p>-1,933222</text:p>
          </table:table-cell>
          <table:table-cell office:value-type="float" office:value="-1.824211" calcext:value-type="float">
            <text:p>-1,824211</text:p>
          </table:table-cell>
          <table:table-cell office:value-type="float" office:value="-1.715201" calcext:value-type="float">
            <text:p>-1,715201</text:p>
          </table:table-cell>
          <table:table-cell office:value-type="float" office:value="-1.606191" calcext:value-type="float">
            <text:p>-1,606191</text:p>
          </table:table-cell>
          <table:table-cell office:value-type="float" office:value="-1.49718" calcext:value-type="float">
            <text:p>-1,49718</text:p>
          </table:table-cell>
          <table:table-cell office:value-type="float" office:value="-1.38817" calcext:value-type="float">
            <text:p>-1,38817</text:p>
          </table:table-cell>
          <table:table-cell office:value-type="float" office:value="-1.27916" calcext:value-type="float">
            <text:p>-1,27916</text:p>
          </table:table-cell>
          <table:table-cell office:value-type="float" office:value="-1.170149" calcext:value-type="float">
            <text:p>-1,170149</text:p>
          </table:table-cell>
          <table:table-cell office:value-type="float" office:value="-1.061139" calcext:value-type="float">
            <text:p>-1,061139</text:p>
          </table:table-cell>
          <table:table-cell office:value-type="float" office:value="-0.952129" calcext:value-type="float">
            <text:p>-0,952129</text:p>
          </table:table-cell>
          <table:table-cell office:value-type="float" office:value="-0.843118" calcext:value-type="float">
            <text:p>-0,843118</text:p>
          </table:table-cell>
          <table:table-cell office:value-type="float" office:value="-0.734108" calcext:value-type="float">
            <text:p>-0,734108</text:p>
          </table:table-cell>
          <table:table-cell office:value-type="float" office:value="-0.625098" calcext:value-type="float">
            <text:p>-0,625098</text:p>
          </table:table-cell>
          <table:table-cell office:value-type="float" office:value="-0.516087" calcext:value-type="float">
            <text:p>-0,516087</text:p>
          </table:table-cell>
          <table:table-cell office:value-type="float" office:value="-0.407077" calcext:value-type="float">
            <text:p>-0,407077</text:p>
          </table:table-cell>
          <table:table-cell office:value-type="float" office:value="-0.298067" calcext:value-type="float">
            <text:p>-0,298067</text:p>
          </table:table-cell>
          <table:table-cell office:value-type="float" office:value="-0.189056" calcext:value-type="float">
            <text:p>-0,189056</text:p>
          </table:table-cell>
          <table:table-cell office:value-type="float" office:value="-0.080046" calcext:value-type="float">
            <text:p>-0,080046</text:p>
          </table:table-cell>
          <table:table-cell office:value-type="float" office:value="0.028964" calcext:value-type="float">
            <text:p>0,028964</text:p>
          </table:table-cell>
          <table:table-cell office:value-type="float" office:value="0.137975" calcext:value-type="float">
            <text:p>0,137975</text:p>
          </table:table-cell>
          <table:table-cell office:value-type="float" office:value="0.246986" calcext:value-type="float">
            <text:p>0,246986</text:p>
          </table:table-cell>
          <table:table-cell office:value-type="float" office:value="0.355996" calcext:value-type="float">
            <text:p>0,355996</text:p>
          </table:table-cell>
          <table:table-cell office:value-type="float" office:value="0.465007" calcext:value-type="float">
            <text:p>0,465007</text:p>
          </table:table-cell>
          <table:table-cell office:value-type="float" office:value="0.574017" calcext:value-type="float">
            <text:p>0,574017</text:p>
          </table:table-cell>
          <table:table-cell office:value-type="float" office:value="0.683028" calcext:value-type="float">
            <text:p>0,683028</text:p>
          </table:table-cell>
          <table:table-cell office:value-type="float" office:value="0.792039" calcext:value-type="float">
            <text:p>0,792039</text:p>
          </table:table-cell>
          <table:table-cell office:value-type="float" office:value="0.901049" calcext:value-type="float">
            <text:p>0,901049</text:p>
          </table:table-cell>
          <table:table-cell office:value-type="float" office:value="1.01006" calcext:value-type="float">
            <text:p>1,01006</text:p>
          </table:table-cell>
          <table:table-cell office:value-type="float" office:value="1.119071" calcext:value-type="float">
            <text:p>1,119071</text:p>
          </table:table-cell>
          <table:table-cell office:value-type="float" office:value="1.228081" calcext:value-type="float">
            <text:p>1,228081</text:p>
          </table:table-cell>
          <table:table-cell office:value-type="float" office:value="1.337092" calcext:value-type="float">
            <text:p>1,337092</text:p>
          </table:table-cell>
          <table:table-cell office:value-type="float" office:value="1.446102" calcext:value-type="float">
            <text:p>1,446102</text:p>
          </table:table-cell>
          <table:table-cell office:value-type="float" office:value="1.555113" calcext:value-type="float">
            <text:p>1,555113</text:p>
          </table:table-cell>
          <table:table-cell office:value-type="float" office:value="1.664124" calcext:value-type="float">
            <text:p>1,664124</text:p>
          </table:table-cell>
          <table:table-cell office:value-type="float" office:value="1.773134" calcext:value-type="float">
            <text:p>1,773134</text:p>
          </table:table-cell>
          <table:table-cell office:value-type="float" office:value="1.882145" calcext:value-type="float">
            <text:p>1,882145</text:p>
          </table:table-cell>
          <table:table-cell office:value-type="float" office:value="1.991156" calcext:value-type="float">
            <text:p>1,991156</text:p>
          </table:table-cell>
          <table:table-cell office:value-type="float" office:value="2.100166" calcext:value-type="float">
            <text:p>2,100166</text:p>
          </table:table-cell>
          <table:table-cell office:value-type="float" office:value="2.209177" calcext:value-type="float">
            <text:p>2,209177</text:p>
          </table:table-cell>
          <table:table-cell office:value-type="float" office:value="2.318187" calcext:value-type="float">
            <text:p>2,318187</text:p>
          </table:table-cell>
          <table:table-cell office:value-type="float" office:value="2.427198" calcext:value-type="float">
            <text:p>2,427198</text:p>
          </table:table-cell>
          <table:table-cell office:value-type="float" office:value="2.536209" calcext:value-type="float">
            <text:p>2,536209</text:p>
          </table:table-cell>
          <table:table-cell office:value-type="float" office:value="2.645219" calcext:value-type="float">
            <text:p>2,645219</text:p>
          </table:table-cell>
          <table:table-cell office:value-type="float" office:value="2.75423" calcext:value-type="float">
            <text:p>2,75423</text:p>
          </table:table-cell>
          <table:table-cell office:value-type="float" office:value="2.86324" calcext:value-type="float">
            <text:p>2,86324</text:p>
          </table:table-cell>
          <table:table-cell office:value-type="float" office:value="2.972251" calcext:value-type="float">
            <text:p>2,972251</text:p>
          </table:table-cell>
          <table:table-cell office:value-type="float" office:value="3.081262" calcext:value-type="float">
            <text:p>3,081262</text:p>
          </table:table-cell>
          <table:table-cell office:value-type="float" office:value="3.190272" calcext:value-type="float">
            <text:p>3,190272</text:p>
          </table:table-cell>
          <table:table-cell office:value-type="float" office:value="3.299283" calcext:value-type="float">
            <text:p>3,299283</text:p>
          </table:table-cell>
          <table:table-cell office:value-type="float" office:value="3.408294" calcext:value-type="float">
            <text:p>3,408294</text:p>
          </table:table-cell>
          <table:table-cell office:value-type="float" office:value="3.517304" calcext:value-type="float">
            <text:p>3,517304</text:p>
          </table:table-cell>
          <table:table-cell office:value-type="float" office:value="3.626315" calcext:value-type="float">
            <text:p>3,626315</text:p>
          </table:table-cell>
          <table:table-cell office:value-type="float" office:value="3.735326" calcext:value-type="float">
            <text:p>3,735326</text:p>
          </table:table-cell>
          <table:table-cell office:value-type="float" office:value="3.844336" calcext:value-type="float">
            <text:p>3,844336</text:p>
          </table:table-cell>
          <table:table-cell office:value-type="float" office:value="3.953347" calcext:value-type="float">
            <text:p>3,953347</text:p>
          </table:table-cell>
          <table:table-cell office:value-type="float" office:value="4.062357" calcext:value-type="float">
            <text:p>4,062357</text:p>
          </table:table-cell>
          <table:table-cell office:value-type="float" office:value="4.171368" calcext:value-type="float">
            <text:p>4,171368</text:p>
          </table:table-cell>
          <table:table-cell office:value-type="float" office:value="4.280379" calcext:value-type="float">
            <text:p>4,280379</text:p>
          </table:table-cell>
          <table:table-cell office:value-type="float" office:value="4.38939" calcext:value-type="float">
            <text:p>4,38939</text:p>
          </table:table-cell>
          <table:table-cell office:value-type="float" office:value="4.4984" calcext:value-type="float">
            <text:p>4,4984</text:p>
          </table:table-cell>
          <table:table-cell office:value-type="float" office:value="4.607411" calcext:value-type="float">
            <text:p>4,607411</text:p>
          </table:table-cell>
          <table:table-cell office:value-type="float" office:value="4.716421" calcext:value-type="float">
            <text:p>4,716421</text:p>
          </table:table-cell>
          <table:table-cell office:value-type="float" office:value="4.825432" calcext:value-type="float">
            <text:p>4,825432</text:p>
          </table:table-cell>
          <table:table-cell office:value-type="float" office:value="4.934443" calcext:value-type="float">
            <text:p>4,934443</text:p>
          </table:table-cell>
          <table:table-cell office:value-type="float" office:value="-4.956547" calcext:value-type="float">
            <text:p>-4,956547</text:p>
          </table:table-cell>
          <table:table-cell office:value-type="float" office:value="-4.847537" calcext:value-type="float">
            <text:p>-4,847537</text:p>
          </table:table-cell>
          <table:table-cell office:value-type="float" office:value="-4.738526" calcext:value-type="float">
            <text:p>-4,738526</text:p>
          </table:table-cell>
          <table:table-cell office:value-type="float" office:value="-4.629516" calcext:value-type="float">
            <text:p>-4,629516</text:p>
          </table:table-cell>
          <table:table-cell office:value-type="float" office:value="-4.520506" calcext:value-type="float">
            <text:p>-4,520506</text:p>
          </table:table-cell>
          <table:table-cell office:value-type="float" office:value="-4.411495" calcext:value-type="float">
            <text:p>-4,411495</text:p>
          </table:table-cell>
          <table:table-cell office:value-type="float" office:value="-4.302485" calcext:value-type="float">
            <text:p>-4,302485</text:p>
          </table:table-cell>
          <table:table-cell office:value-type="float" office:value="-4.193475" calcext:value-type="float">
            <text:p>-4,193475</text:p>
          </table:table-cell>
          <table:table-cell office:value-type="float" office:value="-4.084464" calcext:value-type="float">
            <text:p>-4,084464</text:p>
          </table:table-cell>
          <table:table-cell office:value-type="float" office:value="-3.975454" calcext:value-type="float">
            <text:p>-3,975454</text:p>
          </table:table-cell>
          <table:table-cell office:value-type="float" office:value="-3.866444" calcext:value-type="float">
            <text:p>-3,866444</text:p>
          </table:table-cell>
          <table:table-cell office:value-type="float" office:value="-3.757433" calcext:value-type="float">
            <text:p>-3,757433</text:p>
          </table:table-cell>
          <table:table-cell office:value-type="float" office:value="-3.648423" calcext:value-type="float">
            <text:p>-3,648423</text:p>
          </table:table-cell>
          <table:table-cell office:value-type="float" office:value="-3.539412" calcext:value-type="float">
            <text:p>-3,539412</text:p>
          </table:table-cell>
          <table:table-cell office:value-type="float" office:value="-3.430402" calcext:value-type="float">
            <text:p>-3,430402</text:p>
          </table:table-cell>
          <table:table-cell office:value-type="float" office:value="-3.321392" calcext:value-type="float">
            <text:p>-3,321392</text:p>
          </table:table-cell>
          <table:table-cell office:value-type="float" office:value="-3.212382" calcext:value-type="float">
            <text:p>-3,212382</text:p>
          </table:table-cell>
          <table:table-cell office:value-type="float" office:value="-3.103371" calcext:value-type="float">
            <text:p>-3,103371</text:p>
          </table:table-cell>
          <table:table-cell office:value-type="float" office:value="-2.994361" calcext:value-type="float">
            <text:p>-2,994361</text:p>
          </table:table-cell>
          <table:table-cell office:value-type="float" office:value="-2.885351" calcext:value-type="float">
            <text:p>-2,885351</text:p>
          </table:table-cell>
          <table:table-cell office:value-type="float" office:value="-2.77634" calcext:value-type="float">
            <text:p>-2,77634</text:p>
          </table:table-cell>
          <table:table-cell office:value-type="float" office:value="-2.66733" calcext:value-type="float">
            <text:p>-2,66733</text:p>
          </table:table-cell>
          <table:table-cell office:value-type="float" office:value="-2.55832" calcext:value-type="float">
            <text:p>-2,55832</text:p>
          </table:table-cell>
          <table:table-cell office:value-type="float" office:value="-2.449309" calcext:value-type="float">
            <text:p>-2,449309</text:p>
          </table:table-cell>
          <table:table-cell office:value-type="float" office:value="-2.340299" calcext:value-type="float">
            <text:p>-2,340299</text:p>
          </table:table-cell>
          <table:table-cell office:value-type="float" office:value="-2.231288" calcext:value-type="float">
            <text:p>-2,231288</text:p>
          </table:table-cell>
          <table:table-cell office:value-type="float" office:value="-2.122278" calcext:value-type="float">
            <text:p>-2,122278</text:p>
          </table:table-cell>
          <table:table-cell office:value-type="float" office:value="-2.013268" calcext:value-type="float">
            <text:p>-2,013268</text:p>
          </table:table-cell>
          <table:table-cell office:value-type="float" office:value="-1.904258" calcext:value-type="float">
            <text:p>-1,904258</text:p>
          </table:table-cell>
          <table:table-cell office:value-type="float" office:value="-1.795247" calcext:value-type="float">
            <text:p>-1,795247</text:p>
          </table:table-cell>
          <table:table-cell office:value-type="float" office:value="-1.686237" calcext:value-type="float">
            <text:p>-1,686237</text:p>
          </table:table-cell>
          <table:table-cell office:value-type="float" office:value="-1.577227" calcext:value-type="float">
            <text:p>-1,577227</text:p>
          </table:table-cell>
          <table:table-cell office:value-type="float" office:value="-1.468216" calcext:value-type="float">
            <text:p>-1,468216</text:p>
          </table:table-cell>
          <table:table-cell office:value-type="float" office:value="-1.359206" calcext:value-type="float">
            <text:p>-1,359206</text:p>
          </table:table-cell>
          <table:table-cell office:value-type="float" office:value="-1.250196" calcext:value-type="float">
            <text:p>-1,250196</text:p>
          </table:table-cell>
          <table:table-cell office:value-type="float" office:value="-1.141185" calcext:value-type="float">
            <text:p>-1,141185</text:p>
          </table:table-cell>
          <table:table-cell office:value-type="float" office:value="-1.032175" calcext:value-type="float">
            <text:p>-1,032175</text:p>
          </table:table-cell>
          <table:table-cell office:value-type="float" office:value="-0.923164" calcext:value-type="float">
            <text:p>-0,923164</text:p>
          </table:table-cell>
          <table:table-cell office:value-type="float" office:value="-0.814154" calcext:value-type="float">
            <text:p>-0,814154</text:p>
          </table:table-cell>
          <table:table-cell office:value-type="float" office:value="-0.705144" calcext:value-type="float">
            <text:p>-0,705144</text:p>
          </table:table-cell>
          <table:table-cell office:value-type="float" office:value="-0.596133" calcext:value-type="float">
            <text:p>-0,596133</text:p>
          </table:table-cell>
          <table:table-cell office:value-type="float" office:value="-0.487123" calcext:value-type="float">
            <text:p>-0,487123</text:p>
          </table:table-cell>
          <table:table-cell office:value-type="float" office:value="-0.378113" calcext:value-type="float">
            <text:p>-0,378113</text:p>
          </table:table-cell>
          <table:table-cell office:value-type="float" office:value="-0.269102" calcext:value-type="float">
            <text:p>-0,269102</text:p>
          </table:table-cell>
          <table:table-cell office:value-type="float" office:value="-0.160092" calcext:value-type="float">
            <text:p>-0,160092</text:p>
          </table:table-cell>
          <table:table-cell office:value-type="float" office:value="-0.051082" calcext:value-type="float">
            <text:p>-0,051082</text:p>
          </table:table-cell>
          <table:table-cell table:number-columns-repeated="183"/>
        </table:table-row>
        <table:table-row table:style-name="ro1">
          <table:table-cell table:number-columns-repeated="183" office:value-type="float" office:value="0" calcext:value-type="float">
            <text:p>0</text:p>
          </table:table-cell>
          <table:table-cell table:number-columns-repeated="183"/>
        </table:table-row>
        <table:table-row table:style-name="ro1">
          <table:table-cell office:value-type="float" office:value="0.054505" calcext:value-type="float">
            <text:p>0,054505</text:p>
          </table:table-cell>
          <table:table-cell office:value-type="float" office:value="0.109011" calcext:value-type="float">
            <text:p>0,109011</text:p>
          </table:table-cell>
          <table:table-cell office:value-type="float" office:value="0.163516" calcext:value-type="float">
            <text:p>0,163516</text:p>
          </table:table-cell>
          <table:table-cell office:value-type="float" office:value="0.218021" calcext:value-type="float">
            <text:p>0,218021</text:p>
          </table:table-cell>
          <table:table-cell office:value-type="float" office:value="0.272527" calcext:value-type="float">
            <text:p>0,272527</text:p>
          </table:table-cell>
          <table:table-cell office:value-type="float" office:value="0.327032" calcext:value-type="float">
            <text:p>0,327032</text:p>
          </table:table-cell>
          <table:table-cell office:value-type="float" office:value="0.381537" calcext:value-type="float">
            <text:p>0,381537</text:p>
          </table:table-cell>
          <table:table-cell office:value-type="float" office:value="0.436043" calcext:value-type="float">
            <text:p>0,436043</text:p>
          </table:table-cell>
          <table:table-cell office:value-type="float" office:value="0.490548" calcext:value-type="float">
            <text:p>0,490548</text:p>
          </table:table-cell>
          <table:table-cell office:value-type="float" office:value="0.545053" calcext:value-type="float">
            <text:p>0,545053</text:p>
          </table:table-cell>
          <table:table-cell office:value-type="float" office:value="0.599558" calcext:value-type="float">
            <text:p>0,599558</text:p>
          </table:table-cell>
          <table:table-cell office:value-type="float" office:value="0.654064" calcext:value-type="float">
            <text:p>0,654064</text:p>
          </table:table-cell>
          <table:table-cell office:value-type="float" office:value="0.708569" calcext:value-type="float">
            <text:p>0,708569</text:p>
          </table:table-cell>
          <table:table-cell office:value-type="float" office:value="0.763074" calcext:value-type="float">
            <text:p>0,763074</text:p>
          </table:table-cell>
          <table:table-cell office:value-type="float" office:value="0.81758" calcext:value-type="float">
            <text:p>0,81758</text:p>
          </table:table-cell>
          <table:table-cell office:value-type="float" office:value="0.872085" calcext:value-type="float">
            <text:p>0,872085</text:p>
          </table:table-cell>
          <table:table-cell office:value-type="float" office:value="0.92659" calcext:value-type="float">
            <text:p>0,92659</text:p>
          </table:table-cell>
          <table:table-cell office:value-type="float" office:value="0.981096" calcext:value-type="float">
            <text:p>0,981096</text:p>
          </table:table-cell>
          <table:table-cell office:value-type="float" office:value="1.035601" calcext:value-type="float">
            <text:p>1,035601</text:p>
          </table:table-cell>
          <table:table-cell office:value-type="float" office:value="1.090106" calcext:value-type="float">
            <text:p>1,090106</text:p>
          </table:table-cell>
          <table:table-cell office:value-type="float" office:value="1.144612" calcext:value-type="float">
            <text:p>1,144612</text:p>
          </table:table-cell>
          <table:table-cell office:value-type="float" office:value="1.199117" calcext:value-type="float">
            <text:p>1,199117</text:p>
          </table:table-cell>
          <table:table-cell office:value-type="float" office:value="1.246378" calcext:value-type="float">
            <text:p>1,246378</text:p>
          </table:table-cell>
          <table:table-cell office:value-type="float" office:value="1.191872" calcext:value-type="float">
            <text:p>1,191872</text:p>
          </table:table-cell>
          <table:table-cell office:value-type="float" office:value="1.137367" calcext:value-type="float">
            <text:p>1,137367</text:p>
          </table:table-cell>
          <table:table-cell office:value-type="float" office:value="1.082862" calcext:value-type="float">
            <text:p>1,082862</text:p>
          </table:table-cell>
          <table:table-cell office:value-type="float" office:value="1.028357" calcext:value-type="float">
            <text:p>1,028357</text:p>
          </table:table-cell>
          <table:table-cell office:value-type="float" office:value="0.973851" calcext:value-type="float">
            <text:p>0,973851</text:p>
          </table:table-cell>
          <table:table-cell office:value-type="float" office:value="0.919346" calcext:value-type="float">
            <text:p>0,919346</text:p>
          </table:table-cell>
          <table:table-cell office:value-type="float" office:value="0.864841" calcext:value-type="float">
            <text:p>0,864841</text:p>
          </table:table-cell>
          <table:table-cell office:value-type="float" office:value="0.810335" calcext:value-type="float">
            <text:p>0,810335</text:p>
          </table:table-cell>
          <table:table-cell office:value-type="float" office:value="0.75583" calcext:value-type="float">
            <text:p>0,75583</text:p>
          </table:table-cell>
          <table:table-cell office:value-type="float" office:value="0.701325" calcext:value-type="float">
            <text:p>0,701325</text:p>
          </table:table-cell>
          <table:table-cell office:value-type="float" office:value="0.646819" calcext:value-type="float">
            <text:p>0,646819</text:p>
          </table:table-cell>
          <table:table-cell office:value-type="float" office:value="0.592314" calcext:value-type="float">
            <text:p>0,592314</text:p>
          </table:table-cell>
          <table:table-cell office:value-type="float" office:value="0.537809" calcext:value-type="float">
            <text:p>0,537809</text:p>
          </table:table-cell>
          <table:table-cell office:value-type="float" office:value="0.483303" calcext:value-type="float">
            <text:p>0,483303</text:p>
          </table:table-cell>
          <table:table-cell office:value-type="float" office:value="0.428798" calcext:value-type="float">
            <text:p>0,428798</text:p>
          </table:table-cell>
          <table:table-cell office:value-type="float" office:value="0.374293" calcext:value-type="float">
            <text:p>0,374293</text:p>
          </table:table-cell>
          <table:table-cell office:value-type="float" office:value="0.319787" calcext:value-type="float">
            <text:p>0,319787</text:p>
          </table:table-cell>
          <table:table-cell office:value-type="float" office:value="0.265282" calcext:value-type="float">
            <text:p>0,265282</text:p>
          </table:table-cell>
          <table:table-cell office:value-type="float" office:value="0.210777" calcext:value-type="float">
            <text:p>0,210777</text:p>
          </table:table-cell>
          <table:table-cell office:value-type="float" office:value="0.156271" calcext:value-type="float">
            <text:p>0,156271</text:p>
          </table:table-cell>
          <table:table-cell office:value-type="float" office:value="0.101766" calcext:value-type="float">
            <text:p>0,101766</text:p>
          </table:table-cell>
          <table:table-cell office:value-type="float" office:value="0.047261" calcext:value-type="float">
            <text:p>0,047261</text:p>
          </table:table-cell>
          <table:table-cell office:value-type="float" office:value="-0.007244" calcext:value-type="float">
            <text:p>-0,007244</text:p>
          </table:table-cell>
          <table:table-cell office:value-type="float" office:value="-0.06175" calcext:value-type="float">
            <text:p>-0,06175</text:p>
          </table:table-cell>
          <table:table-cell office:value-type="float" office:value="-0.116255" calcext:value-type="float">
            <text:p>-0,116255</text:p>
          </table:table-cell>
          <table:table-cell office:value-type="float" office:value="-0.17076" calcext:value-type="float">
            <text:p>-0,17076</text:p>
          </table:table-cell>
          <table:table-cell office:value-type="float" office:value="-0.225265" calcext:value-type="float">
            <text:p>-0,225265</text:p>
          </table:table-cell>
          <table:table-cell office:value-type="float" office:value="-0.27977" calcext:value-type="float">
            <text:p>-0,27977</text:p>
          </table:table-cell>
          <table:table-cell office:value-type="float" office:value="-0.334275" calcext:value-type="float">
            <text:p>-0,334275</text:p>
          </table:table-cell>
          <table:table-cell office:value-type="float" office:value="-0.388781" calcext:value-type="float">
            <text:p>-0,388781</text:p>
          </table:table-cell>
          <table:table-cell office:value-type="float" office:value="-0.443286" calcext:value-type="float">
            <text:p>-0,443286</text:p>
          </table:table-cell>
          <table:table-cell office:value-type="float" office:value="-0.497791" calcext:value-type="float">
            <text:p>-0,497791</text:p>
          </table:table-cell>
          <table:table-cell office:value-type="float" office:value="-0.552296" calcext:value-type="float">
            <text:p>-0,552296</text:p>
          </table:table-cell>
          <table:table-cell office:value-type="float" office:value="-0.606801" calcext:value-type="float">
            <text:p>-0,606801</text:p>
          </table:table-cell>
          <table:table-cell office:value-type="float" office:value="-0.661306" calcext:value-type="float">
            <text:p>-0,661306</text:p>
          </table:table-cell>
          <table:table-cell office:value-type="float" office:value="-0.715812" calcext:value-type="float">
            <text:p>-0,715812</text:p>
          </table:table-cell>
          <table:table-cell office:value-type="float" office:value="-0.770317" calcext:value-type="float">
            <text:p>-0,770317</text:p>
          </table:table-cell>
          <table:table-cell office:value-type="float" office:value="-0.824822" calcext:value-type="float">
            <text:p>-0,824822</text:p>
          </table:table-cell>
          <table:table-cell office:value-type="float" office:value="-0.879327" calcext:value-type="float">
            <text:p>-0,879327</text:p>
          </table:table-cell>
          <table:table-cell office:value-type="float" office:value="-0.933832" calcext:value-type="float">
            <text:p>-0,933832</text:p>
          </table:table-cell>
          <table:table-cell office:value-type="float" office:value="-0.988337" calcext:value-type="float">
            <text:p>-0,988337</text:p>
          </table:table-cell>
          <table:table-cell office:value-type="float" office:value="-1.042843" calcext:value-type="float">
            <text:p>-1,042843</text:p>
          </table:table-cell>
          <table:table-cell office:value-type="float" office:value="-1.097348" calcext:value-type="float">
            <text:p>-1,097348</text:p>
          </table:table-cell>
          <table:table-cell office:value-type="float" office:value="-1.151853" calcext:value-type="float">
            <text:p>-1,151853</text:p>
          </table:table-cell>
          <table:table-cell office:value-type="float" office:value="-1.206358" calcext:value-type="float">
            <text:p>-1,206358</text:p>
          </table:table-cell>
          <table:table-cell office:value-type="float" office:value="-1.239137" calcext:value-type="float">
            <text:p>-1,239137</text:p>
          </table:table-cell>
          <table:table-cell office:value-type="float" office:value="-1.184632" calcext:value-type="float">
            <text:p>-1,184632</text:p>
          </table:table-cell>
          <table:table-cell office:value-type="float" office:value="-1.130126" calcext:value-type="float">
            <text:p>-1,130126</text:p>
          </table:table-cell>
          <table:table-cell office:value-type="float" office:value="-1.075621" calcext:value-type="float">
            <text:p>-1,075621</text:p>
          </table:table-cell>
          <table:table-cell office:value-type="float" office:value="-1.021116" calcext:value-type="float">
            <text:p>-1,021116</text:p>
          </table:table-cell>
          <table:table-cell office:value-type="float" office:value="-0.966611" calcext:value-type="float">
            <text:p>-0,966611</text:p>
          </table:table-cell>
          <table:table-cell office:value-type="float" office:value="-0.912106" calcext:value-type="float">
            <text:p>-0,912106</text:p>
          </table:table-cell>
          <table:table-cell office:value-type="float" office:value="-0.857601" calcext:value-type="float">
            <text:p>-0,857601</text:p>
          </table:table-cell>
          <table:table-cell office:value-type="float" office:value="-0.803095" calcext:value-type="float">
            <text:p>-0,803095</text:p>
          </table:table-cell>
          <table:table-cell office:value-type="float" office:value="-0.74859" calcext:value-type="float">
            <text:p>-0,74859</text:p>
          </table:table-cell>
          <table:table-cell office:value-type="float" office:value="-0.694085" calcext:value-type="float">
            <text:p>-0,694085</text:p>
          </table:table-cell>
          <table:table-cell office:value-type="float" office:value="-0.63958" calcext:value-type="float">
            <text:p>-0,63958</text:p>
          </table:table-cell>
          <table:table-cell office:value-type="float" office:value="-0.585075" calcext:value-type="float">
            <text:p>-0,585075</text:p>
          </table:table-cell>
          <table:table-cell office:value-type="float" office:value="-0.53057" calcext:value-type="float">
            <text:p>-0,53057</text:p>
          </table:table-cell>
          <table:table-cell office:value-type="float" office:value="-0.476064" calcext:value-type="float">
            <text:p>-0,476064</text:p>
          </table:table-cell>
          <table:table-cell office:value-type="float" office:value="-0.421559" calcext:value-type="float">
            <text:p>-0,421559</text:p>
          </table:table-cell>
          <table:table-cell office:value-type="float" office:value="-0.367054" calcext:value-type="float">
            <text:p>-0,367054</text:p>
          </table:table-cell>
          <table:table-cell office:value-type="float" office:value="-0.312549" calcext:value-type="float">
            <text:p>-0,312549</text:p>
          </table:table-cell>
          <table:table-cell office:value-type="float" office:value="-0.258044" calcext:value-type="float">
            <text:p>-0,258044</text:p>
          </table:table-cell>
          <table:table-cell office:value-type="float" office:value="-0.203539" calcext:value-type="float">
            <text:p>-0,203539</text:p>
          </table:table-cell>
          <table:table-cell office:value-type="float" office:value="-0.149033" calcext:value-type="float">
            <text:p>-0,149033</text:p>
          </table:table-cell>
          <table:table-cell office:value-type="float" office:value="-0.094528" calcext:value-type="float">
            <text:p>-0,094528</text:p>
          </table:table-cell>
          <table:table-cell office:value-type="float" office:value="-0.040023" calcext:value-type="float">
            <text:p>-0,040023</text:p>
          </table:table-cell>
          <table:table-cell office:value-type="float" office:value="0.014482" calcext:value-type="float">
            <text:p>0,014482</text:p>
          </table:table-cell>
          <table:table-cell office:value-type="float" office:value="0.068987" calcext:value-type="float">
            <text:p>0,068987</text:p>
          </table:table-cell>
          <table:table-cell office:value-type="float" office:value="0.123493" calcext:value-type="float">
            <text:p>0,123493</text:p>
          </table:table-cell>
          <table:table-cell office:value-type="float" office:value="0.177998" calcext:value-type="float">
            <text:p>0,177998</text:p>
          </table:table-cell>
          <table:table-cell office:value-type="float" office:value="0.232503" calcext:value-type="float">
            <text:p>0,232503</text:p>
          </table:table-cell>
          <table:table-cell office:value-type="float" office:value="0.287009" calcext:value-type="float">
            <text:p>0,287009</text:p>
          </table:table-cell>
          <table:table-cell office:value-type="float" office:value="0.341514" calcext:value-type="float">
            <text:p>0,341514</text:p>
          </table:table-cell>
          <table:table-cell office:value-type="float" office:value="0.396019" calcext:value-type="float">
            <text:p>0,396019</text:p>
          </table:table-cell>
          <table:table-cell office:value-type="float" office:value="0.450525" calcext:value-type="float">
            <text:p>0,450525</text:p>
          </table:table-cell>
          <table:table-cell office:value-type="float" office:value="0.50503" calcext:value-type="float">
            <text:p>0,50503</text:p>
          </table:table-cell>
          <table:table-cell office:value-type="float" office:value="0.559535" calcext:value-type="float">
            <text:p>0,559535</text:p>
          </table:table-cell>
          <table:table-cell office:value-type="float" office:value="0.614041" calcext:value-type="float">
            <text:p>0,614041</text:p>
          </table:table-cell>
          <table:table-cell office:value-type="float" office:value="0.668546" calcext:value-type="float">
            <text:p>0,668546</text:p>
          </table:table-cell>
          <table:table-cell office:value-type="float" office:value="0.723051" calcext:value-type="float">
            <text:p>0,723051</text:p>
          </table:table-cell>
          <table:table-cell office:value-type="float" office:value="0.777557" calcext:value-type="float">
            <text:p>0,777557</text:p>
          </table:table-cell>
          <table:table-cell office:value-type="float" office:value="0.832062" calcext:value-type="float">
            <text:p>0,832062</text:p>
          </table:table-cell>
          <table:table-cell office:value-type="float" office:value="0.886567" calcext:value-type="float">
            <text:p>0,886567</text:p>
          </table:table-cell>
          <table:table-cell office:value-type="float" office:value="0.941072" calcext:value-type="float">
            <text:p>0,941072</text:p>
          </table:table-cell>
          <table:table-cell office:value-type="float" office:value="0.995578" calcext:value-type="float">
            <text:p>0,995578</text:p>
          </table:table-cell>
          <table:table-cell office:value-type="float" office:value="1.050083" calcext:value-type="float">
            <text:p>1,050083</text:p>
          </table:table-cell>
          <table:table-cell office:value-type="float" office:value="1.104588" calcext:value-type="float">
            <text:p>1,104588</text:p>
          </table:table-cell>
          <table:table-cell office:value-type="float" office:value="1.159094" calcext:value-type="float">
            <text:p>1,159094</text:p>
          </table:table-cell>
          <table:table-cell office:value-type="float" office:value="1.213599" calcext:value-type="float">
            <text:p>1,213599</text:p>
          </table:table-cell>
          <table:table-cell office:value-type="float" office:value="1.231896" calcext:value-type="float">
            <text:p>1,231896</text:p>
          </table:table-cell>
          <table:table-cell office:value-type="float" office:value="1.17739" calcext:value-type="float">
            <text:p>1,17739</text:p>
          </table:table-cell>
          <table:table-cell office:value-type="float" office:value="1.122885" calcext:value-type="float">
            <text:p>1,122885</text:p>
          </table:table-cell>
          <table:table-cell office:value-type="float" office:value="1.06838" calcext:value-type="float">
            <text:p>1,06838</text:p>
          </table:table-cell>
          <table:table-cell office:value-type="float" office:value="1.013874" calcext:value-type="float">
            <text:p>1,013874</text:p>
          </table:table-cell>
          <table:table-cell office:value-type="float" office:value="0.959369" calcext:value-type="float">
            <text:p>0,959369</text:p>
          </table:table-cell>
          <table:table-cell office:value-type="float" office:value="0.904864" calcext:value-type="float">
            <text:p>0,904864</text:p>
          </table:table-cell>
          <table:table-cell office:value-type="float" office:value="0.850358" calcext:value-type="float">
            <text:p>0,850358</text:p>
          </table:table-cell>
          <table:table-cell office:value-type="float" office:value="0.795853" calcext:value-type="float">
            <text:p>0,795853</text:p>
          </table:table-cell>
          <table:table-cell office:value-type="float" office:value="0.741348" calcext:value-type="float">
            <text:p>0,741348</text:p>
          </table:table-cell>
          <table:table-cell office:value-type="float" office:value="0.686843" calcext:value-type="float">
            <text:p>0,686843</text:p>
          </table:table-cell>
          <table:table-cell office:value-type="float" office:value="0.632337" calcext:value-type="float">
            <text:p>0,632337</text:p>
          </table:table-cell>
          <table:table-cell office:value-type="float" office:value="0.577832" calcext:value-type="float">
            <text:p>0,577832</text:p>
          </table:table-cell>
          <table:table-cell office:value-type="float" office:value="0.523327" calcext:value-type="float">
            <text:p>0,523327</text:p>
          </table:table-cell>
          <table:table-cell office:value-type="float" office:value="0.468821" calcext:value-type="float">
            <text:p>0,468821</text:p>
          </table:table-cell>
          <table:table-cell office:value-type="float" office:value="0.414316" calcext:value-type="float">
            <text:p>0,414316</text:p>
          </table:table-cell>
          <table:table-cell office:value-type="float" office:value="0.359811" calcext:value-type="float">
            <text:p>0,359811</text:p>
          </table:table-cell>
          <table:table-cell office:value-type="float" office:value="0.305305" calcext:value-type="float">
            <text:p>0,305305</text:p>
          </table:table-cell>
          <table:table-cell office:value-type="float" office:value="0.2508" calcext:value-type="float">
            <text:p>0,2508</text:p>
          </table:table-cell>
          <table:table-cell office:value-type="float" office:value="0.196295" calcext:value-type="float">
            <text:p>0,196295</text:p>
          </table:table-cell>
          <table:table-cell office:value-type="float" office:value="0.141789" calcext:value-type="float">
            <text:p>0,141789</text:p>
          </table:table-cell>
          <table:table-cell office:value-type="float" office:value="0.087284" calcext:value-type="float">
            <text:p>0,087284</text:p>
          </table:table-cell>
          <table:table-cell office:value-type="float" office:value="0.032779" calcext:value-type="float">
            <text:p>0,032779</text:p>
          </table:table-cell>
          <table:table-cell office:value-type="float" office:value="-0.021726" calcext:value-type="float">
            <text:p>-0,021726</text:p>
          </table:table-cell>
          <table:table-cell office:value-type="float" office:value="-0.076232" calcext:value-type="float">
            <text:p>-0,076232</text:p>
          </table:table-cell>
          <table:table-cell office:value-type="float" office:value="-0.130737" calcext:value-type="float">
            <text:p>-0,130737</text:p>
          </table:table-cell>
          <table:table-cell office:value-type="float" office:value="-0.185242" calcext:value-type="float">
            <text:p>-0,185242</text:p>
          </table:table-cell>
          <table:table-cell office:value-type="float" office:value="-0.239747" calcext:value-type="float">
            <text:p>-0,239747</text:p>
          </table:table-cell>
          <table:table-cell office:value-type="float" office:value="-0.294252" calcext:value-type="float">
            <text:p>-0,294252</text:p>
          </table:table-cell>
          <table:table-cell office:value-type="float" office:value="-0.348758" calcext:value-type="float">
            <text:p>-0,348758</text:p>
          </table:table-cell>
          <table:table-cell office:value-type="float" office:value="-0.403263" calcext:value-type="float">
            <text:p>-0,403263</text:p>
          </table:table-cell>
          <table:table-cell office:value-type="float" office:value="-0.457768" calcext:value-type="float">
            <text:p>-0,457768</text:p>
          </table:table-cell>
          <table:table-cell office:value-type="float" office:value="-0.512273" calcext:value-type="float">
            <text:p>-0,512273</text:p>
          </table:table-cell>
          <table:table-cell office:value-type="float" office:value="-0.566778" calcext:value-type="float">
            <text:p>-0,566778</text:p>
          </table:table-cell>
          <table:table-cell office:value-type="float" office:value="-0.621283" calcext:value-type="float">
            <text:p>-0,621283</text:p>
          </table:table-cell>
          <table:table-cell office:value-type="float" office:value="-0.675789" calcext:value-type="float">
            <text:p>-0,675789</text:p>
          </table:table-cell>
          <table:table-cell office:value-type="float" office:value="-0.730294" calcext:value-type="float">
            <text:p>-0,730294</text:p>
          </table:table-cell>
          <table:table-cell office:value-type="float" office:value="-0.784799" calcext:value-type="float">
            <text:p>-0,784799</text:p>
          </table:table-cell>
          <table:table-cell office:value-type="float" office:value="-0.839304" calcext:value-type="float">
            <text:p>-0,839304</text:p>
          </table:table-cell>
          <table:table-cell office:value-type="float" office:value="-0.893809" calcext:value-type="float">
            <text:p>-0,893809</text:p>
          </table:table-cell>
          <table:table-cell office:value-type="float" office:value="-0.948314" calcext:value-type="float">
            <text:p>-0,948314</text:p>
          </table:table-cell>
          <table:table-cell office:value-type="float" office:value="-1.00282" calcext:value-type="float">
            <text:p>-1,00282</text:p>
          </table:table-cell>
          <table:table-cell office:value-type="float" office:value="-1.057325" calcext:value-type="float">
            <text:p>-1,057325</text:p>
          </table:table-cell>
          <table:table-cell office:value-type="float" office:value="-1.11183" calcext:value-type="float">
            <text:p>-1,11183</text:p>
          </table:table-cell>
          <table:table-cell office:value-type="float" office:value="-1.166335" calcext:value-type="float">
            <text:p>-1,166335</text:p>
          </table:table-cell>
          <table:table-cell office:value-type="float" office:value="-1.22084" calcext:value-type="float">
            <text:p>-1,22084</text:p>
          </table:table-cell>
          <table:table-cell office:value-type="float" office:value="-1.224655" calcext:value-type="float">
            <text:p>-1,224655</text:p>
          </table:table-cell>
          <table:table-cell office:value-type="float" office:value="-1.170149" calcext:value-type="float">
            <text:p>-1,170149</text:p>
          </table:table-cell>
          <table:table-cell office:value-type="float" office:value="-1.115644" calcext:value-type="float">
            <text:p>-1,115644</text:p>
          </table:table-cell>
          <table:table-cell office:value-type="float" office:value="-1.061139" calcext:value-type="float">
            <text:p>-1,061139</text:p>
          </table:table-cell>
          <table:table-cell office:value-type="float" office:value="-1.006634" calcext:value-type="float">
            <text:p>-1,006634</text:p>
          </table:table-cell>
          <table:table-cell office:value-type="float" office:value="-0.952129" calcext:value-type="float">
            <text:p>-0,952129</text:p>
          </table:table-cell>
          <table:table-cell office:value-type="float" office:value="-0.897624" calcext:value-type="float">
            <text:p>-0,897624</text:p>
          </table:table-cell>
          <table:table-cell office:value-type="float" office:value="-0.843118" calcext:value-type="float">
            <text:p>-0,843118</text:p>
          </table:table-cell>
          <table:table-cell office:value-type="float" office:value="-0.788613" calcext:value-type="float">
            <text:p>-0,788613</text:p>
          </table:table-cell>
          <table:table-cell office:value-type="float" office:value="-0.734108" calcext:value-type="float">
            <text:p>-0,734108</text:p>
          </table:table-cell>
          <table:table-cell office:value-type="float" office:value="-0.679603" calcext:value-type="float">
            <text:p>-0,679603</text:p>
          </table:table-cell>
          <table:table-cell office:value-type="float" office:value="-0.625098" calcext:value-type="float">
            <text:p>-0,625098</text:p>
          </table:table-cell>
          <table:table-cell office:value-type="float" office:value="-0.570593" calcext:value-type="float">
            <text:p>-0,570593</text:p>
          </table:table-cell>
          <table:table-cell office:value-type="float" office:value="-0.516087" calcext:value-type="float">
            <text:p>-0,516087</text:p>
          </table:table-cell>
          <table:table-cell office:value-type="float" office:value="-0.461582" calcext:value-type="float">
            <text:p>-0,461582</text:p>
          </table:table-cell>
          <table:table-cell office:value-type="float" office:value="-0.407077" calcext:value-type="float">
            <text:p>-0,407077</text:p>
          </table:table-cell>
          <table:table-cell office:value-type="float" office:value="-0.352572" calcext:value-type="float">
            <text:p>-0,352572</text:p>
          </table:table-cell>
          <table:table-cell office:value-type="float" office:value="-0.298067" calcext:value-type="float">
            <text:p>-0,298067</text:p>
          </table:table-cell>
          <table:table-cell office:value-type="float" office:value="-0.243562" calcext:value-type="float">
            <text:p>-0,243562</text:p>
          </table:table-cell>
          <table:table-cell office:value-type="float" office:value="-0.189056" calcext:value-type="float">
            <text:p>-0,189056</text:p>
          </table:table-cell>
          <table:table-cell office:value-type="float" office:value="-0.134551" calcext:value-type="float">
            <text:p>-0,134551</text:p>
          </table:table-cell>
          <table:table-cell office:value-type="float" office:value="-0.080046" calcext:value-type="float">
            <text:p>-0,080046</text:p>
          </table:table-cell>
          <table:table-cell office:value-type="float" office:value="-0.025541" calcext:value-type="float">
            <text:p>-0,025541</text:p>
          </table:table-cell>
          <table:table-cell table:number-columns-repeated="183"/>
        </table:table-row>
        <table:table-row table:style-name="ro1">
          <table:table-cell office:value-type="float" office:value="0.109011" calcext:value-type="float">
            <text:p>0,109011</text:p>
          </table:table-cell>
          <table:table-cell office:value-type="float" office:value="0.218021" calcext:value-type="float">
            <text:p>0,218021</text:p>
          </table:table-cell>
          <table:table-cell office:value-type="float" office:value="0.327032" calcext:value-type="float">
            <text:p>0,327032</text:p>
          </table:table-cell>
          <table:table-cell office:value-type="float" office:value="0.436042" calcext:value-type="float">
            <text:p>0,436042</text:p>
          </table:table-cell>
          <table:table-cell office:value-type="float" office:value="0.545053" calcext:value-type="float">
            <text:p>0,545053</text:p>
          </table:table-cell>
          <table:table-cell office:value-type="float" office:value="0.654064" calcext:value-type="float">
            <text:p>0,654064</text:p>
          </table:table-cell>
          <table:table-cell office:value-type="float" office:value="0.763074" calcext:value-type="float">
            <text:p>0,763074</text:p>
          </table:table-cell>
          <table:table-cell office:value-type="float" office:value="0.872085" calcext:value-type="float">
            <text:p>0,872085</text:p>
          </table:table-cell>
          <table:table-cell office:value-type="float" office:value="0.981096" calcext:value-type="float">
            <text:p>0,981096</text:p>
          </table:table-cell>
          <table:table-cell office:value-type="float" office:value="1.090106" calcext:value-type="float">
            <text:p>1,090106</text:p>
          </table:table-cell>
          <table:table-cell office:value-type="float" office:value="1.199117" calcext:value-type="float">
            <text:p>1,199117</text:p>
          </table:table-cell>
          <table:table-cell office:value-type="float" office:value="1.308128" calcext:value-type="float">
            <text:p>1,308128</text:p>
          </table:table-cell>
          <table:table-cell office:value-type="float" office:value="1.417138" calcext:value-type="float">
            <text:p>1,417138</text:p>
          </table:table-cell>
          <table:table-cell office:value-type="float" office:value="1.526149" calcext:value-type="float">
            <text:p>1,526149</text:p>
          </table:table-cell>
          <table:table-cell office:value-type="float" office:value="1.635159" calcext:value-type="float">
            <text:p>1,635159</text:p>
          </table:table-cell>
          <table:table-cell office:value-type="float" office:value="1.74417" calcext:value-type="float">
            <text:p>1,74417</text:p>
          </table:table-cell>
          <table:table-cell office:value-type="float" office:value="1.853181" calcext:value-type="float">
            <text:p>1,853181</text:p>
          </table:table-cell>
          <table:table-cell office:value-type="float" office:value="1.962191" calcext:value-type="float">
            <text:p>1,962191</text:p>
          </table:table-cell>
          <table:table-cell office:value-type="float" office:value="2.071202" calcext:value-type="float">
            <text:p>2,071202</text:p>
          </table:table-cell>
          <table:table-cell office:value-type="float" office:value="2.180212" calcext:value-type="float">
            <text:p>2,180212</text:p>
          </table:table-cell>
          <table:table-cell office:value-type="float" office:value="2.289223" calcext:value-type="float">
            <text:p>2,289223</text:p>
          </table:table-cell>
          <table:table-cell office:value-type="float" office:value="2.398234" calcext:value-type="float">
            <text:p>2,398234</text:p>
          </table:table-cell>
          <table:table-cell office:value-type="float" office:value="2.492756" calcext:value-type="float">
            <text:p>2,492756</text:p>
          </table:table-cell>
          <table:table-cell office:value-type="float" office:value="2.383745" calcext:value-type="float">
            <text:p>2,383745</text:p>
          </table:table-cell>
          <table:table-cell office:value-type="float" office:value="2.274734" calcext:value-type="float">
            <text:p>2,274734</text:p>
          </table:table-cell>
          <table:table-cell office:value-type="float" office:value="2.165724" calcext:value-type="float">
            <text:p>2,165724</text:p>
          </table:table-cell>
          <table:table-cell office:value-type="float" office:value="2.056713" calcext:value-type="float">
            <text:p>2,056713</text:p>
          </table:table-cell>
          <table:table-cell office:value-type="float" office:value="1.947702" calcext:value-type="float">
            <text:p>1,947702</text:p>
          </table:table-cell>
          <table:table-cell office:value-type="float" office:value="1.838692" calcext:value-type="float">
            <text:p>1,838692</text:p>
          </table:table-cell>
          <table:table-cell office:value-type="float" office:value="1.729681" calcext:value-type="float">
            <text:p>1,729681</text:p>
          </table:table-cell>
          <table:table-cell office:value-type="float" office:value="1.620671" calcext:value-type="float">
            <text:p>1,620671</text:p>
          </table:table-cell>
          <table:table-cell office:value-type="float" office:value="1.51166" calcext:value-type="float">
            <text:p>1,51166</text:p>
          </table:table-cell>
          <table:table-cell office:value-type="float" office:value="1.402649" calcext:value-type="float">
            <text:p>1,402649</text:p>
          </table:table-cell>
          <table:table-cell office:value-type="float" office:value="1.293639" calcext:value-type="float">
            <text:p>1,293639</text:p>
          </table:table-cell>
          <table:table-cell office:value-type="float" office:value="1.184628" calcext:value-type="float">
            <text:p>1,184628</text:p>
          </table:table-cell>
          <table:table-cell office:value-type="float" office:value="1.075617" calcext:value-type="float">
            <text:p>1,075617</text:p>
          </table:table-cell>
          <table:table-cell office:value-type="float" office:value="0.966607" calcext:value-type="float">
            <text:p>0,966607</text:p>
          </table:table-cell>
          <table:table-cell office:value-type="float" office:value="0.857596" calcext:value-type="float">
            <text:p>0,857596</text:p>
          </table:table-cell>
          <table:table-cell office:value-type="float" office:value="0.748585" calcext:value-type="float">
            <text:p>0,748585</text:p>
          </table:table-cell>
          <table:table-cell office:value-type="float" office:value="0.639575" calcext:value-type="float">
            <text:p>0,639575</text:p>
          </table:table-cell>
          <table:table-cell office:value-type="float" office:value="0.530564" calcext:value-type="float">
            <text:p>0,530564</text:p>
          </table:table-cell>
          <table:table-cell office:value-type="float" office:value="0.421554" calcext:value-type="float">
            <text:p>0,421554</text:p>
          </table:table-cell>
          <table:table-cell office:value-type="float" office:value="0.312543" calcext:value-type="float">
            <text:p>0,312543</text:p>
          </table:table-cell>
          <table:table-cell office:value-type="float" office:value="0.203532" calcext:value-type="float">
            <text:p>0,203532</text:p>
          </table:table-cell>
          <table:table-cell office:value-type="float" office:value="0.094522" calcext:value-type="float">
            <text:p>0,094522</text:p>
          </table:table-cell>
          <table:table-cell office:value-type="float" office:value="-0.014489" calcext:value-type="float">
            <text:p>-0,014489</text:p>
          </table:table-cell>
          <table:table-cell office:value-type="float" office:value="-0.123499" calcext:value-type="float">
            <text:p>-0,123499</text:p>
          </table:table-cell>
          <table:table-cell office:value-type="float" office:value="-0.232509" calcext:value-type="float">
            <text:p>-0,232509</text:p>
          </table:table-cell>
          <table:table-cell office:value-type="float" office:value="-0.34152" calcext:value-type="float">
            <text:p>-0,34152</text:p>
          </table:table-cell>
          <table:table-cell office:value-type="float" office:value="-0.45053" calcext:value-type="float">
            <text:p>-0,45053</text:p>
          </table:table-cell>
          <table:table-cell office:value-type="float" office:value="-0.55954" calcext:value-type="float">
            <text:p>-0,55954</text:p>
          </table:table-cell>
          <table:table-cell office:value-type="float" office:value="-0.668551" calcext:value-type="float">
            <text:p>-0,668551</text:p>
          </table:table-cell>
          <table:table-cell office:value-type="float" office:value="-0.777561" calcext:value-type="float">
            <text:p>-0,777561</text:p>
          </table:table-cell>
          <table:table-cell office:value-type="float" office:value="-0.886571" calcext:value-type="float">
            <text:p>-0,886571</text:p>
          </table:table-cell>
          <table:table-cell office:value-type="float" office:value="-0.995582" calcext:value-type="float">
            <text:p>-0,995582</text:p>
          </table:table-cell>
          <table:table-cell office:value-type="float" office:value="-1.104592" calcext:value-type="float">
            <text:p>-1,104592</text:p>
          </table:table-cell>
          <table:table-cell office:value-type="float" office:value="-1.213602" calcext:value-type="float">
            <text:p>-1,213602</text:p>
          </table:table-cell>
          <table:table-cell office:value-type="float" office:value="-1.322613" calcext:value-type="float">
            <text:p>-1,322613</text:p>
          </table:table-cell>
          <table:table-cell office:value-type="float" office:value="-1.431623" calcext:value-type="float">
            <text:p>-1,431623</text:p>
          </table:table-cell>
          <table:table-cell office:value-type="float" office:value="-1.540633" calcext:value-type="float">
            <text:p>-1,540633</text:p>
          </table:table-cell>
          <table:table-cell office:value-type="float" office:value="-1.649644" calcext:value-type="float">
            <text:p>-1,649644</text:p>
          </table:table-cell>
          <table:table-cell office:value-type="float" office:value="-1.758654" calcext:value-type="float">
            <text:p>-1,758654</text:p>
          </table:table-cell>
          <table:table-cell office:value-type="float" office:value="-1.867664" calcext:value-type="float">
            <text:p>-1,867664</text:p>
          </table:table-cell>
          <table:table-cell office:value-type="float" office:value="-1.976675" calcext:value-type="float">
            <text:p>-1,976675</text:p>
          </table:table-cell>
          <table:table-cell office:value-type="float" office:value="-2.085685" calcext:value-type="float">
            <text:p>-2,085685</text:p>
          </table:table-cell>
          <table:table-cell office:value-type="float" office:value="-2.194695" calcext:value-type="float">
            <text:p>-2,194695</text:p>
          </table:table-cell>
          <table:table-cell office:value-type="float" office:value="-2.303706" calcext:value-type="float">
            <text:p>-2,303706</text:p>
          </table:table-cell>
          <table:table-cell office:value-type="float" office:value="-2.412716" calcext:value-type="float">
            <text:p>-2,412716</text:p>
          </table:table-cell>
          <table:table-cell office:value-type="float" office:value="-2.478273" calcext:value-type="float">
            <text:p>-2,478273</text:p>
          </table:table-cell>
          <table:table-cell office:value-type="float" office:value="-2.369263" calcext:value-type="float">
            <text:p>-2,369263</text:p>
          </table:table-cell>
          <table:table-cell office:value-type="float" office:value="-2.260253" calcext:value-type="float">
            <text:p>-2,260253</text:p>
          </table:table-cell>
          <table:table-cell office:value-type="float" office:value="-2.151242" calcext:value-type="float">
            <text:p>-2,151242</text:p>
          </table:table-cell>
          <table:table-cell office:value-type="float" office:value="-2.042232" calcext:value-type="float">
            <text:p>-2,042232</text:p>
          </table:table-cell>
          <table:table-cell office:value-type="float" office:value="-1.933222" calcext:value-type="float">
            <text:p>-1,933222</text:p>
          </table:table-cell>
          <table:table-cell office:value-type="float" office:value="-1.824211" calcext:value-type="float">
            <text:p>-1,824211</text:p>
          </table:table-cell>
          <table:table-cell office:value-type="float" office:value="-1.715201" calcext:value-type="float">
            <text:p>-1,715201</text:p>
          </table:table-cell>
          <table:table-cell office:value-type="float" office:value="-1.606191" calcext:value-type="float">
            <text:p>-1,606191</text:p>
          </table:table-cell>
          <table:table-cell office:value-type="float" office:value="-1.49718" calcext:value-type="float">
            <text:p>-1,49718</text:p>
          </table:table-cell>
          <table:table-cell office:value-type="float" office:value="-1.38817" calcext:value-type="float">
            <text:p>-1,38817</text:p>
          </table:table-cell>
          <table:table-cell office:value-type="float" office:value="-1.27916" calcext:value-type="float">
            <text:p>-1,27916</text:p>
          </table:table-cell>
          <table:table-cell office:value-type="float" office:value="-1.170149" calcext:value-type="float">
            <text:p>-1,170149</text:p>
          </table:table-cell>
          <table:table-cell office:value-type="float" office:value="-1.061139" calcext:value-type="float">
            <text:p>-1,061139</text:p>
          </table:table-cell>
          <table:table-cell office:value-type="float" office:value="-0.952129" calcext:value-type="float">
            <text:p>-0,952129</text:p>
          </table:table-cell>
          <table:table-cell office:value-type="float" office:value="-0.843118" calcext:value-type="float">
            <text:p>-0,843118</text:p>
          </table:table-cell>
          <table:table-cell office:value-type="float" office:value="-0.734108" calcext:value-type="float">
            <text:p>-0,734108</text:p>
          </table:table-cell>
          <table:table-cell office:value-type="float" office:value="-0.625098" calcext:value-type="float">
            <text:p>-0,625098</text:p>
          </table:table-cell>
          <table:table-cell office:value-type="float" office:value="-0.516087" calcext:value-type="float">
            <text:p>-0,516087</text:p>
          </table:table-cell>
          <table:table-cell office:value-type="float" office:value="-0.407077" calcext:value-type="float">
            <text:p>-0,407077</text:p>
          </table:table-cell>
          <table:table-cell office:value-type="float" office:value="-0.298067" calcext:value-type="float">
            <text:p>-0,298067</text:p>
          </table:table-cell>
          <table:table-cell office:value-type="float" office:value="-0.189056" calcext:value-type="float">
            <text:p>-0,189056</text:p>
          </table:table-cell>
          <table:table-cell office:value-type="float" office:value="-0.080046" calcext:value-type="float">
            <text:p>-0,080046</text:p>
          </table:table-cell>
          <table:table-cell office:value-type="float" office:value="0.028964" calcext:value-type="float">
            <text:p>0,028964</text:p>
          </table:table-cell>
          <table:table-cell office:value-type="float" office:value="0.137975" calcext:value-type="float">
            <text:p>0,137975</text:p>
          </table:table-cell>
          <table:table-cell office:value-type="float" office:value="0.246986" calcext:value-type="float">
            <text:p>0,246986</text:p>
          </table:table-cell>
          <table:table-cell office:value-type="float" office:value="0.355996" calcext:value-type="float">
            <text:p>0,355996</text:p>
          </table:table-cell>
          <table:table-cell office:value-type="float" office:value="0.465007" calcext:value-type="float">
            <text:p>0,465007</text:p>
          </table:table-cell>
          <table:table-cell office:value-type="float" office:value="0.574017" calcext:value-type="float">
            <text:p>0,574017</text:p>
          </table:table-cell>
          <table:table-cell office:value-type="float" office:value="0.683028" calcext:value-type="float">
            <text:p>0,683028</text:p>
          </table:table-cell>
          <table:table-cell office:value-type="float" office:value="0.792039" calcext:value-type="float">
            <text:p>0,792039</text:p>
          </table:table-cell>
          <table:table-cell office:value-type="float" office:value="0.901049" calcext:value-type="float">
            <text:p>0,901049</text:p>
          </table:table-cell>
          <table:table-cell office:value-type="float" office:value="1.01006" calcext:value-type="float">
            <text:p>1,01006</text:p>
          </table:table-cell>
          <table:table-cell office:value-type="float" office:value="1.119071" calcext:value-type="float">
            <text:p>1,119071</text:p>
          </table:table-cell>
          <table:table-cell office:value-type="float" office:value="1.228081" calcext:value-type="float">
            <text:p>1,228081</text:p>
          </table:table-cell>
          <table:table-cell office:value-type="float" office:value="1.337092" calcext:value-type="float">
            <text:p>1,337092</text:p>
          </table:table-cell>
          <table:table-cell office:value-type="float" office:value="1.446102" calcext:value-type="float">
            <text:p>1,446102</text:p>
          </table:table-cell>
          <table:table-cell office:value-type="float" office:value="1.555113" calcext:value-type="float">
            <text:p>1,555113</text:p>
          </table:table-cell>
          <table:table-cell office:value-type="float" office:value="1.664124" calcext:value-type="float">
            <text:p>1,664124</text:p>
          </table:table-cell>
          <table:table-cell office:value-type="float" office:value="1.773134" calcext:value-type="float">
            <text:p>1,773134</text:p>
          </table:table-cell>
          <table:table-cell office:value-type="float" office:value="1.882145" calcext:value-type="float">
            <text:p>1,882145</text:p>
          </table:table-cell>
          <table:table-cell office:value-type="float" office:value="1.991156" calcext:value-type="float">
            <text:p>1,991156</text:p>
          </table:table-cell>
          <table:table-cell office:value-type="float" office:value="2.100166" calcext:value-type="float">
            <text:p>2,100166</text:p>
          </table:table-cell>
          <table:table-cell office:value-type="float" office:value="2.209177" calcext:value-type="float">
            <text:p>2,209177</text:p>
          </table:table-cell>
          <table:table-cell office:value-type="float" office:value="2.318187" calcext:value-type="float">
            <text:p>2,318187</text:p>
          </table:table-cell>
          <table:table-cell office:value-type="float" office:value="2.427198" calcext:value-type="float">
            <text:p>2,427198</text:p>
          </table:table-cell>
          <table:table-cell office:value-type="float" office:value="2.463791" calcext:value-type="float">
            <text:p>2,463791</text:p>
          </table:table-cell>
          <table:table-cell office:value-type="float" office:value="2.354781" calcext:value-type="float">
            <text:p>2,354781</text:p>
          </table:table-cell>
          <table:table-cell office:value-type="float" office:value="2.24577" calcext:value-type="float">
            <text:p>2,24577</text:p>
          </table:table-cell>
          <table:table-cell office:value-type="float" office:value="2.13676" calcext:value-type="float">
            <text:p>2,13676</text:p>
          </table:table-cell>
          <table:table-cell office:value-type="float" office:value="2.027749" calcext:value-type="float">
            <text:p>2,027749</text:p>
          </table:table-cell>
          <table:table-cell office:value-type="float" office:value="1.918738" calcext:value-type="float">
            <text:p>1,918738</text:p>
          </table:table-cell>
          <table:table-cell office:value-type="float" office:value="1.809728" calcext:value-type="float">
            <text:p>1,809728</text:p>
          </table:table-cell>
          <table:table-cell office:value-type="float" office:value="1.700717" calcext:value-type="float">
            <text:p>1,700717</text:p>
          </table:table-cell>
          <table:table-cell office:value-type="float" office:value="1.591706" calcext:value-type="float">
            <text:p>1,591706</text:p>
          </table:table-cell>
          <table:table-cell office:value-type="float" office:value="1.482696" calcext:value-type="float">
            <text:p>1,482696</text:p>
          </table:table-cell>
          <table:table-cell office:value-type="float" office:value="1.373685" calcext:value-type="float">
            <text:p>1,373685</text:p>
          </table:table-cell>
          <table:table-cell office:value-type="float" office:value="1.264674" calcext:value-type="float">
            <text:p>1,264674</text:p>
          </table:table-cell>
          <table:table-cell office:value-type="float" office:value="1.155664" calcext:value-type="float">
            <text:p>1,155664</text:p>
          </table:table-cell>
          <table:table-cell office:value-type="float" office:value="1.046653" calcext:value-type="float">
            <text:p>1,046653</text:p>
          </table:table-cell>
          <table:table-cell office:value-type="float" office:value="0.937642" calcext:value-type="float">
            <text:p>0,937642</text:p>
          </table:table-cell>
          <table:table-cell office:value-type="float" office:value="0.828632" calcext:value-type="float">
            <text:p>0,828632</text:p>
          </table:table-cell>
          <table:table-cell office:value-type="float" office:value="0.719621" calcext:value-type="float">
            <text:p>0,719621</text:p>
          </table:table-cell>
          <table:table-cell office:value-type="float" office:value="0.610611" calcext:value-type="float">
            <text:p>0,610611</text:p>
          </table:table-cell>
          <table:table-cell office:value-type="float" office:value="0.5016" calcext:value-type="float">
            <text:p>0,5016</text:p>
          </table:table-cell>
          <table:table-cell office:value-type="float" office:value="0.392589" calcext:value-type="float">
            <text:p>0,392589</text:p>
          </table:table-cell>
          <table:table-cell office:value-type="float" office:value="0.283579" calcext:value-type="float">
            <text:p>0,283579</text:p>
          </table:table-cell>
          <table:table-cell office:value-type="float" office:value="0.174568" calcext:value-type="float">
            <text:p>0,174568</text:p>
          </table:table-cell>
          <table:table-cell office:value-type="float" office:value="0.065557" calcext:value-type="float">
            <text:p>0,065557</text:p>
          </table:table-cell>
          <table:table-cell office:value-type="float" office:value="-0.043453" calcext:value-type="float">
            <text:p>-0,043453</text:p>
          </table:table-cell>
          <table:table-cell office:value-type="float" office:value="-0.152463" calcext:value-type="float">
            <text:p>-0,152463</text:p>
          </table:table-cell>
          <table:table-cell office:value-type="float" office:value="-0.261474" calcext:value-type="float">
            <text:p>-0,261474</text:p>
          </table:table-cell>
          <table:table-cell office:value-type="float" office:value="-0.370484" calcext:value-type="float">
            <text:p>-0,370484</text:p>
          </table:table-cell>
          <table:table-cell office:value-type="float" office:value="-0.479494" calcext:value-type="float">
            <text:p>-0,479494</text:p>
          </table:table-cell>
          <table:table-cell office:value-type="float" office:value="-0.588505" calcext:value-type="float">
            <text:p>-0,588505</text:p>
          </table:table-cell>
          <table:table-cell office:value-type="float" office:value="-0.697515" calcext:value-type="float">
            <text:p>-0,697515</text:p>
          </table:table-cell>
          <table:table-cell office:value-type="float" office:value="-0.806525" calcext:value-type="float">
            <text:p>-0,806525</text:p>
          </table:table-cell>
          <table:table-cell office:value-type="float" office:value="-0.915536" calcext:value-type="float">
            <text:p>-0,915536</text:p>
          </table:table-cell>
          <table:table-cell office:value-type="float" office:value="-1.024546" calcext:value-type="float">
            <text:p>-1,024546</text:p>
          </table:table-cell>
          <table:table-cell office:value-type="float" office:value="-1.133556" calcext:value-type="float">
            <text:p>-1,133556</text:p>
          </table:table-cell>
          <table:table-cell office:value-type="float" office:value="-1.242567" calcext:value-type="float">
            <text:p>-1,242567</text:p>
          </table:table-cell>
          <table:table-cell office:value-type="float" office:value="-1.351577" calcext:value-type="float">
            <text:p>-1,351577</text:p>
          </table:table-cell>
          <table:table-cell office:value-type="float" office:value="-1.460587" calcext:value-type="float">
            <text:p>-1,460587</text:p>
          </table:table-cell>
          <table:table-cell office:value-type="float" office:value="-1.569598" calcext:value-type="float">
            <text:p>-1,569598</text:p>
          </table:table-cell>
          <table:table-cell office:value-type="float" office:value="-1.678608" calcext:value-type="float">
            <text:p>-1,678608</text:p>
          </table:table-cell>
          <table:table-cell office:value-type="float" office:value="-1.787618" calcext:value-type="float">
            <text:p>-1,787618</text:p>
          </table:table-cell>
          <table:table-cell office:value-type="float" office:value="-1.896629" calcext:value-type="float">
            <text:p>-1,896629</text:p>
          </table:table-cell>
          <table:table-cell office:value-type="float" office:value="-2.005639" calcext:value-type="float">
            <text:p>-2,005639</text:p>
          </table:table-cell>
          <table:table-cell office:value-type="float" office:value="-2.114649" calcext:value-type="float">
            <text:p>-2,114649</text:p>
          </table:table-cell>
          <table:table-cell office:value-type="float" office:value="-2.22366" calcext:value-type="float">
            <text:p>-2,22366</text:p>
          </table:table-cell>
          <table:table-cell office:value-type="float" office:value="-2.33267" calcext:value-type="float">
            <text:p>-2,33267</text:p>
          </table:table-cell>
          <table:table-cell office:value-type="float" office:value="-2.44168" calcext:value-type="float">
            <text:p>-2,44168</text:p>
          </table:table-cell>
          <table:table-cell office:value-type="float" office:value="-2.449309" calcext:value-type="float">
            <text:p>-2,449309</text:p>
          </table:table-cell>
          <table:table-cell office:value-type="float" office:value="-2.340299" calcext:value-type="float">
            <text:p>-2,340299</text:p>
          </table:table-cell>
          <table:table-cell office:value-type="float" office:value="-2.231288" calcext:value-type="float">
            <text:p>-2,231288</text:p>
          </table:table-cell>
          <table:table-cell office:value-type="float" office:value="-2.122278" calcext:value-type="float">
            <text:p>-2,122278</text:p>
          </table:table-cell>
          <table:table-cell office:value-type="float" office:value="-2.013268" calcext:value-type="float">
            <text:p>-2,013268</text:p>
          </table:table-cell>
          <table:table-cell office:value-type="float" office:value="-1.904258" calcext:value-type="float">
            <text:p>-1,904258</text:p>
          </table:table-cell>
          <table:table-cell office:value-type="float" office:value="-1.795247" calcext:value-type="float">
            <text:p>-1,795247</text:p>
          </table:table-cell>
          <table:table-cell office:value-type="float" office:value="-1.686237" calcext:value-type="float">
            <text:p>-1,686237</text:p>
          </table:table-cell>
          <table:table-cell office:value-type="float" office:value="-1.577227" calcext:value-type="float">
            <text:p>-1,577227</text:p>
          </table:table-cell>
          <table:table-cell office:value-type="float" office:value="-1.468216" calcext:value-type="float">
            <text:p>-1,468216</text:p>
          </table:table-cell>
          <table:table-cell office:value-type="float" office:value="-1.359206" calcext:value-type="float">
            <text:p>-1,359206</text:p>
          </table:table-cell>
          <table:table-cell office:value-type="float" office:value="-1.250196" calcext:value-type="float">
            <text:p>-1,250196</text:p>
          </table:table-cell>
          <table:table-cell office:value-type="float" office:value="-1.141185" calcext:value-type="float">
            <text:p>-1,141185</text:p>
          </table:table-cell>
          <table:table-cell office:value-type="float" office:value="-1.032175" calcext:value-type="float">
            <text:p>-1,032175</text:p>
          </table:table-cell>
          <table:table-cell office:value-type="float" office:value="-0.923164" calcext:value-type="float">
            <text:p>-0,923164</text:p>
          </table:table-cell>
          <table:table-cell office:value-type="float" office:value="-0.814154" calcext:value-type="float">
            <text:p>-0,814154</text:p>
          </table:table-cell>
          <table:table-cell office:value-type="float" office:value="-0.705144" calcext:value-type="float">
            <text:p>-0,705144</text:p>
          </table:table-cell>
          <table:table-cell office:value-type="float" office:value="-0.596133" calcext:value-type="float">
            <text:p>-0,596133</text:p>
          </table:table-cell>
          <table:table-cell office:value-type="float" office:value="-0.487123" calcext:value-type="float">
            <text:p>-0,487123</text:p>
          </table:table-cell>
          <table:table-cell office:value-type="float" office:value="-0.378113" calcext:value-type="float">
            <text:p>-0,378113</text:p>
          </table:table-cell>
          <table:table-cell office:value-type="float" office:value="-0.269102" calcext:value-type="float">
            <text:p>-0,269102</text:p>
          </table:table-cell>
          <table:table-cell office:value-type="float" office:value="-0.160092" calcext:value-type="float">
            <text:p>-0,160092</text:p>
          </table:table-cell>
          <table:table-cell office:value-type="float" office:value="-0.051082" calcext:value-type="float">
            <text:p>-0,051082</text:p>
          </table:table-cell>
          <table:table-cell table:number-columns-repeated="183"/>
        </table:table-row>
        <table:table-row table:style-name="ro1">
          <table:table-cell table:number-columns-repeated="183" office:value-type="float" office:value="0" calcext:value-type="float">
            <text:p>0</text:p>
          </table:table-cell>
          <table:table-cell table:number-columns-repeated="183"/>
        </table:table-row>
        <table:table-row table:style-name="ro1">
          <table:table-cell table:number-columns-repeated="183" office:value-type="float" office:value="0" calcext:value-type="float">
            <text:p>0</text:p>
          </table:table-cell>
          <table:table-cell table:number-columns-repeated="183"/>
        </table:table-row>
        <table:table-row table:style-name="ro1">
          <table:table-cell table:number-columns-repeated="183" office:value-type="float" office:value="0" calcext:value-type="float">
            <text:p>0</text:p>
          </table:table-cell>
          <table:table-cell table:number-columns-repeated="183"/>
        </table:table-row>
        <table:table-row table:style-name="ro1">
          <table:table-cell office:value-type="float" office:value="2.609011" calcext:value-type="float">
            <text:p>2,609011</text:p>
          </table:table-cell>
          <table:table-cell office:value-type="float" office:value="2.718021" calcext:value-type="float">
            <text:p>2,718021</text:p>
          </table:table-cell>
          <table:table-cell office:value-type="float" office:value="2.827032" calcext:value-type="float">
            <text:p>2,827032</text:p>
          </table:table-cell>
          <table:table-cell office:value-type="float" office:value="2.936043" calcext:value-type="float">
            <text:p>2,936043</text:p>
          </table:table-cell>
          <table:table-cell office:value-type="float" office:value="3.045053" calcext:value-type="float">
            <text:p>3,045053</text:p>
          </table:table-cell>
          <table:table-cell office:value-type="float" office:value="3.154064" calcext:value-type="float">
            <text:p>3,154064</text:p>
          </table:table-cell>
          <table:table-cell office:value-type="float" office:value="3.263074" calcext:value-type="float">
            <text:p>3,263074</text:p>
          </table:table-cell>
          <table:table-cell office:value-type="float" office:value="3.372085" calcext:value-type="float">
            <text:p>3,372085</text:p>
          </table:table-cell>
          <table:table-cell office:value-type="float" office:value="3.481096" calcext:value-type="float">
            <text:p>3,481096</text:p>
          </table:table-cell>
          <table:table-cell office:value-type="float" office:value="3.590106" calcext:value-type="float">
            <text:p>3,590106</text:p>
          </table:table-cell>
          <table:table-cell office:value-type="float" office:value="3.699117" calcext:value-type="float">
            <text:p>3,699117</text:p>
          </table:table-cell>
          <table:table-cell office:value-type="float" office:value="3.808128" calcext:value-type="float">
            <text:p>3,808128</text:p>
          </table:table-cell>
          <table:table-cell office:value-type="float" office:value="3.917138" calcext:value-type="float">
            <text:p>3,917138</text:p>
          </table:table-cell>
          <table:table-cell office:value-type="float" office:value="4.026149" calcext:value-type="float">
            <text:p>4,026149</text:p>
          </table:table-cell>
          <table:table-cell office:value-type="float" office:value="4.135159" calcext:value-type="float">
            <text:p>4,135159</text:p>
          </table:table-cell>
          <table:table-cell office:value-type="float" office:value="4.24417" calcext:value-type="float">
            <text:p>4,24417</text:p>
          </table:table-cell>
          <table:table-cell office:value-type="float" office:value="4.35318" calcext:value-type="float">
            <text:p>4,35318</text:p>
          </table:table-cell>
          <table:table-cell office:value-type="float" office:value="4.462192" calcext:value-type="float">
            <text:p>4,462192</text:p>
          </table:table-cell>
          <table:table-cell office:value-type="float" office:value="4.571202" calcext:value-type="float">
            <text:p>4,571202</text:p>
          </table:table-cell>
          <table:table-cell office:value-type="float" office:value="4.680213" calcext:value-type="float">
            <text:p>4,680213</text:p>
          </table:table-cell>
          <table:table-cell office:value-type="float" office:value="4.789223" calcext:value-type="float">
            <text:p>4,789223</text:p>
          </table:table-cell>
          <table:table-cell office:value-type="float" office:value="4.898234" calcext:value-type="float">
            <text:p>4,898234</text:p>
          </table:table-cell>
          <table:table-cell office:value-type="float" office:value="3.753622" calcext:value-type="float">
            <text:p>3,753622</text:p>
          </table:table-cell>
          <table:table-cell office:value-type="float" office:value="3.808128" calcext:value-type="float">
            <text:p>3,808128</text:p>
          </table:table-cell>
          <table:table-cell office:value-type="float" office:value="3.862633" calcext:value-type="float">
            <text:p>3,862633</text:p>
          </table:table-cell>
          <table:table-cell office:value-type="float" office:value="3.917138" calcext:value-type="float">
            <text:p>3,917138</text:p>
          </table:table-cell>
          <table:table-cell office:value-type="float" office:value="3.971643" calcext:value-type="float">
            <text:p>3,971643</text:p>
          </table:table-cell>
          <table:table-cell office:value-type="float" office:value="4.026149" calcext:value-type="float">
            <text:p>4,026149</text:p>
          </table:table-cell>
          <table:table-cell office:value-type="float" office:value="4.080654" calcext:value-type="float">
            <text:p>4,080654</text:p>
          </table:table-cell>
          <table:table-cell office:value-type="float" office:value="4.135159" calcext:value-type="float">
            <text:p>4,135159</text:p>
          </table:table-cell>
          <table:table-cell office:value-type="float" office:value="4.189665" calcext:value-type="float">
            <text:p>4,189665</text:p>
          </table:table-cell>
          <table:table-cell office:value-type="float" office:value="4.24417" calcext:value-type="float">
            <text:p>4,24417</text:p>
          </table:table-cell>
          <table:table-cell office:value-type="float" office:value="4.298676" calcext:value-type="float">
            <text:p>4,298676</text:p>
          </table:table-cell>
          <table:table-cell office:value-type="float" office:value="4.35318" calcext:value-type="float">
            <text:p>4,35318</text:p>
          </table:table-cell>
          <table:table-cell office:value-type="float" office:value="4.407686" calcext:value-type="float">
            <text:p>4,407686</text:p>
          </table:table-cell>
          <table:table-cell office:value-type="float" office:value="4.462192" calcext:value-type="float">
            <text:p>4,462192</text:p>
          </table:table-cell>
          <table:table-cell office:value-type="float" office:value="4.516696" calcext:value-type="float">
            <text:p>4,516696</text:p>
          </table:table-cell>
          <table:table-cell office:value-type="float" office:value="4.571202" calcext:value-type="float">
            <text:p>4,571202</text:p>
          </table:table-cell>
          <table:table-cell office:value-type="float" office:value="4.625707" calcext:value-type="float">
            <text:p>4,625707</text:p>
          </table:table-cell>
          <table:table-cell office:value-type="float" office:value="4.680213" calcext:value-type="float">
            <text:p>4,680213</text:p>
          </table:table-cell>
          <table:table-cell office:value-type="float" office:value="4.734718" calcext:value-type="float">
            <text:p>4,734718</text:p>
          </table:table-cell>
          <table:table-cell office:value-type="float" office:value="4.789223" calcext:value-type="float">
            <text:p>4,789223</text:p>
          </table:table-cell>
          <table:table-cell office:value-type="float" office:value="4.843729" calcext:value-type="float">
            <text:p>4,843729</text:p>
          </table:table-cell>
          <table:table-cell office:value-type="float" office:value="4.898234" calcext:value-type="float">
            <text:p>4,898234</text:p>
          </table:table-cell>
          <table:table-cell office:value-type="float" office:value="4.952739" calcext:value-type="float">
            <text:p>4,952739</text:p>
          </table:table-cell>
          <table:table-cell office:value-type="float" office:value="-4.992756" calcext:value-type="float">
            <text:p>-4,992756</text:p>
          </table:table-cell>
          <table:table-cell office:value-type="float" office:value="-4.938251" calcext:value-type="float">
            <text:p>-4,938251</text:p>
          </table:table-cell>
          <table:table-cell office:value-type="float" office:value="-4.883745" calcext:value-type="float">
            <text:p>-4,883745</text:p>
          </table:table-cell>
          <table:table-cell office:value-type="float" office:value="-4.82924" calcext:value-type="float">
            <text:p>-4,82924</text:p>
          </table:table-cell>
          <table:table-cell office:value-type="float" office:value="-4.774735" calcext:value-type="float">
            <text:p>-4,774735</text:p>
          </table:table-cell>
          <table:table-cell office:value-type="float" office:value="-4.72023" calcext:value-type="float">
            <text:p>-4,72023</text:p>
          </table:table-cell>
          <table:table-cell office:value-type="float" office:value="-4.665725" calcext:value-type="float">
            <text:p>-4,665725</text:p>
          </table:table-cell>
          <table:table-cell office:value-type="float" office:value="-4.611219" calcext:value-type="float">
            <text:p>-4,611219</text:p>
          </table:table-cell>
          <table:table-cell office:value-type="float" office:value="-4.556714" calcext:value-type="float">
            <text:p>-4,556714</text:p>
          </table:table-cell>
          <table:table-cell office:value-type="float" office:value="-4.502209" calcext:value-type="float">
            <text:p>-4,502209</text:p>
          </table:table-cell>
          <table:table-cell office:value-type="float" office:value="-4.447704" calcext:value-type="float">
            <text:p>-4,447704</text:p>
          </table:table-cell>
          <table:table-cell office:value-type="float" office:value="-4.393199" calcext:value-type="float">
            <text:p>-4,393199</text:p>
          </table:table-cell>
          <table:table-cell office:value-type="float" office:value="-4.338694" calcext:value-type="float">
            <text:p>-4,338694</text:p>
          </table:table-cell>
          <table:table-cell office:value-type="float" office:value="-4.284188" calcext:value-type="float">
            <text:p>-4,284188</text:p>
          </table:table-cell>
          <table:table-cell office:value-type="float" office:value="-4.229683" calcext:value-type="float">
            <text:p>-4,229683</text:p>
          </table:table-cell>
          <table:table-cell office:value-type="float" office:value="-4.175178" calcext:value-type="float">
            <text:p>-4,175178</text:p>
          </table:table-cell>
          <table:table-cell office:value-type="float" office:value="-4.120673" calcext:value-type="float">
            <text:p>-4,120673</text:p>
          </table:table-cell>
          <table:table-cell office:value-type="float" office:value="-4.066168" calcext:value-type="float">
            <text:p>-4,066168</text:p>
          </table:table-cell>
          <table:table-cell office:value-type="float" office:value="-4.011662" calcext:value-type="float">
            <text:p>-4,011662</text:p>
          </table:table-cell>
          <table:table-cell office:value-type="float" office:value="-3.957157" calcext:value-type="float">
            <text:p>-3,957157</text:p>
          </table:table-cell>
          <table:table-cell office:value-type="float" office:value="-3.902652" calcext:value-type="float">
            <text:p>-3,902652</text:p>
          </table:table-cell>
          <table:table-cell office:value-type="float" office:value="-3.848147" calcext:value-type="float">
            <text:p>-3,848147</text:p>
          </table:table-cell>
          <table:table-cell office:value-type="float" office:value="-3.793642" calcext:value-type="float">
            <text:p>-3,793642</text:p>
          </table:table-cell>
          <table:table-cell office:value-type="float" office:value="-3.739137" calcext:value-type="float">
            <text:p>-3,739137</text:p>
          </table:table-cell>
          <table:table-cell office:value-type="float" office:value="-3.684632" calcext:value-type="float">
            <text:p>-3,684632</text:p>
          </table:table-cell>
          <table:table-cell office:value-type="float" office:value="-3.630126" calcext:value-type="float">
            <text:p>-3,630126</text:p>
          </table:table-cell>
          <table:table-cell office:value-type="float" office:value="-3.575621" calcext:value-type="float">
            <text:p>-3,575621</text:p>
          </table:table-cell>
          <table:table-cell office:value-type="float" office:value="-3.521116" calcext:value-type="float">
            <text:p>-3,521116</text:p>
          </table:table-cell>
          <table:table-cell office:value-type="float" office:value="-3.466611" calcext:value-type="float">
            <text:p>-3,466611</text:p>
          </table:table-cell>
          <table:table-cell office:value-type="float" office:value="-3.412106" calcext:value-type="float">
            <text:p>-3,412106</text:p>
          </table:table-cell>
          <table:table-cell office:value-type="float" office:value="-3.357601" calcext:value-type="float">
            <text:p>-3,357601</text:p>
          </table:table-cell>
          <table:table-cell office:value-type="float" office:value="-3.303095" calcext:value-type="float">
            <text:p>-3,303095</text:p>
          </table:table-cell>
          <table:table-cell office:value-type="float" office:value="-3.24859" calcext:value-type="float">
            <text:p>-3,24859</text:p>
          </table:table-cell>
          <table:table-cell office:value-type="float" office:value="-3.194085" calcext:value-type="float">
            <text:p>-3,194085</text:p>
          </table:table-cell>
          <table:table-cell office:value-type="float" office:value="-3.13958" calcext:value-type="float">
            <text:p>-3,13958</text:p>
          </table:table-cell>
          <table:table-cell office:value-type="float" office:value="-3.085075" calcext:value-type="float">
            <text:p>-3,085075</text:p>
          </table:table-cell>
          <table:table-cell office:value-type="float" office:value="-3.03057" calcext:value-type="float">
            <text:p>-3,03057</text:p>
          </table:table-cell>
          <table:table-cell office:value-type="float" office:value="-2.976064" calcext:value-type="float">
            <text:p>-2,976064</text:p>
          </table:table-cell>
          <table:table-cell office:value-type="float" office:value="-2.921559" calcext:value-type="float">
            <text:p>-2,921559</text:p>
          </table:table-cell>
          <table:table-cell office:value-type="float" office:value="-2.867054" calcext:value-type="float">
            <text:p>-2,867054</text:p>
          </table:table-cell>
          <table:table-cell office:value-type="float" office:value="-2.812549" calcext:value-type="float">
            <text:p>-2,812549</text:p>
          </table:table-cell>
          <table:table-cell office:value-type="float" office:value="-2.758044" calcext:value-type="float">
            <text:p>-2,758044</text:p>
          </table:table-cell>
          <table:table-cell office:value-type="float" office:value="-2.703538" calcext:value-type="float">
            <text:p>-2,703538</text:p>
          </table:table-cell>
          <table:table-cell office:value-type="float" office:value="-2.649033" calcext:value-type="float">
            <text:p>-2,649033</text:p>
          </table:table-cell>
          <table:table-cell office:value-type="float" office:value="-2.594528" calcext:value-type="float">
            <text:p>-2,594528</text:p>
          </table:table-cell>
          <table:table-cell office:value-type="float" office:value="-2.540023" calcext:value-type="float">
            <text:p>-2,540023</text:p>
          </table:table-cell>
          <table:table-cell office:value-type="float" office:value="2.528964" calcext:value-type="float">
            <text:p>2,528964</text:p>
          </table:table-cell>
          <table:table-cell office:value-type="float" office:value="2.637975" calcext:value-type="float">
            <text:p>2,637975</text:p>
          </table:table-cell>
          <table:table-cell office:value-type="float" office:value="2.746985" calcext:value-type="float">
            <text:p>2,746985</text:p>
          </table:table-cell>
          <table:table-cell office:value-type="float" office:value="2.855996" calcext:value-type="float">
            <text:p>2,855996</text:p>
          </table:table-cell>
          <table:table-cell office:value-type="float" office:value="2.965007" calcext:value-type="float">
            <text:p>2,965007</text:p>
          </table:table-cell>
          <table:table-cell office:value-type="float" office:value="3.074018" calcext:value-type="float">
            <text:p>3,074018</text:p>
          </table:table-cell>
          <table:table-cell office:value-type="float" office:value="3.183028" calcext:value-type="float">
            <text:p>3,183028</text:p>
          </table:table-cell>
          <table:table-cell office:value-type="float" office:value="3.292039" calcext:value-type="float">
            <text:p>3,292039</text:p>
          </table:table-cell>
          <table:table-cell office:value-type="float" office:value="3.401049" calcext:value-type="float">
            <text:p>3,401049</text:p>
          </table:table-cell>
          <table:table-cell office:value-type="float" office:value="3.51006" calcext:value-type="float">
            <text:p>3,51006</text:p>
          </table:table-cell>
          <table:table-cell office:value-type="float" office:value="3.619071" calcext:value-type="float">
            <text:p>3,619071</text:p>
          </table:table-cell>
          <table:table-cell office:value-type="float" office:value="3.728081" calcext:value-type="float">
            <text:p>3,728081</text:p>
          </table:table-cell>
          <table:table-cell office:value-type="float" office:value="3.837092" calcext:value-type="float">
            <text:p>3,837092</text:p>
          </table:table-cell>
          <table:table-cell office:value-type="float" office:value="3.946102" calcext:value-type="float">
            <text:p>3,946102</text:p>
          </table:table-cell>
          <table:table-cell office:value-type="float" office:value="4.055113" calcext:value-type="float">
            <text:p>4,055113</text:p>
          </table:table-cell>
          <table:table-cell office:value-type="float" office:value="4.164124" calcext:value-type="float">
            <text:p>4,164124</text:p>
          </table:table-cell>
          <table:table-cell office:value-type="float" office:value="4.273134" calcext:value-type="float">
            <text:p>4,273134</text:p>
          </table:table-cell>
          <table:table-cell office:value-type="float" office:value="4.382145" calcext:value-type="float">
            <text:p>4,382145</text:p>
          </table:table-cell>
          <table:table-cell office:value-type="float" office:value="4.491156" calcext:value-type="float">
            <text:p>4,491156</text:p>
          </table:table-cell>
          <table:table-cell office:value-type="float" office:value="4.600166" calcext:value-type="float">
            <text:p>4,600166</text:p>
          </table:table-cell>
          <table:table-cell office:value-type="float" office:value="4.709177" calcext:value-type="float">
            <text:p>4,709177</text:p>
          </table:table-cell>
          <table:table-cell office:value-type="float" office:value="4.818187" calcext:value-type="float">
            <text:p>4,818187</text:p>
          </table:table-cell>
          <table:table-cell office:value-type="float" office:value="4.927198" calcext:value-type="float">
            <text:p>4,927198</text:p>
          </table:table-cell>
          <table:table-cell office:value-type="float" office:value="3.768104" calcext:value-type="float">
            <text:p>3,768104</text:p>
          </table:table-cell>
          <table:table-cell office:value-type="float" office:value="3.82261" calcext:value-type="float">
            <text:p>3,82261</text:p>
          </table:table-cell>
          <table:table-cell office:value-type="float" office:value="3.877115" calcext:value-type="float">
            <text:p>3,877115</text:p>
          </table:table-cell>
          <table:table-cell office:value-type="float" office:value="3.93162" calcext:value-type="float">
            <text:p>3,93162</text:p>
          </table:table-cell>
          <table:table-cell office:value-type="float" office:value="3.986125" calcext:value-type="float">
            <text:p>3,986125</text:p>
          </table:table-cell>
          <table:table-cell office:value-type="float" office:value="4.040631" calcext:value-type="float">
            <text:p>4,040631</text:p>
          </table:table-cell>
          <table:table-cell office:value-type="float" office:value="4.095136" calcext:value-type="float">
            <text:p>4,095136</text:p>
          </table:table-cell>
          <table:table-cell office:value-type="float" office:value="4.149642" calcext:value-type="float">
            <text:p>4,149642</text:p>
          </table:table-cell>
          <table:table-cell office:value-type="float" office:value="4.204147" calcext:value-type="float">
            <text:p>4,204147</text:p>
          </table:table-cell>
          <table:table-cell office:value-type="float" office:value="4.258652" calcext:value-type="float">
            <text:p>4,258652</text:p>
          </table:table-cell>
          <table:table-cell office:value-type="float" office:value="4.313158" calcext:value-type="float">
            <text:p>4,313158</text:p>
          </table:table-cell>
          <table:table-cell office:value-type="float" office:value="4.367662" calcext:value-type="float">
            <text:p>4,367662</text:p>
          </table:table-cell>
          <table:table-cell office:value-type="float" office:value="4.422168" calcext:value-type="float">
            <text:p>4,422168</text:p>
          </table:table-cell>
          <table:table-cell office:value-type="float" office:value="4.476674" calcext:value-type="float">
            <text:p>4,476674</text:p>
          </table:table-cell>
          <table:table-cell office:value-type="float" office:value="4.531179" calcext:value-type="float">
            <text:p>4,531179</text:p>
          </table:table-cell>
          <table:table-cell office:value-type="float" office:value="4.585684" calcext:value-type="float">
            <text:p>4,585684</text:p>
          </table:table-cell>
          <table:table-cell office:value-type="float" office:value="4.640189" calcext:value-type="float">
            <text:p>4,640189</text:p>
          </table:table-cell>
          <table:table-cell office:value-type="float" office:value="4.694695" calcext:value-type="float">
            <text:p>4,694695</text:p>
          </table:table-cell>
          <table:table-cell office:value-type="float" office:value="4.7492" calcext:value-type="float">
            <text:p>4,7492</text:p>
          </table:table-cell>
          <table:table-cell office:value-type="float" office:value="4.803705" calcext:value-type="float">
            <text:p>4,803705</text:p>
          </table:table-cell>
          <table:table-cell office:value-type="float" office:value="4.858211" calcext:value-type="float">
            <text:p>4,858211</text:p>
          </table:table-cell>
          <table:table-cell office:value-type="float" office:value="4.912716" calcext:value-type="float">
            <text:p>4,912716</text:p>
          </table:table-cell>
          <table:table-cell office:value-type="float" office:value="4.967221" calcext:value-type="float">
            <text:p>4,967221</text:p>
          </table:table-cell>
          <table:table-cell office:value-type="float" office:value="-4.978273" calcext:value-type="float">
            <text:p>-4,978273</text:p>
          </table:table-cell>
          <table:table-cell office:value-type="float" office:value="-4.923769" calcext:value-type="float">
            <text:p>-4,923769</text:p>
          </table:table-cell>
          <table:table-cell office:value-type="float" office:value="-4.869263" calcext:value-type="float">
            <text:p>-4,869263</text:p>
          </table:table-cell>
          <table:table-cell office:value-type="float" office:value="-4.814758" calcext:value-type="float">
            <text:p>-4,814758</text:p>
          </table:table-cell>
          <table:table-cell office:value-type="float" office:value="-4.760253" calcext:value-type="float">
            <text:p>-4,760253</text:p>
          </table:table-cell>
          <table:table-cell office:value-type="float" office:value="-4.705748" calcext:value-type="float">
            <text:p>-4,705748</text:p>
          </table:table-cell>
          <table:table-cell office:value-type="float" office:value="-4.651242" calcext:value-type="float">
            <text:p>-4,651242</text:p>
          </table:table-cell>
          <table:table-cell office:value-type="float" office:value="-4.596737" calcext:value-type="float">
            <text:p>-4,596737</text:p>
          </table:table-cell>
          <table:table-cell office:value-type="float" office:value="-4.542232" calcext:value-type="float">
            <text:p>-4,542232</text:p>
          </table:table-cell>
          <table:table-cell office:value-type="float" office:value="-4.487727" calcext:value-type="float">
            <text:p>-4,487727</text:p>
          </table:table-cell>
          <table:table-cell office:value-type="float" office:value="-4.433222" calcext:value-type="float">
            <text:p>-4,433222</text:p>
          </table:table-cell>
          <table:table-cell office:value-type="float" office:value="-4.378716" calcext:value-type="float">
            <text:p>-4,378716</text:p>
          </table:table-cell>
          <table:table-cell office:value-type="float" office:value="-4.324212" calcext:value-type="float">
            <text:p>-4,324212</text:p>
          </table:table-cell>
          <table:table-cell office:value-type="float" office:value="-4.269706" calcext:value-type="float">
            <text:p>-4,269706</text:p>
          </table:table-cell>
          <table:table-cell office:value-type="float" office:value="-4.215201" calcext:value-type="float">
            <text:p>-4,215201</text:p>
          </table:table-cell>
          <table:table-cell office:value-type="float" office:value="-4.160696" calcext:value-type="float">
            <text:p>-4,160696</text:p>
          </table:table-cell>
          <table:table-cell office:value-type="float" office:value="-4.106191" calcext:value-type="float">
            <text:p>-4,106191</text:p>
          </table:table-cell>
          <table:table-cell office:value-type="float" office:value="-4.051686" calcext:value-type="float">
            <text:p>-4,051686</text:p>
          </table:table-cell>
          <table:table-cell office:value-type="float" office:value="-3.99718" calcext:value-type="float">
            <text:p>-3,99718</text:p>
          </table:table-cell>
          <table:table-cell office:value-type="float" office:value="-3.942675" calcext:value-type="float">
            <text:p>-3,942675</text:p>
          </table:table-cell>
          <table:table-cell office:value-type="float" office:value="-3.88817" calcext:value-type="float">
            <text:p>-3,88817</text:p>
          </table:table-cell>
          <table:table-cell office:value-type="float" office:value="-3.833665" calcext:value-type="float">
            <text:p>-3,833665</text:p>
          </table:table-cell>
          <table:table-cell office:value-type="float" office:value="-3.77916" calcext:value-type="float">
            <text:p>-3,77916</text:p>
          </table:table-cell>
          <table:table-cell office:value-type="float" office:value="-3.724655" calcext:value-type="float">
            <text:p>-3,724655</text:p>
          </table:table-cell>
          <table:table-cell office:value-type="float" office:value="-3.670149" calcext:value-type="float">
            <text:p>-3,670149</text:p>
          </table:table-cell>
          <table:table-cell office:value-type="float" office:value="-3.615644" calcext:value-type="float">
            <text:p>-3,615644</text:p>
          </table:table-cell>
          <table:table-cell office:value-type="float" office:value="-3.561139" calcext:value-type="float">
            <text:p>-3,561139</text:p>
          </table:table-cell>
          <table:table-cell office:value-type="float" office:value="-3.506634" calcext:value-type="float">
            <text:p>-3,506634</text:p>
          </table:table-cell>
          <table:table-cell office:value-type="float" office:value="-3.452129" calcext:value-type="float">
            <text:p>-3,452129</text:p>
          </table:table-cell>
          <table:table-cell office:value-type="float" office:value="-3.397624" calcext:value-type="float">
            <text:p>-3,397624</text:p>
          </table:table-cell>
          <table:table-cell office:value-type="float" office:value="-3.343118" calcext:value-type="float">
            <text:p>-3,343118</text:p>
          </table:table-cell>
          <table:table-cell office:value-type="float" office:value="-3.288613" calcext:value-type="float">
            <text:p>-3,288613</text:p>
          </table:table-cell>
          <table:table-cell office:value-type="float" office:value="-3.234108" calcext:value-type="float">
            <text:p>-3,234108</text:p>
          </table:table-cell>
          <table:table-cell office:value-type="float" office:value="-3.179603" calcext:value-type="float">
            <text:p>-3,179603</text:p>
          </table:table-cell>
          <table:table-cell office:value-type="float" office:value="-3.125098" calcext:value-type="float">
            <text:p>-3,125098</text:p>
          </table:table-cell>
          <table:table-cell office:value-type="float" office:value="-3.070593" calcext:value-type="float">
            <text:p>-3,070593</text:p>
          </table:table-cell>
          <table:table-cell office:value-type="float" office:value="-3.016088" calcext:value-type="float">
            <text:p>-3,016088</text:p>
          </table:table-cell>
          <table:table-cell office:value-type="float" office:value="-2.961582" calcext:value-type="float">
            <text:p>-2,961582</text:p>
          </table:table-cell>
          <table:table-cell office:value-type="float" office:value="-2.907077" calcext:value-type="float">
            <text:p>-2,907077</text:p>
          </table:table-cell>
          <table:table-cell office:value-type="float" office:value="-2.852572" calcext:value-type="float">
            <text:p>-2,852572</text:p>
          </table:table-cell>
          <table:table-cell office:value-type="float" office:value="-2.798067" calcext:value-type="float">
            <text:p>-2,798067</text:p>
          </table:table-cell>
          <table:table-cell office:value-type="float" office:value="-2.743562" calcext:value-type="float">
            <text:p>-2,743562</text:p>
          </table:table-cell>
          <table:table-cell office:value-type="float" office:value="-2.689056" calcext:value-type="float">
            <text:p>-2,689056</text:p>
          </table:table-cell>
          <table:table-cell office:value-type="float" office:value="-2.634551" calcext:value-type="float">
            <text:p>-2,634551</text:p>
          </table:table-cell>
          <table:table-cell office:value-type="float" office:value="-2.580046" calcext:value-type="float">
            <text:p>-2,580046</text:p>
          </table:table-cell>
          <table:table-cell office:value-type="float" office:value="-2.525541" calcext:value-type="float">
            <text:p>-2,525541</text:p>
          </table:table-cell>
          <table:table-cell table:number-columns-repeated="183"/>
        </table:table-row>
        <table:table-row table:style-name="ro1">
          <table:table-cell office:value-type="float" office:value="0.218021" calcext:value-type="float">
            <text:p>0,218021</text:p>
          </table:table-cell>
          <table:table-cell office:value-type="float" office:value="0.436042" calcext:value-type="float">
            <text:p>0,436042</text:p>
          </table:table-cell>
          <table:table-cell office:value-type="float" office:value="0.654064" calcext:value-type="float">
            <text:p>0,654064</text:p>
          </table:table-cell>
          <table:table-cell office:value-type="float" office:value="0.872085" calcext:value-type="float">
            <text:p>0,872085</text:p>
          </table:table-cell>
          <table:table-cell office:value-type="float" office:value="1.090106" calcext:value-type="float">
            <text:p>1,090106</text:p>
          </table:table-cell>
          <table:table-cell office:value-type="float" office:value="1.308128" calcext:value-type="float">
            <text:p>1,308128</text:p>
          </table:table-cell>
          <table:table-cell office:value-type="float" office:value="1.526149" calcext:value-type="float">
            <text:p>1,526149</text:p>
          </table:table-cell>
          <table:table-cell office:value-type="float" office:value="1.74417" calcext:value-type="float">
            <text:p>1,74417</text:p>
          </table:table-cell>
          <table:table-cell office:value-type="float" office:value="1.962191" calcext:value-type="float">
            <text:p>1,962191</text:p>
          </table:table-cell>
          <table:table-cell office:value-type="float" office:value="2.180212" calcext:value-type="float">
            <text:p>2,180212</text:p>
          </table:table-cell>
          <table:table-cell office:value-type="float" office:value="2.398234" calcext:value-type="float">
            <text:p>2,398234</text:p>
          </table:table-cell>
          <table:table-cell office:value-type="float" office:value="2.616255" calcext:value-type="float">
            <text:p>2,616255</text:p>
          </table:table-cell>
          <table:table-cell office:value-type="float" office:value="2.834276" calcext:value-type="float">
            <text:p>2,834276</text:p>
          </table:table-cell>
          <table:table-cell office:value-type="float" office:value="3.052298" calcext:value-type="float">
            <text:p>3,052298</text:p>
          </table:table-cell>
          <table:table-cell office:value-type="float" office:value="3.270319" calcext:value-type="float">
            <text:p>3,270319</text:p>
          </table:table-cell>
          <table:table-cell office:value-type="float" office:value="3.48834" calcext:value-type="float">
            <text:p>3,48834</text:p>
          </table:table-cell>
          <table:table-cell office:value-type="float" office:value="3.706361" calcext:value-type="float">
            <text:p>3,706361</text:p>
          </table:table-cell>
          <table:table-cell office:value-type="float" office:value="3.924383" calcext:value-type="float">
            <text:p>3,924383</text:p>
          </table:table-cell>
          <table:table-cell office:value-type="float" office:value="4.142404" calcext:value-type="float">
            <text:p>4,142404</text:p>
          </table:table-cell>
          <table:table-cell office:value-type="float" office:value="4.360425" calcext:value-type="float">
            <text:p>4,360425</text:p>
          </table:table-cell>
          <table:table-cell office:value-type="float" office:value="4.578446" calcext:value-type="float">
            <text:p>4,578446</text:p>
          </table:table-cell>
          <table:table-cell office:value-type="float" office:value="4.796468" calcext:value-type="float">
            <text:p>4,796468</text:p>
          </table:table-cell>
          <table:table-cell office:value-type="float" office:value="2.507244" calcext:value-type="float">
            <text:p>2,507244</text:p>
          </table:table-cell>
          <table:table-cell office:value-type="float" office:value="2.616255" calcext:value-type="float">
            <text:p>2,616255</text:p>
          </table:table-cell>
          <table:table-cell office:value-type="float" office:value="2.725266" calcext:value-type="float">
            <text:p>2,725266</text:p>
          </table:table-cell>
          <table:table-cell office:value-type="float" office:value="2.834276" calcext:value-type="float">
            <text:p>2,834276</text:p>
          </table:table-cell>
          <table:table-cell office:value-type="float" office:value="2.943287" calcext:value-type="float">
            <text:p>2,943287</text:p>
          </table:table-cell>
          <table:table-cell office:value-type="float" office:value="3.052298" calcext:value-type="float">
            <text:p>3,052298</text:p>
          </table:table-cell>
          <table:table-cell office:value-type="float" office:value="3.161308" calcext:value-type="float">
            <text:p>3,161308</text:p>
          </table:table-cell>
          <table:table-cell office:value-type="float" office:value="3.270319" calcext:value-type="float">
            <text:p>3,270319</text:p>
          </table:table-cell>
          <table:table-cell office:value-type="float" office:value="3.379329" calcext:value-type="float">
            <text:p>3,379329</text:p>
          </table:table-cell>
          <table:table-cell office:value-type="float" office:value="3.48834" calcext:value-type="float">
            <text:p>3,48834</text:p>
          </table:table-cell>
          <table:table-cell office:value-type="float" office:value="3.597351" calcext:value-type="float">
            <text:p>3,597351</text:p>
          </table:table-cell>
          <table:table-cell office:value-type="float" office:value="3.706361" calcext:value-type="float">
            <text:p>3,706361</text:p>
          </table:table-cell>
          <table:table-cell office:value-type="float" office:value="3.815372" calcext:value-type="float">
            <text:p>3,815372</text:p>
          </table:table-cell>
          <table:table-cell office:value-type="float" office:value="3.924383" calcext:value-type="float">
            <text:p>3,924383</text:p>
          </table:table-cell>
          <table:table-cell office:value-type="float" office:value="4.033393" calcext:value-type="float">
            <text:p>4,033393</text:p>
          </table:table-cell>
          <table:table-cell office:value-type="float" office:value="4.142404" calcext:value-type="float">
            <text:p>4,142404</text:p>
          </table:table-cell>
          <table:table-cell office:value-type="float" office:value="4.251414" calcext:value-type="float">
            <text:p>4,251414</text:p>
          </table:table-cell>
          <table:table-cell office:value-type="float" office:value="4.360425" calcext:value-type="float">
            <text:p>4,360425</text:p>
          </table:table-cell>
          <table:table-cell office:value-type="float" office:value="4.469436" calcext:value-type="float">
            <text:p>4,469436</text:p>
          </table:table-cell>
          <table:table-cell office:value-type="float" office:value="4.578446" calcext:value-type="float">
            <text:p>4,578446</text:p>
          </table:table-cell>
          <table:table-cell office:value-type="float" office:value="4.687457" calcext:value-type="float">
            <text:p>4,687457</text:p>
          </table:table-cell>
          <table:table-cell office:value-type="float" office:value="4.796468" calcext:value-type="float">
            <text:p>4,796468</text:p>
          </table:table-cell>
          <table:table-cell office:value-type="float" office:value="4.905478" calcext:value-type="float">
            <text:p>4,905478</text:p>
          </table:table-cell>
          <table:table-cell office:value-type="float" office:value="-4.985511" calcext:value-type="float">
            <text:p>-4,985511</text:p>
          </table:table-cell>
          <table:table-cell office:value-type="float" office:value="-4.876501" calcext:value-type="float">
            <text:p>-4,876501</text:p>
          </table:table-cell>
          <table:table-cell office:value-type="float" office:value="-4.76749" calcext:value-type="float">
            <text:p>-4,76749</text:p>
          </table:table-cell>
          <table:table-cell office:value-type="float" office:value="-4.65848" calcext:value-type="float">
            <text:p>-4,65848</text:p>
          </table:table-cell>
          <table:table-cell office:value-type="float" office:value="-4.54947" calcext:value-type="float">
            <text:p>-4,54947</text:p>
          </table:table-cell>
          <table:table-cell office:value-type="float" office:value="-4.44046" calcext:value-type="float">
            <text:p>-4,44046</text:p>
          </table:table-cell>
          <table:table-cell office:value-type="float" office:value="-4.33145" calcext:value-type="float">
            <text:p>-4,33145</text:p>
          </table:table-cell>
          <table:table-cell office:value-type="float" office:value="-4.222439" calcext:value-type="float">
            <text:p>-4,222439</text:p>
          </table:table-cell>
          <table:table-cell office:value-type="float" office:value="-4.113429" calcext:value-type="float">
            <text:p>-4,113429</text:p>
          </table:table-cell>
          <table:table-cell office:value-type="float" office:value="-4.004418" calcext:value-type="float">
            <text:p>-4,004418</text:p>
          </table:table-cell>
          <table:table-cell office:value-type="float" office:value="-3.895408" calcext:value-type="float">
            <text:p>-3,895408</text:p>
          </table:table-cell>
          <table:table-cell office:value-type="float" office:value="-3.786397" calcext:value-type="float">
            <text:p>-3,786397</text:p>
          </table:table-cell>
          <table:table-cell office:value-type="float" office:value="-3.677387" calcext:value-type="float">
            <text:p>-3,677387</text:p>
          </table:table-cell>
          <table:table-cell office:value-type="float" office:value="-3.568377" calcext:value-type="float">
            <text:p>-3,568377</text:p>
          </table:table-cell>
          <table:table-cell office:value-type="float" office:value="-3.459367" calcext:value-type="float">
            <text:p>-3,459367</text:p>
          </table:table-cell>
          <table:table-cell office:value-type="float" office:value="-3.350356" calcext:value-type="float">
            <text:p>-3,350356</text:p>
          </table:table-cell>
          <table:table-cell office:value-type="float" office:value="-3.241346" calcext:value-type="float">
            <text:p>-3,241346</text:p>
          </table:table-cell>
          <table:table-cell office:value-type="float" office:value="-3.132336" calcext:value-type="float">
            <text:p>-3,132336</text:p>
          </table:table-cell>
          <table:table-cell office:value-type="float" office:value="-3.023325" calcext:value-type="float">
            <text:p>-3,023325</text:p>
          </table:table-cell>
          <table:table-cell office:value-type="float" office:value="-2.914315" calcext:value-type="float">
            <text:p>-2,914315</text:p>
          </table:table-cell>
          <table:table-cell office:value-type="float" office:value="-2.805305" calcext:value-type="float">
            <text:p>-2,805305</text:p>
          </table:table-cell>
          <table:table-cell office:value-type="float" office:value="-2.696294" calcext:value-type="float">
            <text:p>-2,696294</text:p>
          </table:table-cell>
          <table:table-cell office:value-type="float" office:value="-2.587284" calcext:value-type="float">
            <text:p>-2,587284</text:p>
          </table:table-cell>
          <table:table-cell office:value-type="float" office:value="-2.478273" calcext:value-type="float">
            <text:p>-2,478273</text:p>
          </table:table-cell>
          <table:table-cell office:value-type="float" office:value="-2.369263" calcext:value-type="float">
            <text:p>-2,369263</text:p>
          </table:table-cell>
          <table:table-cell office:value-type="float" office:value="-2.260253" calcext:value-type="float">
            <text:p>-2,260253</text:p>
          </table:table-cell>
          <table:table-cell office:value-type="float" office:value="-2.151242" calcext:value-type="float">
            <text:p>-2,151242</text:p>
          </table:table-cell>
          <table:table-cell office:value-type="float" office:value="-2.042232" calcext:value-type="float">
            <text:p>-2,042232</text:p>
          </table:table-cell>
          <table:table-cell office:value-type="float" office:value="-1.933222" calcext:value-type="float">
            <text:p>-1,933222</text:p>
          </table:table-cell>
          <table:table-cell office:value-type="float" office:value="-1.824211" calcext:value-type="float">
            <text:p>-1,824211</text:p>
          </table:table-cell>
          <table:table-cell office:value-type="float" office:value="-1.715201" calcext:value-type="float">
            <text:p>-1,715201</text:p>
          </table:table-cell>
          <table:table-cell office:value-type="float" office:value="-1.606191" calcext:value-type="float">
            <text:p>-1,606191</text:p>
          </table:table-cell>
          <table:table-cell office:value-type="float" office:value="-1.49718" calcext:value-type="float">
            <text:p>-1,49718</text:p>
          </table:table-cell>
          <table:table-cell office:value-type="float" office:value="-1.38817" calcext:value-type="float">
            <text:p>-1,38817</text:p>
          </table:table-cell>
          <table:table-cell office:value-type="float" office:value="-1.27916" calcext:value-type="float">
            <text:p>-1,27916</text:p>
          </table:table-cell>
          <table:table-cell office:value-type="float" office:value="-1.170149" calcext:value-type="float">
            <text:p>-1,170149</text:p>
          </table:table-cell>
          <table:table-cell office:value-type="float" office:value="-1.061139" calcext:value-type="float">
            <text:p>-1,061139</text:p>
          </table:table-cell>
          <table:table-cell office:value-type="float" office:value="-0.952129" calcext:value-type="float">
            <text:p>-0,952129</text:p>
          </table:table-cell>
          <table:table-cell office:value-type="float" office:value="-0.843118" calcext:value-type="float">
            <text:p>-0,843118</text:p>
          </table:table-cell>
          <table:table-cell office:value-type="float" office:value="-0.734108" calcext:value-type="float">
            <text:p>-0,734108</text:p>
          </table:table-cell>
          <table:table-cell office:value-type="float" office:value="-0.625098" calcext:value-type="float">
            <text:p>-0,625098</text:p>
          </table:table-cell>
          <table:table-cell office:value-type="float" office:value="-0.516087" calcext:value-type="float">
            <text:p>-0,516087</text:p>
          </table:table-cell>
          <table:table-cell office:value-type="float" office:value="-0.407077" calcext:value-type="float">
            <text:p>-0,407077</text:p>
          </table:table-cell>
          <table:table-cell office:value-type="float" office:value="-0.298067" calcext:value-type="float">
            <text:p>-0,298067</text:p>
          </table:table-cell>
          <table:table-cell office:value-type="float" office:value="-0.189056" calcext:value-type="float">
            <text:p>-0,189056</text:p>
          </table:table-cell>
          <table:table-cell office:value-type="float" office:value="-0.080046" calcext:value-type="float">
            <text:p>-0,080046</text:p>
          </table:table-cell>
          <table:table-cell office:value-type="float" office:value="0.057929" calcext:value-type="float">
            <text:p>0,057929</text:p>
          </table:table-cell>
          <table:table-cell office:value-type="float" office:value="0.27595" calcext:value-type="float">
            <text:p>0,27595</text:p>
          </table:table-cell>
          <table:table-cell office:value-type="float" office:value="0.493971" calcext:value-type="float">
            <text:p>0,493971</text:p>
          </table:table-cell>
          <table:table-cell office:value-type="float" office:value="0.711992" calcext:value-type="float">
            <text:p>0,711992</text:p>
          </table:table-cell>
          <table:table-cell office:value-type="float" office:value="0.930014" calcext:value-type="float">
            <text:p>0,930014</text:p>
          </table:table-cell>
          <table:table-cell office:value-type="float" office:value="1.148035" calcext:value-type="float">
            <text:p>1,148035</text:p>
          </table:table-cell>
          <table:table-cell office:value-type="float" office:value="1.366056" calcext:value-type="float">
            <text:p>1,366056</text:p>
          </table:table-cell>
          <table:table-cell office:value-type="float" office:value="1.584077" calcext:value-type="float">
            <text:p>1,584077</text:p>
          </table:table-cell>
          <table:table-cell office:value-type="float" office:value="1.802099" calcext:value-type="float">
            <text:p>1,802099</text:p>
          </table:table-cell>
          <table:table-cell office:value-type="float" office:value="2.02012" calcext:value-type="float">
            <text:p>2,02012</text:p>
          </table:table-cell>
          <table:table-cell office:value-type="float" office:value="2.238141" calcext:value-type="float">
            <text:p>2,238141</text:p>
          </table:table-cell>
          <table:table-cell office:value-type="float" office:value="2.456162" calcext:value-type="float">
            <text:p>2,456162</text:p>
          </table:table-cell>
          <table:table-cell office:value-type="float" office:value="2.674184" calcext:value-type="float">
            <text:p>2,674184</text:p>
          </table:table-cell>
          <table:table-cell office:value-type="float" office:value="2.892205" calcext:value-type="float">
            <text:p>2,892205</text:p>
          </table:table-cell>
          <table:table-cell office:value-type="float" office:value="3.110226" calcext:value-type="float">
            <text:p>3,110226</text:p>
          </table:table-cell>
          <table:table-cell office:value-type="float" office:value="3.328247" calcext:value-type="float">
            <text:p>3,328247</text:p>
          </table:table-cell>
          <table:table-cell office:value-type="float" office:value="3.546269" calcext:value-type="float">
            <text:p>3,546269</text:p>
          </table:table-cell>
          <table:table-cell office:value-type="float" office:value="3.76429" calcext:value-type="float">
            <text:p>3,76429</text:p>
          </table:table-cell>
          <table:table-cell office:value-type="float" office:value="3.982311" calcext:value-type="float">
            <text:p>3,982311</text:p>
          </table:table-cell>
          <table:table-cell office:value-type="float" office:value="4.200333" calcext:value-type="float">
            <text:p>4,200333</text:p>
          </table:table-cell>
          <table:table-cell office:value-type="float" office:value="4.418354" calcext:value-type="float">
            <text:p>4,418354</text:p>
          </table:table-cell>
          <table:table-cell office:value-type="float" office:value="4.636375" calcext:value-type="float">
            <text:p>4,636375</text:p>
          </table:table-cell>
          <table:table-cell office:value-type="float" office:value="4.854396" calcext:value-type="float">
            <text:p>4,854396</text:p>
          </table:table-cell>
          <table:table-cell office:value-type="float" office:value="2.536209" calcext:value-type="float">
            <text:p>2,536209</text:p>
          </table:table-cell>
          <table:table-cell office:value-type="float" office:value="2.645219" calcext:value-type="float">
            <text:p>2,645219</text:p>
          </table:table-cell>
          <table:table-cell office:value-type="float" office:value="2.75423" calcext:value-type="float">
            <text:p>2,75423</text:p>
          </table:table-cell>
          <table:table-cell office:value-type="float" office:value="2.86324" calcext:value-type="float">
            <text:p>2,86324</text:p>
          </table:table-cell>
          <table:table-cell office:value-type="float" office:value="2.972251" calcext:value-type="float">
            <text:p>2,972251</text:p>
          </table:table-cell>
          <table:table-cell office:value-type="float" office:value="3.081262" calcext:value-type="float">
            <text:p>3,081262</text:p>
          </table:table-cell>
          <table:table-cell office:value-type="float" office:value="3.190272" calcext:value-type="float">
            <text:p>3,190272</text:p>
          </table:table-cell>
          <table:table-cell office:value-type="float" office:value="3.299283" calcext:value-type="float">
            <text:p>3,299283</text:p>
          </table:table-cell>
          <table:table-cell office:value-type="float" office:value="3.408294" calcext:value-type="float">
            <text:p>3,408294</text:p>
          </table:table-cell>
          <table:table-cell office:value-type="float" office:value="3.517304" calcext:value-type="float">
            <text:p>3,517304</text:p>
          </table:table-cell>
          <table:table-cell office:value-type="float" office:value="3.626315" calcext:value-type="float">
            <text:p>3,626315</text:p>
          </table:table-cell>
          <table:table-cell office:value-type="float" office:value="3.735326" calcext:value-type="float">
            <text:p>3,735326</text:p>
          </table:table-cell>
          <table:table-cell office:value-type="float" office:value="3.844336" calcext:value-type="float">
            <text:p>3,844336</text:p>
          </table:table-cell>
          <table:table-cell office:value-type="float" office:value="3.953347" calcext:value-type="float">
            <text:p>3,953347</text:p>
          </table:table-cell>
          <table:table-cell office:value-type="float" office:value="4.062357" calcext:value-type="float">
            <text:p>4,062357</text:p>
          </table:table-cell>
          <table:table-cell office:value-type="float" office:value="4.171368" calcext:value-type="float">
            <text:p>4,171368</text:p>
          </table:table-cell>
          <table:table-cell office:value-type="float" office:value="4.280379" calcext:value-type="float">
            <text:p>4,280379</text:p>
          </table:table-cell>
          <table:table-cell office:value-type="float" office:value="4.38939" calcext:value-type="float">
            <text:p>4,38939</text:p>
          </table:table-cell>
          <table:table-cell office:value-type="float" office:value="4.4984" calcext:value-type="float">
            <text:p>4,4984</text:p>
          </table:table-cell>
          <table:table-cell office:value-type="float" office:value="4.607411" calcext:value-type="float">
            <text:p>4,607411</text:p>
          </table:table-cell>
          <table:table-cell office:value-type="float" office:value="4.716421" calcext:value-type="float">
            <text:p>4,716421</text:p>
          </table:table-cell>
          <table:table-cell office:value-type="float" office:value="4.825432" calcext:value-type="float">
            <text:p>4,825432</text:p>
          </table:table-cell>
          <table:table-cell office:value-type="float" office:value="4.934443" calcext:value-type="float">
            <text:p>4,934443</text:p>
          </table:table-cell>
          <table:table-cell office:value-type="float" office:value="-4.956547" calcext:value-type="float">
            <text:p>-4,956547</text:p>
          </table:table-cell>
          <table:table-cell office:value-type="float" office:value="-4.847537" calcext:value-type="float">
            <text:p>-4,847537</text:p>
          </table:table-cell>
          <table:table-cell office:value-type="float" office:value="-4.738526" calcext:value-type="float">
            <text:p>-4,738526</text:p>
          </table:table-cell>
          <table:table-cell office:value-type="float" office:value="-4.629516" calcext:value-type="float">
            <text:p>-4,629516</text:p>
          </table:table-cell>
          <table:table-cell office:value-type="float" office:value="-4.520506" calcext:value-type="float">
            <text:p>-4,520506</text:p>
          </table:table-cell>
          <table:table-cell office:value-type="float" office:value="-4.411495" calcext:value-type="float">
            <text:p>-4,411495</text:p>
          </table:table-cell>
          <table:table-cell office:value-type="float" office:value="-4.302485" calcext:value-type="float">
            <text:p>-4,302485</text:p>
          </table:table-cell>
          <table:table-cell office:value-type="float" office:value="-4.193475" calcext:value-type="float">
            <text:p>-4,193475</text:p>
          </table:table-cell>
          <table:table-cell office:value-type="float" office:value="-4.084464" calcext:value-type="float">
            <text:p>-4,084464</text:p>
          </table:table-cell>
          <table:table-cell office:value-type="float" office:value="-3.975454" calcext:value-type="float">
            <text:p>-3,975454</text:p>
          </table:table-cell>
          <table:table-cell office:value-type="float" office:value="-3.866444" calcext:value-type="float">
            <text:p>-3,866444</text:p>
          </table:table-cell>
          <table:table-cell office:value-type="float" office:value="-3.757433" calcext:value-type="float">
            <text:p>-3,757433</text:p>
          </table:table-cell>
          <table:table-cell office:value-type="float" office:value="-3.648423" calcext:value-type="float">
            <text:p>-3,648423</text:p>
          </table:table-cell>
          <table:table-cell office:value-type="float" office:value="-3.539412" calcext:value-type="float">
            <text:p>-3,539412</text:p>
          </table:table-cell>
          <table:table-cell office:value-type="float" office:value="-3.430402" calcext:value-type="float">
            <text:p>-3,430402</text:p>
          </table:table-cell>
          <table:table-cell office:value-type="float" office:value="-3.321392" calcext:value-type="float">
            <text:p>-3,321392</text:p>
          </table:table-cell>
          <table:table-cell office:value-type="float" office:value="-3.212382" calcext:value-type="float">
            <text:p>-3,212382</text:p>
          </table:table-cell>
          <table:table-cell office:value-type="float" office:value="-3.103371" calcext:value-type="float">
            <text:p>-3,103371</text:p>
          </table:table-cell>
          <table:table-cell office:value-type="float" office:value="-2.994361" calcext:value-type="float">
            <text:p>-2,994361</text:p>
          </table:table-cell>
          <table:table-cell office:value-type="float" office:value="-2.885351" calcext:value-type="float">
            <text:p>-2,885351</text:p>
          </table:table-cell>
          <table:table-cell office:value-type="float" office:value="-2.77634" calcext:value-type="float">
            <text:p>-2,77634</text:p>
          </table:table-cell>
          <table:table-cell office:value-type="float" office:value="-2.66733" calcext:value-type="float">
            <text:p>-2,66733</text:p>
          </table:table-cell>
          <table:table-cell office:value-type="float" office:value="-2.55832" calcext:value-type="float">
            <text:p>-2,55832</text:p>
          </table:table-cell>
          <table:table-cell office:value-type="float" office:value="-2.449309" calcext:value-type="float">
            <text:p>-2,449309</text:p>
          </table:table-cell>
          <table:table-cell office:value-type="float" office:value="-2.340299" calcext:value-type="float">
            <text:p>-2,340299</text:p>
          </table:table-cell>
          <table:table-cell office:value-type="float" office:value="-2.231288" calcext:value-type="float">
            <text:p>-2,231288</text:p>
          </table:table-cell>
          <table:table-cell office:value-type="float" office:value="-2.122278" calcext:value-type="float">
            <text:p>-2,122278</text:p>
          </table:table-cell>
          <table:table-cell office:value-type="float" office:value="-2.013268" calcext:value-type="float">
            <text:p>-2,013268</text:p>
          </table:table-cell>
          <table:table-cell office:value-type="float" office:value="-1.904258" calcext:value-type="float">
            <text:p>-1,904258</text:p>
          </table:table-cell>
          <table:table-cell office:value-type="float" office:value="-1.795247" calcext:value-type="float">
            <text:p>-1,795247</text:p>
          </table:table-cell>
          <table:table-cell office:value-type="float" office:value="-1.686237" calcext:value-type="float">
            <text:p>-1,686237</text:p>
          </table:table-cell>
          <table:table-cell office:value-type="float" office:value="-1.577227" calcext:value-type="float">
            <text:p>-1,577227</text:p>
          </table:table-cell>
          <table:table-cell office:value-type="float" office:value="-1.468216" calcext:value-type="float">
            <text:p>-1,468216</text:p>
          </table:table-cell>
          <table:table-cell office:value-type="float" office:value="-1.359206" calcext:value-type="float">
            <text:p>-1,359206</text:p>
          </table:table-cell>
          <table:table-cell office:value-type="float" office:value="-1.250196" calcext:value-type="float">
            <text:p>-1,250196</text:p>
          </table:table-cell>
          <table:table-cell office:value-type="float" office:value="-1.141185" calcext:value-type="float">
            <text:p>-1,141185</text:p>
          </table:table-cell>
          <table:table-cell office:value-type="float" office:value="-1.032175" calcext:value-type="float">
            <text:p>-1,032175</text:p>
          </table:table-cell>
          <table:table-cell office:value-type="float" office:value="-0.923164" calcext:value-type="float">
            <text:p>-0,923164</text:p>
          </table:table-cell>
          <table:table-cell office:value-type="float" office:value="-0.814154" calcext:value-type="float">
            <text:p>-0,814154</text:p>
          </table:table-cell>
          <table:table-cell office:value-type="float" office:value="-0.705144" calcext:value-type="float">
            <text:p>-0,705144</text:p>
          </table:table-cell>
          <table:table-cell office:value-type="float" office:value="-0.596133" calcext:value-type="float">
            <text:p>-0,596133</text:p>
          </table:table-cell>
          <table:table-cell office:value-type="float" office:value="-0.487123" calcext:value-type="float">
            <text:p>-0,487123</text:p>
          </table:table-cell>
          <table:table-cell office:value-type="float" office:value="-0.378113" calcext:value-type="float">
            <text:p>-0,378113</text:p>
          </table:table-cell>
          <table:table-cell office:value-type="float" office:value="-0.269102" calcext:value-type="float">
            <text:p>-0,269102</text:p>
          </table:table-cell>
          <table:table-cell office:value-type="float" office:value="-0.160092" calcext:value-type="float">
            <text:p>-0,160092</text:p>
          </table:table-cell>
          <table:table-cell office:value-type="float" office:value="-0.051082" calcext:value-type="float">
            <text:p>-0,051082</text:p>
          </table:table-cell>
          <table:table-cell table:number-columns-repeated="1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6:35:35.103895192</meta:creation-date>
    <dc:date>2023-02-27T18:10:31.609434409</dc:date>
    <meta:editing-duration>PT3M23S</meta:editing-duration>
    <meta:editing-cycles>1</meta:editing-cycles>
    <meta:document-statistic meta:table-count="1" meta:cell-count="3294" meta:object-count="9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A1:Feuille1.GA1" svg:x="0.32cm" svg:y="0.18cm" svg:width="12.905cm" svg:height="8.64cm">
          <chart:coordinate-region svg:x="0.862cm" svg:y="0.379cm" svg:width="12.3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GA1" chart:class="chart:line"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0.342199">
                <text:p>0.342199</text:p>
                <draw:g>
                  <svg:desc>Feuille1.A1:Feuille1.GA1</svg:desc>
                </draw:g>
              </table:table-cell>
              <table:table-cell office:value-type="float" office:value="0.682794">
                <text:p>0.682794</text:p>
              </table:table-cell>
              <table:table-cell office:value-type="float" office:value="1.020186">
                <text:p>1.020186</text:p>
              </table:table-cell>
              <table:table-cell office:value-type="float" office:value="1.352795">
                <text:p>1.352795</text:p>
              </table:table-cell>
              <table:table-cell office:value-type="float" office:value="1.679059">
                <text:p>1.679059</text:p>
              </table:table-cell>
              <table:table-cell office:value-type="float" office:value="1.99745">
                <text:p>1.99745</text:p>
              </table:table-cell>
              <table:table-cell office:value-type="float" office:value="2.306473">
                <text:p>2.306473</text:p>
              </table:table-cell>
              <table:table-cell office:value-type="float" office:value="2.60468">
                <text:p>2.60468</text:p>
              </table:table-cell>
              <table:table-cell office:value-type="float" office:value="2.890673">
                <text:p>2.890673</text:p>
              </table:table-cell>
              <table:table-cell office:value-type="float" office:value="3.163109">
                <text:p>3.163109</text:p>
              </table:table-cell>
              <table:table-cell office:value-type="float" office:value="3.420713">
                <text:p>3.420713</text:p>
              </table:table-cell>
              <table:table-cell office:value-type="float" office:value="3.662274">
                <text:p>3.662274</text:p>
              </table:table-cell>
              <table:table-cell office:value-type="float" office:value="3.886662">
                <text:p>3.886662</text:p>
              </table:table-cell>
              <table:table-cell office:value-type="float" office:value="4.092823">
                <text:p>4.092823</text:p>
              </table:table-cell>
              <table:table-cell office:value-type="float" office:value="4.27979">
                <text:p>4.27979</text:p>
              </table:table-cell>
              <table:table-cell office:value-type="float" office:value="4.446688">
                <text:p>4.446688</text:p>
              </table:table-cell>
              <table:table-cell office:value-type="float" office:value="4.592732">
                <text:p>4.592732</text:p>
              </table:table-cell>
              <table:table-cell office:value-type="float" office:value="4.717239">
                <text:p>4.717239</text:p>
              </table:table-cell>
              <table:table-cell office:value-type="float" office:value="4.819625">
                <text:p>4.819625</text:p>
              </table:table-cell>
              <table:table-cell office:value-type="float" office:value="4.899408">
                <text:p>4.899408</text:p>
              </table:table-cell>
              <table:table-cell office:value-type="float" office:value="4.956216">
                <text:p>4.956216</text:p>
              </table:table-cell>
              <table:table-cell office:value-type="float" office:value="4.989782">
                <text:p>4.989782</text:p>
              </table:table-cell>
              <table:table-cell office:value-type="float" office:value="4.999948">
                <text:p>4.999948</text:p>
              </table:table-cell>
              <table:table-cell office:value-type="float" office:value="4.986667">
                <text:p>4.986667</text:p>
              </table:table-cell>
              <table:table-cell office:value-type="float" office:value="4.950001">
                <text:p>4.950001</text:p>
              </table:table-cell>
              <table:table-cell office:value-type="float" office:value="4.890121">
                <text:p>4.890121</text:p>
              </table:table-cell>
              <table:table-cell office:value-type="float" office:value="4.80731">
                <text:p>4.80731</text:p>
              </table:table-cell>
              <table:table-cell office:value-type="float" office:value="4.701954">
                <text:p>4.701954</text:p>
              </table:table-cell>
              <table:table-cell office:value-type="float" office:value="4.574549">
                <text:p>4.574549</text:p>
              </table:table-cell>
              <table:table-cell office:value-type="float" office:value="4.425691">
                <text:p>4.425691</text:p>
              </table:table-cell>
              <table:table-cell office:value-type="float" office:value="4.256078">
                <text:p>4.256078</text:p>
              </table:table-cell>
              <table:table-cell office:value-type="float" office:value="4.066507">
                <text:p>4.066507</text:p>
              </table:table-cell>
              <table:table-cell office:value-type="float" office:value="3.857866">
                <text:p>3.857866</text:p>
              </table:table-cell>
              <table:table-cell office:value-type="float" office:value="3.631134">
                <text:p>3.631134</text:p>
              </table:table-cell>
              <table:table-cell office:value-type="float" office:value="3.387373">
                <text:p>3.387373</text:p>
              </table:table-cell>
              <table:table-cell office:value-type="float" office:value="3.127727">
                <text:p>3.127727</text:p>
              </table:table-cell>
              <table:table-cell office:value-type="float" office:value="2.853413">
                <text:p>2.853413</text:p>
              </table:table-cell>
              <table:table-cell office:value-type="float" office:value="2.565719">
                <text:p>2.565719</text:p>
              </table:table-cell>
              <table:table-cell office:value-type="float" office:value="2.265992">
                <text:p>2.265992</text:p>
              </table:table-cell>
              <table:table-cell office:value-type="float" office:value="1.955639">
                <text:p>1.955639</text:p>
              </table:table-cell>
              <table:table-cell office:value-type="float" office:value="1.636115">
                <text:p>1.636115</text:p>
              </table:table-cell>
              <table:table-cell office:value-type="float" office:value="1.308919">
                <text:p>1.308919</text:p>
              </table:table-cell>
              <table:table-cell office:value-type="float" office:value="0.975584">
                <text:p>0.975584</text:p>
              </table:table-cell>
              <table:table-cell office:value-type="float" office:value="0.637674">
                <text:p>0.637674</text:p>
              </table:table-cell>
              <table:table-cell office:value-type="float" office:value="0.296774">
                <text:p>0.296774</text:p>
              </table:table-cell>
              <table:table-cell office:value-type="float" office:value="-0.045517">
                <text:p>-0.045517</text:p>
              </table:table-cell>
              <table:table-cell office:value-type="float" office:value="-0.387594">
                <text:p>-0.387594</text:p>
              </table:table-cell>
              <table:table-cell office:value-type="float" office:value="-0.727854">
                <text:p>-0.727854</text:p>
              </table:table-cell>
              <table:table-cell office:value-type="float" office:value="-1.064701">
                <text:p>-1.064701</text:p>
              </table:table-cell>
              <table:table-cell office:value-type="float" office:value="-1.396555">
                <text:p>-1.396555</text:p>
              </table:table-cell>
              <table:table-cell office:value-type="float" office:value="-1.721859">
                <text:p>-1.721859</text:p>
              </table:table-cell>
              <table:table-cell office:value-type="float" office:value="-2.039089">
                <text:p>-2.039089</text:p>
              </table:table-cell>
              <table:table-cell office:value-type="float" office:value="-2.346757">
                <text:p>-2.346757</text:p>
              </table:table-cell>
              <table:table-cell office:value-type="float" office:value="-2.643419">
                <text:p>-2.643419</text:p>
              </table:table-cell>
              <table:table-cell office:value-type="float" office:value="-2.927685">
                <text:p>-2.927685</text:p>
              </table:table-cell>
              <table:table-cell office:value-type="float" office:value="-3.198223">
                <text:p>-3.198223</text:p>
              </table:table-cell>
              <table:table-cell office:value-type="float" office:value="-3.453761">
                <text:p>-3.453761</text:p>
              </table:table-cell>
              <table:table-cell office:value-type="float" office:value="-3.693104">
                <text:p>-3.693104</text:p>
              </table:table-cell>
              <table:table-cell office:value-type="float" office:value="-3.915128">
                <text:p>-3.915128</text:p>
              </table:table-cell>
              <table:table-cell office:value-type="float" office:value="-4.118792">
                <text:p>-4.118792</text:p>
              </table:table-cell>
              <table:table-cell office:value-type="float" office:value="-4.30314">
                <text:p>-4.30314</text:p>
              </table:table-cell>
              <table:table-cell office:value-type="float" office:value="-4.46731">
                <text:p>-4.46731</text:p>
              </table:table-cell>
              <table:table-cell office:value-type="float" office:value="-4.610529">
                <text:p>-4.610529</text:p>
              </table:table-cell>
              <table:table-cell office:value-type="float" office:value="-4.732128">
                <text:p>-4.732128</text:p>
              </table:table-cell>
              <table:table-cell office:value-type="float" office:value="-4.831536">
                <text:p>-4.831536</text:p>
              </table:table-cell>
              <table:table-cell office:value-type="float" office:value="-4.908286">
                <text:p>-4.908286</text:p>
              </table:table-cell>
              <table:table-cell office:value-type="float" office:value="-4.962019">
                <text:p>-4.962019</text:p>
              </table:table-cell>
              <table:table-cell office:value-type="float" office:value="-4.992483">
                <text:p>-4.992483</text:p>
              </table:table-cell>
              <table:table-cell office:value-type="float" office:value="-4.999534">
                <text:p>-4.999534</text:p>
              </table:table-cell>
              <table:table-cell office:value-type="float" office:value="-4.98314">
                <text:p>-4.98314</text:p>
              </table:table-cell>
              <table:table-cell office:value-type="float" office:value="-4.943378">
                <text:p>-4.943378</text:p>
              </table:table-cell>
              <table:table-cell office:value-type="float" office:value="-4.880434">
                <text:p>-4.880434</text:p>
              </table:table-cell>
              <table:table-cell office:value-type="float" office:value="-4.794603">
                <text:p>-4.794603</text:p>
              </table:table-cell>
              <table:table-cell office:value-type="float" office:value="-4.686288">
                <text:p>-4.686288</text:p>
              </table:table-cell>
              <table:table-cell office:value-type="float" office:value="-4.555996">
                <text:p>-4.555996</text:p>
              </table:table-cell>
              <table:table-cell office:value-type="float" office:value="-4.40434">
                <text:p>-4.40434</text:p>
              </table:table-cell>
              <table:table-cell office:value-type="float" office:value="-4.232029">
                <text:p>-4.232029</text:p>
              </table:table-cell>
              <table:table-cell office:value-type="float" office:value="-4.039872">
                <text:p>-4.039872</text:p>
              </table:table-cell>
              <table:table-cell office:value-type="float" office:value="-3.82877">
                <text:p>-3.82877</text:p>
              </table:table-cell>
              <table:table-cell office:value-type="float" office:value="-3.599714">
                <text:p>-3.599714</text:p>
              </table:table-cell>
              <table:table-cell office:value-type="float" office:value="-3.353776">
                <text:p>-3.353776</text:p>
              </table:table-cell>
              <table:table-cell office:value-type="float" office:value="-3.092111">
                <text:p>-3.092111</text:p>
              </table:table-cell>
              <table:table-cell office:value-type="float" office:value="-2.815946">
                <text:p>-2.815946</text:p>
              </table:table-cell>
              <table:table-cell office:value-type="float" office:value="-2.526575">
                <text:p>-2.526575</text:p>
              </table:table-cell>
              <table:table-cell office:value-type="float" office:value="-2.225356">
                <text:p>-2.225356</text:p>
              </table:table-cell>
              <table:table-cell office:value-type="float" office:value="-1.913701">
                <text:p>-1.913701</text:p>
              </table:table-cell>
              <table:table-cell office:value-type="float" office:value="-1.593072">
                <text:p>-1.593072</text:p>
              </table:table-cell>
              <table:table-cell office:value-type="float" office:value="-1.264972">
                <text:p>-1.264972</text:p>
              </table:table-cell>
              <table:table-cell office:value-type="float" office:value="-0.93094">
                <text:p>-0.93094</text:p>
              </table:table-cell>
              <table:table-cell office:value-type="float" office:value="-0.592542">
                <text:p>-0.592542</text:p>
              </table:table-cell>
              <table:table-cell office:value-type="float" office:value="-0.251366">
                <text:p>-0.251366</text:p>
              </table:table-cell>
              <table:table-cell office:value-type="float" office:value="0.090989">
                <text:p>0.090989</text:p>
              </table:table-cell>
              <table:table-cell office:value-type="float" office:value="0.432918">
                <text:p>0.432918</text:p>
              </table:table-cell>
              <table:table-cell office:value-type="float" office:value="0.772817">
                <text:p>0.772817</text:p>
              </table:table-cell>
              <table:table-cell office:value-type="float" office:value="1.109092">
                <text:p>1.109092</text:p>
              </table:table-cell>
              <table:table-cell office:value-type="float" office:value="1.440166">
                <text:p>1.440166</text:p>
              </table:table-cell>
              <table:table-cell office:value-type="float" office:value="1.764486">
                <text:p>1.764486</text:p>
              </table:table-cell>
              <table:table-cell office:value-type="float" office:value="2.080532">
                <text:p>2.080532</text:p>
              </table:table-cell>
              <table:table-cell office:value-type="float" office:value="2.386821">
                <text:p>2.386821</text:p>
              </table:table-cell>
              <table:table-cell office:value-type="float" office:value="2.681917">
                <text:p>2.681917</text:p>
              </table:table-cell>
              <table:table-cell office:value-type="float" office:value="2.964436">
                <text:p>2.964436</text:p>
              </table:table-cell>
              <table:table-cell office:value-type="float" office:value="3.233053">
                <text:p>3.233053</text:p>
              </table:table-cell>
              <table:table-cell office:value-type="float" office:value="3.486509">
                <text:p>3.486509</text:p>
              </table:table-cell>
              <table:table-cell office:value-type="float" office:value="3.723614">
                <text:p>3.723614</text:p>
              </table:table-cell>
              <table:table-cell office:value-type="float" office:value="3.943259">
                <text:p>3.943259</text:p>
              </table:table-cell>
              <table:table-cell office:value-type="float" office:value="4.14441">
                <text:p>4.14441</text:p>
              </table:table-cell>
              <table:table-cell office:value-type="float" office:value="4.326127">
                <text:p>4.326127</text:p>
              </table:table-cell>
              <table:table-cell office:value-type="float" office:value="4.487556">
                <text:p>4.487556</text:p>
              </table:table-cell>
              <table:table-cell office:value-type="float" office:value="4.627941">
                <text:p>4.627941</text:p>
              </table:table-cell>
              <table:table-cell office:value-type="float" office:value="4.746623">
                <text:p>4.746623</text:p>
              </table:table-cell>
              <table:table-cell office:value-type="float" office:value="4.843046">
                <text:p>4.843046</text:p>
              </table:table-cell>
              <table:table-cell office:value-type="float" office:value="4.916757">
                <text:p>4.916757</text:p>
              </table:table-cell>
              <table:table-cell office:value-type="float" office:value="4.967411">
                <text:p>4.967411</text:p>
              </table:table-cell>
              <table:table-cell office:value-type="float" office:value="4.99477">
                <text:p>4.99477</text:p>
              </table:table-cell>
              <table:table-cell office:value-type="float" office:value="4.998706">
                <text:p>4.998706</text:p>
              </table:table-cell>
              <table:table-cell office:value-type="float" office:value="4.979201">
                <text:p>4.979201</text:p>
              </table:table-cell>
              <table:table-cell office:value-type="float" office:value="4.936346">
                <text:p>4.936346</text:p>
              </table:table-cell>
              <table:table-cell office:value-type="float" office:value="4.870341">
                <text:p>4.870341</text:p>
              </table:table-cell>
              <table:table-cell office:value-type="float" office:value="4.781497">
                <text:p>4.781497</text:p>
              </table:table-cell>
              <table:table-cell office:value-type="float" office:value="4.67023">
                <text:p>4.67023</text:p>
              </table:table-cell>
              <table:table-cell office:value-type="float" office:value="4.537062">
                <text:p>4.537062</text:p>
              </table:table-cell>
              <table:table-cell office:value-type="float" office:value="4.382618">
                <text:p>4.382618</text:p>
              </table:table-cell>
              <table:table-cell office:value-type="float" office:value="4.207621">
                <text:p>4.207621</text:p>
              </table:table-cell>
              <table:table-cell office:value-type="float" office:value="4.012893">
                <text:p>4.012893</text:p>
              </table:table-cell>
              <table:table-cell office:value-type="float" office:value="3.799345">
                <text:p>3.799345</text:p>
              </table:table-cell>
              <table:table-cell office:value-type="float" office:value="3.567981">
                <text:p>3.567981</text:p>
              </table:table-cell>
              <table:table-cell office:value-type="float" office:value="3.319885">
                <text:p>3.319885</text:p>
              </table:table-cell>
              <table:table-cell office:value-type="float" office:value="3.056221">
                <text:p>3.056221</text:p>
              </table:table-cell>
              <table:table-cell office:value-type="float" office:value="2.778223">
                <text:p>2.778223</text:p>
              </table:table-cell>
              <table:table-cell office:value-type="float" office:value="2.487198">
                <text:p>2.487198</text:p>
              </table:table-cell>
              <table:table-cell office:value-type="float" office:value="2.184508">
                <text:p>2.184508</text:p>
              </table:table-cell>
              <table:table-cell office:value-type="float" office:value="1.871575">
                <text:p>1.871575</text:p>
              </table:table-cell>
              <table:table-cell office:value-type="float" office:value="1.549864">
                <text:p>1.549864</text:p>
              </table:table-cell>
              <table:table-cell office:value-type="float" office:value="1.220886">
                <text:p>1.220886</text:p>
              </table:table-cell>
              <table:table-cell office:value-type="float" office:value="0.886182">
                <text:p>0.886182</text:p>
              </table:table-cell>
              <table:table-cell office:value-type="float" office:value="0.547323">
                <text:p>0.547323</text:p>
              </table:table-cell>
              <table:table-cell office:value-type="float" office:value="0.205896">
                <text:p>0.205896</text:p>
              </table:table-cell>
              <table:table-cell office:value-type="float" office:value="-0.136495">
                <text:p>-0.136495</text:p>
              </table:table-cell>
              <table:table-cell office:value-type="float" office:value="-0.478245">
                <text:p>-0.478245</text:p>
              </table:table-cell>
              <table:table-cell office:value-type="float" office:value="-0.817753">
                <text:p>-0.817753</text:p>
              </table:table-cell>
              <table:table-cell office:value-type="float" office:value="-1.153427">
                <text:p>-1.153427</text:p>
              </table:table-cell>
              <table:table-cell office:value-type="float" office:value="-1.483691">
                <text:p>-1.483691</text:p>
              </table:table-cell>
              <table:table-cell office:value-type="float" office:value="-1.806998">
                <text:p>-1.806998</text:p>
              </table:table-cell>
              <table:table-cell office:value-type="float" office:value="-2.12183">
                <text:p>-2.12183</text:p>
              </table:table-cell>
              <table:table-cell office:value-type="float" office:value="-2.426712">
                <text:p>-2.426712</text:p>
              </table:table-cell>
              <table:table-cell office:value-type="float" office:value="-2.720215">
                <text:p>-2.720215</text:p>
              </table:table-cell>
              <table:table-cell office:value-type="float" office:value="-3.00096">
                <text:p>-3.00096</text:p>
              </table:table-cell>
              <table:table-cell office:value-type="float" office:value="-3.267633">
                <text:p>-3.267633</text:p>
              </table:table-cell>
              <table:table-cell office:value-type="float" office:value="-3.518983">
                <text:p>-3.518983</text:p>
              </table:table-cell>
              <table:table-cell office:value-type="float" office:value="-3.75383">
                <text:p>-3.75383</text:p>
              </table:table-cell>
              <table:table-cell office:value-type="float" office:value="-3.971074">
                <text:p>-3.971074</text:p>
              </table:table-cell>
              <table:table-cell office:value-type="float" office:value="-4.169695">
                <text:p>-4.169695</text:p>
              </table:table-cell>
              <table:table-cell office:value-type="float" office:value="-4.348763">
                <text:p>-4.348763</text:p>
              </table:table-cell>
              <table:table-cell office:value-type="float" office:value="-4.507436">
                <text:p>-4.507436</text:p>
              </table:table-cell>
              <table:table-cell office:value-type="float" office:value="-4.644973">
                <text:p>-4.644973</text:p>
              </table:table-cell>
              <table:table-cell office:value-type="float" office:value="-4.760727">
                <text:p>-4.760727</text:p>
              </table:table-cell>
              <table:table-cell office:value-type="float" office:value="-4.854156">
                <text:p>-4.854156</text:p>
              </table:table-cell>
              <table:table-cell office:value-type="float" office:value="-4.924821">
                <text:p>-4.924821</text:p>
              </table:table-cell>
              <table:table-cell office:value-type="float" office:value="-4.972391">
                <text:p>-4.972391</text:p>
              </table:table-cell>
              <table:table-cell office:value-type="float" office:value="-4.996644">
                <text:p>-4.996644</text:p>
              </table:table-cell>
              <table:table-cell office:value-type="float" office:value="-4.997464">
                <text:p>-4.997464</text:p>
              </table:table-cell>
              <table:table-cell office:value-type="float" office:value="-4.974849">
                <text:p>-4.974849</text:p>
              </table:table-cell>
              <table:table-cell office:value-type="float" office:value="-4.928905">
                <text:p>-4.928905</text:p>
              </table:table-cell>
              <table:table-cell office:value-type="float" office:value="-4.859846">
                <text:p>-4.859846</text:p>
              </table:table-cell>
              <table:table-cell office:value-type="float" office:value="-4.767998">
                <text:p>-4.767998</text:p>
              </table:table-cell>
              <table:table-cell office:value-type="float" office:value="-4.65379">
                <text:p>-4.65379</text:p>
              </table:table-cell>
              <table:table-cell office:value-type="float" office:value="-4.517757">
                <text:p>-4.517757</text:p>
              </table:table-cell>
              <table:table-cell office:value-type="float" office:value="-4.360539">
                <text:p>-4.360539</text:p>
              </table:table-cell>
              <table:table-cell office:value-type="float" office:value="-4.182873">
                <text:p>-4.182873</text:p>
              </table:table-cell>
              <table:table-cell office:value-type="float" office:value="-3.985591">
                <text:p>-3.985591</text:p>
              </table:table-cell>
              <table:table-cell office:value-type="float" office:value="-3.769618">
                <text:p>-3.769618</text:p>
              </table:table-cell>
              <table:table-cell office:value-type="float" office:value="-3.535968">
                <text:p>-3.535968</text:p>
              </table:table-cell>
              <table:table-cell office:value-type="float" office:value="-3.285736">
                <text:p>-3.285736</text:p>
              </table:table-cell>
              <table:table-cell office:value-type="float" office:value="-3.020096">
                <text:p>-3.020096</text:p>
              </table:table-cell>
              <table:table-cell office:value-type="float" office:value="-2.740293">
                <text:p>-2.740293</text:p>
              </table:table-cell>
              <table:table-cell office:value-type="float" office:value="-2.447639">
                <text:p>-2.447639</text:p>
              </table:table-cell>
              <table:table-cell office:value-type="float" office:value="-2.143507">
                <text:p>-2.143507</text:p>
              </table:table-cell>
              <table:table-cell office:value-type="float" office:value="-1.829323">
                <text:p>-1.829323</text:p>
              </table:table-cell>
              <table:table-cell office:value-type="float" office:value="-1.506561">
                <text:p>-1.506561</text:p>
              </table:table-cell>
              <table:table-cell office:value-type="float" office:value="-1.176733">
                <text:p>-1.176733</text:p>
              </table:table-cell>
              <table:table-cell office:value-type="float" office:value="-0.841388">
                <text:p>-0.841388</text:p>
              </table:table-cell>
              <table:table-cell office:value-type="float" office:value="-0.502096">
                <text:p>-0.502096</text:p>
              </table:table-cell>
              <table:table-cell office:value-type="float" office:value="-0.160451">
                <text:p>-0.160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A2:Feuille1.GA2" svg:x="0.32cm" svg:y="0.18cm" svg:width="12.905cm" svg:height="8.64cm">
          <chart:coordinate-region svg:x="0.862cm" svg:y="0.379cm" svg:width="12.3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GA2" chart:class="chart:line"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.28011">
                <text:p>0.28011</text:p>
                <draw:g>
                  <svg:desc>Feuille1.A2:Feuille1.GA2</svg:desc>
                </draw:g>
              </table:table-cell>
              <table:table-cell office:value-type="float" office:value="0.559418">
                <text:p>0.559418</text:p>
              </table:table-cell>
              <table:table-cell office:value-type="float" office:value="0.837125">
                <text:p>0.837125</text:p>
              </table:table-cell>
              <table:table-cell office:value-type="float" office:value="1.11244">
                <text:p>1.11244</text:p>
              </table:table-cell>
              <table:table-cell office:value-type="float" office:value="1.384583">
                <text:p>1.384583</text:p>
              </table:table-cell>
              <table:table-cell office:value-type="float" office:value="1.652789">
                <text:p>1.652789</text:p>
              </table:table-cell>
              <table:table-cell office:value-type="float" office:value="1.916311">
                <text:p>1.916311</text:p>
              </table:table-cell>
              <table:table-cell office:value-type="float" office:value="2.174425">
                <text:p>2.174425</text:p>
              </table:table-cell>
              <table:table-cell office:value-type="float" office:value="2.426432">
                <text:p>2.426432</text:p>
              </table:table-cell>
              <table:table-cell office:value-type="float" office:value="2.671661">
                <text:p>2.671661</text:p>
              </table:table-cell>
              <table:table-cell office:value-type="float" office:value="2.909473">
                <text:p>2.909473</text:p>
              </table:table-cell>
              <table:table-cell office:value-type="float" office:value="3.139265">
                <text:p>3.139265</text:p>
              </table:table-cell>
              <table:table-cell office:value-type="float" office:value="3.360469">
                <text:p>3.360469</text:p>
              </table:table-cell>
              <table:table-cell office:value-type="float" office:value="3.57256">
                <text:p>3.57256</text:p>
              </table:table-cell>
              <table:table-cell office:value-type="float" office:value="3.775054">
                <text:p>3.775054</text:p>
              </table:table-cell>
              <table:table-cell office:value-type="float" office:value="3.967514">
                <text:p>3.967514</text:p>
              </table:table-cell>
              <table:table-cell office:value-type="float" office:value="4.149547">
                <text:p>4.149547</text:p>
              </table:table-cell>
              <table:table-cell office:value-type="float" office:value="4.320811">
                <text:p>4.320811</text:p>
              </table:table-cell>
              <table:table-cell office:value-type="float" office:value="4.481014">
                <text:p>4.481014</text:p>
              </table:table-cell>
              <table:table-cell office:value-type="float" office:value="4.629917">
                <text:p>4.629917</text:p>
              </table:table-cell>
              <table:table-cell office:value-type="float" office:value="4.767332">
                <text:p>4.767332</text:p>
              </table:table-cell>
              <table:table-cell office:value-type="float" office:value="4.893125">
                <text:p>4.893125</text:p>
              </table:table-cell>
              <table:table-cell office:value-type="float" office:value="4.99273">
                <text:p>4.99273</text:p>
              </table:table-cell>
              <table:table-cell office:value-type="float" office:value="4.877079">
                <text:p>4.877079</text:p>
              </table:table-cell>
              <table:table-cell office:value-type="float" office:value="4.749735">
                <text:p>4.749735</text:p>
              </table:table-cell>
              <table:table-cell office:value-type="float" office:value="4.610785">
                <text:p>4.610785</text:p>
              </table:table-cell>
              <table:table-cell office:value-type="float" office:value="4.460368">
                <text:p>4.460368</text:p>
              </table:table-cell>
              <table:table-cell office:value-type="float" office:value="4.298679">
                <text:p>4.298679</text:p>
              </table:table-cell>
              <table:table-cell office:value-type="float" office:value="4.125966">
                <text:p>4.125966</text:p>
              </table:table-cell>
              <table:table-cell office:value-type="float" office:value="3.942527">
                <text:p>3.942527</text:p>
              </table:table-cell>
              <table:table-cell office:value-type="float" office:value="3.74871">
                <text:p>3.74871</text:p>
              </table:table-cell>
              <table:table-cell office:value-type="float" office:value="3.544914">
                <text:p>3.544914</text:p>
              </table:table-cell>
              <table:table-cell office:value-type="float" office:value="3.331583">
                <text:p>3.331583</text:p>
              </table:table-cell>
              <table:table-cell office:value-type="float" office:value="3.109205">
                <text:p>3.109205</text:p>
              </table:table-cell>
              <table:table-cell office:value-type="float" office:value="2.878314">
                <text:p>2.878314</text:p>
              </table:table-cell>
              <table:table-cell office:value-type="float" office:value="2.639481">
                <text:p>2.639481</text:p>
              </table:table-cell>
              <table:table-cell office:value-type="float" office:value="2.393313">
                <text:p>2.393313</text:p>
              </table:table-cell>
              <table:table-cell office:value-type="float" office:value="2.140455">
                <text:p>2.140455</text:p>
              </table:table-cell>
              <table:table-cell office:value-type="float" office:value="1.881582">
                <text:p>1.881582</text:p>
              </table:table-cell>
              <table:table-cell office:value-type="float" office:value="1.617394">
                <text:p>1.617394</text:p>
              </table:table-cell>
              <table:table-cell office:value-type="float" office:value="1.348622">
                <text:p>1.348622</text:p>
              </table:table-cell>
              <table:table-cell office:value-type="float" office:value="1.076013">
                <text:p>1.076013</text:p>
              </table:table-cell>
              <table:table-cell office:value-type="float" office:value="0.800335">
                <text:p>0.800335</text:p>
              </table:table-cell>
              <table:table-cell office:value-type="float" office:value="0.522369">
                <text:p>0.522369</text:p>
              </table:table-cell>
              <table:table-cell office:value-type="float" office:value="0.242909">
                <text:p>0.242909</text:p>
              </table:table-cell>
              <table:table-cell office:value-type="float" office:value="-0.037247">
                <text:p>-0.037247</text:p>
              </table:table-cell>
              <table:table-cell office:value-type="float" office:value="-0.317296">
                <text:p>-0.317296</text:p>
              </table:table-cell>
              <table:table-cell office:value-type="float" office:value="-0.596437">
                <text:p>-0.596437</text:p>
              </table:table-cell>
              <table:table-cell office:value-type="float" office:value="-0.87387">
                <text:p>-0.87387</text:p>
              </table:table-cell>
              <table:table-cell office:value-type="float" office:value="-1.148807">
                <text:p>-1.148807</text:p>
              </table:table-cell>
              <table:table-cell office:value-type="float" office:value="-1.42047">
                <text:p>-1.42047</text:p>
              </table:table-cell>
              <table:table-cell office:value-type="float" office:value="-1.688095">
                <text:p>-1.688095</text:p>
              </table:table-cell>
              <table:table-cell office:value-type="float" office:value="-1.950939">
                <text:p>-1.950939</text:p>
              </table:table-cell>
              <table:table-cell office:value-type="float" office:value="-2.208281">
                <text:p>-2.208281</text:p>
              </table:table-cell>
              <table:table-cell office:value-type="float" office:value="-2.459424">
                <text:p>-2.459424</text:p>
              </table:table-cell>
              <table:table-cell office:value-type="float" office:value="-2.703703">
                <text:p>-2.703703</text:p>
              </table:table-cell>
              <table:table-cell office:value-type="float" office:value="-2.940483">
                <text:p>-2.940483</text:p>
              </table:table-cell>
              <table:table-cell office:value-type="float" office:value="-3.169165">
                <text:p>-3.169165</text:p>
              </table:table-cell>
              <table:table-cell office:value-type="float" office:value="-3.389187">
                <text:p>-3.389187</text:p>
              </table:table-cell>
              <table:table-cell office:value-type="float" office:value="-3.600029">
                <text:p>-3.600029</text:p>
              </table:table-cell>
              <table:table-cell office:value-type="float" office:value="-3.801214">
                <text:p>-3.801214</text:p>
              </table:table-cell>
              <table:table-cell office:value-type="float" office:value="-3.992309">
                <text:p>-3.992309</text:p>
              </table:table-cell>
              <table:table-cell office:value-type="float" office:value="-4.172929">
                <text:p>-4.172929</text:p>
              </table:table-cell>
              <table:table-cell office:value-type="float" office:value="-4.342739">
                <text:p>-4.342739</text:p>
              </table:table-cell>
              <table:table-cell office:value-type="float" office:value="-4.501453">
                <text:p>-4.501453</text:p>
              </table:table-cell>
              <table:table-cell office:value-type="float" office:value="-4.648839">
                <text:p>-4.648839</text:p>
              </table:table-cell>
              <table:table-cell office:value-type="float" office:value="-4.784716">
                <text:p>-4.784716</text:p>
              </table:table-cell>
              <table:table-cell office:value-type="float" office:value="-4.908957">
                <text:p>-4.908957</text:p>
              </table:table-cell>
              <table:table-cell office:value-type="float" office:value="-4.978041">
                <text:p>-4.978041</text:p>
              </table:table-cell>
              <table:table-cell office:value-type="float" office:value="-4.860833">
                <text:p>-4.860833</text:p>
              </table:table-cell>
              <table:table-cell office:value-type="float" office:value="-4.731942">
                <text:p>-4.731942</text:p>
              </table:table-cell>
              <table:table-cell office:value-type="float" office:value="-4.591459">
                <text:p>-4.591459</text:p>
              </table:table-cell>
              <table:table-cell office:value-type="float" office:value="-4.439534">
                <text:p>-4.439534</text:p>
              </table:table-cell>
              <table:table-cell office:value-type="float" office:value="-4.276366">
                <text:p>-4.276366</text:p>
              </table:table-cell>
              <table:table-cell office:value-type="float" office:value="-4.10221">
                <text:p>-4.10221</text:p>
              </table:table-cell>
              <table:table-cell office:value-type="float" office:value="-3.917371">
                <text:p>-3.917371</text:p>
              </table:table-cell>
              <table:table-cell office:value-type="float" office:value="-3.722205">
                <text:p>-3.722205</text:p>
              </table:table-cell>
              <table:table-cell office:value-type="float" office:value="-3.517116">
                <text:p>-3.517116</text:p>
              </table:table-cell>
              <table:table-cell office:value-type="float" office:value="-3.302555">
                <text:p>-3.302555</text:p>
              </table:table-cell>
              <table:table-cell office:value-type="float" office:value="-3.079017">
                <text:p>-3.079017</text:p>
              </table:table-cell>
              <table:table-cell office:value-type="float" office:value="-2.847037">
                <text:p>-2.847037</text:p>
              </table:table-cell>
              <table:table-cell office:value-type="float" office:value="-2.607195">
                <text:p>-2.607195</text:p>
              </table:table-cell>
              <table:table-cell office:value-type="float" office:value="-2.360102">
                <text:p>-2.360102</text:p>
              </table:table-cell>
              <table:table-cell office:value-type="float" office:value="-2.106406">
                <text:p>-2.106406</text:p>
              </table:table-cell>
              <table:table-cell office:value-type="float" office:value="-1.846786">
                <text:p>-1.846786</text:p>
              </table:table-cell>
              <table:table-cell office:value-type="float" office:value="-1.581948">
                <text:p>-1.581948</text:p>
              </table:table-cell>
              <table:table-cell office:value-type="float" office:value="-1.312623">
                <text:p>-1.312623</text:p>
              </table:table-cell>
              <table:table-cell office:value-type="float" office:value="-1.039563">
                <text:p>-1.039563</text:p>
              </table:table-cell>
              <table:table-cell office:value-type="float" office:value="-0.763537">
                <text:p>-0.763537</text:p>
              </table:table-cell>
              <table:table-cell office:value-type="float" office:value="-0.485328">
                <text:p>-0.485328</text:p>
              </table:table-cell>
              <table:table-cell office:value-type="float" office:value="-0.205729">
                <text:p>-0.205729</text:p>
              </table:table-cell>
              <table:table-cell office:value-type="float" office:value="0.074459">
                <text:p>0.074459</text:p>
              </table:table-cell>
              <table:table-cell office:value-type="float" office:value="0.354434">
                <text:p>0.354434</text:p>
              </table:table-cell>
              <table:table-cell office:value-type="float" office:value="0.633394">
                <text:p>0.633394</text:p>
              </table:table-cell>
              <table:table-cell office:value-type="float" office:value="0.910542">
                <text:p>0.910542</text:p>
              </table:table-cell>
              <table:table-cell office:value-type="float" office:value="1.18509">
                <text:p>1.18509</text:p>
              </table:table-cell>
              <table:table-cell office:value-type="float" office:value="1.45626">
                <text:p>1.45626</text:p>
              </table:table-cell>
              <table:table-cell office:value-type="float" office:value="1.723294">
                <text:p>1.723294</text:p>
              </table:table-cell>
              <table:table-cell office:value-type="float" office:value="1.985449">
                <text:p>1.985449</text:p>
              </table:table-cell>
              <table:table-cell office:value-type="float" office:value="2.242007">
                <text:p>2.242007</text:p>
              </table:table-cell>
              <table:table-cell office:value-type="float" office:value="2.492278">
                <text:p>2.492278</text:p>
              </table:table-cell>
              <table:table-cell office:value-type="float" office:value="2.735597">
                <text:p>2.735597</text:p>
              </table:table-cell>
              <table:table-cell office:value-type="float" office:value="2.971336">
                <text:p>2.971336</text:p>
              </table:table-cell>
              <table:table-cell office:value-type="float" office:value="3.198899">
                <text:p>3.198899</text:p>
              </table:table-cell>
              <table:table-cell office:value-type="float" office:value="3.417732">
                <text:p>3.417732</text:p>
              </table:table-cell>
              <table:table-cell office:value-type="float" office:value="3.627318">
                <text:p>3.627318</text:p>
              </table:table-cell>
              <table:table-cell office:value-type="float" office:value="3.827187">
                <text:p>3.827187</text:p>
              </table:table-cell>
              <table:table-cell office:value-type="float" office:value="4.016912">
                <text:p>4.016912</text:p>
              </table:table-cell>
              <table:table-cell office:value-type="float" office:value="4.196115">
                <text:p>4.196115</text:p>
              </table:table-cell>
              <table:table-cell office:value-type="float" office:value="4.364467">
                <text:p>4.364467</text:p>
              </table:table-cell>
              <table:table-cell office:value-type="float" office:value="4.521689">
                <text:p>4.521689</text:p>
              </table:table-cell>
              <table:table-cell office:value-type="float" office:value="4.667555">
                <text:p>4.667555</text:p>
              </table:table-cell>
              <table:table-cell office:value-type="float" office:value="4.801893">
                <text:p>4.801893</text:p>
              </table:table-cell>
              <table:table-cell office:value-type="float" office:value="4.924583">
                <text:p>4.924583</text:p>
              </table:table-cell>
              <table:table-cell office:value-type="float" office:value="4.963144">
                <text:p>4.963144</text:p>
              </table:table-cell>
              <table:table-cell office:value-type="float" office:value="4.844381">
                <text:p>4.844381</text:p>
              </table:table-cell>
              <table:table-cell office:value-type="float" office:value="4.713943">
                <text:p>4.713943</text:p>
              </table:table-cell>
              <table:table-cell office:value-type="float" office:value="4.57193">
                <text:p>4.57193</text:p>
              </table:table-cell>
              <table:table-cell office:value-type="float" office:value="4.418498">
                <text:p>4.418498</text:p>
              </table:table-cell>
              <table:table-cell office:value-type="float" office:value="4.253854">
                <text:p>4.253854</text:p>
              </table:table-cell>
              <table:table-cell office:value-type="float" office:value="4.078259">
                <text:p>4.078259</text:p>
              </table:table-cell>
              <table:table-cell office:value-type="float" office:value="3.892026">
                <text:p>3.892026</text:p>
              </table:table-cell>
              <table:table-cell office:value-type="float" office:value="3.695517">
                <text:p>3.695517</text:p>
              </table:table-cell>
              <table:table-cell office:value-type="float" office:value="3.489142">
                <text:p>3.489142</text:p>
              </table:table-cell>
              <table:table-cell office:value-type="float" office:value="3.273358">
                <text:p>3.273358</text:p>
              </table:table-cell>
              <table:table-cell office:value-type="float" office:value="3.048665">
                <text:p>3.048665</text:p>
              </table:table-cell>
              <table:table-cell office:value-type="float" office:value="2.815606">
                <text:p>2.815606</text:p>
              </table:table-cell>
              <table:table-cell office:value-type="float" office:value="2.574763">
                <text:p>2.574763</text:p>
              </table:table-cell>
              <table:table-cell office:value-type="float" office:value="2.326754">
                <text:p>2.326754</text:p>
              </table:table-cell>
              <table:table-cell office:value-type="float" office:value="2.072231">
                <text:p>2.072231</text:p>
              </table:table-cell>
              <table:table-cell office:value-type="float" office:value="1.811875">
                <text:p>1.811875</text:p>
              </table:table-cell>
              <table:table-cell office:value-type="float" office:value="1.546398">
                <text:p>1.546398</text:p>
              </table:table-cell>
              <table:table-cell office:value-type="float" office:value="1.276532">
                <text:p>1.276532</text:p>
              </table:table-cell>
              <table:table-cell office:value-type="float" office:value="1.003032">
                <text:p>1.003032</text:p>
              </table:table-cell>
              <table:table-cell office:value-type="float" office:value="0.72667">
                <text:p>0.72667</text:p>
              </table:table-cell>
              <table:table-cell office:value-type="float" office:value="0.448229">
                <text:p>0.448229</text:p>
              </table:table-cell>
              <table:table-cell office:value-type="float" office:value="0.168505">
                <text:p>0.168505</text:p>
              </table:table-cell>
              <table:table-cell office:value-type="float" office:value="-0.1117">
                <text:p>-0.1117</text:p>
              </table:table-cell>
              <table:table-cell office:value-type="float" office:value="-0.391586">
                <text:p>-0.391586</text:p>
              </table:table-cell>
              <table:table-cell office:value-type="float" office:value="-0.67035">
                <text:p>-0.67035</text:p>
              </table:table-cell>
              <table:table-cell office:value-type="float" office:value="-0.947197">
                <text:p>-0.947197</text:p>
              </table:table-cell>
              <table:table-cell office:value-type="float" office:value="-1.22134">
                <text:p>-1.22134</text:p>
              </table:table-cell>
              <table:table-cell office:value-type="float" office:value="-1.492003">
                <text:p>-1.492003</text:p>
              </table:table-cell>
              <table:table-cell office:value-type="float" office:value="-1.75843">
                <text:p>-1.75843</text:p>
              </table:table-cell>
              <table:table-cell office:value-type="float" office:value="-2.019882">
                <text:p>-2.019882</text:p>
              </table:table-cell>
              <table:table-cell office:value-type="float" office:value="-2.275643">
                <text:p>-2.275643</text:p>
              </table:table-cell>
              <table:table-cell office:value-type="float" office:value="-2.525026">
                <text:p>-2.525026</text:p>
              </table:table-cell>
              <table:table-cell office:value-type="float" office:value="-2.767373">
                <text:p>-2.767373</text:p>
              </table:table-cell>
              <table:table-cell office:value-type="float" office:value="-3.002058">
                <text:p>-3.002058</text:p>
              </table:table-cell>
              <table:table-cell office:value-type="float" office:value="-3.228492">
                <text:p>-3.228492</text:p>
              </table:table-cell>
              <table:table-cell office:value-type="float" office:value="-3.446124">
                <text:p>-3.446124</text:p>
              </table:table-cell>
              <table:table-cell office:value-type="float" office:value="-3.654445">
                <text:p>-3.654445</text:p>
              </table:table-cell>
              <table:table-cell office:value-type="float" office:value="-3.852989">
                <text:p>-3.852989</text:p>
              </table:table-cell>
              <table:table-cell office:value-type="float" office:value="-4.041337">
                <text:p>-4.041337</text:p>
              </table:table-cell>
              <table:table-cell office:value-type="float" office:value="-4.219115">
                <text:p>-4.219115</text:p>
              </table:table-cell>
              <table:table-cell office:value-type="float" office:value="-4.386003">
                <text:p>-4.386003</text:p>
              </table:table-cell>
              <table:table-cell office:value-type="float" office:value="-4.541727">
                <text:p>-4.541727</text:p>
              </table:table-cell>
              <table:table-cell office:value-type="float" office:value="-4.68607">
                <text:p>-4.68607</text:p>
              </table:table-cell>
              <table:table-cell office:value-type="float" office:value="-4.818866">
                <text:p>-4.818866</text:p>
              </table:table-cell>
              <table:table-cell office:value-type="float" office:value="-4.940002">
                <text:p>-4.940002</text:p>
              </table:table-cell>
              <table:table-cell office:value-type="float" office:value="-4.948041">
                <text:p>-4.948041</text:p>
              </table:table-cell>
              <table:table-cell office:value-type="float" office:value="-4.827724">
                <text:p>-4.827724</text:p>
              </table:table-cell>
              <table:table-cell office:value-type="float" office:value="-4.695741">
                <text:p>-4.695741</text:p>
              </table:table-cell>
              <table:table-cell office:value-type="float" office:value="-4.552201">
                <text:p>-4.552201</text:p>
              </table:table-cell>
              <table:table-cell office:value-type="float" office:value="-4.397267">
                <text:p>-4.397267</text:p>
              </table:table-cell>
              <table:table-cell office:value-type="float" office:value="-4.231153">
                <text:p>-4.231153</text:p>
              </table:table-cell>
              <table:table-cell office:value-type="float" office:value="-4.054126">
                <text:p>-4.054126</text:p>
              </table:table-cell>
              <table:table-cell office:value-type="float" office:value="-3.866507">
                <text:p>-3.866507</text:p>
              </table:table-cell>
              <table:table-cell office:value-type="float" office:value="-3.668663">
                <text:p>-3.668663</text:p>
              </table:table-cell>
              <table:table-cell office:value-type="float" office:value="-3.461012">
                <text:p>-3.461012</text:p>
              </table:table-cell>
              <table:table-cell office:value-type="float" office:value="-3.244015">
                <text:p>-3.244015</text:p>
              </table:table-cell>
              <table:table-cell office:value-type="float" office:value="-3.018179">
                <text:p>-3.018179</text:p>
              </table:table-cell>
              <table:table-cell office:value-type="float" office:value="-2.784053">
                <text:p>-2.784053</text:p>
              </table:table-cell>
              <table:table-cell office:value-type="float" office:value="-2.542223">
                <text:p>-2.542223</text:p>
              </table:table-cell>
              <table:table-cell office:value-type="float" office:value="-2.293311">
                <text:p>-2.293311</text:p>
              </table:table-cell>
              <table:table-cell office:value-type="float" office:value="-2.037974">
                <text:p>-2.037974</text:p>
              </table:table-cell>
              <table:table-cell office:value-type="float" office:value="-1.776897">
                <text:p>-1.776897</text:p>
              </table:table-cell>
              <table:table-cell office:value-type="float" office:value="-1.510795">
                <text:p>-1.510795</text:p>
              </table:table-cell>
              <table:table-cell office:value-type="float" office:value="-1.240404">
                <text:p>-1.240404</text:p>
              </table:table-cell>
              <table:table-cell office:value-type="float" office:value="-0.96648">
                <text:p>-0.96648</text:p>
              </table:table-cell>
              <table:table-cell office:value-type="float" office:value="-0.689796">
                <text:p>-0.689796</text:p>
              </table:table-cell>
              <table:table-cell office:value-type="float" office:value="-0.41114">
                <text:p>-0.41114</text:p>
              </table:table-cell>
              <table:table-cell office:value-type="float" office:value="-0.131307">
                <text:p>-0.131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A3:Feuille1.GA3" svg:x="0.32cm" svg:y="0.18cm" svg:width="12.905cm" svg:height="8.64cm">
          <chart:coordinate-region svg:x="0.862cm" svg:y="0.379cm" svg:width="12.3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3:Feuille1.GA3" chart:class="chart:line"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0.218021">
                <text:p>0.218021</text:p>
                <draw:g>
                  <svg:desc>Feuille1.A3:Feuille1.GA3</svg:desc>
                </draw:g>
              </table:table-cell>
              <table:table-cell office:value-type="float" office:value="0.436042">
                <text:p>0.436042</text:p>
              </table:table-cell>
              <table:table-cell office:value-type="float" office:value="0.654064">
                <text:p>0.654064</text:p>
              </table:table-cell>
              <table:table-cell office:value-type="float" office:value="0.872085">
                <text:p>0.872085</text:p>
              </table:table-cell>
              <table:table-cell office:value-type="float" office:value="1.090106">
                <text:p>1.090106</text:p>
              </table:table-cell>
              <table:table-cell office:value-type="float" office:value="1.308128">
                <text:p>1.308128</text:p>
              </table:table-cell>
              <table:table-cell office:value-type="float" office:value="1.526149">
                <text:p>1.526149</text:p>
              </table:table-cell>
              <table:table-cell office:value-type="float" office:value="1.74417">
                <text:p>1.74417</text:p>
              </table:table-cell>
              <table:table-cell office:value-type="float" office:value="1.962191">
                <text:p>1.962191</text:p>
              </table:table-cell>
              <table:table-cell office:value-type="float" office:value="2.180212">
                <text:p>2.180212</text:p>
              </table:table-cell>
              <table:table-cell office:value-type="float" office:value="2.398234">
                <text:p>2.398234</text:p>
              </table:table-cell>
              <table:table-cell office:value-type="float" office:value="2.616255">
                <text:p>2.616255</text:p>
              </table:table-cell>
              <table:table-cell office:value-type="float" office:value="2.834276">
                <text:p>2.834276</text:p>
              </table:table-cell>
              <table:table-cell office:value-type="float" office:value="3.052298">
                <text:p>3.052298</text:p>
              </table:table-cell>
              <table:table-cell office:value-type="float" office:value="3.270319">
                <text:p>3.270319</text:p>
              </table:table-cell>
              <table:table-cell office:value-type="float" office:value="3.48834">
                <text:p>3.48834</text:p>
              </table:table-cell>
              <table:table-cell office:value-type="float" office:value="3.706361">
                <text:p>3.706361</text:p>
              </table:table-cell>
              <table:table-cell office:value-type="float" office:value="3.924383">
                <text:p>3.924383</text:p>
              </table:table-cell>
              <table:table-cell office:value-type="float" office:value="4.142404">
                <text:p>4.142404</text:p>
              </table:table-cell>
              <table:table-cell office:value-type="float" office:value="4.360425">
                <text:p>4.360425</text:p>
              </table:table-cell>
              <table:table-cell office:value-type="float" office:value="4.578446">
                <text:p>4.578446</text:p>
              </table:table-cell>
              <table:table-cell office:value-type="float" office:value="4.796468">
                <text:p>4.796468</text:p>
              </table:table-cell>
              <table:table-cell office:value-type="float" office:value="4.985511">
                <text:p>4.985511</text:p>
              </table:table-cell>
              <table:table-cell office:value-type="float" office:value="4.76749">
                <text:p>4.76749</text:p>
              </table:table-cell>
              <table:table-cell office:value-type="float" office:value="4.549469">
                <text:p>4.549469</text:p>
              </table:table-cell>
              <table:table-cell office:value-type="float" office:value="4.331448">
                <text:p>4.331448</text:p>
              </table:table-cell>
              <table:table-cell office:value-type="float" office:value="4.113426">
                <text:p>4.113426</text:p>
              </table:table-cell>
              <table:table-cell office:value-type="float" office:value="3.895405">
                <text:p>3.895405</text:p>
              </table:table-cell>
              <table:table-cell office:value-type="float" office:value="3.677384">
                <text:p>3.677384</text:p>
              </table:table-cell>
              <table:table-cell office:value-type="float" office:value="3.459363">
                <text:p>3.459363</text:p>
              </table:table-cell>
              <table:table-cell office:value-type="float" office:value="3.241341">
                <text:p>3.241341</text:p>
              </table:table-cell>
              <table:table-cell office:value-type="float" office:value="3.02332">
                <text:p>3.02332</text:p>
              </table:table-cell>
              <table:table-cell office:value-type="float" office:value="2.805299">
                <text:p>2.805299</text:p>
              </table:table-cell>
              <table:table-cell office:value-type="float" office:value="2.587277">
                <text:p>2.587277</text:p>
              </table:table-cell>
              <table:table-cell office:value-type="float" office:value="2.369256">
                <text:p>2.369256</text:p>
              </table:table-cell>
              <table:table-cell office:value-type="float" office:value="2.151235">
                <text:p>2.151235</text:p>
              </table:table-cell>
              <table:table-cell office:value-type="float" office:value="1.933213">
                <text:p>1.933213</text:p>
              </table:table-cell>
              <table:table-cell office:value-type="float" office:value="1.715192">
                <text:p>1.715192</text:p>
              </table:table-cell>
              <table:table-cell office:value-type="float" office:value="1.497171">
                <text:p>1.497171</text:p>
              </table:table-cell>
              <table:table-cell office:value-type="float" office:value="1.27915">
                <text:p>1.27915</text:p>
              </table:table-cell>
              <table:table-cell office:value-type="float" office:value="1.061128">
                <text:p>1.061128</text:p>
              </table:table-cell>
              <table:table-cell office:value-type="float" office:value="0.843107">
                <text:p>0.843107</text:p>
              </table:table-cell>
              <table:table-cell office:value-type="float" office:value="0.625086">
                <text:p>0.625086</text:p>
              </table:table-cell>
              <table:table-cell office:value-type="float" office:value="0.407065">
                <text:p>0.407065</text:p>
              </table:table-cell>
              <table:table-cell office:value-type="float" office:value="0.189043">
                <text:p>0.189043</text:p>
              </table:table-cell>
              <table:table-cell office:value-type="float" office:value="-0.028977">
                <text:p>-0.028977</text:p>
              </table:table-cell>
              <table:table-cell office:value-type="float" office:value="-0.246998">
                <text:p>-0.246998</text:p>
              </table:table-cell>
              <table:table-cell office:value-type="float" office:value="-0.465019">
                <text:p>-0.465019</text:p>
              </table:table-cell>
              <table:table-cell office:value-type="float" office:value="-0.683039">
                <text:p>-0.683039</text:p>
              </table:table-cell>
              <table:table-cell office:value-type="float" office:value="-0.90106">
                <text:p>-0.90106</text:p>
              </table:table-cell>
              <table:table-cell office:value-type="float" office:value="-1.119081">
                <text:p>-1.119081</text:p>
              </table:table-cell>
              <table:table-cell office:value-type="float" office:value="-1.337101">
                <text:p>-1.337101</text:p>
              </table:table-cell>
              <table:table-cell office:value-type="float" office:value="-1.555122">
                <text:p>-1.555122</text:p>
              </table:table-cell>
              <table:table-cell office:value-type="float" office:value="-1.773143">
                <text:p>-1.773143</text:p>
              </table:table-cell>
              <table:table-cell office:value-type="float" office:value="-1.991163">
                <text:p>-1.991163</text:p>
              </table:table-cell>
              <table:table-cell office:value-type="float" office:value="-2.209184">
                <text:p>-2.209184</text:p>
              </table:table-cell>
              <table:table-cell office:value-type="float" office:value="-2.427205">
                <text:p>-2.427205</text:p>
              </table:table-cell>
              <table:table-cell office:value-type="float" office:value="-2.645226">
                <text:p>-2.645226</text:p>
              </table:table-cell>
              <table:table-cell office:value-type="float" office:value="-2.863246">
                <text:p>-2.863246</text:p>
              </table:table-cell>
              <table:table-cell office:value-type="float" office:value="-3.081267">
                <text:p>-3.081267</text:p>
              </table:table-cell>
              <table:table-cell office:value-type="float" office:value="-3.299288">
                <text:p>-3.299288</text:p>
              </table:table-cell>
              <table:table-cell office:value-type="float" office:value="-3.517308">
                <text:p>-3.517308</text:p>
              </table:table-cell>
              <table:table-cell office:value-type="float" office:value="-3.735329">
                <text:p>-3.735329</text:p>
              </table:table-cell>
              <table:table-cell office:value-type="float" office:value="-3.95335">
                <text:p>-3.95335</text:p>
              </table:table-cell>
              <table:table-cell office:value-type="float" office:value="-4.171371">
                <text:p>-4.171371</text:p>
              </table:table-cell>
              <table:table-cell office:value-type="float" office:value="-4.389391">
                <text:p>-4.389391</text:p>
              </table:table-cell>
              <table:table-cell office:value-type="float" office:value="-4.607411">
                <text:p>-4.607411</text:p>
              </table:table-cell>
              <table:table-cell office:value-type="float" office:value="-4.825432">
                <text:p>-4.825432</text:p>
              </table:table-cell>
              <table:table-cell office:value-type="float" office:value="-4.956547">
                <text:p>-4.956547</text:p>
              </table:table-cell>
              <table:table-cell office:value-type="float" office:value="-4.738526">
                <text:p>-4.738526</text:p>
              </table:table-cell>
              <table:table-cell office:value-type="float" office:value="-4.520506">
                <text:p>-4.520506</text:p>
              </table:table-cell>
              <table:table-cell office:value-type="float" office:value="-4.302485">
                <text:p>-4.302485</text:p>
              </table:table-cell>
              <table:table-cell office:value-type="float" office:value="-4.084464">
                <text:p>-4.084464</text:p>
              </table:table-cell>
              <table:table-cell office:value-type="float" office:value="-3.866444">
                <text:p>-3.866444</text:p>
              </table:table-cell>
              <table:table-cell office:value-type="float" office:value="-3.648423">
                <text:p>-3.648423</text:p>
              </table:table-cell>
              <table:table-cell office:value-type="float" office:value="-3.430402">
                <text:p>-3.430402</text:p>
              </table:table-cell>
              <table:table-cell office:value-type="float" office:value="-3.212382">
                <text:p>-3.212382</text:p>
              </table:table-cell>
              <table:table-cell office:value-type="float" office:value="-2.994361">
                <text:p>-2.994361</text:p>
              </table:table-cell>
              <table:table-cell office:value-type="float" office:value="-2.77634">
                <text:p>-2.77634</text:p>
              </table:table-cell>
              <table:table-cell office:value-type="float" office:value="-2.55832">
                <text:p>-2.55832</text:p>
              </table:table-cell>
              <table:table-cell office:value-type="float" office:value="-2.340299">
                <text:p>-2.340299</text:p>
              </table:table-cell>
              <table:table-cell office:value-type="float" office:value="-2.122278">
                <text:p>-2.122278</text:p>
              </table:table-cell>
              <table:table-cell office:value-type="float" office:value="-1.904258">
                <text:p>-1.904258</text:p>
              </table:table-cell>
              <table:table-cell office:value-type="float" office:value="-1.686237">
                <text:p>-1.686237</text:p>
              </table:table-cell>
              <table:table-cell office:value-type="float" office:value="-1.468216">
                <text:p>-1.468216</text:p>
              </table:table-cell>
              <table:table-cell office:value-type="float" office:value="-1.250196">
                <text:p>-1.250196</text:p>
              </table:table-cell>
              <table:table-cell office:value-type="float" office:value="-1.032175">
                <text:p>-1.032175</text:p>
              </table:table-cell>
              <table:table-cell office:value-type="float" office:value="-0.814154">
                <text:p>-0.814154</text:p>
              </table:table-cell>
              <table:table-cell office:value-type="float" office:value="-0.596133">
                <text:p>-0.596133</text:p>
              </table:table-cell>
              <table:table-cell office:value-type="float" office:value="-0.378113">
                <text:p>-0.378113</text:p>
              </table:table-cell>
              <table:table-cell office:value-type="float" office:value="-0.160092">
                <text:p>-0.160092</text:p>
              </table:table-cell>
              <table:table-cell office:value-type="float" office:value="0.057929">
                <text:p>0.057929</text:p>
              </table:table-cell>
              <table:table-cell office:value-type="float" office:value="0.27595">
                <text:p>0.27595</text:p>
              </table:table-cell>
              <table:table-cell office:value-type="float" office:value="0.493971">
                <text:p>0.493971</text:p>
              </table:table-cell>
              <table:table-cell office:value-type="float" office:value="0.711992">
                <text:p>0.711992</text:p>
              </table:table-cell>
              <table:table-cell office:value-type="float" office:value="0.930014">
                <text:p>0.930014</text:p>
              </table:table-cell>
              <table:table-cell office:value-type="float" office:value="1.148035">
                <text:p>1.148035</text:p>
              </table:table-cell>
              <table:table-cell office:value-type="float" office:value="1.366056">
                <text:p>1.366056</text:p>
              </table:table-cell>
              <table:table-cell office:value-type="float" office:value="1.584077">
                <text:p>1.584077</text:p>
              </table:table-cell>
              <table:table-cell office:value-type="float" office:value="1.802099">
                <text:p>1.802099</text:p>
              </table:table-cell>
              <table:table-cell office:value-type="float" office:value="2.02012">
                <text:p>2.02012</text:p>
              </table:table-cell>
              <table:table-cell office:value-type="float" office:value="2.238141">
                <text:p>2.238141</text:p>
              </table:table-cell>
              <table:table-cell office:value-type="float" office:value="2.456162">
                <text:p>2.456162</text:p>
              </table:table-cell>
              <table:table-cell office:value-type="float" office:value="2.674184">
                <text:p>2.674184</text:p>
              </table:table-cell>
              <table:table-cell office:value-type="float" office:value="2.892205">
                <text:p>2.892205</text:p>
              </table:table-cell>
              <table:table-cell office:value-type="float" office:value="3.110226">
                <text:p>3.110226</text:p>
              </table:table-cell>
              <table:table-cell office:value-type="float" office:value="3.328247">
                <text:p>3.328247</text:p>
              </table:table-cell>
              <table:table-cell office:value-type="float" office:value="3.546269">
                <text:p>3.546269</text:p>
              </table:table-cell>
              <table:table-cell office:value-type="float" office:value="3.76429">
                <text:p>3.76429</text:p>
              </table:table-cell>
              <table:table-cell office:value-type="float" office:value="3.982311">
                <text:p>3.982311</text:p>
              </table:table-cell>
              <table:table-cell office:value-type="float" office:value="4.200333">
                <text:p>4.200333</text:p>
              </table:table-cell>
              <table:table-cell office:value-type="float" office:value="4.418354">
                <text:p>4.418354</text:p>
              </table:table-cell>
              <table:table-cell office:value-type="float" office:value="4.636375">
                <text:p>4.636375</text:p>
              </table:table-cell>
              <table:table-cell office:value-type="float" office:value="4.854396">
                <text:p>4.854396</text:p>
              </table:table-cell>
              <table:table-cell office:value-type="float" office:value="4.927583">
                <text:p>4.927583</text:p>
              </table:table-cell>
              <table:table-cell office:value-type="float" office:value="4.709561">
                <text:p>4.709561</text:p>
              </table:table-cell>
              <table:table-cell office:value-type="float" office:value="4.49154">
                <text:p>4.49154</text:p>
              </table:table-cell>
              <table:table-cell office:value-type="float" office:value="4.273519">
                <text:p>4.273519</text:p>
              </table:table-cell>
              <table:table-cell office:value-type="float" office:value="4.055498">
                <text:p>4.055498</text:p>
              </table:table-cell>
              <table:table-cell office:value-type="float" office:value="3.837476">
                <text:p>3.837476</text:p>
              </table:table-cell>
              <table:table-cell office:value-type="float" office:value="3.619455">
                <text:p>3.619455</text:p>
              </table:table-cell>
              <table:table-cell office:value-type="float" office:value="3.401434">
                <text:p>3.401434</text:p>
              </table:table-cell>
              <table:table-cell office:value-type="float" office:value="3.183413">
                <text:p>3.183413</text:p>
              </table:table-cell>
              <table:table-cell office:value-type="float" office:value="2.965391">
                <text:p>2.965391</text:p>
              </table:table-cell>
              <table:table-cell office:value-type="float" office:value="2.74737">
                <text:p>2.74737</text:p>
              </table:table-cell>
              <table:table-cell office:value-type="float" office:value="2.529349">
                <text:p>2.529349</text:p>
              </table:table-cell>
              <table:table-cell office:value-type="float" office:value="2.311327">
                <text:p>2.311327</text:p>
              </table:table-cell>
              <table:table-cell office:value-type="float" office:value="2.093306">
                <text:p>2.093306</text:p>
              </table:table-cell>
              <table:table-cell office:value-type="float" office:value="1.875285">
                <text:p>1.875285</text:p>
              </table:table-cell>
              <table:table-cell office:value-type="float" office:value="1.657264">
                <text:p>1.657264</text:p>
              </table:table-cell>
              <table:table-cell office:value-type="float" office:value="1.439242">
                <text:p>1.439242</text:p>
              </table:table-cell>
              <table:table-cell office:value-type="float" office:value="1.221221">
                <text:p>1.221221</text:p>
              </table:table-cell>
              <table:table-cell office:value-type="float" office:value="1.0032">
                <text:p>1.0032</text:p>
              </table:table-cell>
              <table:table-cell office:value-type="float" office:value="0.785179">
                <text:p>0.785179</text:p>
              </table:table-cell>
              <table:table-cell office:value-type="float" office:value="0.567157">
                <text:p>0.567157</text:p>
              </table:table-cell>
              <table:table-cell office:value-type="float" office:value="0.349136">
                <text:p>0.349136</text:p>
              </table:table-cell>
              <table:table-cell office:value-type="float" office:value="0.131115">
                <text:p>0.131115</text:p>
              </table:table-cell>
              <table:table-cell office:value-type="float" office:value="-0.086906">
                <text:p>-0.086906</text:p>
              </table:table-cell>
              <table:table-cell office:value-type="float" office:value="-0.304927">
                <text:p>-0.304927</text:p>
              </table:table-cell>
              <table:table-cell office:value-type="float" office:value="-0.522947">
                <text:p>-0.522947</text:p>
              </table:table-cell>
              <table:table-cell office:value-type="float" office:value="-0.740968">
                <text:p>-0.740968</text:p>
              </table:table-cell>
              <table:table-cell office:value-type="float" office:value="-0.958989">
                <text:p>-0.958989</text:p>
              </table:table-cell>
              <table:table-cell office:value-type="float" office:value="-1.177009">
                <text:p>-1.177009</text:p>
              </table:table-cell>
              <table:table-cell office:value-type="float" office:value="-1.39503">
                <text:p>-1.39503</text:p>
              </table:table-cell>
              <table:table-cell office:value-type="float" office:value="-1.613051">
                <text:p>-1.613051</text:p>
              </table:table-cell>
              <table:table-cell office:value-type="float" office:value="-1.831071">
                <text:p>-1.831071</text:p>
              </table:table-cell>
              <table:table-cell office:value-type="float" office:value="-2.049092">
                <text:p>-2.049092</text:p>
              </table:table-cell>
              <table:table-cell office:value-type="float" office:value="-2.267113">
                <text:p>-2.267113</text:p>
              </table:table-cell>
              <table:table-cell office:value-type="float" office:value="-2.485133">
                <text:p>-2.485133</text:p>
              </table:table-cell>
              <table:table-cell office:value-type="float" office:value="-2.703154">
                <text:p>-2.703154</text:p>
              </table:table-cell>
              <table:table-cell office:value-type="float" office:value="-2.921175">
                <text:p>-2.921175</text:p>
              </table:table-cell>
              <table:table-cell office:value-type="float" office:value="-3.139195">
                <text:p>-3.139195</text:p>
              </table:table-cell>
              <table:table-cell office:value-type="float" office:value="-3.357216">
                <text:p>-3.357216</text:p>
              </table:table-cell>
              <table:table-cell office:value-type="float" office:value="-3.575237">
                <text:p>-3.575237</text:p>
              </table:table-cell>
              <table:table-cell office:value-type="float" office:value="-3.793257">
                <text:p>-3.793257</text:p>
              </table:table-cell>
              <table:table-cell office:value-type="float" office:value="-4.011278">
                <text:p>-4.011278</text:p>
              </table:table-cell>
              <table:table-cell office:value-type="float" office:value="-4.229299">
                <text:p>-4.229299</text:p>
              </table:table-cell>
              <table:table-cell office:value-type="float" office:value="-4.44732">
                <text:p>-4.44732</text:p>
              </table:table-cell>
              <table:table-cell office:value-type="float" office:value="-4.66534">
                <text:p>-4.66534</text:p>
              </table:table-cell>
              <table:table-cell office:value-type="float" office:value="-4.883361">
                <text:p>-4.883361</text:p>
              </table:table-cell>
              <table:table-cell office:value-type="float" office:value="-4.898619">
                <text:p>-4.898619</text:p>
              </table:table-cell>
              <table:table-cell office:value-type="float" office:value="-4.680598">
                <text:p>-4.680598</text:p>
              </table:table-cell>
              <table:table-cell office:value-type="float" office:value="-4.462577">
                <text:p>-4.462577</text:p>
              </table:table-cell>
              <table:table-cell office:value-type="float" office:value="-4.244556">
                <text:p>-4.244556</text:p>
              </table:table-cell>
              <table:table-cell office:value-type="float" office:value="-4.026536">
                <text:p>-4.026536</text:p>
              </table:table-cell>
              <table:table-cell office:value-type="float" office:value="-3.808515">
                <text:p>-3.808515</text:p>
              </table:table-cell>
              <table:table-cell office:value-type="float" office:value="-3.590494">
                <text:p>-3.590494</text:p>
              </table:table-cell>
              <table:table-cell office:value-type="float" office:value="-3.372474">
                <text:p>-3.372474</text:p>
              </table:table-cell>
              <table:table-cell office:value-type="float" office:value="-3.154453">
                <text:p>-3.154453</text:p>
              </table:table-cell>
              <table:table-cell office:value-type="float" office:value="-2.936432">
                <text:p>-2.936432</text:p>
              </table:table-cell>
              <table:table-cell office:value-type="float" office:value="-2.718412">
                <text:p>-2.718412</text:p>
              </table:table-cell>
              <table:table-cell office:value-type="float" office:value="-2.500391">
                <text:p>-2.500391</text:p>
              </table:table-cell>
              <table:table-cell office:value-type="float" office:value="-2.28237">
                <text:p>-2.28237</text:p>
              </table:table-cell>
              <table:table-cell office:value-type="float" office:value="-2.06435">
                <text:p>-2.06435</text:p>
              </table:table-cell>
              <table:table-cell office:value-type="float" office:value="-1.846329">
                <text:p>-1.846329</text:p>
              </table:table-cell>
              <table:table-cell office:value-type="float" office:value="-1.628308">
                <text:p>-1.628308</text:p>
              </table:table-cell>
              <table:table-cell office:value-type="float" office:value="-1.410288">
                <text:p>-1.410288</text:p>
              </table:table-cell>
              <table:table-cell office:value-type="float" office:value="-1.192267">
                <text:p>-1.192267</text:p>
              </table:table-cell>
              <table:table-cell office:value-type="float" office:value="-0.974246">
                <text:p>-0.974246</text:p>
              </table:table-cell>
              <table:table-cell office:value-type="float" office:value="-0.756226">
                <text:p>-0.756226</text:p>
              </table:table-cell>
              <table:table-cell office:value-type="float" office:value="-0.538205">
                <text:p>-0.538205</text:p>
              </table:table-cell>
              <table:table-cell office:value-type="float" office:value="-0.320184">
                <text:p>-0.320184</text:p>
              </table:table-cell>
              <table:table-cell office:value-type="float" office:value="-0.102164">
                <text:p>-0.1021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A4:Feuille1.GA4" svg:x="0.32cm" svg:y="0.18cm" svg:width="12.905cm" svg:height="8.64cm">
          <chart:coordinate-region svg:x="0.862cm" svg:y="0.379cm" svg:width="12.3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4:Feuille1.GA4" chart:class="chart:line"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2.6711">
                <text:p>2.6711</text:p>
                <draw:g>
                  <svg:desc>Feuille1.A4:Feuille1.GA4</svg:desc>
                </draw:g>
              </table:table-cell>
              <table:table-cell office:value-type="float" office:value="2.841397">
                <text:p>2.841397</text:p>
              </table:table-cell>
              <table:table-cell office:value-type="float" office:value="3.010093">
                <text:p>3.010093</text:p>
              </table:table-cell>
              <table:table-cell office:value-type="float" office:value="3.176397">
                <text:p>3.176397</text:p>
              </table:table-cell>
              <table:table-cell office:value-type="float" office:value="3.33953">
                <text:p>3.33953</text:p>
              </table:table-cell>
              <table:table-cell office:value-type="float" office:value="3.498725">
                <text:p>3.498725</text:p>
              </table:table-cell>
              <table:table-cell office:value-type="float" office:value="3.653237">
                <text:p>3.653237</text:p>
              </table:table-cell>
              <table:table-cell office:value-type="float" office:value="3.80234">
                <text:p>3.80234</text:p>
              </table:table-cell>
              <table:table-cell office:value-type="float" office:value="3.945336">
                <text:p>3.945336</text:p>
              </table:table-cell>
              <table:table-cell office:value-type="float" office:value="4.081555">
                <text:p>4.081555</text:p>
              </table:table-cell>
              <table:table-cell office:value-type="float" office:value="4.210357">
                <text:p>4.210357</text:p>
              </table:table-cell>
              <table:table-cell office:value-type="float" office:value="4.331137">
                <text:p>4.331137</text:p>
              </table:table-cell>
              <table:table-cell office:value-type="float" office:value="4.443331">
                <text:p>4.443331</text:p>
              </table:table-cell>
              <table:table-cell office:value-type="float" office:value="4.546412">
                <text:p>4.546412</text:p>
              </table:table-cell>
              <table:table-cell office:value-type="float" office:value="4.639895">
                <text:p>4.639895</text:p>
              </table:table-cell>
              <table:table-cell office:value-type="float" office:value="4.723344">
                <text:p>4.723344</text:p>
              </table:table-cell>
              <table:table-cell office:value-type="float" office:value="4.796366">
                <text:p>4.796366</text:p>
              </table:table-cell>
              <table:table-cell office:value-type="float" office:value="4.85862">
                <text:p>4.85862</text:p>
              </table:table-cell>
              <table:table-cell office:value-type="float" office:value="4.909812">
                <text:p>4.909812</text:p>
              </table:table-cell>
              <table:table-cell office:value-type="float" office:value="4.949704">
                <text:p>4.949704</text:p>
              </table:table-cell>
              <table:table-cell office:value-type="float" office:value="4.978108">
                <text:p>4.978108</text:p>
              </table:table-cell>
              <table:table-cell office:value-type="float" office:value="4.994891">
                <text:p>4.994891</text:p>
              </table:table-cell>
              <table:table-cell office:value-type="float" office:value="4.999974">
                <text:p>4.999974</text:p>
              </table:table-cell>
              <table:table-cell office:value-type="float" office:value="4.993333">
                <text:p>4.993333</text:p>
              </table:table-cell>
              <table:table-cell office:value-type="float" office:value="4.975">
                <text:p>4.975</text:p>
              </table:table-cell>
              <table:table-cell office:value-type="float" office:value="4.945061">
                <text:p>4.945061</text:p>
              </table:table-cell>
              <table:table-cell office:value-type="float" office:value="4.903655">
                <text:p>4.903655</text:p>
              </table:table-cell>
              <table:table-cell office:value-type="float" office:value="4.850977">
                <text:p>4.850977</text:p>
              </table:table-cell>
              <table:table-cell office:value-type="float" office:value="4.787274">
                <text:p>4.787274</text:p>
              </table:table-cell>
              <table:table-cell office:value-type="float" office:value="4.712845">
                <text:p>4.712845</text:p>
              </table:table-cell>
              <table:table-cell office:value-type="float" office:value="4.628039">
                <text:p>4.628039</text:p>
              </table:table-cell>
              <table:table-cell office:value-type="float" office:value="4.533254">
                <text:p>4.533254</text:p>
              </table:table-cell>
              <table:table-cell office:value-type="float" office:value="4.428933">
                <text:p>4.428933</text:p>
              </table:table-cell>
              <table:table-cell office:value-type="float" office:value="4.315567">
                <text:p>4.315567</text:p>
              </table:table-cell>
              <table:table-cell office:value-type="float" office:value="4.193686">
                <text:p>4.193686</text:p>
              </table:table-cell>
              <table:table-cell office:value-type="float" office:value="4.063863">
                <text:p>4.063863</text:p>
              </table:table-cell>
              <table:table-cell office:value-type="float" office:value="3.926707">
                <text:p>3.926707</text:p>
              </table:table-cell>
              <table:table-cell office:value-type="float" office:value="3.782859">
                <text:p>3.782859</text:p>
              </table:table-cell>
              <table:table-cell office:value-type="float" office:value="3.632996">
                <text:p>3.632996</text:p>
              </table:table-cell>
              <table:table-cell office:value-type="float" office:value="3.477819">
                <text:p>3.477819</text:p>
              </table:table-cell>
              <table:table-cell office:value-type="float" office:value="3.318058">
                <text:p>3.318058</text:p>
              </table:table-cell>
              <table:table-cell office:value-type="float" office:value="3.154459">
                <text:p>3.154459</text:p>
              </table:table-cell>
              <table:table-cell office:value-type="float" office:value="2.987792">
                <text:p>2.987792</text:p>
              </table:table-cell>
              <table:table-cell office:value-type="float" office:value="2.818837">
                <text:p>2.818837</text:p>
              </table:table-cell>
              <table:table-cell office:value-type="float" office:value="2.648387">
                <text:p>2.648387</text:p>
              </table:table-cell>
              <table:table-cell office:value-type="float" office:value="-2.522758">
                <text:p>-2.522758</text:p>
              </table:table-cell>
              <table:table-cell office:value-type="float" office:value="-2.693797">
                <text:p>-2.693797</text:p>
              </table:table-cell>
              <table:table-cell office:value-type="float" office:value="-2.863927">
                <text:p>-2.863927</text:p>
              </table:table-cell>
              <table:table-cell office:value-type="float" office:value="-3.032351">
                <text:p>-3.032351</text:p>
              </table:table-cell>
              <table:table-cell office:value-type="float" office:value="-3.198277">
                <text:p>-3.198277</text:p>
              </table:table-cell>
              <table:table-cell office:value-type="float" office:value="-3.360929">
                <text:p>-3.360929</text:p>
              </table:table-cell>
              <table:table-cell office:value-type="float" office:value="-3.519545">
                <text:p>-3.519545</text:p>
              </table:table-cell>
              <table:table-cell office:value-type="float" office:value="-3.673378">
                <text:p>-3.673378</text:p>
              </table:table-cell>
              <table:table-cell office:value-type="float" office:value="-3.82171">
                <text:p>-3.82171</text:p>
              </table:table-cell>
              <table:table-cell office:value-type="float" office:value="-3.963843">
                <text:p>-3.963843</text:p>
              </table:table-cell>
              <table:table-cell office:value-type="float" office:value="-4.099111">
                <text:p>-4.099111</text:p>
              </table:table-cell>
              <table:table-cell office:value-type="float" office:value="-4.226881">
                <text:p>-4.226881</text:p>
              </table:table-cell>
              <table:table-cell office:value-type="float" office:value="-4.346552">
                <text:p>-4.346552</text:p>
              </table:table-cell>
              <table:table-cell office:value-type="float" office:value="-4.457564">
                <text:p>-4.457564</text:p>
              </table:table-cell>
              <table:table-cell office:value-type="float" office:value="-4.559396">
                <text:p>-4.559396</text:p>
              </table:table-cell>
              <table:table-cell office:value-type="float" office:value="-4.65157">
                <text:p>-4.65157</text:p>
              </table:table-cell>
              <table:table-cell office:value-type="float" office:value="-4.733655">
                <text:p>-4.733655</text:p>
              </table:table-cell>
              <table:table-cell office:value-type="float" office:value="-4.805265">
                <text:p>-4.805265</text:p>
              </table:table-cell>
              <table:table-cell office:value-type="float" office:value="-4.866064">
                <text:p>-4.866064</text:p>
              </table:table-cell>
              <table:table-cell office:value-type="float" office:value="-4.915768">
                <text:p>-4.915768</text:p>
              </table:table-cell>
              <table:table-cell office:value-type="float" office:value="-4.954143">
                <text:p>-4.954143</text:p>
              </table:table-cell>
              <table:table-cell office:value-type="float" office:value="-4.981009">
                <text:p>-4.981009</text:p>
              </table:table-cell>
              <table:table-cell office:value-type="float" office:value="-4.996242">
                <text:p>-4.996242</text:p>
              </table:table-cell>
              <table:table-cell office:value-type="float" office:value="-4.999767">
                <text:p>-4.999767</text:p>
              </table:table-cell>
              <table:table-cell office:value-type="float" office:value="-4.99157">
                <text:p>-4.99157</text:p>
              </table:table-cell>
              <table:table-cell office:value-type="float" office:value="-4.971689">
                <text:p>-4.971689</text:p>
              </table:table-cell>
              <table:table-cell office:value-type="float" office:value="-4.940217">
                <text:p>-4.940217</text:p>
              </table:table-cell>
              <table:table-cell office:value-type="float" office:value="-4.897302">
                <text:p>-4.897302</text:p>
              </table:table-cell>
              <table:table-cell office:value-type="float" office:value="-4.843144">
                <text:p>-4.843144</text:p>
              </table:table-cell>
              <table:table-cell office:value-type="float" office:value="-4.777998">
                <text:p>-4.777998</text:p>
              </table:table-cell>
              <table:table-cell office:value-type="float" office:value="-4.70217">
                <text:p>-4.70217</text:p>
              </table:table-cell>
              <table:table-cell office:value-type="float" office:value="-4.616014">
                <text:p>-4.616014</text:p>
              </table:table-cell>
              <table:table-cell office:value-type="float" office:value="-4.519936">
                <text:p>-4.519936</text:p>
              </table:table-cell>
              <table:table-cell office:value-type="float" office:value="-4.414385">
                <text:p>-4.414385</text:p>
              </table:table-cell>
              <table:table-cell office:value-type="float" office:value="-4.299857">
                <text:p>-4.299857</text:p>
              </table:table-cell>
              <table:table-cell office:value-type="float" office:value="-4.176888">
                <text:p>-4.176888</text:p>
              </table:table-cell>
              <table:table-cell office:value-type="float" office:value="-4.046056">
                <text:p>-4.046056</text:p>
              </table:table-cell>
              <table:table-cell office:value-type="float" office:value="-3.907973">
                <text:p>-3.907973</text:p>
              </table:table-cell>
              <table:table-cell office:value-type="float" office:value="-3.763288">
                <text:p>-3.763288</text:p>
              </table:table-cell>
              <table:table-cell office:value-type="float" office:value="-3.612678">
                <text:p>-3.612678</text:p>
              </table:table-cell>
              <table:table-cell office:value-type="float" office:value="-3.45685">
                <text:p>-3.45685</text:p>
              </table:table-cell>
              <table:table-cell office:value-type="float" office:value="-3.296536">
                <text:p>-3.296536</text:p>
              </table:table-cell>
              <table:table-cell office:value-type="float" office:value="-3.132486">
                <text:p>-3.132486</text:p>
              </table:table-cell>
              <table:table-cell office:value-type="float" office:value="-2.96547">
                <text:p>-2.96547</text:p>
              </table:table-cell>
              <table:table-cell office:value-type="float" office:value="-2.796271">
                <text:p>-2.796271</text:p>
              </table:table-cell>
              <table:table-cell office:value-type="float" office:value="-2.625683">
                <text:p>-2.625683</text:p>
              </table:table-cell>
              <table:table-cell office:value-type="float" office:value="2.545495">
                <text:p>2.545495</text:p>
              </table:table-cell>
              <table:table-cell office:value-type="float" office:value="2.716459">
                <text:p>2.716459</text:p>
              </table:table-cell>
              <table:table-cell office:value-type="float" office:value="2.886409">
                <text:p>2.886409</text:p>
              </table:table-cell>
              <table:table-cell office:value-type="float" office:value="3.054546">
                <text:p>3.054546</text:p>
              </table:table-cell>
              <table:table-cell office:value-type="float" office:value="3.220083">
                <text:p>3.220083</text:p>
              </table:table-cell>
              <table:table-cell office:value-type="float" office:value="3.382243">
                <text:p>3.382243</text:p>
              </table:table-cell>
              <table:table-cell office:value-type="float" office:value="3.540266">
                <text:p>3.540266</text:p>
              </table:table-cell>
              <table:table-cell office:value-type="float" office:value="3.69341">
                <text:p>3.69341</text:p>
              </table:table-cell>
              <table:table-cell office:value-type="float" office:value="3.840959">
                <text:p>3.840959</text:p>
              </table:table-cell>
              <table:table-cell office:value-type="float" office:value="3.982218">
                <text:p>3.982218</text:p>
              </table:table-cell>
              <table:table-cell office:value-type="float" office:value="4.116527">
                <text:p>4.116527</text:p>
              </table:table-cell>
              <table:table-cell office:value-type="float" office:value="4.243254">
                <text:p>4.243254</text:p>
              </table:table-cell>
              <table:table-cell office:value-type="float" office:value="4.361807">
                <text:p>4.361807</text:p>
              </table:table-cell>
              <table:table-cell office:value-type="float" office:value="4.471629">
                <text:p>4.471629</text:p>
              </table:table-cell>
              <table:table-cell office:value-type="float" office:value="4.572205">
                <text:p>4.572205</text:p>
              </table:table-cell>
              <table:table-cell office:value-type="float" office:value="4.663063">
                <text:p>4.663063</text:p>
              </table:table-cell>
              <table:table-cell office:value-type="float" office:value="4.743778">
                <text:p>4.743778</text:p>
              </table:table-cell>
              <table:table-cell office:value-type="float" office:value="4.813971">
                <text:p>4.813971</text:p>
              </table:table-cell>
              <table:table-cell office:value-type="float" office:value="4.873312">
                <text:p>4.873312</text:p>
              </table:table-cell>
              <table:table-cell office:value-type="float" office:value="4.921523">
                <text:p>4.921523</text:p>
              </table:table-cell>
              <table:table-cell office:value-type="float" office:value="4.958378">
                <text:p>4.958378</text:p>
              </table:table-cell>
              <table:table-cell office:value-type="float" office:value="4.983706">
                <text:p>4.983706</text:p>
              </table:table-cell>
              <table:table-cell office:value-type="float" office:value="4.997385">
                <text:p>4.997385</text:p>
              </table:table-cell>
              <table:table-cell office:value-type="float" office:value="4.999353">
                <text:p>4.999353</text:p>
              </table:table-cell>
              <table:table-cell office:value-type="float" office:value="4.9896">
                <text:p>4.9896</text:p>
              </table:table-cell>
              <table:table-cell office:value-type="float" office:value="4.968173">
                <text:p>4.968173</text:p>
              </table:table-cell>
              <table:table-cell office:value-type="float" office:value="4.93517">
                <text:p>4.93517</text:p>
              </table:table-cell>
              <table:table-cell office:value-type="float" office:value="4.890749">
                <text:p>4.890749</text:p>
              </table:table-cell>
              <table:table-cell office:value-type="float" office:value="4.835115">
                <text:p>4.835115</text:p>
              </table:table-cell>
              <table:table-cell office:value-type="float" office:value="4.768531">
                <text:p>4.768531</text:p>
              </table:table-cell>
              <table:table-cell office:value-type="float" office:value="4.691309">
                <text:p>4.691309</text:p>
              </table:table-cell>
              <table:table-cell office:value-type="float" office:value="4.603811">
                <text:p>4.603811</text:p>
              </table:table-cell>
              <table:table-cell office:value-type="float" office:value="4.506446">
                <text:p>4.506446</text:p>
              </table:table-cell>
              <table:table-cell office:value-type="float" office:value="4.399673">
                <text:p>4.399673</text:p>
              </table:table-cell>
              <table:table-cell office:value-type="float" office:value="4.283991">
                <text:p>4.283991</text:p>
              </table:table-cell>
              <table:table-cell office:value-type="float" office:value="4.159943">
                <text:p>4.159943</text:p>
              </table:table-cell>
              <table:table-cell office:value-type="float" office:value="4.02811">
                <text:p>4.02811</text:p>
              </table:table-cell>
              <table:table-cell office:value-type="float" office:value="3.889112">
                <text:p>3.889112</text:p>
              </table:table-cell>
              <table:table-cell office:value-type="float" office:value="3.743599">
                <text:p>3.743599</text:p>
              </table:table-cell>
              <table:table-cell office:value-type="float" office:value="3.592254">
                <text:p>3.592254</text:p>
              </table:table-cell>
              <table:table-cell office:value-type="float" office:value="3.435788">
                <text:p>3.435788</text:p>
              </table:table-cell>
              <table:table-cell office:value-type="float" office:value="3.274932">
                <text:p>3.274932</text:p>
              </table:table-cell>
              <table:table-cell office:value-type="float" office:value="3.110443">
                <text:p>3.110443</text:p>
              </table:table-cell>
              <table:table-cell office:value-type="float" office:value="2.943091">
                <text:p>2.943091</text:p>
              </table:table-cell>
              <table:table-cell office:value-type="float" office:value="2.773661">
                <text:p>2.773661</text:p>
              </table:table-cell>
              <table:table-cell office:value-type="float" office:value="2.602948">
                <text:p>2.602948</text:p>
              </table:table-cell>
              <table:table-cell office:value-type="float" office:value="-2.568247">
                <text:p>-2.568247</text:p>
              </table:table-cell>
              <table:table-cell office:value-type="float" office:value="-2.739123">
                <text:p>-2.739123</text:p>
              </table:table-cell>
              <table:table-cell office:value-type="float" office:value="-2.908877">
                <text:p>-2.908877</text:p>
              </table:table-cell>
              <table:table-cell office:value-type="float" office:value="-3.076713">
                <text:p>-3.076713</text:p>
              </table:table-cell>
              <table:table-cell office:value-type="float" office:value="-3.241845">
                <text:p>-3.241845</text:p>
              </table:table-cell>
              <table:table-cell office:value-type="float" office:value="-3.403499">
                <text:p>-3.403499</text:p>
              </table:table-cell>
              <table:table-cell office:value-type="float" office:value="-3.560915">
                <text:p>-3.560915</text:p>
              </table:table-cell>
              <table:table-cell office:value-type="float" office:value="-3.713356">
                <text:p>-3.713356</text:p>
              </table:table-cell>
              <table:table-cell office:value-type="float" office:value="-3.860107">
                <text:p>-3.860107</text:p>
              </table:table-cell>
              <table:table-cell office:value-type="float" office:value="-4.00048">
                <text:p>-4.00048</text:p>
              </table:table-cell>
              <table:table-cell office:value-type="float" office:value="-4.133817">
                <text:p>-4.133817</text:p>
              </table:table-cell>
              <table:table-cell office:value-type="float" office:value="-4.259491">
                <text:p>-4.259491</text:p>
              </table:table-cell>
              <table:table-cell office:value-type="float" office:value="-4.376915">
                <text:p>-4.376915</text:p>
              </table:table-cell>
              <table:table-cell office:value-type="float" office:value="-4.485537">
                <text:p>-4.485537</text:p>
              </table:table-cell>
              <table:table-cell office:value-type="float" office:value="-4.584847">
                <text:p>-4.584847</text:p>
              </table:table-cell>
              <table:table-cell office:value-type="float" office:value="-4.674381">
                <text:p>-4.674381</text:p>
              </table:table-cell>
              <table:table-cell office:value-type="float" office:value="-4.753718">
                <text:p>-4.753718</text:p>
              </table:table-cell>
              <table:table-cell office:value-type="float" office:value="-4.822487">
                <text:p>-4.822487</text:p>
              </table:table-cell>
              <table:table-cell office:value-type="float" office:value="-4.880363">
                <text:p>-4.880363</text:p>
              </table:table-cell>
              <table:table-cell office:value-type="float" office:value="-4.927078">
                <text:p>-4.927078</text:p>
              </table:table-cell>
              <table:table-cell office:value-type="float" office:value="-4.96241">
                <text:p>-4.96241</text:p>
              </table:table-cell>
              <table:table-cell office:value-type="float" office:value="-4.986196">
                <text:p>-4.986196</text:p>
              </table:table-cell>
              <table:table-cell office:value-type="float" office:value="-4.998322">
                <text:p>-4.998322</text:p>
              </table:table-cell>
              <table:table-cell office:value-type="float" office:value="-4.998732">
                <text:p>-4.998732</text:p>
              </table:table-cell>
              <table:table-cell office:value-type="float" office:value="-4.987425">
                <text:p>-4.987425</text:p>
              </table:table-cell>
              <table:table-cell office:value-type="float" office:value="-4.964452">
                <text:p>-4.964452</text:p>
              </table:table-cell>
              <table:table-cell office:value-type="float" office:value="-4.929923">
                <text:p>-4.929923</text:p>
              </table:table-cell>
              <table:table-cell office:value-type="float" office:value="-4.883999">
                <text:p>-4.883999</text:p>
              </table:table-cell>
              <table:table-cell office:value-type="float" office:value="-4.826895">
                <text:p>-4.826895</text:p>
              </table:table-cell>
              <table:table-cell office:value-type="float" office:value="-4.758879">
                <text:p>-4.758879</text:p>
              </table:table-cell>
              <table:table-cell office:value-type="float" office:value="-4.68027">
                <text:p>-4.68027</text:p>
              </table:table-cell>
              <table:table-cell office:value-type="float" office:value="-4.591436">
                <text:p>-4.591436</text:p>
              </table:table-cell>
              <table:table-cell office:value-type="float" office:value="-4.492795">
                <text:p>-4.492795</text:p>
              </table:table-cell>
              <table:table-cell office:value-type="float" office:value="-4.384809">
                <text:p>-4.384809</text:p>
              </table:table-cell>
              <table:table-cell office:value-type="float" office:value="-4.267984">
                <text:p>-4.267984</text:p>
              </table:table-cell>
              <table:table-cell office:value-type="float" office:value="-4.142868">
                <text:p>-4.142868</text:p>
              </table:table-cell>
              <table:table-cell office:value-type="float" office:value="-4.010048">
                <text:p>-4.010048</text:p>
              </table:table-cell>
              <table:table-cell office:value-type="float" office:value="-3.870146">
                <text:p>-3.870146</text:p>
              </table:table-cell>
              <table:table-cell office:value-type="float" office:value="-3.723819">
                <text:p>-3.723819</text:p>
              </table:table-cell>
              <table:table-cell office:value-type="float" office:value="-3.571754">
                <text:p>-3.571754</text:p>
              </table:table-cell>
              <table:table-cell office:value-type="float" office:value="-3.414662">
                <text:p>-3.414662</text:p>
              </table:table-cell>
              <table:table-cell office:value-type="float" office:value="-3.253281">
                <text:p>-3.253281</text:p>
              </table:table-cell>
              <table:table-cell office:value-type="float" office:value="-3.088367">
                <text:p>-3.088367</text:p>
              </table:table-cell>
              <table:table-cell office:value-type="float" office:value="-2.920694">
                <text:p>-2.920694</text:p>
              </table:table-cell>
              <table:table-cell office:value-type="float" office:value="-2.751048">
                <text:p>-2.751048</text:p>
              </table:table-cell>
              <table:table-cell office:value-type="float" office:value="-2.580225">
                <text:p>-2.5802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line" chart:style-name="ch1">
        <chart:legend chart:legend-position="end" svg:x="13.556cm" svg:y="4.205cm" style:legend-expansion="high" chart:style-name="ch2"/>
        <chart:plot-area chart:style-name="ch3" table:cell-range-address="Feuille1.A5:Feuille1.GA5" svg:x="0.32cm" svg:y="0.18cm" svg:width="12.916cm" svg:height="8.649cm">
          <chart:coordinate-region svg:x="0.862cm" svg:y="0.379cm" svg:width="12.369cm" svg:height="8.2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5:Feuille1.GA5" chart:class="chart:line"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.417308">
                <text:p>1.417308</text:p>
                <draw:g>
                  <svg:desc>Feuille1.A5:Feuille1.GA5</svg:desc>
                </draw:g>
              </table:table-cell>
              <table:table-cell office:value-type="float" office:value="1.584214">
                <text:p>1.584214</text:p>
              </table:table-cell>
              <table:table-cell office:value-type="float" office:value="1.75032">
                <text:p>1.75032</text:p>
              </table:table-cell>
              <table:table-cell office:value-type="float" office:value="1.915231">
                <text:p>1.915231</text:p>
              </table:table-cell>
              <table:table-cell office:value-type="float" office:value="2.078554">
                <text:p>2.078554</text:p>
              </table:table-cell>
              <table:table-cell office:value-type="float" office:value="2.23991">
                <text:p>2.23991</text:p>
              </table:table-cell>
              <table:table-cell office:value-type="float" office:value="2.398924">
                <text:p>2.398924</text:p>
              </table:table-cell>
              <table:table-cell office:value-type="float" office:value="2.555234">
                <text:p>2.555234</text:p>
              </table:table-cell>
              <table:table-cell office:value-type="float" office:value="2.70849">
                <text:p>2.70849</text:p>
              </table:table-cell>
              <table:table-cell office:value-type="float" office:value="2.858357">
                <text:p>2.858357</text:p>
              </table:table-cell>
              <table:table-cell office:value-type="float" office:value="3.004516">
                <text:p>3.004516</text:p>
              </table:table-cell>
              <table:table-cell office:value-type="float" office:value="3.146664">
                <text:p>3.146664</text:p>
              </table:table-cell>
              <table:table-cell office:value-type="float" office:value="3.284519">
                <text:p>3.284519</text:p>
              </table:table-cell>
              <table:table-cell office:value-type="float" office:value="3.417817">
                <text:p>3.417817</text:p>
              </table:table-cell>
              <table:table-cell office:value-type="float" office:value="3.546317">
                <text:p>3.546317</text:p>
              </table:table-cell>
              <table:table-cell office:value-type="float" office:value="3.6698">
                <text:p>3.6698</text:p>
              </table:table-cell>
              <table:table-cell office:value-type="float" office:value="3.788069">
                <text:p>3.788069</text:p>
              </table:table-cell>
              <table:table-cell office:value-type="float" office:value="3.900953">
                <text:p>3.900953</text:p>
              </table:table-cell>
              <table:table-cell office:value-type="float" office:value="4.008307">
                <text:p>4.008307</text:p>
              </table:table-cell>
              <table:table-cell office:value-type="float" office:value="4.110012">
                <text:p>4.110012</text:p>
              </table:table-cell>
              <table:table-cell office:value-type="float" office:value="4.205972">
                <text:p>4.205972</text:p>
              </table:table-cell>
              <table:table-cell office:value-type="float" office:value="4.296121">
                <text:p>4.296121</text:p>
              </table:table-cell>
              <table:table-cell office:value-type="float" office:value="4.373176">
                <text:p>4.373176</text:p>
              </table:table-cell>
              <table:table-cell office:value-type="float" office:value="4.342603">
                <text:p>4.342603</text:p>
              </table:table-cell>
              <table:table-cell office:value-type="float" office:value="4.306183">
                <text:p>4.306183</text:p>
              </table:table-cell>
              <table:table-cell office:value-type="float" office:value="4.263961">
                <text:p>4.263961</text:p>
              </table:table-cell>
              <table:table-cell office:value-type="float" office:value="4.216006">
                <text:p>4.216006</text:p>
              </table:table-cell>
              <table:table-cell office:value-type="float" office:value="4.162414">
                <text:p>4.162414</text:p>
              </table:table-cell>
              <table:table-cell office:value-type="float" office:value="4.10331">
                <text:p>4.10331</text:p>
              </table:table-cell>
              <table:table-cell office:value-type="float" office:value="4.038843">
                <text:p>4.038843</text:p>
              </table:table-cell>
              <table:table-cell office:value-type="float" office:value="3.969187">
                <text:p>3.969187</text:p>
              </table:table-cell>
              <table:table-cell office:value-type="float" office:value="3.894542">
                <text:p>3.894542</text:p>
              </table:table-cell>
              <table:table-cell office:value-type="float" office:value="3.815129">
                <text:p>3.815129</text:p>
              </table:table-cell>
              <table:table-cell office:value-type="float" office:value="3.731193">
                <text:p>3.731193</text:p>
              </table:table-cell>
              <table:table-cell office:value-type="float" office:value="3.643">
                <text:p>3.643</text:p>
              </table:table-cell>
              <table:table-cell office:value-type="float" office:value="3.550836">
                <text:p>3.550836</text:p>
              </table:table-cell>
              <table:table-cell office:value-type="float" office:value="3.455005">
                <text:p>3.455005</text:p>
              </table:table-cell>
              <table:table-cell office:value-type="float" office:value="3.355829">
                <text:p>3.355829</text:p>
              </table:table-cell>
              <table:table-cell office:value-type="float" office:value="3.253644">
                <text:p>3.253644</text:p>
              </table:table-cell>
              <table:table-cell office:value-type="float" office:value="3.148803">
                <text:p>3.148803</text:p>
              </table:table-cell>
              <table:table-cell office:value-type="float" office:value="3.04167">
                <text:p>3.04167</text:p>
              </table:table-cell>
              <table:table-cell office:value-type="float" office:value="2.932618">
                <text:p>2.932618</text:p>
              </table:table-cell>
              <table:table-cell office:value-type="float" office:value="2.822032">
                <text:p>2.822032</text:p>
              </table:table-cell>
              <table:table-cell office:value-type="float" office:value="2.710302">
                <text:p>2.710302</text:p>
              </table:table-cell>
              <table:table-cell office:value-type="float" office:value="2.597824">
                <text:p>2.597824</text:p>
              </table:table-cell>
              <table:table-cell office:value-type="float" office:value="-2.515001">
                <text:p>-2.515001</text:p>
              </table:table-cell>
              <table:table-cell office:value-type="float" office:value="-2.627773">
                <text:p>-2.627773</text:p>
              </table:table-cell>
              <table:table-cell office:value-type="float" office:value="-2.740091">
                <text:p>-2.740091</text:p>
              </table:table-cell>
              <table:table-cell office:value-type="float" office:value="-2.851555">
                <text:p>-2.851555</text:p>
              </table:table-cell>
              <table:table-cell office:value-type="float" office:value="-2.961771">
                <text:p>-2.961771</text:p>
              </table:table-cell>
              <table:table-cell office:value-type="float" office:value="-3.07035">
                <text:p>-3.07035</text:p>
              </table:table-cell>
              <table:table-cell office:value-type="float" office:value="-3.17691">
                <text:p>-3.17691</text:p>
              </table:table-cell>
              <table:table-cell office:value-type="float" office:value="-3.28108">
                <text:p>-3.28108</text:p>
              </table:table-cell>
              <table:table-cell office:value-type="float" office:value="-3.382498">
                <text:p>-3.382498</text:p>
              </table:table-cell>
              <table:table-cell office:value-type="float" office:value="-3.480817">
                <text:p>-3.480817</text:p>
              </table:table-cell>
              <table:table-cell office:value-type="float" office:value="-3.575704">
                <text:p>-3.575704</text:p>
              </table:table-cell>
              <table:table-cell office:value-type="float" office:value="-3.666841">
                <text:p>-3.666841</text:p>
              </table:table-cell>
              <table:table-cell office:value-type="float" office:value="-3.753929">
                <text:p>-3.753929</text:p>
              </table:table-cell>
              <table:table-cell office:value-type="float" office:value="-3.836688">
                <text:p>-3.836688</text:p>
              </table:table-cell>
              <table:table-cell office:value-type="float" office:value="-3.914856">
                <text:p>-3.914856</text:p>
              </table:table-cell>
              <table:table-cell office:value-type="float" office:value="-3.988196">
                <text:p>-3.988196</text:p>
              </table:table-cell>
              <table:table-cell office:value-type="float" office:value="-4.056491">
                <text:p>-4.056491</text:p>
              </table:table-cell>
              <table:table-cell office:value-type="float" office:value="-4.119549">
                <text:p>-4.119549</text:p>
              </table:table-cell>
              <table:table-cell office:value-type="float" office:value="-4.177201">
                <text:p>-4.177201</text:p>
              </table:table-cell>
              <table:table-cell office:value-type="float" office:value="-4.229305">
                <text:p>-4.229305</text:p>
              </table:table-cell>
              <table:table-cell office:value-type="float" office:value="-4.275745">
                <text:p>-4.275745</text:p>
              </table:table-cell>
              <table:table-cell office:value-type="float" office:value="-4.316431">
                <text:p>-4.316431</text:p>
              </table:table-cell>
              <table:table-cell office:value-type="float" office:value="-4.3513">
                <text:p>-4.3513</text:p>
              </table:table-cell>
              <table:table-cell office:value-type="float" office:value="-4.358588">
                <text:p>-4.358588</text:p>
              </table:table-cell>
              <table:table-cell office:value-type="float" office:value="-4.272732">
                <text:p>-4.272732</text:p>
              </table:table-cell>
              <table:table-cell office:value-type="float" office:value="-4.181034">
                <text:p>-4.181034</text:p>
              </table:table-cell>
              <table:table-cell office:value-type="float" office:value="-4.08354">
                <text:p>-4.08354</text:p>
              </table:table-cell>
              <table:table-cell office:value-type="float" office:value="-3.980325">
                <text:p>-3.980325</text:p>
              </table:table-cell>
              <table:table-cell office:value-type="float" office:value="-3.871488">
                <text:p>-3.871488</text:p>
              </table:table-cell>
              <table:table-cell office:value-type="float" office:value="-3.757158">
                <text:p>-3.757158</text:p>
              </table:table-cell>
              <table:table-cell office:value-type="float" office:value="-3.637486">
                <text:p>-3.637486</text:p>
              </table:table-cell>
              <table:table-cell office:value-type="float" office:value="-3.51265">
                <text:p>-3.51265</text:p>
              </table:table-cell>
              <table:table-cell office:value-type="float" office:value="-3.382853">
                <text:p>-3.382853</text:p>
              </table:table-cell>
              <table:table-cell office:value-type="float" office:value="-3.24832">
                <text:p>-3.24832</text:p>
              </table:table-cell>
              <table:table-cell office:value-type="float" office:value="-3.109298">
                <text:p>-3.109298</text:p>
              </table:table-cell>
              <table:table-cell office:value-type="float" office:value="-2.966056">
                <text:p>-2.966056</text:p>
              </table:table-cell>
              <table:table-cell office:value-type="float" office:value="-2.818882">
                <text:p>-2.818882</text:p>
              </table:table-cell>
              <table:table-cell office:value-type="float" office:value="-2.668083">
                <text:p>-2.668083</text:p>
              </table:table-cell>
              <table:table-cell office:value-type="float" office:value="-2.513983">
                <text:p>-2.513983</text:p>
              </table:table-cell>
              <table:table-cell office:value-type="float" office:value="-2.35692">
                <text:p>-2.35692</text:p>
              </table:table-cell>
              <table:table-cell office:value-type="float" office:value="-2.197248">
                <text:p>-2.197248</text:p>
              </table:table-cell>
              <table:table-cell office:value-type="float" office:value="-2.035334">
                <text:p>-2.035334</text:p>
              </table:table-cell>
              <table:table-cell office:value-type="float" office:value="-1.871551">
                <text:p>-1.871551</text:p>
              </table:table-cell>
              <table:table-cell office:value-type="float" office:value="-1.706285">
                <text:p>-1.706285</text:p>
              </table:table-cell>
              <table:table-cell office:value-type="float" office:value="-1.539928">
                <text:p>-1.539928</text:p>
              </table:table-cell>
              <table:table-cell office:value-type="float" office:value="-1.372876">
                <text:p>-1.372876</text:p>
              </table:table-cell>
              <table:table-cell office:value-type="float" office:value="1.29447">
                <text:p>1.29447</text:p>
              </table:table-cell>
              <table:table-cell office:value-type="float" office:value="1.461711">
                <text:p>1.461711</text:p>
              </table:table-cell>
              <table:table-cell office:value-type="float" office:value="1.628443">
                <text:p>1.628443</text:p>
              </table:table-cell>
              <table:table-cell office:value-type="float" office:value="1.79427">
                <text:p>1.79427</text:p>
              </table:table-cell>
              <table:table-cell office:value-type="float" office:value="1.958797">
                <text:p>1.958797</text:p>
              </table:table-cell>
              <table:table-cell office:value-type="float" office:value="2.121634">
                <text:p>2.121634</text:p>
              </table:table-cell>
              <table:table-cell office:value-type="float" office:value="2.282404">
                <text:p>2.282404</text:p>
              </table:table-cell>
              <table:table-cell office:value-type="float" office:value="2.440734">
                <text:p>2.440734</text:p>
              </table:table-cell>
              <table:table-cell office:value-type="float" office:value="2.596266">
                <text:p>2.596266</text:p>
              </table:table-cell>
              <table:table-cell office:value-type="float" office:value="2.748654">
                <text:p>2.748654</text:p>
              </table:table-cell>
              <table:table-cell office:value-type="float" office:value="2.897566">
                <text:p>2.897566</text:p>
              </table:table-cell>
              <table:table-cell office:value-type="float" office:value="3.042688">
                <text:p>3.042688</text:p>
              </table:table-cell>
              <table:table-cell office:value-type="float" office:value="3.183722">
                <text:p>3.183722</text:p>
              </table:table-cell>
              <table:table-cell office:value-type="float" office:value="3.320391">
                <text:p>3.320391</text:p>
              </table:table-cell>
              <table:table-cell office:value-type="float" office:value="3.452437">
                <text:p>3.452437</text:p>
              </table:table-cell>
              <table:table-cell office:value-type="float" office:value="3.579624">
                <text:p>3.579624</text:p>
              </table:table-cell>
              <table:table-cell office:value-type="float" office:value="3.70174">
                <text:p>3.70174</text:p>
              </table:table-cell>
              <table:table-cell office:value-type="float" office:value="3.818594">
                <text:p>3.818594</text:p>
              </table:table-cell>
              <table:table-cell office:value-type="float" office:value="3.930022">
                <text:p>3.930022</text:p>
              </table:table-cell>
              <table:table-cell office:value-type="float" office:value="4.035886">
                <text:p>4.035886</text:p>
              </table:table-cell>
              <table:table-cell office:value-type="float" office:value="4.136072">
                <text:p>4.136072</text:p>
              </table:table-cell>
              <table:table-cell office:value-type="float" office:value="4.230494">
                <text:p>4.230494</text:p>
              </table:table-cell>
              <table:table-cell office:value-type="float" office:value="4.319091">
                <text:p>4.319091</text:p>
              </table:table-cell>
              <table:table-cell office:value-type="float" office:value="4.365624">
                <text:p>4.365624</text:p>
              </table:table-cell>
              <table:table-cell office:value-type="float" office:value="4.333496">
                <text:p>4.333496</text:p>
              </table:table-cell>
              <table:table-cell office:value-type="float" office:value="4.295529">
                <text:p>4.295529</text:p>
              </table:table-cell>
              <table:table-cell office:value-type="float" office:value="4.251775">
                <text:p>4.251775</text:p>
              </table:table-cell>
              <table:table-cell office:value-type="float" office:value="4.202312">
                <text:p>4.202312</text:p>
              </table:table-cell>
              <table:table-cell office:value-type="float" office:value="4.147243">
                <text:p>4.147243</text:p>
              </table:table-cell>
              <table:table-cell office:value-type="float" office:value="4.086698">
                <text:p>4.086698</text:p>
              </table:table-cell>
              <table:table-cell office:value-type="float" office:value="4.020833">
                <text:p>4.020833</text:p>
              </table:table-cell>
              <table:table-cell office:value-type="float" office:value="3.949832">
                <text:p>3.949832</text:p>
              </table:table-cell>
              <table:table-cell office:value-type="float" office:value="3.873897">
                <text:p>3.873897</text:p>
              </table:table-cell>
              <table:table-cell office:value-type="float" office:value="3.793257">
                <text:p>3.793257</text:p>
              </table:table-cell>
              <table:table-cell office:value-type="float" office:value="3.708164">
                <text:p>3.708164</text:p>
              </table:table-cell>
              <table:table-cell office:value-type="float" office:value="3.618887">
                <text:p>3.618887</text:p>
              </table:table-cell>
              <table:table-cell office:value-type="float" office:value="3.525718">
                <text:p>3.525718</text:p>
              </table:table-cell>
              <table:table-cell office:value-type="float" office:value="3.428967">
                <text:p>3.428967</text:p>
              </table:table-cell>
              <table:table-cell office:value-type="float" office:value="3.328957">
                <text:p>3.328957</text:p>
              </table:table-cell>
              <table:table-cell office:value-type="float" office:value="3.226032">
                <text:p>3.226032</text:p>
              </table:table-cell>
              <table:table-cell office:value-type="float" office:value="3.120546">
                <text:p>3.120546</text:p>
              </table:table-cell>
              <table:table-cell office:value-type="float" office:value="3.012866">
                <text:p>3.012866</text:p>
              </table:table-cell>
              <table:table-cell office:value-type="float" office:value="2.903369">
                <text:p>2.903369</text:p>
              </table:table-cell>
              <table:table-cell office:value-type="float" office:value="2.79244">
                <text:p>2.79244</text:p>
              </table:table-cell>
              <table:table-cell office:value-type="float" office:value="2.680473">
                <text:p>2.680473</text:p>
              </table:table-cell>
              <table:table-cell office:value-type="float" office:value="2.567863">
                <text:p>2.567863</text:p>
              </table:table-cell>
              <table:table-cell office:value-type="float" office:value="-2.544987">
                <text:p>-2.544987</text:p>
              </table:table-cell>
              <table:table-cell office:value-type="float" office:value="-2.657677">
                <text:p>-2.657677</text:p>
              </table:table-cell>
              <table:table-cell office:value-type="float" office:value="-2.769807">
                <text:p>-2.769807</text:p>
              </table:table-cell>
              <table:table-cell office:value-type="float" office:value="-2.880978">
                <text:p>-2.880978</text:p>
              </table:table-cell>
              <table:table-cell office:value-type="float" office:value="-2.990796">
                <text:p>-2.990796</text:p>
              </table:table-cell>
              <table:table-cell office:value-type="float" office:value="-3.098876">
                <text:p>-3.098876</text:p>
              </table:table-cell>
              <table:table-cell office:value-type="float" office:value="-3.204836">
                <text:p>-3.204836</text:p>
              </table:table-cell>
              <table:table-cell office:value-type="float" office:value="-3.308309">
                <text:p>-3.308309</text:p>
              </table:table-cell>
              <table:table-cell office:value-type="float" office:value="-3.408937">
                <text:p>-3.408937</text:p>
              </table:table-cell>
              <table:table-cell office:value-type="float" office:value="-3.506377">
                <text:p>-3.506377</text:p>
              </table:table-cell>
              <table:table-cell office:value-type="float" office:value="-3.600297">
                <text:p>-3.600297</text:p>
              </table:table-cell>
              <table:table-cell office:value-type="float" office:value="-3.690388">
                <text:p>-3.690388</text:p>
              </table:table-cell>
              <table:table-cell office:value-type="float" office:value="-3.776352">
                <text:p>-3.776352</text:p>
              </table:table-cell>
              <table:table-cell office:value-type="float" office:value="-3.857915">
                <text:p>-3.857915</text:p>
              </table:table-cell>
              <table:table-cell office:value-type="float" office:value="-3.934823">
                <text:p>-3.934823</text:p>
              </table:table-cell>
              <table:table-cell office:value-type="float" office:value="-4.006843">
                <text:p>-4.006843</text:p>
              </table:table-cell>
              <table:table-cell office:value-type="float" office:value="-4.073764">
                <text:p>-4.073764</text:p>
              </table:table-cell>
              <table:table-cell office:value-type="float" office:value="-4.135401">
                <text:p>-4.135401</text:p>
              </table:table-cell>
              <table:table-cell office:value-type="float" office:value="-4.191592">
                <text:p>-4.191592</text:p>
              </table:table-cell>
              <table:table-cell office:value-type="float" office:value="-4.242201">
                <text:p>-4.242201</text:p>
              </table:table-cell>
              <table:table-cell office:value-type="float" office:value="-4.28712">
                <text:p>-4.28712</text:p>
              </table:table-cell>
              <table:table-cell office:value-type="float" office:value="-4.326265">
                <text:p>-4.326265</text:p>
              </table:table-cell>
              <table:table-cell office:value-type="float" office:value="-4.359581">
                <text:p>-4.359581</text:p>
              </table:table-cell>
              <table:table-cell office:value-type="float" office:value="-4.336348">
                <text:p>-4.336348</text:p>
              </table:table-cell>
              <table:table-cell office:value-type="float" office:value="-4.248937">
                <text:p>-4.248937</text:p>
              </table:table-cell>
              <table:table-cell office:value-type="float" office:value="-4.155693">
                <text:p>-4.155693</text:p>
              </table:table-cell>
              <table:table-cell office:value-type="float" office:value="-4.05667">
                <text:p>-4.05667</text:p>
              </table:table-cell>
              <table:table-cell office:value-type="float" office:value="-3.951951">
                <text:p>-3.951951</text:p>
              </table:table-cell>
              <table:table-cell office:value-type="float" office:value="-3.841641">
                <text:p>-3.841641</text:p>
              </table:table-cell>
              <table:table-cell office:value-type="float" office:value="-3.725875">
                <text:p>-3.725875</text:p>
              </table:table-cell>
              <table:table-cell office:value-type="float" office:value="-3.604813">
                <text:p>-3.604813</text:p>
              </table:table-cell>
              <table:table-cell office:value-type="float" office:value="-3.478638">
                <text:p>-3.478638</text:p>
              </table:table-cell>
              <table:table-cell office:value-type="float" office:value="-3.34756">
                <text:p>-3.34756</text:p>
              </table:table-cell>
              <table:table-cell office:value-type="float" office:value="-3.211809">
                <text:p>-3.211809</text:p>
              </table:table-cell>
              <table:table-cell office:value-type="float" office:value="-3.071639">
                <text:p>-3.071639</text:p>
              </table:table-cell>
              <table:table-cell office:value-type="float" office:value="-2.927323">
                <text:p>-2.927323</text:p>
              </table:table-cell>
              <table:table-cell office:value-type="float" office:value="-2.779155">
                <text:p>-2.779155</text:p>
              </table:table-cell>
              <table:table-cell office:value-type="float" office:value="-2.627447">
                <text:p>-2.627447</text:p>
              </table:table-cell>
              <table:table-cell office:value-type="float" office:value="-2.472525">
                <text:p>-2.472525</text:p>
              </table:table-cell>
              <table:table-cell office:value-type="float" office:value="-2.314735">
                <text:p>-2.314735</text:p>
              </table:table-cell>
              <table:table-cell office:value-type="float" office:value="-2.154431">
                <text:p>-2.154431</text:p>
              </table:table-cell>
              <table:table-cell office:value-type="float" office:value="-1.991983">
                <text:p>-1.991983</text:p>
              </table:table-cell>
              <table:table-cell office:value-type="float" office:value="-1.827768">
                <text:p>-1.827768</text:p>
              </table:table-cell>
              <table:table-cell office:value-type="float" office:value="-1.662174">
                <text:p>-1.662174</text:p>
              </table:table-cell>
              <table:table-cell office:value-type="float" office:value="-1.495593">
                <text:p>-1.495593</text:p>
              </table:table-cell>
              <table:table-cell office:value-type="float" office:value="-1.328424">
                <text:p>-1.3284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A6:Feuille1.GA6" svg:x="0.32cm" svg:y="0.18cm" svg:width="12.905cm" svg:height="8.64cm">
          <chart:coordinate-region svg:x="0.862cm" svg:y="0.379cm" svg:width="12.3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6:Feuille1.GA6" chart:class="chart:line"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.163516">
                <text:p>0.163516</text:p>
                <draw:g>
                  <svg:desc>Feuille1.A6:Feuille1.GA6</svg:desc>
                </draw:g>
              </table:table-cell>
              <table:table-cell office:value-type="float" office:value="0.327032">
                <text:p>0.327032</text:p>
              </table:table-cell>
              <table:table-cell office:value-type="float" office:value="0.490548">
                <text:p>0.490548</text:p>
              </table:table-cell>
              <table:table-cell office:value-type="float" office:value="0.654064">
                <text:p>0.654064</text:p>
              </table:table-cell>
              <table:table-cell office:value-type="float" office:value="0.81758">
                <text:p>0.81758</text:p>
              </table:table-cell>
              <table:table-cell office:value-type="float" office:value="0.981096">
                <text:p>0.981096</text:p>
              </table:table-cell>
              <table:table-cell office:value-type="float" office:value="1.144612">
                <text:p>1.144612</text:p>
              </table:table-cell>
              <table:table-cell office:value-type="float" office:value="1.308128">
                <text:p>1.308128</text:p>
              </table:table-cell>
              <table:table-cell office:value-type="float" office:value="1.471643">
                <text:p>1.471643</text:p>
              </table:table-cell>
              <table:table-cell office:value-type="float" office:value="1.635159">
                <text:p>1.635159</text:p>
              </table:table-cell>
              <table:table-cell office:value-type="float" office:value="1.798675">
                <text:p>1.798675</text:p>
              </table:table-cell>
              <table:table-cell office:value-type="float" office:value="1.962191">
                <text:p>1.962191</text:p>
              </table:table-cell>
              <table:table-cell office:value-type="float" office:value="2.125707">
                <text:p>2.125707</text:p>
              </table:table-cell>
              <table:table-cell office:value-type="float" office:value="2.289223">
                <text:p>2.289223</text:p>
              </table:table-cell>
              <table:table-cell office:value-type="float" office:value="2.452739">
                <text:p>2.452739</text:p>
              </table:table-cell>
              <table:table-cell office:value-type="float" office:value="2.616255">
                <text:p>2.616255</text:p>
              </table:table-cell>
              <table:table-cell office:value-type="float" office:value="2.779771">
                <text:p>2.779771</text:p>
              </table:table-cell>
              <table:table-cell office:value-type="float" office:value="2.943287">
                <text:p>2.943287</text:p>
              </table:table-cell>
              <table:table-cell office:value-type="float" office:value="3.106803">
                <text:p>3.106803</text:p>
              </table:table-cell>
              <table:table-cell office:value-type="float" office:value="3.270319">
                <text:p>3.270319</text:p>
              </table:table-cell>
              <table:table-cell office:value-type="float" office:value="3.433835">
                <text:p>3.433835</text:p>
              </table:table-cell>
              <table:table-cell office:value-type="float" office:value="3.597351">
                <text:p>3.597351</text:p>
              </table:table-cell>
              <table:table-cell office:value-type="float" office:value="3.746378">
                <text:p>3.746378</text:p>
              </table:table-cell>
              <table:table-cell office:value-type="float" office:value="3.691872">
                <text:p>3.691872</text:p>
              </table:table-cell>
              <table:table-cell office:value-type="float" office:value="3.637367">
                <text:p>3.637367</text:p>
              </table:table-cell>
              <table:table-cell office:value-type="float" office:value="3.582862">
                <text:p>3.582862</text:p>
              </table:table-cell>
              <table:table-cell office:value-type="float" office:value="3.528357">
                <text:p>3.528357</text:p>
              </table:table-cell>
              <table:table-cell office:value-type="float" office:value="3.473851">
                <text:p>3.473851</text:p>
              </table:table-cell>
              <table:table-cell office:value-type="float" office:value="3.419346">
                <text:p>3.419346</text:p>
              </table:table-cell>
              <table:table-cell office:value-type="float" office:value="3.364841">
                <text:p>3.364841</text:p>
              </table:table-cell>
              <table:table-cell office:value-type="float" office:value="3.310335">
                <text:p>3.310335</text:p>
              </table:table-cell>
              <table:table-cell office:value-type="float" office:value="3.25583">
                <text:p>3.25583</text:p>
              </table:table-cell>
              <table:table-cell office:value-type="float" office:value="3.201325">
                <text:p>3.201325</text:p>
              </table:table-cell>
              <table:table-cell office:value-type="float" office:value="3.14682">
                <text:p>3.14682</text:p>
              </table:table-cell>
              <table:table-cell office:value-type="float" office:value="3.092314">
                <text:p>3.092314</text:p>
              </table:table-cell>
              <table:table-cell office:value-type="float" office:value="3.037808">
                <text:p>3.037808</text:p>
              </table:table-cell>
              <table:table-cell office:value-type="float" office:value="2.983303">
                <text:p>2.983303</text:p>
              </table:table-cell>
              <table:table-cell office:value-type="float" office:value="2.928798">
                <text:p>2.928798</text:p>
              </table:table-cell>
              <table:table-cell office:value-type="float" office:value="2.874293">
                <text:p>2.874293</text:p>
              </table:table-cell>
              <table:table-cell office:value-type="float" office:value="2.819787">
                <text:p>2.819787</text:p>
              </table:table-cell>
              <table:table-cell office:value-type="float" office:value="2.765282">
                <text:p>2.765282</text:p>
              </table:table-cell>
              <table:table-cell office:value-type="float" office:value="2.710777">
                <text:p>2.710777</text:p>
              </table:table-cell>
              <table:table-cell office:value-type="float" office:value="2.656271">
                <text:p>2.656271</text:p>
              </table:table-cell>
              <table:table-cell office:value-type="float" office:value="2.601766">
                <text:p>2.601766</text:p>
              </table:table-cell>
              <table:table-cell office:value-type="float" office:value="2.547261">
                <text:p>2.547261</text:p>
              </table:table-cell>
              <table:table-cell office:value-type="float" office:value="-2.507244">
                <text:p>-2.507244</text:p>
              </table:table-cell>
              <table:table-cell office:value-type="float" office:value="-2.561749">
                <text:p>-2.561749</text:p>
              </table:table-cell>
              <table:table-cell office:value-type="float" office:value="-2.616255">
                <text:p>-2.616255</text:p>
              </table:table-cell>
              <table:table-cell office:value-type="float" office:value="-2.67076">
                <text:p>-2.67076</text:p>
              </table:table-cell>
              <table:table-cell office:value-type="float" office:value="-2.725265">
                <text:p>-2.725265</text:p>
              </table:table-cell>
              <table:table-cell office:value-type="float" office:value="-2.77977">
                <text:p>-2.77977</text:p>
              </table:table-cell>
              <table:table-cell office:value-type="float" office:value="-2.834275">
                <text:p>-2.834275</text:p>
              </table:table-cell>
              <table:table-cell office:value-type="float" office:value="-2.888781">
                <text:p>-2.888781</text:p>
              </table:table-cell>
              <table:table-cell office:value-type="float" office:value="-2.943286">
                <text:p>-2.943286</text:p>
              </table:table-cell>
              <table:table-cell office:value-type="float" office:value="-2.997791">
                <text:p>-2.997791</text:p>
              </table:table-cell>
              <table:table-cell office:value-type="float" office:value="-3.052296">
                <text:p>-3.052296</text:p>
              </table:table-cell>
              <table:table-cell office:value-type="float" office:value="-3.106801">
                <text:p>-3.106801</text:p>
              </table:table-cell>
              <table:table-cell office:value-type="float" office:value="-3.161306">
                <text:p>-3.161306</text:p>
              </table:table-cell>
              <table:table-cell office:value-type="float" office:value="-3.215811">
                <text:p>-3.215811</text:p>
              </table:table-cell>
              <table:table-cell office:value-type="float" office:value="-3.270317">
                <text:p>-3.270317</text:p>
              </table:table-cell>
              <table:table-cell office:value-type="float" office:value="-3.324822">
                <text:p>-3.324822</text:p>
              </table:table-cell>
              <table:table-cell office:value-type="float" office:value="-3.379327">
                <text:p>-3.379327</text:p>
              </table:table-cell>
              <table:table-cell office:value-type="float" office:value="-3.433832">
                <text:p>-3.433832</text:p>
              </table:table-cell>
              <table:table-cell office:value-type="float" office:value="-3.488338">
                <text:p>-3.488338</text:p>
              </table:table-cell>
              <table:table-cell office:value-type="float" office:value="-3.542843">
                <text:p>-3.542843</text:p>
              </table:table-cell>
              <table:table-cell office:value-type="float" office:value="-3.597348">
                <text:p>-3.597348</text:p>
              </table:table-cell>
              <table:table-cell office:value-type="float" office:value="-3.651853">
                <text:p>-3.651853</text:p>
              </table:table-cell>
              <table:table-cell office:value-type="float" office:value="-3.706358">
                <text:p>-3.706358</text:p>
              </table:table-cell>
              <table:table-cell office:value-type="float" office:value="-3.71741">
                <text:p>-3.71741</text:p>
              </table:table-cell>
              <table:table-cell office:value-type="float" office:value="-3.553895">
                <text:p>-3.553895</text:p>
              </table:table-cell>
              <table:table-cell office:value-type="float" office:value="-3.390379">
                <text:p>-3.390379</text:p>
              </table:table-cell>
              <table:table-cell office:value-type="float" office:value="-3.226864">
                <text:p>-3.226864</text:p>
              </table:table-cell>
              <table:table-cell office:value-type="float" office:value="-3.063348">
                <text:p>-3.063348</text:p>
              </table:table-cell>
              <table:table-cell office:value-type="float" office:value="-2.899833">
                <text:p>-2.899833</text:p>
              </table:table-cell>
              <table:table-cell office:value-type="float" office:value="-2.736317">
                <text:p>-2.736317</text:p>
              </table:table-cell>
              <table:table-cell office:value-type="float" office:value="-2.572802">
                <text:p>-2.572802</text:p>
              </table:table-cell>
              <table:table-cell office:value-type="float" office:value="-2.409286">
                <text:p>-2.409286</text:p>
              </table:table-cell>
              <table:table-cell office:value-type="float" office:value="-2.245771">
                <text:p>-2.245771</text:p>
              </table:table-cell>
              <table:table-cell office:value-type="float" office:value="-2.082255">
                <text:p>-2.082255</text:p>
              </table:table-cell>
              <table:table-cell office:value-type="float" office:value="-1.91874">
                <text:p>-1.91874</text:p>
              </table:table-cell>
              <table:table-cell office:value-type="float" office:value="-1.755224">
                <text:p>-1.755224</text:p>
              </table:table-cell>
              <table:table-cell office:value-type="float" office:value="-1.591709">
                <text:p>-1.591709</text:p>
              </table:table-cell>
              <table:table-cell office:value-type="float" office:value="-1.428193">
                <text:p>-1.428193</text:p>
              </table:table-cell>
              <table:table-cell office:value-type="float" office:value="-1.264678">
                <text:p>-1.264678</text:p>
              </table:table-cell>
              <table:table-cell office:value-type="float" office:value="-1.101162">
                <text:p>-1.101162</text:p>
              </table:table-cell>
              <table:table-cell office:value-type="float" office:value="-0.937647">
                <text:p>-0.937647</text:p>
              </table:table-cell>
              <table:table-cell office:value-type="float" office:value="-0.774131">
                <text:p>-0.774131</text:p>
              </table:table-cell>
              <table:table-cell office:value-type="float" office:value="-0.610616">
                <text:p>-0.610616</text:p>
              </table:table-cell>
              <table:table-cell office:value-type="float" office:value="-0.4471">
                <text:p>-0.4471</text:p>
              </table:table-cell>
              <table:table-cell office:value-type="float" office:value="-0.283585">
                <text:p>-0.283585</text:p>
              </table:table-cell>
              <table:table-cell office:value-type="float" office:value="-0.120069">
                <text:p>-0.120069</text:p>
              </table:table-cell>
              <table:table-cell office:value-type="float" office:value="0.043446">
                <text:p>0.043446</text:p>
              </table:table-cell>
              <table:table-cell office:value-type="float" office:value="0.206962">
                <text:p>0.206962</text:p>
              </table:table-cell>
              <table:table-cell office:value-type="float" office:value="0.370478">
                <text:p>0.370478</text:p>
              </table:table-cell>
              <table:table-cell office:value-type="float" office:value="0.533994">
                <text:p>0.533994</text:p>
              </table:table-cell>
              <table:table-cell office:value-type="float" office:value="0.69751">
                <text:p>0.69751</text:p>
              </table:table-cell>
              <table:table-cell office:value-type="float" office:value="0.861026">
                <text:p>0.861026</text:p>
              </table:table-cell>
              <table:table-cell office:value-type="float" office:value="1.024542">
                <text:p>1.024542</text:p>
              </table:table-cell>
              <table:table-cell office:value-type="float" office:value="1.188058">
                <text:p>1.188058</text:p>
              </table:table-cell>
              <table:table-cell office:value-type="float" office:value="1.351574">
                <text:p>1.351574</text:p>
              </table:table-cell>
              <table:table-cell office:value-type="float" office:value="1.51509">
                <text:p>1.51509</text:p>
              </table:table-cell>
              <table:table-cell office:value-type="float" office:value="1.678606">
                <text:p>1.678606</text:p>
              </table:table-cell>
              <table:table-cell office:value-type="float" office:value="1.842122">
                <text:p>1.842122</text:p>
              </table:table-cell>
              <table:table-cell office:value-type="float" office:value="2.005638">
                <text:p>2.005638</text:p>
              </table:table-cell>
              <table:table-cell office:value-type="float" office:value="2.169154">
                <text:p>2.169154</text:p>
              </table:table-cell>
              <table:table-cell office:value-type="float" office:value="2.332669">
                <text:p>2.332669</text:p>
              </table:table-cell>
              <table:table-cell office:value-type="float" office:value="2.496186">
                <text:p>2.496186</text:p>
              </table:table-cell>
              <table:table-cell office:value-type="float" office:value="2.659701">
                <text:p>2.659701</text:p>
              </table:table-cell>
              <table:table-cell office:value-type="float" office:value="2.823217">
                <text:p>2.823217</text:p>
              </table:table-cell>
              <table:table-cell office:value-type="float" office:value="2.986733">
                <text:p>2.986733</text:p>
              </table:table-cell>
              <table:table-cell office:value-type="float" office:value="3.150249">
                <text:p>3.150249</text:p>
              </table:table-cell>
              <table:table-cell office:value-type="float" office:value="3.313765">
                <text:p>3.313765</text:p>
              </table:table-cell>
              <table:table-cell office:value-type="float" office:value="3.477281">
                <text:p>3.477281</text:p>
              </table:table-cell>
              <table:table-cell office:value-type="float" office:value="3.640797">
                <text:p>3.640797</text:p>
              </table:table-cell>
              <table:table-cell office:value-type="float" office:value="3.731896">
                <text:p>3.731896</text:p>
              </table:table-cell>
              <table:table-cell office:value-type="float" office:value="3.67739">
                <text:p>3.67739</text:p>
              </table:table-cell>
              <table:table-cell office:value-type="float" office:value="3.622885">
                <text:p>3.622885</text:p>
              </table:table-cell>
              <table:table-cell office:value-type="float" office:value="3.56838">
                <text:p>3.56838</text:p>
              </table:table-cell>
              <table:table-cell office:value-type="float" office:value="3.513875">
                <text:p>3.513875</text:p>
              </table:table-cell>
              <table:table-cell office:value-type="float" office:value="3.459369">
                <text:p>3.459369</text:p>
              </table:table-cell>
              <table:table-cell office:value-type="float" office:value="3.404864">
                <text:p>3.404864</text:p>
              </table:table-cell>
              <table:table-cell office:value-type="float" office:value="3.350358">
                <text:p>3.350358</text:p>
              </table:table-cell>
              <table:table-cell office:value-type="float" office:value="3.295853">
                <text:p>3.295853</text:p>
              </table:table-cell>
              <table:table-cell office:value-type="float" office:value="3.241348">
                <text:p>3.241348</text:p>
              </table:table-cell>
              <table:table-cell office:value-type="float" office:value="3.186842">
                <text:p>3.186842</text:p>
              </table:table-cell>
              <table:table-cell office:value-type="float" office:value="3.132337">
                <text:p>3.132337</text:p>
              </table:table-cell>
              <table:table-cell office:value-type="float" office:value="3.077832">
                <text:p>3.077832</text:p>
              </table:table-cell>
              <table:table-cell office:value-type="float" office:value="3.023326">
                <text:p>3.023326</text:p>
              </table:table-cell>
              <table:table-cell office:value-type="float" office:value="2.968821">
                <text:p>2.968821</text:p>
              </table:table-cell>
              <table:table-cell office:value-type="float" office:value="2.914316">
                <text:p>2.914316</text:p>
              </table:table-cell>
              <table:table-cell office:value-type="float" office:value="2.859811">
                <text:p>2.859811</text:p>
              </table:table-cell>
              <table:table-cell office:value-type="float" office:value="2.805305">
                <text:p>2.805305</text:p>
              </table:table-cell>
              <table:table-cell office:value-type="float" office:value="2.7508">
                <text:p>2.7508</text:p>
              </table:table-cell>
              <table:table-cell office:value-type="float" office:value="2.696295">
                <text:p>2.696295</text:p>
              </table:table-cell>
              <table:table-cell office:value-type="float" office:value="2.641789">
                <text:p>2.641789</text:p>
              </table:table-cell>
              <table:table-cell office:value-type="float" office:value="2.587284">
                <text:p>2.587284</text:p>
              </table:table-cell>
              <table:table-cell office:value-type="float" office:value="2.532779">
                <text:p>2.532779</text:p>
              </table:table-cell>
              <table:table-cell office:value-type="float" office:value="-2.521727">
                <text:p>-2.521727</text:p>
              </table:table-cell>
              <table:table-cell office:value-type="float" office:value="-2.576232">
                <text:p>-2.576232</text:p>
              </table:table-cell>
              <table:table-cell office:value-type="float" office:value="-2.630737">
                <text:p>-2.630737</text:p>
              </table:table-cell>
              <table:table-cell office:value-type="float" office:value="-2.685242">
                <text:p>-2.685242</text:p>
              </table:table-cell>
              <table:table-cell office:value-type="float" office:value="-2.739747">
                <text:p>-2.739747</text:p>
              </table:table-cell>
              <table:table-cell office:value-type="float" office:value="-2.794252">
                <text:p>-2.794252</text:p>
              </table:table-cell>
              <table:table-cell office:value-type="float" office:value="-2.848758">
                <text:p>-2.848758</text:p>
              </table:table-cell>
              <table:table-cell office:value-type="float" office:value="-2.903263">
                <text:p>-2.903263</text:p>
              </table:table-cell>
              <table:table-cell office:value-type="float" office:value="-2.957768">
                <text:p>-2.957768</text:p>
              </table:table-cell>
              <table:table-cell office:value-type="float" office:value="-3.012273">
                <text:p>-3.012273</text:p>
              </table:table-cell>
              <table:table-cell office:value-type="float" office:value="-3.066778">
                <text:p>-3.066778</text:p>
              </table:table-cell>
              <table:table-cell office:value-type="float" office:value="-3.121283">
                <text:p>-3.121283</text:p>
              </table:table-cell>
              <table:table-cell office:value-type="float" office:value="-3.175788">
                <text:p>-3.175788</text:p>
              </table:table-cell>
              <table:table-cell office:value-type="float" office:value="-3.230294">
                <text:p>-3.230294</text:p>
              </table:table-cell>
              <table:table-cell office:value-type="float" office:value="-3.284799">
                <text:p>-3.284799</text:p>
              </table:table-cell>
              <table:table-cell office:value-type="float" office:value="-3.339304">
                <text:p>-3.339304</text:p>
              </table:table-cell>
              <table:table-cell office:value-type="float" office:value="-3.393809">
                <text:p>-3.393809</text:p>
              </table:table-cell>
              <table:table-cell office:value-type="float" office:value="-3.448314">
                <text:p>-3.448314</text:p>
              </table:table-cell>
              <table:table-cell office:value-type="float" office:value="-3.50282">
                <text:p>-3.50282</text:p>
              </table:table-cell>
              <table:table-cell office:value-type="float" office:value="-3.557325">
                <text:p>-3.557325</text:p>
              </table:table-cell>
              <table:table-cell office:value-type="float" office:value="-3.61183">
                <text:p>-3.61183</text:p>
              </table:table-cell>
              <table:table-cell office:value-type="float" office:value="-3.666335">
                <text:p>-3.666335</text:p>
              </table:table-cell>
              <table:table-cell office:value-type="float" office:value="-3.72084">
                <text:p>-3.72084</text:p>
              </table:table-cell>
              <table:table-cell office:value-type="float" office:value="-3.673964">
                <text:p>-3.673964</text:p>
              </table:table-cell>
              <table:table-cell office:value-type="float" office:value="-3.510448">
                <text:p>-3.510448</text:p>
              </table:table-cell>
              <table:table-cell office:value-type="float" office:value="-3.346933">
                <text:p>-3.346933</text:p>
              </table:table-cell>
              <table:table-cell office:value-type="float" office:value="-3.183417">
                <text:p>-3.183417</text:p>
              </table:table-cell>
              <table:table-cell office:value-type="float" office:value="-3.019902">
                <text:p>-3.019902</text:p>
              </table:table-cell>
              <table:table-cell office:value-type="float" office:value="-2.856386">
                <text:p>-2.856386</text:p>
              </table:table-cell>
              <table:table-cell office:value-type="float" office:value="-2.692871">
                <text:p>-2.692871</text:p>
              </table:table-cell>
              <table:table-cell office:value-type="float" office:value="-2.529355">
                <text:p>-2.529355</text:p>
              </table:table-cell>
              <table:table-cell office:value-type="float" office:value="-2.36584">
                <text:p>-2.36584</text:p>
              </table:table-cell>
              <table:table-cell office:value-type="float" office:value="-2.202324">
                <text:p>-2.202324</text:p>
              </table:table-cell>
              <table:table-cell office:value-type="float" office:value="-2.038809">
                <text:p>-2.038809</text:p>
              </table:table-cell>
              <table:table-cell office:value-type="float" office:value="-1.875293">
                <text:p>-1.875293</text:p>
              </table:table-cell>
              <table:table-cell office:value-type="float" office:value="-1.711778">
                <text:p>-1.711778</text:p>
              </table:table-cell>
              <table:table-cell office:value-type="float" office:value="-1.548262">
                <text:p>-1.548262</text:p>
              </table:table-cell>
              <table:table-cell office:value-type="float" office:value="-1.384747">
                <text:p>-1.384747</text:p>
              </table:table-cell>
              <table:table-cell office:value-type="float" office:value="-1.221231">
                <text:p>-1.221231</text:p>
              </table:table-cell>
              <table:table-cell office:value-type="float" office:value="-1.057716">
                <text:p>-1.057716</text:p>
              </table:table-cell>
              <table:table-cell office:value-type="float" office:value="-0.8942">
                <text:p>-0.8942</text:p>
              </table:table-cell>
              <table:table-cell office:value-type="float" office:value="-0.730685">
                <text:p>-0.730685</text:p>
              </table:table-cell>
              <table:table-cell office:value-type="float" office:value="-0.567169">
                <text:p>-0.567169</text:p>
              </table:table-cell>
              <table:table-cell office:value-type="float" office:value="-0.403654">
                <text:p>-0.403654</text:p>
              </table:table-cell>
              <table:table-cell office:value-type="float" office:value="-0.240138">
                <text:p>-0.240138</text:p>
              </table:table-cell>
              <table:table-cell office:value-type="float" office:value="-0.076623">
                <text:p>-0.0766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A7:Feuille1.GA7" svg:x="0.32cm" svg:y="0.18cm" svg:width="12.905cm" svg:height="8.64cm">
          <chart:coordinate-region svg:x="0.862cm" svg:y="0.379cm" svg:width="12.3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7:Feuille1.GA7" chart:class="chart:line"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Feuille1.A7:Feuille1.GA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A8:Feuille1.GA8" svg:x="0.32cm" svg:y="0.18cm" svg:width="12.905cm" svg:height="8.64cm">
          <chart:coordinate-region svg:x="0.862cm" svg:y="0.379cm" svg:width="12.3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8:Feuille1.GA8" chart:class="chart:line"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</table:table-row>
          </table:table-header-rows>
          <table:table-rows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2.554505">
                <text:p>2.554505</text:p>
                <draw:g>
                  <svg:desc>Feuille1.A8:Feuille1.GA8</svg:desc>
                </draw:g>
              </table:table-cell>
              <table:table-cell office:value-type="float" office:value="2.609011">
                <text:p>2.609011</text:p>
              </table:table-cell>
              <table:table-cell office:value-type="float" office:value="2.663516">
                <text:p>2.663516</text:p>
              </table:table-cell>
              <table:table-cell office:value-type="float" office:value="2.718021">
                <text:p>2.718021</text:p>
              </table:table-cell>
              <table:table-cell office:value-type="float" office:value="2.772527">
                <text:p>2.772527</text:p>
              </table:table-cell>
              <table:table-cell office:value-type="float" office:value="2.827032">
                <text:p>2.827032</text:p>
              </table:table-cell>
              <table:table-cell office:value-type="float" office:value="2.881537">
                <text:p>2.881537</text:p>
              </table:table-cell>
              <table:table-cell office:value-type="float" office:value="2.936043">
                <text:p>2.936043</text:p>
              </table:table-cell>
              <table:table-cell office:value-type="float" office:value="2.990548">
                <text:p>2.990548</text:p>
              </table:table-cell>
              <table:table-cell office:value-type="float" office:value="3.045053">
                <text:p>3.045053</text:p>
              </table:table-cell>
              <table:table-cell office:value-type="float" office:value="3.099558">
                <text:p>3.099558</text:p>
              </table:table-cell>
              <table:table-cell office:value-type="float" office:value="3.154064">
                <text:p>3.154064</text:p>
              </table:table-cell>
              <table:table-cell office:value-type="float" office:value="3.208569">
                <text:p>3.208569</text:p>
              </table:table-cell>
              <table:table-cell office:value-type="float" office:value="3.263074">
                <text:p>3.263074</text:p>
              </table:table-cell>
              <table:table-cell office:value-type="float" office:value="3.31758">
                <text:p>3.31758</text:p>
              </table:table-cell>
              <table:table-cell office:value-type="float" office:value="3.372085">
                <text:p>3.372085</text:p>
              </table:table-cell>
              <table:table-cell office:value-type="float" office:value="3.42659">
                <text:p>3.42659</text:p>
              </table:table-cell>
              <table:table-cell office:value-type="float" office:value="3.481096">
                <text:p>3.481096</text:p>
              </table:table-cell>
              <table:table-cell office:value-type="float" office:value="3.535601">
                <text:p>3.535601</text:p>
              </table:table-cell>
              <table:table-cell office:value-type="float" office:value="3.590106">
                <text:p>3.590106</text:p>
              </table:table-cell>
              <table:table-cell office:value-type="float" office:value="3.644612">
                <text:p>3.644612</text:p>
              </table:table-cell>
              <table:table-cell office:value-type="float" office:value="3.699117">
                <text:p>3.699117</text:p>
              </table:table-cell>
              <table:table-cell office:value-type="float" office:value="3.753622">
                <text:p>3.753622</text:p>
              </table:table-cell>
              <table:table-cell office:value-type="float" office:value="3.808128">
                <text:p>3.808128</text:p>
              </table:table-cell>
              <table:table-cell office:value-type="float" office:value="3.862633">
                <text:p>3.862633</text:p>
              </table:table-cell>
              <table:table-cell office:value-type="float" office:value="3.917138">
                <text:p>3.917138</text:p>
              </table:table-cell>
              <table:table-cell office:value-type="float" office:value="3.971643">
                <text:p>3.971643</text:p>
              </table:table-cell>
              <table:table-cell office:value-type="float" office:value="4.026149">
                <text:p>4.026149</text:p>
              </table:table-cell>
              <table:table-cell office:value-type="float" office:value="4.080654">
                <text:p>4.080654</text:p>
              </table:table-cell>
              <table:table-cell office:value-type="float" office:value="4.135159">
                <text:p>4.135159</text:p>
              </table:table-cell>
              <table:table-cell office:value-type="float" office:value="4.189665">
                <text:p>4.189665</text:p>
              </table:table-cell>
              <table:table-cell office:value-type="float" office:value="4.24417">
                <text:p>4.24417</text:p>
              </table:table-cell>
              <table:table-cell office:value-type="float" office:value="4.298676">
                <text:p>4.298676</text:p>
              </table:table-cell>
              <table:table-cell office:value-type="float" office:value="4.35318">
                <text:p>4.35318</text:p>
              </table:table-cell>
              <table:table-cell office:value-type="float" office:value="4.407686">
                <text:p>4.407686</text:p>
              </table:table-cell>
              <table:table-cell office:value-type="float" office:value="4.462192">
                <text:p>4.462192</text:p>
              </table:table-cell>
              <table:table-cell office:value-type="float" office:value="4.516696">
                <text:p>4.516696</text:p>
              </table:table-cell>
              <table:table-cell office:value-type="float" office:value="4.571202">
                <text:p>4.571202</text:p>
              </table:table-cell>
              <table:table-cell office:value-type="float" office:value="4.625707">
                <text:p>4.625707</text:p>
              </table:table-cell>
              <table:table-cell office:value-type="float" office:value="4.680213">
                <text:p>4.680213</text:p>
              </table:table-cell>
              <table:table-cell office:value-type="float" office:value="4.734718">
                <text:p>4.734718</text:p>
              </table:table-cell>
              <table:table-cell office:value-type="float" office:value="4.789223">
                <text:p>4.789223</text:p>
              </table:table-cell>
              <table:table-cell office:value-type="float" office:value="4.843729">
                <text:p>4.843729</text:p>
              </table:table-cell>
              <table:table-cell office:value-type="float" office:value="4.898234">
                <text:p>4.898234</text:p>
              </table:table-cell>
              <table:table-cell office:value-type="float" office:value="4.952739">
                <text:p>4.952739</text:p>
              </table:table-cell>
              <table:table-cell office:value-type="float" office:value="-4.992756">
                <text:p>-4.992756</text:p>
              </table:table-cell>
              <table:table-cell office:value-type="float" office:value="-4.938251">
                <text:p>-4.938251</text:p>
              </table:table-cell>
              <table:table-cell office:value-type="float" office:value="-4.883745">
                <text:p>-4.883745</text:p>
              </table:table-cell>
              <table:table-cell office:value-type="float" office:value="-4.82924">
                <text:p>-4.82924</text:p>
              </table:table-cell>
              <table:table-cell office:value-type="float" office:value="-4.774735">
                <text:p>-4.774735</text:p>
              </table:table-cell>
              <table:table-cell office:value-type="float" office:value="-4.72023">
                <text:p>-4.72023</text:p>
              </table:table-cell>
              <table:table-cell office:value-type="float" office:value="-4.665725">
                <text:p>-4.665725</text:p>
              </table:table-cell>
              <table:table-cell office:value-type="float" office:value="-4.611219">
                <text:p>-4.611219</text:p>
              </table:table-cell>
              <table:table-cell office:value-type="float" office:value="-4.556714">
                <text:p>-4.556714</text:p>
              </table:table-cell>
              <table:table-cell office:value-type="float" office:value="-4.502209">
                <text:p>-4.502209</text:p>
              </table:table-cell>
              <table:table-cell office:value-type="float" office:value="-4.447704">
                <text:p>-4.447704</text:p>
              </table:table-cell>
              <table:table-cell office:value-type="float" office:value="-4.393199">
                <text:p>-4.393199</text:p>
              </table:table-cell>
              <table:table-cell office:value-type="float" office:value="-4.338694">
                <text:p>-4.338694</text:p>
              </table:table-cell>
              <table:table-cell office:value-type="float" office:value="-4.284188">
                <text:p>-4.284188</text:p>
              </table:table-cell>
              <table:table-cell office:value-type="float" office:value="-4.229683">
                <text:p>-4.229683</text:p>
              </table:table-cell>
              <table:table-cell office:value-type="float" office:value="-4.175178">
                <text:p>-4.175178</text:p>
              </table:table-cell>
              <table:table-cell office:value-type="float" office:value="-4.120673">
                <text:p>-4.120673</text:p>
              </table:table-cell>
              <table:table-cell office:value-type="float" office:value="-4.066168">
                <text:p>-4.066168</text:p>
              </table:table-cell>
              <table:table-cell office:value-type="float" office:value="-4.011662">
                <text:p>-4.011662</text:p>
              </table:table-cell>
              <table:table-cell office:value-type="float" office:value="-3.957157">
                <text:p>-3.957157</text:p>
              </table:table-cell>
              <table:table-cell office:value-type="float" office:value="-3.902652">
                <text:p>-3.902652</text:p>
              </table:table-cell>
              <table:table-cell office:value-type="float" office:value="-3.848147">
                <text:p>-3.848147</text:p>
              </table:table-cell>
              <table:table-cell office:value-type="float" office:value="-3.793642">
                <text:p>-3.793642</text:p>
              </table:table-cell>
              <table:table-cell office:value-type="float" office:value="-3.739137">
                <text:p>-3.739137</text:p>
              </table:table-cell>
              <table:table-cell office:value-type="float" office:value="-3.684632">
                <text:p>-3.684632</text:p>
              </table:table-cell>
              <table:table-cell office:value-type="float" office:value="-3.630126">
                <text:p>-3.630126</text:p>
              </table:table-cell>
              <table:table-cell office:value-type="float" office:value="-3.575621">
                <text:p>-3.575621</text:p>
              </table:table-cell>
              <table:table-cell office:value-type="float" office:value="-3.521116">
                <text:p>-3.521116</text:p>
              </table:table-cell>
              <table:table-cell office:value-type="float" office:value="-3.466611">
                <text:p>-3.466611</text:p>
              </table:table-cell>
              <table:table-cell office:value-type="float" office:value="-3.412106">
                <text:p>-3.412106</text:p>
              </table:table-cell>
              <table:table-cell office:value-type="float" office:value="-3.357601">
                <text:p>-3.357601</text:p>
              </table:table-cell>
              <table:table-cell office:value-type="float" office:value="-3.303095">
                <text:p>-3.303095</text:p>
              </table:table-cell>
              <table:table-cell office:value-type="float" office:value="-3.24859">
                <text:p>-3.24859</text:p>
              </table:table-cell>
              <table:table-cell office:value-type="float" office:value="-3.194085">
                <text:p>-3.194085</text:p>
              </table:table-cell>
              <table:table-cell office:value-type="float" office:value="-3.13958">
                <text:p>-3.13958</text:p>
              </table:table-cell>
              <table:table-cell office:value-type="float" office:value="-3.085075">
                <text:p>-3.085075</text:p>
              </table:table-cell>
              <table:table-cell office:value-type="float" office:value="-3.03057">
                <text:p>-3.03057</text:p>
              </table:table-cell>
              <table:table-cell office:value-type="float" office:value="-2.976064">
                <text:p>-2.976064</text:p>
              </table:table-cell>
              <table:table-cell office:value-type="float" office:value="-2.921559">
                <text:p>-2.921559</text:p>
              </table:table-cell>
              <table:table-cell office:value-type="float" office:value="-2.867054">
                <text:p>-2.867054</text:p>
              </table:table-cell>
              <table:table-cell office:value-type="float" office:value="-2.812549">
                <text:p>-2.812549</text:p>
              </table:table-cell>
              <table:table-cell office:value-type="float" office:value="-2.758044">
                <text:p>-2.758044</text:p>
              </table:table-cell>
              <table:table-cell office:value-type="float" office:value="-2.703538">
                <text:p>-2.703538</text:p>
              </table:table-cell>
              <table:table-cell office:value-type="float" office:value="-2.649033">
                <text:p>-2.649033</text:p>
              </table:table-cell>
              <table:table-cell office:value-type="float" office:value="-2.594528">
                <text:p>-2.594528</text:p>
              </table:table-cell>
              <table:table-cell office:value-type="float" office:value="-2.540023">
                <text:p>-2.540023</text:p>
              </table:table-cell>
              <table:table-cell office:value-type="float" office:value="2.514482">
                <text:p>2.514482</text:p>
              </table:table-cell>
              <table:table-cell office:value-type="float" office:value="2.568987">
                <text:p>2.568987</text:p>
              </table:table-cell>
              <table:table-cell office:value-type="float" office:value="2.623493">
                <text:p>2.623493</text:p>
              </table:table-cell>
              <table:table-cell office:value-type="float" office:value="2.677998">
                <text:p>2.677998</text:p>
              </table:table-cell>
              <table:table-cell office:value-type="float" office:value="2.732503">
                <text:p>2.732503</text:p>
              </table:table-cell>
              <table:table-cell office:value-type="float" office:value="2.787009">
                <text:p>2.787009</text:p>
              </table:table-cell>
              <table:table-cell office:value-type="float" office:value="2.841514">
                <text:p>2.841514</text:p>
              </table:table-cell>
              <table:table-cell office:value-type="float" office:value="2.896019">
                <text:p>2.896019</text:p>
              </table:table-cell>
              <table:table-cell office:value-type="float" office:value="2.950525">
                <text:p>2.950525</text:p>
              </table:table-cell>
              <table:table-cell office:value-type="float" office:value="3.00503">
                <text:p>3.00503</text:p>
              </table:table-cell>
              <table:table-cell office:value-type="float" office:value="3.059535">
                <text:p>3.059535</text:p>
              </table:table-cell>
              <table:table-cell office:value-type="float" office:value="3.11404">
                <text:p>3.11404</text:p>
              </table:table-cell>
              <table:table-cell office:value-type="float" office:value="3.168546">
                <text:p>3.168546</text:p>
              </table:table-cell>
              <table:table-cell office:value-type="float" office:value="3.223051">
                <text:p>3.223051</text:p>
              </table:table-cell>
              <table:table-cell office:value-type="float" office:value="3.277557">
                <text:p>3.277557</text:p>
              </table:table-cell>
              <table:table-cell office:value-type="float" office:value="3.332062">
                <text:p>3.332062</text:p>
              </table:table-cell>
              <table:table-cell office:value-type="float" office:value="3.386567">
                <text:p>3.386567</text:p>
              </table:table-cell>
              <table:table-cell office:value-type="float" office:value="3.441072">
                <text:p>3.441072</text:p>
              </table:table-cell>
              <table:table-cell office:value-type="float" office:value="3.495578">
                <text:p>3.495578</text:p>
              </table:table-cell>
              <table:table-cell office:value-type="float" office:value="3.550083">
                <text:p>3.550083</text:p>
              </table:table-cell>
              <table:table-cell office:value-type="float" office:value="3.604589">
                <text:p>3.604589</text:p>
              </table:table-cell>
              <table:table-cell office:value-type="float" office:value="3.659094">
                <text:p>3.659094</text:p>
              </table:table-cell>
              <table:table-cell office:value-type="float" office:value="3.713599">
                <text:p>3.713599</text:p>
              </table:table-cell>
              <table:table-cell office:value-type="float" office:value="3.768104">
                <text:p>3.768104</text:p>
              </table:table-cell>
              <table:table-cell office:value-type="float" office:value="3.82261">
                <text:p>3.82261</text:p>
              </table:table-cell>
              <table:table-cell office:value-type="float" office:value="3.877115">
                <text:p>3.877115</text:p>
              </table:table-cell>
              <table:table-cell office:value-type="float" office:value="3.93162">
                <text:p>3.93162</text:p>
              </table:table-cell>
              <table:table-cell office:value-type="float" office:value="3.986125">
                <text:p>3.986125</text:p>
              </table:table-cell>
              <table:table-cell office:value-type="float" office:value="4.040631">
                <text:p>4.040631</text:p>
              </table:table-cell>
              <table:table-cell office:value-type="float" office:value="4.095136">
                <text:p>4.095136</text:p>
              </table:table-cell>
              <table:table-cell office:value-type="float" office:value="4.149642">
                <text:p>4.149642</text:p>
              </table:table-cell>
              <table:table-cell office:value-type="float" office:value="4.204147">
                <text:p>4.204147</text:p>
              </table:table-cell>
              <table:table-cell office:value-type="float" office:value="4.258652">
                <text:p>4.258652</text:p>
              </table:table-cell>
              <table:table-cell office:value-type="float" office:value="4.313158">
                <text:p>4.313158</text:p>
              </table:table-cell>
              <table:table-cell office:value-type="float" office:value="4.367662">
                <text:p>4.367662</text:p>
              </table:table-cell>
              <table:table-cell office:value-type="float" office:value="4.422168">
                <text:p>4.422168</text:p>
              </table:table-cell>
              <table:table-cell office:value-type="float" office:value="4.476674">
                <text:p>4.476674</text:p>
              </table:table-cell>
              <table:table-cell office:value-type="float" office:value="4.531179">
                <text:p>4.531179</text:p>
              </table:table-cell>
              <table:table-cell office:value-type="float" office:value="4.585684">
                <text:p>4.585684</text:p>
              </table:table-cell>
              <table:table-cell office:value-type="float" office:value="4.640189">
                <text:p>4.640189</text:p>
              </table:table-cell>
              <table:table-cell office:value-type="float" office:value="4.694695">
                <text:p>4.694695</text:p>
              </table:table-cell>
              <table:table-cell office:value-type="float" office:value="4.7492">
                <text:p>4.7492</text:p>
              </table:table-cell>
              <table:table-cell office:value-type="float" office:value="4.803705">
                <text:p>4.803705</text:p>
              </table:table-cell>
              <table:table-cell office:value-type="float" office:value="4.858211">
                <text:p>4.858211</text:p>
              </table:table-cell>
              <table:table-cell office:value-type="float" office:value="4.912716">
                <text:p>4.912716</text:p>
              </table:table-cell>
              <table:table-cell office:value-type="float" office:value="4.967221">
                <text:p>4.967221</text:p>
              </table:table-cell>
              <table:table-cell office:value-type="float" office:value="-4.978273">
                <text:p>-4.978273</text:p>
              </table:table-cell>
              <table:table-cell office:value-type="float" office:value="-4.923769">
                <text:p>-4.923769</text:p>
              </table:table-cell>
              <table:table-cell office:value-type="float" office:value="-4.869263">
                <text:p>-4.869263</text:p>
              </table:table-cell>
              <table:table-cell office:value-type="float" office:value="-4.814758">
                <text:p>-4.814758</text:p>
              </table:table-cell>
              <table:table-cell office:value-type="float" office:value="-4.760253">
                <text:p>-4.760253</text:p>
              </table:table-cell>
              <table:table-cell office:value-type="float" office:value="-4.705748">
                <text:p>-4.705748</text:p>
              </table:table-cell>
              <table:table-cell office:value-type="float" office:value="-4.651242">
                <text:p>-4.651242</text:p>
              </table:table-cell>
              <table:table-cell office:value-type="float" office:value="-4.596737">
                <text:p>-4.596737</text:p>
              </table:table-cell>
              <table:table-cell office:value-type="float" office:value="-4.542232">
                <text:p>-4.542232</text:p>
              </table:table-cell>
              <table:table-cell office:value-type="float" office:value="-4.487727">
                <text:p>-4.487727</text:p>
              </table:table-cell>
              <table:table-cell office:value-type="float" office:value="-4.433222">
                <text:p>-4.433222</text:p>
              </table:table-cell>
              <table:table-cell office:value-type="float" office:value="-4.378716">
                <text:p>-4.378716</text:p>
              </table:table-cell>
              <table:table-cell office:value-type="float" office:value="-4.324212">
                <text:p>-4.324212</text:p>
              </table:table-cell>
              <table:table-cell office:value-type="float" office:value="-4.269706">
                <text:p>-4.269706</text:p>
              </table:table-cell>
              <table:table-cell office:value-type="float" office:value="-4.215201">
                <text:p>-4.215201</text:p>
              </table:table-cell>
              <table:table-cell office:value-type="float" office:value="-4.160696">
                <text:p>-4.160696</text:p>
              </table:table-cell>
              <table:table-cell office:value-type="float" office:value="-4.106191">
                <text:p>-4.106191</text:p>
              </table:table-cell>
              <table:table-cell office:value-type="float" office:value="-4.051686">
                <text:p>-4.051686</text:p>
              </table:table-cell>
              <table:table-cell office:value-type="float" office:value="-3.99718">
                <text:p>-3.99718</text:p>
              </table:table-cell>
              <table:table-cell office:value-type="float" office:value="-3.942675">
                <text:p>-3.942675</text:p>
              </table:table-cell>
              <table:table-cell office:value-type="float" office:value="-3.88817">
                <text:p>-3.88817</text:p>
              </table:table-cell>
              <table:table-cell office:value-type="float" office:value="-3.833665">
                <text:p>-3.833665</text:p>
              </table:table-cell>
              <table:table-cell office:value-type="float" office:value="-3.77916">
                <text:p>-3.77916</text:p>
              </table:table-cell>
              <table:table-cell office:value-type="float" office:value="-3.724655">
                <text:p>-3.724655</text:p>
              </table:table-cell>
              <table:table-cell office:value-type="float" office:value="-3.670149">
                <text:p>-3.670149</text:p>
              </table:table-cell>
              <table:table-cell office:value-type="float" office:value="-3.615644">
                <text:p>-3.615644</text:p>
              </table:table-cell>
              <table:table-cell office:value-type="float" office:value="-3.561139">
                <text:p>-3.561139</text:p>
              </table:table-cell>
              <table:table-cell office:value-type="float" office:value="-3.506634">
                <text:p>-3.506634</text:p>
              </table:table-cell>
              <table:table-cell office:value-type="float" office:value="-3.452129">
                <text:p>-3.452129</text:p>
              </table:table-cell>
              <table:table-cell office:value-type="float" office:value="-3.397624">
                <text:p>-3.397624</text:p>
              </table:table-cell>
              <table:table-cell office:value-type="float" office:value="-3.343118">
                <text:p>-3.343118</text:p>
              </table:table-cell>
              <table:table-cell office:value-type="float" office:value="-3.288613">
                <text:p>-3.288613</text:p>
              </table:table-cell>
              <table:table-cell office:value-type="float" office:value="-3.234108">
                <text:p>-3.234108</text:p>
              </table:table-cell>
              <table:table-cell office:value-type="float" office:value="-3.179603">
                <text:p>-3.179603</text:p>
              </table:table-cell>
              <table:table-cell office:value-type="float" office:value="-3.125098">
                <text:p>-3.125098</text:p>
              </table:table-cell>
              <table:table-cell office:value-type="float" office:value="-3.070593">
                <text:p>-3.070593</text:p>
              </table:table-cell>
              <table:table-cell office:value-type="float" office:value="-3.016088">
                <text:p>-3.016088</text:p>
              </table:table-cell>
              <table:table-cell office:value-type="float" office:value="-2.961582">
                <text:p>-2.961582</text:p>
              </table:table-cell>
              <table:table-cell office:value-type="float" office:value="-2.907077">
                <text:p>-2.907077</text:p>
              </table:table-cell>
              <table:table-cell office:value-type="float" office:value="-2.852572">
                <text:p>-2.852572</text:p>
              </table:table-cell>
              <table:table-cell office:value-type="float" office:value="-2.798067">
                <text:p>-2.798067</text:p>
              </table:table-cell>
              <table:table-cell office:value-type="float" office:value="-2.743562">
                <text:p>-2.743562</text:p>
              </table:table-cell>
              <table:table-cell office:value-type="float" office:value="-2.689056">
                <text:p>-2.689056</text:p>
              </table:table-cell>
              <table:table-cell office:value-type="float" office:value="-2.634551">
                <text:p>-2.634551</text:p>
              </table:table-cell>
              <table:table-cell office:value-type="float" office:value="-2.580046">
                <text:p>-2.580046</text:p>
              </table:table-cell>
              <table:table-cell office:value-type="float" office:value="-2.525541">
                <text:p>-2.5255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4.201cm" style:legend-expansion="high" chart:style-name="ch2"/>
        <chart:plot-area chart:style-name="ch3" table:cell-range-address="Feuille1.A9:Feuille1.GA9" svg:x="0.32cm" svg:y="0.18cm" svg:width="12.905cm" svg:height="8.64cm">
          <chart:coordinate-region svg:x="0.862cm" svg:y="0.379cm" svg:width="12.3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9:Feuille1.GA9" chart:class="chart:line">
            <chart:data-point chart:repeated="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</table:table-row>
          </table:table-header-rows>
          <table:table-rows>
            <table:table-row>
              <table:table-cell office:value-type="string">
                <text:p>Ligne 9</text:p>
                <draw:g>
                  <svg:desc/>
                </draw:g>
              </table:table-cell>
              <table:table-cell office:value-type="float" office:value="0.109011">
                <text:p>0.109011</text:p>
                <draw:g>
                  <svg:desc>Feuille1.A9:Feuille1.GA9</svg:desc>
                </draw:g>
              </table:table-cell>
              <table:table-cell office:value-type="float" office:value="0.218021">
                <text:p>0.218021</text:p>
              </table:table-cell>
              <table:table-cell office:value-type="float" office:value="0.327032">
                <text:p>0.327032</text:p>
              </table:table-cell>
              <table:table-cell office:value-type="float" office:value="0.436042">
                <text:p>0.436042</text:p>
              </table:table-cell>
              <table:table-cell office:value-type="float" office:value="0.545053">
                <text:p>0.545053</text:p>
              </table:table-cell>
              <table:table-cell office:value-type="float" office:value="0.654064">
                <text:p>0.654064</text:p>
              </table:table-cell>
              <table:table-cell office:value-type="float" office:value="0.763074">
                <text:p>0.763074</text:p>
              </table:table-cell>
              <table:table-cell office:value-type="float" office:value="0.872085">
                <text:p>0.872085</text:p>
              </table:table-cell>
              <table:table-cell office:value-type="float" office:value="0.981096">
                <text:p>0.981096</text:p>
              </table:table-cell>
              <table:table-cell office:value-type="float" office:value="1.090106">
                <text:p>1.090106</text:p>
              </table:table-cell>
              <table:table-cell office:value-type="float" office:value="1.199117">
                <text:p>1.199117</text:p>
              </table:table-cell>
              <table:table-cell office:value-type="float" office:value="1.308128">
                <text:p>1.308128</text:p>
              </table:table-cell>
              <table:table-cell office:value-type="float" office:value="1.417138">
                <text:p>1.417138</text:p>
              </table:table-cell>
              <table:table-cell office:value-type="float" office:value="1.526149">
                <text:p>1.526149</text:p>
              </table:table-cell>
              <table:table-cell office:value-type="float" office:value="1.635159">
                <text:p>1.635159</text:p>
              </table:table-cell>
              <table:table-cell office:value-type="float" office:value="1.74417">
                <text:p>1.74417</text:p>
              </table:table-cell>
              <table:table-cell office:value-type="float" office:value="1.853181">
                <text:p>1.853181</text:p>
              </table:table-cell>
              <table:table-cell office:value-type="float" office:value="1.962191">
                <text:p>1.962191</text:p>
              </table:table-cell>
              <table:table-cell office:value-type="float" office:value="2.071202">
                <text:p>2.071202</text:p>
              </table:table-cell>
              <table:table-cell office:value-type="float" office:value="2.180212">
                <text:p>2.180212</text:p>
              </table:table-cell>
              <table:table-cell office:value-type="float" office:value="2.289223">
                <text:p>2.289223</text:p>
              </table:table-cell>
              <table:table-cell office:value-type="float" office:value="2.398234">
                <text:p>2.398234</text:p>
              </table:table-cell>
              <table:table-cell office:value-type="float" office:value="2.507244">
                <text:p>2.507244</text:p>
              </table:table-cell>
              <table:table-cell office:value-type="float" office:value="2.616255">
                <text:p>2.616255</text:p>
              </table:table-cell>
              <table:table-cell office:value-type="float" office:value="2.725266">
                <text:p>2.725266</text:p>
              </table:table-cell>
              <table:table-cell office:value-type="float" office:value="2.834276">
                <text:p>2.834276</text:p>
              </table:table-cell>
              <table:table-cell office:value-type="float" office:value="2.943287">
                <text:p>2.943287</text:p>
              </table:table-cell>
              <table:table-cell office:value-type="float" office:value="3.052298">
                <text:p>3.052298</text:p>
              </table:table-cell>
              <table:table-cell office:value-type="float" office:value="3.161308">
                <text:p>3.161308</text:p>
              </table:table-cell>
              <table:table-cell office:value-type="float" office:value="3.270319">
                <text:p>3.270319</text:p>
              </table:table-cell>
              <table:table-cell office:value-type="float" office:value="3.379329">
                <text:p>3.379329</text:p>
              </table:table-cell>
              <table:table-cell office:value-type="float" office:value="3.48834">
                <text:p>3.48834</text:p>
              </table:table-cell>
              <table:table-cell office:value-type="float" office:value="3.597351">
                <text:p>3.597351</text:p>
              </table:table-cell>
              <table:table-cell office:value-type="float" office:value="3.706361">
                <text:p>3.706361</text:p>
              </table:table-cell>
              <table:table-cell office:value-type="float" office:value="3.815372">
                <text:p>3.815372</text:p>
              </table:table-cell>
              <table:table-cell office:value-type="float" office:value="3.924383">
                <text:p>3.924383</text:p>
              </table:table-cell>
              <table:table-cell office:value-type="float" office:value="4.033393">
                <text:p>4.033393</text:p>
              </table:table-cell>
              <table:table-cell office:value-type="float" office:value="4.142404">
                <text:p>4.142404</text:p>
              </table:table-cell>
              <table:table-cell office:value-type="float" office:value="4.251414">
                <text:p>4.251414</text:p>
              </table:table-cell>
              <table:table-cell office:value-type="float" office:value="4.360425">
                <text:p>4.360425</text:p>
              </table:table-cell>
              <table:table-cell office:value-type="float" office:value="4.469436">
                <text:p>4.469436</text:p>
              </table:table-cell>
              <table:table-cell office:value-type="float" office:value="4.578446">
                <text:p>4.578446</text:p>
              </table:table-cell>
              <table:table-cell office:value-type="float" office:value="4.687457">
                <text:p>4.687457</text:p>
              </table:table-cell>
              <table:table-cell office:value-type="float" office:value="4.796468">
                <text:p>4.796468</text:p>
              </table:table-cell>
              <table:table-cell office:value-type="float" office:value="4.905478">
                <text:p>4.905478</text:p>
              </table:table-cell>
              <table:table-cell office:value-type="float" office:value="-4.985511">
                <text:p>-4.985511</text:p>
              </table:table-cell>
              <table:table-cell office:value-type="float" office:value="-4.876501">
                <text:p>-4.876501</text:p>
              </table:table-cell>
              <table:table-cell office:value-type="float" office:value="-4.76749">
                <text:p>-4.76749</text:p>
              </table:table-cell>
              <table:table-cell office:value-type="float" office:value="-4.65848">
                <text:p>-4.65848</text:p>
              </table:table-cell>
              <table:table-cell office:value-type="float" office:value="-4.54947">
                <text:p>-4.54947</text:p>
              </table:table-cell>
              <table:table-cell office:value-type="float" office:value="-4.44046">
                <text:p>-4.44046</text:p>
              </table:table-cell>
              <table:table-cell office:value-type="float" office:value="-4.33145">
                <text:p>-4.33145</text:p>
              </table:table-cell>
              <table:table-cell office:value-type="float" office:value="-4.222439">
                <text:p>-4.222439</text:p>
              </table:table-cell>
              <table:table-cell office:value-type="float" office:value="-4.113429">
                <text:p>-4.113429</text:p>
              </table:table-cell>
              <table:table-cell office:value-type="float" office:value="-4.004418">
                <text:p>-4.004418</text:p>
              </table:table-cell>
              <table:table-cell office:value-type="float" office:value="-3.895408">
                <text:p>-3.895408</text:p>
              </table:table-cell>
              <table:table-cell office:value-type="float" office:value="-3.786397">
                <text:p>-3.786397</text:p>
              </table:table-cell>
              <table:table-cell office:value-type="float" office:value="-3.677387">
                <text:p>-3.677387</text:p>
              </table:table-cell>
              <table:table-cell office:value-type="float" office:value="-3.568377">
                <text:p>-3.568377</text:p>
              </table:table-cell>
              <table:table-cell office:value-type="float" office:value="-3.459367">
                <text:p>-3.459367</text:p>
              </table:table-cell>
              <table:table-cell office:value-type="float" office:value="-3.350356">
                <text:p>-3.350356</text:p>
              </table:table-cell>
              <table:table-cell office:value-type="float" office:value="-3.241346">
                <text:p>-3.241346</text:p>
              </table:table-cell>
              <table:table-cell office:value-type="float" office:value="-3.132336">
                <text:p>-3.132336</text:p>
              </table:table-cell>
              <table:table-cell office:value-type="float" office:value="-3.023325">
                <text:p>-3.023325</text:p>
              </table:table-cell>
              <table:table-cell office:value-type="float" office:value="-2.914315">
                <text:p>-2.914315</text:p>
              </table:table-cell>
              <table:table-cell office:value-type="float" office:value="-2.805305">
                <text:p>-2.805305</text:p>
              </table:table-cell>
              <table:table-cell office:value-type="float" office:value="-2.696294">
                <text:p>-2.696294</text:p>
              </table:table-cell>
              <table:table-cell office:value-type="float" office:value="-2.587284">
                <text:p>-2.587284</text:p>
              </table:table-cell>
              <table:table-cell office:value-type="float" office:value="-2.478273">
                <text:p>-2.478273</text:p>
              </table:table-cell>
              <table:table-cell office:value-type="float" office:value="-2.369263">
                <text:p>-2.369263</text:p>
              </table:table-cell>
              <table:table-cell office:value-type="float" office:value="-2.260253">
                <text:p>-2.260253</text:p>
              </table:table-cell>
              <table:table-cell office:value-type="float" office:value="-2.151242">
                <text:p>-2.151242</text:p>
              </table:table-cell>
              <table:table-cell office:value-type="float" office:value="-2.042232">
                <text:p>-2.042232</text:p>
              </table:table-cell>
              <table:table-cell office:value-type="float" office:value="-1.933222">
                <text:p>-1.933222</text:p>
              </table:table-cell>
              <table:table-cell office:value-type="float" office:value="-1.824211">
                <text:p>-1.824211</text:p>
              </table:table-cell>
              <table:table-cell office:value-type="float" office:value="-1.715201">
                <text:p>-1.715201</text:p>
              </table:table-cell>
              <table:table-cell office:value-type="float" office:value="-1.606191">
                <text:p>-1.606191</text:p>
              </table:table-cell>
              <table:table-cell office:value-type="float" office:value="-1.49718">
                <text:p>-1.49718</text:p>
              </table:table-cell>
              <table:table-cell office:value-type="float" office:value="-1.38817">
                <text:p>-1.38817</text:p>
              </table:table-cell>
              <table:table-cell office:value-type="float" office:value="-1.27916">
                <text:p>-1.27916</text:p>
              </table:table-cell>
              <table:table-cell office:value-type="float" office:value="-1.170149">
                <text:p>-1.170149</text:p>
              </table:table-cell>
              <table:table-cell office:value-type="float" office:value="-1.061139">
                <text:p>-1.061139</text:p>
              </table:table-cell>
              <table:table-cell office:value-type="float" office:value="-0.952129">
                <text:p>-0.952129</text:p>
              </table:table-cell>
              <table:table-cell office:value-type="float" office:value="-0.843118">
                <text:p>-0.843118</text:p>
              </table:table-cell>
              <table:table-cell office:value-type="float" office:value="-0.734108">
                <text:p>-0.734108</text:p>
              </table:table-cell>
              <table:table-cell office:value-type="float" office:value="-0.625098">
                <text:p>-0.625098</text:p>
              </table:table-cell>
              <table:table-cell office:value-type="float" office:value="-0.516087">
                <text:p>-0.516087</text:p>
              </table:table-cell>
              <table:table-cell office:value-type="float" office:value="-0.407077">
                <text:p>-0.407077</text:p>
              </table:table-cell>
              <table:table-cell office:value-type="float" office:value="-0.298067">
                <text:p>-0.298067</text:p>
              </table:table-cell>
              <table:table-cell office:value-type="float" office:value="-0.189056">
                <text:p>-0.189056</text:p>
              </table:table-cell>
              <table:table-cell office:value-type="float" office:value="-0.080046">
                <text:p>-0.080046</text:p>
              </table:table-cell>
              <table:table-cell office:value-type="float" office:value="0.028964">
                <text:p>0.028964</text:p>
              </table:table-cell>
              <table:table-cell office:value-type="float" office:value="0.137975">
                <text:p>0.137975</text:p>
              </table:table-cell>
              <table:table-cell office:value-type="float" office:value="0.246986">
                <text:p>0.246986</text:p>
              </table:table-cell>
              <table:table-cell office:value-type="float" office:value="0.355996">
                <text:p>0.355996</text:p>
              </table:table-cell>
              <table:table-cell office:value-type="float" office:value="0.465007">
                <text:p>0.465007</text:p>
              </table:table-cell>
              <table:table-cell office:value-type="float" office:value="0.574017">
                <text:p>0.574017</text:p>
              </table:table-cell>
              <table:table-cell office:value-type="float" office:value="0.683028">
                <text:p>0.683028</text:p>
              </table:table-cell>
              <table:table-cell office:value-type="float" office:value="0.792039">
                <text:p>0.792039</text:p>
              </table:table-cell>
              <table:table-cell office:value-type="float" office:value="0.901049">
                <text:p>0.901049</text:p>
              </table:table-cell>
              <table:table-cell office:value-type="float" office:value="1.01006">
                <text:p>1.01006</text:p>
              </table:table-cell>
              <table:table-cell office:value-type="float" office:value="1.119071">
                <text:p>1.119071</text:p>
              </table:table-cell>
              <table:table-cell office:value-type="float" office:value="1.228081">
                <text:p>1.228081</text:p>
              </table:table-cell>
              <table:table-cell office:value-type="float" office:value="1.337092">
                <text:p>1.337092</text:p>
              </table:table-cell>
              <table:table-cell office:value-type="float" office:value="1.446102">
                <text:p>1.446102</text:p>
              </table:table-cell>
              <table:table-cell office:value-type="float" office:value="1.555113">
                <text:p>1.555113</text:p>
              </table:table-cell>
              <table:table-cell office:value-type="float" office:value="1.664124">
                <text:p>1.664124</text:p>
              </table:table-cell>
              <table:table-cell office:value-type="float" office:value="1.773134">
                <text:p>1.773134</text:p>
              </table:table-cell>
              <table:table-cell office:value-type="float" office:value="1.882145">
                <text:p>1.882145</text:p>
              </table:table-cell>
              <table:table-cell office:value-type="float" office:value="1.991156">
                <text:p>1.991156</text:p>
              </table:table-cell>
              <table:table-cell office:value-type="float" office:value="2.100166">
                <text:p>2.100166</text:p>
              </table:table-cell>
              <table:table-cell office:value-type="float" office:value="2.209177">
                <text:p>2.209177</text:p>
              </table:table-cell>
              <table:table-cell office:value-type="float" office:value="2.318187">
                <text:p>2.318187</text:p>
              </table:table-cell>
              <table:table-cell office:value-type="float" office:value="2.427198">
                <text:p>2.427198</text:p>
              </table:table-cell>
              <table:table-cell office:value-type="float" office:value="2.536209">
                <text:p>2.536209</text:p>
              </table:table-cell>
              <table:table-cell office:value-type="float" office:value="2.645219">
                <text:p>2.645219</text:p>
              </table:table-cell>
              <table:table-cell office:value-type="float" office:value="2.75423">
                <text:p>2.75423</text:p>
              </table:table-cell>
              <table:table-cell office:value-type="float" office:value="2.86324">
                <text:p>2.86324</text:p>
              </table:table-cell>
              <table:table-cell office:value-type="float" office:value="2.972251">
                <text:p>2.972251</text:p>
              </table:table-cell>
              <table:table-cell office:value-type="float" office:value="3.081262">
                <text:p>3.081262</text:p>
              </table:table-cell>
              <table:table-cell office:value-type="float" office:value="3.190272">
                <text:p>3.190272</text:p>
              </table:table-cell>
              <table:table-cell office:value-type="float" office:value="3.299283">
                <text:p>3.299283</text:p>
              </table:table-cell>
              <table:table-cell office:value-type="float" office:value="3.408294">
                <text:p>3.408294</text:p>
              </table:table-cell>
              <table:table-cell office:value-type="float" office:value="3.517304">
                <text:p>3.517304</text:p>
              </table:table-cell>
              <table:table-cell office:value-type="float" office:value="3.626315">
                <text:p>3.626315</text:p>
              </table:table-cell>
              <table:table-cell office:value-type="float" office:value="3.735326">
                <text:p>3.735326</text:p>
              </table:table-cell>
              <table:table-cell office:value-type="float" office:value="3.844336">
                <text:p>3.844336</text:p>
              </table:table-cell>
              <table:table-cell office:value-type="float" office:value="3.953347">
                <text:p>3.953347</text:p>
              </table:table-cell>
              <table:table-cell office:value-type="float" office:value="4.062357">
                <text:p>4.062357</text:p>
              </table:table-cell>
              <table:table-cell office:value-type="float" office:value="4.171368">
                <text:p>4.171368</text:p>
              </table:table-cell>
              <table:table-cell office:value-type="float" office:value="4.280379">
                <text:p>4.280379</text:p>
              </table:table-cell>
              <table:table-cell office:value-type="float" office:value="4.38939">
                <text:p>4.38939</text:p>
              </table:table-cell>
              <table:table-cell office:value-type="float" office:value="4.4984">
                <text:p>4.4984</text:p>
              </table:table-cell>
              <table:table-cell office:value-type="float" office:value="4.607411">
                <text:p>4.607411</text:p>
              </table:table-cell>
              <table:table-cell office:value-type="float" office:value="4.716421">
                <text:p>4.716421</text:p>
              </table:table-cell>
              <table:table-cell office:value-type="float" office:value="4.825432">
                <text:p>4.825432</text:p>
              </table:table-cell>
              <table:table-cell office:value-type="float" office:value="4.934443">
                <text:p>4.934443</text:p>
              </table:table-cell>
              <table:table-cell office:value-type="float" office:value="-4.956547">
                <text:p>-4.956547</text:p>
              </table:table-cell>
              <table:table-cell office:value-type="float" office:value="-4.847537">
                <text:p>-4.847537</text:p>
              </table:table-cell>
              <table:table-cell office:value-type="float" office:value="-4.738526">
                <text:p>-4.738526</text:p>
              </table:table-cell>
              <table:table-cell office:value-type="float" office:value="-4.629516">
                <text:p>-4.629516</text:p>
              </table:table-cell>
              <table:table-cell office:value-type="float" office:value="-4.520506">
                <text:p>-4.520506</text:p>
              </table:table-cell>
              <table:table-cell office:value-type="float" office:value="-4.411495">
                <text:p>-4.411495</text:p>
              </table:table-cell>
              <table:table-cell office:value-type="float" office:value="-4.302485">
                <text:p>-4.302485</text:p>
              </table:table-cell>
              <table:table-cell office:value-type="float" office:value="-4.193475">
                <text:p>-4.193475</text:p>
              </table:table-cell>
              <table:table-cell office:value-type="float" office:value="-4.084464">
                <text:p>-4.084464</text:p>
              </table:table-cell>
              <table:table-cell office:value-type="float" office:value="-3.975454">
                <text:p>-3.975454</text:p>
              </table:table-cell>
              <table:table-cell office:value-type="float" office:value="-3.866444">
                <text:p>-3.866444</text:p>
              </table:table-cell>
              <table:table-cell office:value-type="float" office:value="-3.757433">
                <text:p>-3.757433</text:p>
              </table:table-cell>
              <table:table-cell office:value-type="float" office:value="-3.648423">
                <text:p>-3.648423</text:p>
              </table:table-cell>
              <table:table-cell office:value-type="float" office:value="-3.539412">
                <text:p>-3.539412</text:p>
              </table:table-cell>
              <table:table-cell office:value-type="float" office:value="-3.430402">
                <text:p>-3.430402</text:p>
              </table:table-cell>
              <table:table-cell office:value-type="float" office:value="-3.321392">
                <text:p>-3.321392</text:p>
              </table:table-cell>
              <table:table-cell office:value-type="float" office:value="-3.212382">
                <text:p>-3.212382</text:p>
              </table:table-cell>
              <table:table-cell office:value-type="float" office:value="-3.103371">
                <text:p>-3.103371</text:p>
              </table:table-cell>
              <table:table-cell office:value-type="float" office:value="-2.994361">
                <text:p>-2.994361</text:p>
              </table:table-cell>
              <table:table-cell office:value-type="float" office:value="-2.885351">
                <text:p>-2.885351</text:p>
              </table:table-cell>
              <table:table-cell office:value-type="float" office:value="-2.77634">
                <text:p>-2.77634</text:p>
              </table:table-cell>
              <table:table-cell office:value-type="float" office:value="-2.66733">
                <text:p>-2.66733</text:p>
              </table:table-cell>
              <table:table-cell office:value-type="float" office:value="-2.55832">
                <text:p>-2.55832</text:p>
              </table:table-cell>
              <table:table-cell office:value-type="float" office:value="-2.449309">
                <text:p>-2.449309</text:p>
              </table:table-cell>
              <table:table-cell office:value-type="float" office:value="-2.340299">
                <text:p>-2.340299</text:p>
              </table:table-cell>
              <table:table-cell office:value-type="float" office:value="-2.231288">
                <text:p>-2.231288</text:p>
              </table:table-cell>
              <table:table-cell office:value-type="float" office:value="-2.122278">
                <text:p>-2.122278</text:p>
              </table:table-cell>
              <table:table-cell office:value-type="float" office:value="-2.013268">
                <text:p>-2.013268</text:p>
              </table:table-cell>
              <table:table-cell office:value-type="float" office:value="-1.904258">
                <text:p>-1.904258</text:p>
              </table:table-cell>
              <table:table-cell office:value-type="float" office:value="-1.795247">
                <text:p>-1.795247</text:p>
              </table:table-cell>
              <table:table-cell office:value-type="float" office:value="-1.686237">
                <text:p>-1.686237</text:p>
              </table:table-cell>
              <table:table-cell office:value-type="float" office:value="-1.577227">
                <text:p>-1.577227</text:p>
              </table:table-cell>
              <table:table-cell office:value-type="float" office:value="-1.468216">
                <text:p>-1.468216</text:p>
              </table:table-cell>
              <table:table-cell office:value-type="float" office:value="-1.359206">
                <text:p>-1.359206</text:p>
              </table:table-cell>
              <table:table-cell office:value-type="float" office:value="-1.250196">
                <text:p>-1.250196</text:p>
              </table:table-cell>
              <table:table-cell office:value-type="float" office:value="-1.141185">
                <text:p>-1.141185</text:p>
              </table:table-cell>
              <table:table-cell office:value-type="float" office:value="-1.032175">
                <text:p>-1.032175</text:p>
              </table:table-cell>
              <table:table-cell office:value-type="float" office:value="-0.923164">
                <text:p>-0.923164</text:p>
              </table:table-cell>
              <table:table-cell office:value-type="float" office:value="-0.814154">
                <text:p>-0.814154</text:p>
              </table:table-cell>
              <table:table-cell office:value-type="float" office:value="-0.705144">
                <text:p>-0.705144</text:p>
              </table:table-cell>
              <table:table-cell office:value-type="float" office:value="-0.596133">
                <text:p>-0.596133</text:p>
              </table:table-cell>
              <table:table-cell office:value-type="float" office:value="-0.487123">
                <text:p>-0.487123</text:p>
              </table:table-cell>
              <table:table-cell office:value-type="float" office:value="-0.378113">
                <text:p>-0.378113</text:p>
              </table:table-cell>
              <table:table-cell office:value-type="float" office:value="-0.269102">
                <text:p>-0.269102</text:p>
              </table:table-cell>
              <table:table-cell office:value-type="float" office:value="-0.160092">
                <text:p>-0.160092</text:p>
              </table:table-cell>
              <table:table-cell office:value-type="float" office:value="-0.051082">
                <text:p>-0.0510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